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SCII" svg:font-family="ASCII" style:font-adornments="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89in"/>
    </style:style>
    <style:style style:name="co2" style:family="table-column">
      <style:table-column-properties fo:break-before="auto" style:column-width="1.9429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0.7154in"/>
    </style:style>
    <style:style style:name="co6" style:family="table-column">
      <style:table-column-properties fo:break-before="auto" style:column-width="0.8083in"/>
    </style:style>
    <style:style style:name="co22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0591in"/>
    </style:style>
    <style:style style:name="co24" style:family="table-column">
      <style:table-column-properties fo:break-before="auto" style:column-width="1.0465in"/>
    </style:style>
    <style:style style:name="co25" style:family="table-column">
      <style:table-column-properties fo:break-before="auto" style:column-width="0.7193in"/>
    </style:style>
    <style:style style:name="co26" style:family="table-column">
      <style:table-column-properties fo:break-before="auto" style:column-width="2.298in"/>
    </style:style>
    <style:style style:name="co27" style:family="table-column">
      <style:table-column-properties fo:break-before="auto" style:column-width="1.6035in"/>
    </style:style>
    <style:style style:name="co28" style:family="table-column">
      <style:table-column-properties fo:break-before="auto" style:column-width="4.0957in"/>
    </style:style>
    <style:style style:name="co29" style:family="table-column">
      <style:table-column-properties fo:break-before="auto" style:column-width="0.8575in"/>
    </style:style>
    <style:style style:name="co30" style:family="table-column">
      <style:table-column-properties fo:break-before="auto" style:column-width="4.6929in"/>
    </style:style>
    <style:style style:name="co7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2693in"/>
    </style:style>
    <style:style style:name="co18" style:family="table-column">
      <style:table-column-properties fo:break-before="auto" style:column-width="0.5965in"/>
    </style:style>
    <style:style style:name="co19" style:family="table-column">
      <style:table-column-properties fo:break-before="auto" style:column-width="0.9854in"/>
    </style:style>
    <style:style style:name="co20" style:family="table-column">
      <style:table-column-properties fo:break-before="auto" style:column-width="0.5602in"/>
    </style:style>
    <style:style style:name="co21" style:family="table-column">
      <style:table-column-properties fo:break-before="auto" style:column-width="2.728in"/>
    </style:style>
    <style:style style:name="co31" style:family="table-column">
      <style:table-column-properties fo:break-before="auto" style:column-width="1.6807in"/>
    </style:style>
    <style:style style:name="co32" style:family="table-column">
      <style:table-column-properties fo:break-before="auto" style:column-width="0.8126in"/>
    </style:style>
    <style:style style:name="co33" style:family="table-column">
      <style:table-column-properties fo:break-before="auto" style:column-width="0.8465in"/>
    </style:style>
    <style:style style:name="co34" style:family="table-column">
      <style:table-column-properties fo:break-before="auto" style:column-width="1.1429in"/>
    </style:style>
    <style:style style:name="co35" style:family="table-column">
      <style:table-column-properties fo:break-before="auto" style:column-width="1.8701in"/>
    </style:style>
    <style:style style:name="co36" style:family="table-column">
      <style:table-column-properties fo:break-before="auto" style:column-width="0.4272in"/>
    </style:style>
    <style:style style:name="co37" style:family="table-column">
      <style:table-column-properties fo:break-before="auto" style:column-width="0.4165in"/>
    </style:style>
    <style:style style:name="co38" style:family="table-column">
      <style:table-column-properties fo:break-before="auto" style:column-width="0.4071in"/>
    </style:style>
    <style:style style:name="co39" style:family="table-column">
      <style:table-column-properties fo:break-before="auto" style:column-width="0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ff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5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order="none"/>
    </style:style>
    <style:style style:name="ce53" style:family="table-cell" style:parent-style-name="Default" style:data-style-name="N100"/>
    <style:style style:name="ce54" style:family="table-cell" style:parent-style-name="Default" style:data-style-name="N100">
      <style:table-cell-properties fo:border="none"/>
      <style:text-properties style:font-name="ASCII" style:font-name-asian="ASCII" style:font-name-complex="ASCII"/>
    </style:style>
    <style:style style:name="ce55" style:family="table-cell" style:parent-style-name="Default" style:data-style-name="N100">
      <style:table-cell-properties fo:border="none"/>
      <style:text-properties style:font-name="Noto Sans"/>
    </style:style>
    <style:style style:name="ce56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57" style:family="table-cell" style:parent-style-name="Default">
      <style:table-cell-properties fo:border="none"/>
      <style:text-properties style:font-name="ASCII" style:font-name-asian="ASCII" style:font-name-complex="ASCII"/>
    </style:style>
    <style:style style:name="ce58" style:family="table-cell" style:parent-style-name="Default" style:data-style-name="N11">
      <style:table-cell-properties fo:border="none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 table:acceptance-state="accepted">
          <table:cell-address table:column="4" table:row="63" table:table="1"/>
          <office:change-info>
            <dc:creator>Phil Birkelbach</dc:creator>
            <dc:date>2013-01-18T13:38:15</dc:date>
          </office:change-info>
          <table:previous>
            <table:change-track-table-cell office:value-type="string">
              <text:p>ILS Deviation</text:p>
            </table:change-track-table-cell>
          </table:previous>
        </table:cell-content-change>
        <table:cell-content-change table:id="ct2" table:acceptance-state="accepted">
          <table:cell-address table:column="5" table:row="64" table:table="1"/>
          <office:change-info>
            <dc:creator>Phil Birkelbach</dc:creator>
            <dc:date>2013-01-18T13:43:37</dc:date>
          </office:change-info>
          <table:previous>
            <table:change-track-table-cell office:value-type="string">
              <text:p>0 to 45</text:p>
            </table:change-track-table-cell>
          </table:previous>
        </table:cell-content-change>
        <table:cell-content-change table:id="ct3" table:acceptance-state="accepted">
          <table:cell-address table:column="8" table:row="64" table:table="1"/>
          <office:change-info>
            <dc:creator>Phil Birkelbach</dc:creator>
            <dc:date>2013-01-18T13:43:55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4" table:acceptance-state="accepted">
          <table:cell-address table:column="5" table:row="66" table:table="1"/>
          <office:change-info>
            <dc:creator>Phil Birkelbach</dc:creator>
            <dc:date>2013-01-18T13:46:37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5" table:row="66" table:table="1"/>
          <office:change-info>
            <dc:creator>Phil Birkelbach</dc:creator>
            <dc:date>2013-01-18T13:46:43</dc:date>
          </office:change-info>
          <table:previous table:id="ct4">
            <table:change-track-table-cell office:value-type="string">
              <text:p>0 to 90</text:p>
            </table:change-track-table-cell>
          </table:previous>
        </table:cell-content-change>
        <table:cell-content-change table:id="ct6" table:acceptance-state="accepted">
          <table:cell-address table:column="5" table:row="66" table:table="1"/>
          <office:change-info>
            <dc:creator>Phil Birkelbach</dc:creator>
            <dc:date>2013-01-18T13:47:4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5" table:row="80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5" table:row="81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5" table:row="83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84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5" table:row="180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181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5" table:row="186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5" table:row="187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5" table:row="201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5" table:row="202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4" table:row="63" table:table="1"/>
          <office:change-info>
            <dc:creator>Phil Birkelbach</dc:creator>
            <dc:date>2013-01-18T15:37:37</dc:date>
          </office:change-info>
          <table:previous table:id="ct1">
            <table:change-track-table-cell office:value-type="string">
              <text:p>LOC Deviation</text:p>
            </table:change-track-table-cell>
          </table:previous>
        </table:cell-content-change>
        <table:movement table:id="ct18" table:acceptance-state="accepted">
          <table:source-range-address table:start-column="4" table:start-row="65" table:start-table="1" table:end-column="25" table:end-row="96" table:end-table="1"/>
          <table:target-range-address table:start-column="4" table:start-row="66" table:start-table="1" table:end-column="25" table:end-row="96" table:end-table="1"/>
          <office:change-info>
            <dc:creator>Phil Birkelbach</dc:creator>
            <dc:date>2013-01-18T15:37:55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2"/>
            <table:dependency table:id="ct646"/>
            <table:dependency table:id="ct167"/>
            <table:dependency table:id="ct165"/>
            <table:dependency table:id="ct148"/>
            <table:dependency table:id="ct147"/>
            <table:dependency table:id="ct146"/>
            <table:dependency table:id="ct145"/>
            <table:dependency table:id="ct143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  <table:deletions>
            <table:cell-content-deletion>
              <table:cell-address table:column="13" table:row="67" table:table="1"/>
              <table:change-track-table-cell office:value-type="string">
                <text:p>In Flight Threshold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6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6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2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0" table:table="1"/>
              <table:change-track-table-cell office:value-type="string">
                <text:p>0.01 nm</text:p>
              </table:change-track-table-cell>
            </table:cell-content-deletion>
            <table:cell-content-deletion>
              <table:cell-address table:column="6" table:row="6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8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7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66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2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8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7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2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4" table:row="71" table:table="1"/>
              <table:change-track-table-cell office:value-type="string">
                <text:p>Selected Course</text:p>
              </table:change-track-table-cell>
            </table:cell-content-deletion>
            <table:cell-content-deletion>
              <table:cell-address table:column="4" table:row="70" table:table="1"/>
              <table:change-track-table-cell office:value-type="string">
                <text:p>Cross Track Error</text:p>
              </table:change-track-table-cell>
            </table:cell-content-deletion>
            <table:cell-content-deletion>
              <table:cell-address table:column="4" table:row="69" table:table="1"/>
              <table:change-track-table-cell office:value-type="string">
                <text:p>Magnetic Ground Track</text:p>
              </table:change-track-table-cell>
            </table:cell-content-deletion>
            <table:cell-content-deletion>
              <table:cell-address table:column="4" table:row="68" table:table="1"/>
              <table:change-track-table-cell office:value-type="string">
                <text:p>True Ground Track</text:p>
              </table:change-track-table-cell>
            </table:cell-content-deletion>
            <table:cell-content-deletion>
              <table:cell-address table:column="4" table:row="67" table:table="1"/>
              <table:change-track-table-cell office:value-type="string">
                <text:p>Groundspeed</text:p>
              </table:change-track-table-cell>
            </table:cell-content-deletion>
            <table:cell-content-deletion>
              <table:cell-address table:column="4" table:row="66" table:table="1"/>
              <table:change-track-table-cell office:value-type="string">
                <text:p>Aircraft Position Longitude</text:p>
              </table:change-track-table-cell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  <table:cell-content-deletion table:id="ct6">
              <table:change-track-table-cell office:value-type="string">
                <text:p>-180 to 180</text:p>
              </table:change-track-table-cell>
            </table:cell-content-deletion>
          </table:deletions>
        </table:movement>
        <table:cell-content-change table:id="ct19" table:acceptance-state="accepted">
          <table:cell-address table:column="1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4" table:row="65" table:table="1"/>
          <office:change-info>
            <dc:creator>Phil Birkelbach</dc:creator>
            <dc:date>2013-01-18T15:38:09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8" table:row="65" table:table="1"/>
          <office:change-info>
            <dc:creator>Phil Birkelbach</dc:creator>
            <dc:date>2013-01-18T15:38:17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0" table:row="65" table:table="1"/>
          <office:change-info>
            <dc:creator>Phil Birkelbach</dc:creator>
            <dc:date>2013-01-18T15:38:32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10" table:row="65" table:table="1"/>
          <office:change-info>
            <dc:creator>Phil Birkelbach</dc:creator>
            <dc:date>2013-01-18T15:38:38</dc:date>
          </office:change-info>
          <table:previous table:id="ct24">
            <table:change-track-table-cell office:value-type="string">
              <text:p>B0 = To/From</text:p>
            </table:change-track-table-cell>
          </table:previous>
        </table:cell-content-change>
        <table:cell-content-change table:id="ct26" table:acceptance-state="accepted">
          <table:cell-address table:column="10" table:row="65" table:table="1"/>
          <office:change-info>
            <dc:creator>Phil Birkelbach</dc:creator>
            <dc:date>2013-01-18T15:38:46</dc:date>
          </office:change-info>
          <table:previous table:id="ct25">
            <table:change-track-table-cell office:value-type="string">
              <text:p>b0 = To/From</text:p>
            </table:change-track-table-cell>
          </table:previous>
        </table:cell-content-change>
        <table:cell-content-change table:id="ct27" table:acceptance-state="accepted">
          <table:cell-address table:column="10" table:row="65" table:table="1"/>
          <office:change-info>
            <dc:creator>Phil Birkelbach</dc:creator>
            <dc:date>2013-01-18T15:41:59</dc:date>
          </office:change-info>
          <table:previous table:id="ct26">
            <table:change-track-table-cell office:value-type="string">
              <text:p>b0 = To/From (To = 1)</text:p>
            </table:change-track-table-cell>
          </table:previous>
        </table:cell-content-change>
        <table:cell-content-change table:id="ct28" table:acceptance-state="accepted">
          <table:cell-address table:column="10" table:row="65" table:table="1"/>
          <office:change-info>
            <dc:creator>Phil Birkelbach</dc:creator>
            <dc:date>2013-01-18T15:42:28</dc:date>
          </office:change-info>
          <table:previous table:id="ct27">
            <table:change-track-table-cell office:value-type="string">
              <text:p>b0 = To/From (To = 1), b1 = NAV1, b2 = NAV2, b3 = GPS1, b4 = GPS2</text:p>
            </table:change-track-table-cell>
          </table:previous>
        </table:cell-content-change>
        <table:cell-content-change table:id="ct29" table:acceptance-state="accepted">
          <table:cell-address table:column="10" table:row="65" table:table="1"/>
          <office:change-info>
            <dc:creator>Phil Birkelbach</dc:creator>
            <dc:date>2013-01-18T20:15:40</dc:date>
          </office:change-info>
          <table:previous table:id="ct28">
            <table:change-track-table-cell office:value-type="string">
              <text:p>b0 = To/From (To = 1)\lb1 = NAV1\lb2 = NAV2\lb3 = GPS1\lb4 = GPS2</text:p>
            </table:change-track-table-cell>
          </table:previous>
        </table:cell-content-change>
        <table:cell-content-change table:id="ct30" table:acceptance-state="accepted">
          <table:cell-address table:column="3" table:row="99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1" table:acceptance-state="accepted">
          <table:cell-address table:column="3" table:row="100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3" table:row="101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3" table:acceptance-state="accepted">
          <table:cell-address table:column="3" table:row="102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accepted">
          <table:cell-address table:column="3" table:row="103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5" table:acceptance-state="accepted">
          <table:cell-address table:column="3" table:row="104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6" table:acceptance-state="accepted">
          <table:cell-address table:column="3" table:row="105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7" table:acceptance-state="accepted">
          <table:cell-address table:column="3" table:row="106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8" table:acceptance-state="accepted">
          <table:cell-address table:column="3" table:row="107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9" table:acceptance-state="accepted">
          <table:cell-address table:column="3" table:row="108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0" table:acceptance-state="accepted">
          <table:cell-address table:column="3" table:row="109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1" table:acceptance-state="accepted">
          <table:cell-address table:column="3" table:row="110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2" table:acceptance-state="accepted">
          <table:cell-address table:column="3" table:row="111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3" table:acceptance-state="accepted">
          <table:cell-address table:column="3" table:row="112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4" table:acceptance-state="accepted">
          <table:cell-address table:column="3" table:row="113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5" table:acceptance-state="accepted">
          <table:cell-address table:column="3" table:row="114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6" table:acceptance-state="accepted">
          <table:cell-address table:column="3" table:row="115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7" table:acceptance-state="accepted">
          <table:cell-address table:column="3" table:row="116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8" table:acceptance-state="accepted">
          <table:cell-address table:column="3" table:row="117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9" table:acceptance-state="accepted">
          <table:cell-address table:column="3" table:row="118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50" table:acceptance-state="accepted">
          <table:cell-address table:column="3" table:row="119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1" table:acceptance-state="accepted">
          <table:cell-address table:column="3" table:row="120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2" table:acceptance-state="accepted">
          <table:cell-address table:column="3" table:row="121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3" table:acceptance-state="accepted">
          <table:cell-address table:column="3" table:row="122" table:table="1"/>
          <office:change-info>
            <dc:creator>Phil Birkelbach</dc:creator>
            <dc:date>2013-02-15T16:41:28</dc:date>
          </office:change-info>
          <table:previous>
            <table:change-track-table-cell office:value-type="float" office:value="4"/>
          </table:previous>
        </table:cell-content-change>
        <table:cell-content-change table:id="ct54" table:acceptance-state="accepted">
          <table:cell-address table:column="3" table:row="219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5" table:acceptance-state="accepted">
          <table:cell-address table:column="3" table:row="220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6" table:acceptance-state="accepted">
          <table:cell-address table:column="3" table:row="221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7" table:acceptance-state="accepted">
          <table:cell-address table:column="3" table:row="222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8" table:acceptance-state="accepted">
          <table:cell-address table:column="3" table:row="223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9" table:acceptance-state="accepted">
          <table:cell-address table:column="3" table:row="224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0" table:acceptance-state="accepted">
          <table:cell-address table:column="3" table:row="225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1" table:acceptance-state="accepted">
          <table:cell-address table:column="3" table:row="226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2" table:acceptance-state="accepted">
          <table:cell-address table:column="3" table:row="227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3" table:acceptance-state="accepted">
          <table:cell-address table:column="3" table:row="228" table:table="1"/>
          <office:change-info>
            <dc:creator>Phil Birkelbach</dc:creator>
            <dc:date>2013-02-15T16:43:25</dc:date>
          </office:change-info>
          <table:previous>
            <table:change-track-table-cell office:value-type="float" office:value="4"/>
          </table:previous>
        </table:cell-content-change>
        <table:cell-content-change table:id="ct64" table:acceptance-state="accepted">
          <table:cell-address table:column="3" table:row="226" table:table="1"/>
          <office:change-info>
            <dc:creator>Phil Birkelbach</dc:creator>
            <dc:date>2013-02-15T16:43:31</dc:date>
          </office:change-info>
          <table:previous table:id="ct61">
            <table:change-track-table-cell office:value-type="float" office:value="2"/>
          </table:previous>
        </table:cell-content-change>
        <table:cell-content-change table:id="ct65" table:acceptance-state="accepted">
          <table:cell-address table:column="3" table:row="227" table:table="1"/>
          <office:change-info>
            <dc:creator>Phil Birkelbach</dc:creator>
            <dc:date>2013-02-15T16:43:31</dc:date>
          </office:change-info>
          <table:previous table:id="ct62">
            <table:change-track-table-cell office:value-type="float" office:value="2"/>
          </table:previous>
        </table:cell-content-change>
        <table:cell-content-change table:id="ct66" table:acceptance-state="accepted">
          <table:cell-address table:column="3" table:row="228" table:table="1"/>
          <office:change-info>
            <dc:creator>Phil Birkelbach</dc:creator>
            <dc:date>2013-02-15T16:43:33</dc:date>
          </office:change-info>
          <table:previous table:id="ct63">
            <table:change-track-table-cell office:value-type="float" office:value="2"/>
          </table:previous>
        </table:cell-content-change>
        <table:cell-content-change table:id="ct67" table:acceptance-state="accepted">
          <table:cell-address table:column="3" table:row="231" table:table="1"/>
          <office:change-info>
            <dc:creator>Phil Birkelbach</dc:creator>
            <dc:date>2013-02-15T16:43:37</dc:date>
          </office:change-info>
          <table:previous>
            <table:change-track-table-cell office:value-type="float" office:value="4"/>
          </table:previous>
        </table:cell-content-change>
        <table:cell-content-change table:id="ct68" table:acceptance-state="accepted">
          <table:cell-address table:column="3" table:row="233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69" table:acceptance-state="accepted">
          <table:cell-address table:column="3" table:row="233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70" table:acceptance-state="accepted">
          <table:cell-address table:column="3" table:row="234" table:table="1"/>
          <office:change-info>
            <dc:creator>Phil Birkelbach</dc:creator>
            <dc:date>2013-02-15T16:43:39</dc:date>
          </office:change-info>
          <table:previous>
            <table:change-track-table-cell office:value-type="float" office:value="4"/>
          </table:previous>
        </table:cell-content-change>
        <table:cell-content-change table:id="ct71" table:acceptance-state="accepted">
          <table:cell-address table:column="3" table:row="235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2" table:acceptance-state="accepted">
          <table:cell-address table:column="3" table:row="236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3" table:acceptance-state="accepted">
          <table:cell-address table:column="3" table:row="237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4" table:acceptance-state="accepted">
          <table:cell-address table:column="3" table:row="238" table:table="1"/>
          <office:change-info>
            <dc:creator>Phil Birkelbach</dc:creator>
            <dc:date>2013-02-15T16:43:41</dc:date>
          </office:change-info>
          <table:previous>
            <table:change-track-table-cell office:value-type="float" office:value="4"/>
          </table:previous>
        </table:cell-content-change>
        <table:cell-content-change table:id="ct75" table:acceptance-state="accepted">
          <table:cell-address table:column="3" table:row="239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6" table:acceptance-state="accepted">
          <table:cell-address table:column="3" table:row="240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7" table:acceptance-state="accepted">
          <table:cell-address table:column="3" table:row="241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8" table:acceptance-state="accepted">
          <table:cell-address table:column="3" table:row="242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79" table:acceptance-state="accepted">
          <table:cell-address table:column="3" table:row="243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80" table:acceptance-state="accepted">
          <table:cell-address table:column="3" table:row="244" table:table="1"/>
          <office:change-info>
            <dc:creator>Phil Birkelbach</dc:creator>
            <dc:date>2013-02-15T16:43:46</dc:date>
          </office:change-info>
          <table:previous>
            <table:change-track-table-cell office:value-type="float" office:value="4"/>
          </table:previous>
        </table:cell-content-change>
        <table:cell-content-change table:id="ct81" table:acceptance-state="accepted">
          <table:cell-address table:column="3" table:row="230" table:table="1"/>
          <office:change-info>
            <dc:creator>Phil Birkelbach</dc:creator>
            <dc:date>2013-02-15T16:44:05</dc:date>
          </office:change-info>
          <table:previous>
            <table:change-track-table-cell office:value-type="float" office:value="4"/>
          </table:previous>
        </table:cell-content-change>
        <table:cell-content-change table:id="ct82" table:acceptance-state="accepted">
          <table:cell-address table:column="4" table:row="230" table:table="1"/>
          <office:change-info>
            <dc:creator>Phil Birkelbach</dc:creator>
            <dc:date>2013-02-15T16:44:11</dc:date>
          </office:change-info>
          <table:previous>
            <table:change-track-table-cell office:value-type="string">
              <text:p>Power</text:p>
            </table:change-track-table-cell>
          </table:previous>
        </table:cell-content-change>
        <table:cell-content-change table:id="ct83" table:acceptance-state="accepted">
          <table:cell-address table:column="4" table:row="58" table:table="1"/>
          <office:change-info>
            <dc:creator>Phil Birkelbach</dc:creator>
            <dc:date>2013-02-15T17:20:48</dc:date>
          </office:change-info>
          <table:previous>
            <table:change-track-table-cell office:value-type="string">
              <text:p>Altimeter Setting</text:p>
            </table:change-track-table-cell>
          </table:previous>
        </table:cell-content-change>
        <table:cell-content-change table:id="ct84" table:acceptance-state="accepted">
          <table:cell-address table:column="4" table:row="58" table:table="1"/>
          <office:change-info>
            <dc:creator>Phil Birkelbach</dc:creator>
            <dc:date>2013-02-15T17:20:54</dc:date>
          </office:change-info>
          <table:previous table:id="ct83">
            <table:change-track-table-cell office:value-type="string">
              <text:p>Altimeter Setting Report</text:p>
            </table:change-track-table-cell>
          </table:previous>
        </table:cell-content-change>
        <table:insertion table:id="ct85" table:acceptance-state="accepted" table:type="row" table:position="60" table:table="1">
          <office:change-info>
            <dc:creator>Phil Birkelbach</dc:creator>
            <dc:date>2013-02-15T17:21:00</dc:date>
          </office:change-info>
          <table:dependencies>
            <table:dependency table:id="ct752"/>
            <table:dependency table:id="ct751"/>
            <table:dependency table:id="ct750"/>
            <table:dependency table:id="ct584"/>
            <table:dependency table:id="ct89"/>
            <table:dependency table:id="ct88"/>
            <table:dependency table:id="ct87"/>
            <table:dependency table:id="ct86"/>
          </table:dependencies>
        </table:insertion>
        <table:movement table:id="ct86" table:acceptance-state="accepted">
          <table:source-range-address table:start-column="4" table:start-row="59" table:start-table="1" table:end-column="12" table:end-row="59" table:end-table="1"/>
          <table:target-range-address table:start-column="4" table:start-row="60" table:start-table="1" table:end-column="12" table:end-row="60" table:end-table="1"/>
          <office:change-info>
            <dc:creator>Phil Birkelbach</dc:creator>
            <dc:date>2013-02-15T17:21:08</dc:date>
          </office:change-info>
          <table:dependencies>
            <table:dependency table:id="ct746"/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movement>
        <table:cell-content-change table:id="ct87" table:acceptance-state="accepted">
          <table:cell-address table:column="1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2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3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4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5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6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3" table:acceptance-state="accepted">
          <table:cell-address table:column="8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4" table:row="59" table:table="1"/>
          <office:change-info>
            <dc:creator>Phil Birkelbach</dc:creator>
            <dc:date>2013-02-15T17:21:26</dc:date>
          </office:change-info>
          <table:previous table:id="ct90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95" table:acceptance-state="accepted">
          <table:cell-address table:column="3" table:row="24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6" table:acceptance-state="accepted">
          <table:cell-address table:column="3" table:row="25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7" table:acceptance-state="accepted">
          <table:cell-address table:column="3" table:row="26" table:table="1"/>
          <office:change-info>
            <dc:creator>Phil Birkelbach</dc:creator>
            <dc:date>2013-02-15T17:21:53</dc:date>
          </office:change-info>
          <table:previous>
            <table:change-track-table-cell office:value-type="float" office:value="4"/>
          </table:previous>
        </table:cell-content-change>
        <table:cell-content-change table:id="ct98" table:acceptance-state="accepted">
          <table:cell-address table:column="4" table:row="207" table:table="1"/>
          <office:change-info>
            <dc:creator>Phil Birkelbach</dc:creator>
            <dc:date>2013-02-15T17:25:30</dc:date>
          </office:change-info>
          <table:previous>
            <table:change-track-table-cell office:value-type="string">
              <text:p>VHF Com Frequency</text:p>
            </table:change-track-table-cell>
          </table:previous>
        </table:cell-content-change>
        <table:insertion table:id="ct99" table:acceptance-state="accepted" table:type="row" table:position="215" table:table="1">
          <office:change-info>
            <dc:creator>Phil Birkelbach</dc:creator>
            <dc:date>2013-02-15T17:25:33</dc:date>
          </office:change-info>
          <table:dependencies>
            <table:dependency table:id="ct740"/>
            <table:dependency table:id="ct738"/>
            <table:dependency table:id="ct349"/>
            <table:dependency table:id="ct348"/>
            <table:dependency table:id="ct340"/>
            <table:dependency table:id="ct328"/>
            <table:dependency table:id="ct320"/>
          </table:dependencies>
        </table:insertion>
        <table:insertion table:id="ct100" table:acceptance-state="accepted" table:type="row" table:position="214" table:table="1">
          <office:change-info>
            <dc:creator>Phil Birkelbach</dc:creator>
            <dc:date>2013-02-15T17:25:34</dc:date>
          </office:change-info>
          <table:dependencies>
            <table:dependency table:id="ct851"/>
            <table:dependency table:id="ct850"/>
            <table:dependency table:id="ct849"/>
            <table:dependency table:id="ct848"/>
            <table:dependency table:id="ct847"/>
            <table:dependency table:id="ct846"/>
            <table:dependency table:id="ct739"/>
            <table:dependency table:id="ct737"/>
            <table:dependency table:id="ct339"/>
            <table:dependency table:id="ct336"/>
            <table:dependency table:id="ct332"/>
            <table:dependency table:id="ct327"/>
            <table:dependency table:id="ct319"/>
            <table:dependency table:id="ct161"/>
            <table:dependency table:id="ct159"/>
            <table:dependency table:id="ct136"/>
          </table:dependencies>
        </table:insertion>
        <table:insertion table:id="ct101" table:acceptance-state="accepted" table:type="row" table:position="212" table:table="1">
          <office:change-info>
            <dc:creator>Phil Birkelbach</dc:creator>
            <dc:date>2013-02-15T17:25:34</dc:date>
          </office:change-info>
          <table:dependencies>
            <table:dependency table:id="ct338"/>
            <table:dependency table:id="ct335"/>
            <table:dependency table:id="ct331"/>
            <table:dependency table:id="ct325"/>
            <table:dependency table:id="ct157"/>
            <table:dependency table:id="ct156"/>
            <table:dependency table:id="ct135"/>
            <table:dependency table:id="ct134"/>
            <table:dependency table:id="ct133"/>
            <table:dependency table:id="ct131"/>
            <table:dependency table:id="ct129"/>
            <table:dependency table:id="ct124"/>
            <table:dependency table:id="ct120"/>
          </table:dependencies>
        </table:insertion>
        <table:insertion table:id="ct102" table:acceptance-state="accepted" table:type="row" table:position="211" table:table="1">
          <office:change-info>
            <dc:creator>Phil Birkelbach</dc:creator>
            <dc:date>2013-02-15T17:25:34</dc:date>
          </office:change-info>
          <table:dependencies>
            <table:dependency table:id="ct341"/>
            <table:dependency table:id="ct337"/>
            <table:dependency table:id="ct334"/>
            <table:dependency table:id="ct330"/>
            <table:dependency table:id="ct324"/>
            <table:dependency table:id="ct138"/>
            <table:dependency table:id="ct137"/>
            <table:dependency table:id="ct132"/>
            <table:dependency table:id="ct130"/>
            <table:dependency table:id="ct128"/>
            <table:dependency table:id="ct123"/>
            <table:dependency table:id="ct122"/>
            <table:dependency table:id="ct121"/>
            <table:dependency table:id="ct119"/>
            <table:dependency table:id="ct113"/>
            <table:dependency table:id="ct107"/>
            <table:dependency table:id="ct104"/>
          </table:dependencies>
        </table:insertion>
        <table:cell-content-change table:id="ct103" table:acceptance-state="accepted">
          <table:cell-address table:column="3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float" office:value="1"/>
          </table:previous>
        </table:cell-content-change>
        <table:cell-content-change table:id="ct104" table:acceptance-state="accepted">
          <table:cell-address table:column="3" table:row="211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5" table:acceptance-state="accepted">
          <table:cell-address table:column="4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06" table:acceptance-state="accepted">
          <table:cell-address table:column="4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107" table:acceptance-state="accepted">
          <table:cell-address table:column="4" table:row="212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8" table:acceptance-state="accepted">
          <table:cell-address table:column="5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0 to 359</text:p>
            </table:change-track-table-cell>
          </table:previous>
        </table:cell-content-change>
        <table:cell-content-change table:id="ct109" table:acceptance-state="accepted">
          <table:cell-address table:column="5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0" table:acceptance-state="accepted">
          <table:cell-address table:column="6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º</text:p>
            </table:change-track-table-cell>
          </table:previous>
        </table:cell-content-change>
        <table:cell-content-change table:id="ct111" table:acceptance-state="accepted">
          <table:cell-address table:column="6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2" table:acceptance-state="accepted">
          <table:cell-address table:column="8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113" table:acceptance-state="accepted">
          <table:cell-address table:column="8" table:row="212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3" table:row="208" table:table="1"/>
          <office:change-info>
            <dc:creator>Phil Birkelbach</dc:creator>
            <dc:date>2013-02-15T17:25:52</dc:date>
          </office:change-info>
          <table:previous>
            <table:change-track-table-cell office:value-type="float" office:value="4"/>
          </table:previous>
        </table:cell-content-change>
        <table:cell-content-change table:id="ct115" table:acceptance-state="accepted">
          <table:cell-address table:column="4" table:row="208" table:table="1"/>
          <office:change-info>
            <dc:creator>Phil Birkelbach</dc:creator>
            <dc:date>2013-02-15T17:25:52</dc:date>
          </office:change-info>
          <table:previous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16" table:acceptance-state="accepted">
          <table:cell-address table:column="3" table:row="208" table:table="1"/>
          <office:change-info>
            <dc:creator>Phil Birkelbach</dc:creator>
            <dc:date>2013-02-15T17:25:57</dc:date>
          </office:change-info>
          <table:previous table:id="ct114">
            <table:change-track-table-cell/>
          </table:previous>
        </table:cell-content-change>
        <table:cell-content-change table:id="ct117" table:acceptance-state="accepted">
          <table:cell-address table:column="4" table:row="208" table:table="1"/>
          <office:change-info>
            <dc:creator>Phil Birkelbach</dc:creator>
            <dc:date>2013-02-15T17:25:57</dc:date>
          </office:change-info>
          <table:previous table:id="ct115">
            <table:change-track-table-cell/>
          </table:previous>
        </table:cell-content-change>
        <table:cell-content-change table:id="ct118" table:acceptance-state="accepted">
          <table:cell-address table:column="4" table:row="208" table:table="1"/>
          <office:change-info>
            <dc:creator>Phil Birkelbach</dc:creator>
            <dc:date>2013-02-15T17:26:01</dc:date>
          </office:change-info>
          <table:previous table:id="ct117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119" table:acceptance-state="accepted">
          <table:cell-address table:column="4" table:row="212" table:table="1"/>
          <office:change-info>
            <dc:creator>Phil Birkelbach</dc:creator>
            <dc:date>2013-02-15T17:26:09</dc:date>
          </office:change-info>
          <table:previous table:id="ct107">
            <table:change-track-table-cell office:value-type="string">
              <text:p>Transponder Code</text:p>
            </table:change-track-table-cell>
          </table:previous>
        </table:cell-content-change>
        <table:cell-content-change table:id="ct120" table:acceptance-state="accepted">
          <table:cell-address table:column="4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5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2" table:acceptance-state="accepted">
          <table:cell-address table:column="6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3" table:acceptance-state="accepted">
          <table:cell-address table:column="8" table:row="212" table:table="1"/>
          <office:change-info>
            <dc:creator>Phil Birkelbach</dc:creator>
            <dc:date>2013-02-15T17:26:09</dc:date>
          </office:change-info>
          <table:previous table:id="ct113">
            <table:change-track-table-cell office:value-type="string">
              <text:p>USHORT[4]</text:p>
            </table:change-track-table-cell>
          </table:previous>
        </table:cell-content-change>
        <table:cell-content-change table:id="ct124" table:acceptance-state="accepted">
          <table:cell-address table:column="8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4" table:row="210" table:table="1"/>
          <office:change-info>
            <dc:creator>Phil Birkelbach</dc:creator>
            <dc:date>2013-02-15T17:26:11</dc:date>
          </office:change-info>
          <table:previous table:id="ct106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26" table:acceptance-state="accepted">
          <table:cell-address table:column="4" table:row="208" table:table="1"/>
          <office:change-info>
            <dc:creator>Phil Birkelbach</dc:creator>
            <dc:date>2013-02-15T17:26:14</dc:date>
          </office:change-info>
          <table:previous table:id="ct10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7" table:acceptance-state="accepted">
          <table:cell-address table:column="4" table:row="210" table:table="1"/>
          <office:change-info>
            <dc:creator>Phil Birkelbach</dc:creator>
            <dc:date>2013-02-15T17:26:17</dc:date>
          </office:change-info>
          <table:previous table:id="ct12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8" table:acceptance-state="accepted">
          <table:cell-address table:column="3" table:row="211" table:table="1"/>
          <office:change-info>
            <dc:creator>Phil Birkelbach</dc:creator>
            <dc:date>2013-02-15T17:26:25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29" table:acceptance-state="accepted">
          <table:cell-address table:column="3" table:row="212" table:table="1"/>
          <office:change-info>
            <dc:creator>Phil Birkelbach</dc:creator>
            <dc:date>2013-02-15T17:26:30</dc:date>
          </office:change-info>
          <table:previous>
            <table:change-track-table-cell/>
          </table:previous>
        </table:cell-content-change>
        <table:cell-content-change table:id="ct130" table:acceptance-state="accepted">
          <table:cell-address table:column="1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1" table:row="212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2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2" table:row="212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movement table:id="ct134" table:acceptance-state="accepted">
          <table:source-range-address table:start-column="4" table:start-row="211" table:start-table="1" table:end-column="8" table:end-row="212" table:end-table="1"/>
          <table:target-range-address table:start-column="4" table:start-row="212" table:start-table="1" table:end-column="8" table:end-row="214" table:end-table="1"/>
          <office:change-info>
            <dc:creator>Phil Birkelbach</dc:creator>
            <dc:date>2013-02-15T17:26:51</dc:date>
          </office:change-info>
          <table:dependencies>
            <table:dependency table:id="ct736"/>
            <table:dependency table:id="ct338"/>
            <table:dependency table:id="ct337"/>
            <table:dependency table:id="ct335"/>
            <table:dependency table:id="ct334"/>
            <table:dependency table:id="ct331"/>
            <table:dependency table:id="ct330"/>
            <table:dependency table:id="ct325"/>
            <table:dependency table:id="ct324"/>
            <table:dependency table:id="ct157"/>
            <table:dependency table:id="ct156"/>
            <table:dependency table:id="ct149"/>
            <table:dependency table:id="ct138"/>
            <table:dependency table:id="ct137"/>
          </table:dependencies>
          <table:deletions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</table:deletions>
        </table:movement>
        <table:cell-content-change table:id="ct135" table:acceptance-state="accepted">
          <table:cell-address table:column="3" table:row="212" table:table="1"/>
          <office:change-info>
            <dc:creator>Phil Birkelbach</dc:creator>
            <dc:date>2013-02-15T17:26:54</dc:date>
          </office:change-info>
          <table:previous table:id="ct129">
            <table:change-track-table-cell office:value-type="float" office:value="1"/>
          </table:previous>
        </table:cell-content-change>
        <table:cell-content-change table:id="ct136" table:acceptance-state="accepted">
          <table:cell-address table:column="3" table:row="212" table:table="1"/>
          <office:change-info>
            <dc:creator>Phil Birkelbach</dc:creator>
            <dc:date>2013-02-15T17:26:55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4" table:row="211" table:table="1"/>
          <office:change-info>
            <dc:creator>Phil Birkelbach</dc:creator>
            <dc:date>2013-02-15T17:27:09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8" table:row="211" table:table="1"/>
          <office:change-info>
            <dc:creator>Phil Birkelbach</dc:creator>
            <dc:date>2013-02-15T17:27:23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9" table:row="207" table:table="1"/>
          <office:change-info>
            <dc:creator>Phil Birkelbach</dc:creator>
            <dc:date>2013-02-15T17:27:53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9" table:row="208" table:table="1"/>
          <office:change-info>
            <dc:creator>Phil Birkelbach</dc:creator>
            <dc:date>2013-02-15T17:28:02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9" table:row="208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9" table:row="210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movement table:id="ct143" table:acceptance-state="accepted">
          <table:source-range-address table:start-column="3" table:start-row="73" table:start-table="1" table:end-column="8" table:end-row="73" table:end-table="1"/>
          <table:target-range-address table:start-column="3" table:start-row="73" table:start-table="1" table:end-column="8" table:end-row="73" table:end-table="1"/>
          <office:change-info>
            <dc:creator>Phil Birkelbach</dc:creator>
            <dc:date>2013-02-15T17:29:14</dc:date>
          </office:change-info>
          <table:dependencies>
            <table:dependency table:id="ct166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</table:deletions>
        </table:movement>
        <table:cell-content-change table:id="ct144" table:acceptance-state="accepted">
          <table:cell-address table:column="3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float" office:value="1"/>
          </table:previous>
        </table:cell-content-change>
        <table:cell-content-change table:id="ct145" table:acceptance-state="accepted">
          <table:cell-address table:column="4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146" table:acceptance-state="accepted">
          <table:cell-address table:column="5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 to 359.9</text:p>
            </table:change-track-table-cell>
          </table:previous>
        </table:cell-content-change>
        <table:cell-content-change table:id="ct147" table:acceptance-state="accepted">
          <table:cell-address table:column="6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.1º</text:p>
            </table:change-track-table-cell>
          </table:previous>
        </table:cell-content-change>
        <table:cell-content-change table:id="ct148" table:acceptance-state="accepted">
          <table:cell-address table:column="8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insertion table:id="ct149" table:acceptance-state="accepted" table:type="row" table:position="213" table:table="1">
          <office:change-info>
            <dc:creator>Phil Birkelbach</dc:creator>
            <dc:date>2013-02-15T17:29:46</dc:date>
          </office:change-info>
          <table:dependencies>
            <table:dependency table:id="ct736"/>
            <table:dependency table:id="ct326"/>
            <table:dependency table:id="ct160"/>
            <table:dependency table:id="ct158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</table:dependencies>
        </table:insertion>
        <table:cell-content-change table:id="ct150" table:acceptance-state="accepted">
          <table:cell-address table:column="3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4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5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6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8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3" table:row="213" table:table="1"/>
          <office:change-info>
            <dc:creator>Phil Birkelbach</dc:creator>
            <dc:date>2013-02-15T17:30:07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6" table:acceptance-state="accepted">
          <table:cell-address table:column="6" table:row="212" table:table="1"/>
          <office:change-info>
            <dc:creator>Phil Birkelbach</dc:creator>
            <dc:date>2013-02-15T17:30:19</dc:date>
          </office:change-info>
          <table:previous table:id="ct122">
            <table:change-track-table-cell office:value-type="string">
              <text:p>º</text:p>
            </table:change-track-table-cell>
          </table:previous>
        </table:cell-content-change>
        <table:cell-content-change table:id="ct157" table:acceptance-state="accepted">
          <table:cell-address table:column="5" table:row="212" table:table="1"/>
          <office:change-info>
            <dc:creator>Phil Birkelbach</dc:creator>
            <dc:date>2013-02-15T17:30:29</dc:date>
          </office:change-info>
          <table:previous table:id="ct121">
            <table:change-track-table-cell office:value-type="string">
              <text:p>0 to 359</text:p>
            </table:change-track-table-cell>
          </table:previous>
        </table:cell-content-change>
        <table:cell-content-change table:id="ct158" table:acceptance-state="accepted">
          <table:cell-address table:column="1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214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2" table:row="214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3" table:row="14" table:table="0"/>
          <office:change-info>
            <dc:creator>Phil Birkelbach</dc:creator>
            <dc:date>2013-02-15T17:31:57</dc:date>
          </office:change-info>
          <table:previous>
            <table:change-track-table-cell table:cell-address="Groups.D15" table:formula="of:=[.D14]+128" office:value-type="float" office:value="1408"/>
          </table:previous>
        </table:cell-content-change>
        <table:cell-content-change table:id="ct163" table:acceptance-state="accepted">
          <table:cell-address table:column="3" table:row="13" table:table="0"/>
          <office:change-info>
            <dc:creator>Phil Birkelbach</dc:creator>
            <dc:date>2013-02-15T17:32:25</dc:date>
          </office:change-info>
          <table:previous>
            <table:change-track-table-cell table:cell-address="Groups.D14" table:formula="of:=[.D13]+128" office:value-type="float" office:value="1280"/>
          </table:previous>
        </table:cell-content-change>
        <table:cell-content-change table:id="ct164" table:acceptance-state="accepted">
          <table:cell-address table:column="3" table:row="14" table:table="0"/>
          <office:change-info>
            <dc:creator>Phil Birkelbach</dc:creator>
            <dc:date>2013-02-15T17:32:30</dc:date>
          </office:change-info>
          <table:previous table:id="ct162">
            <table:change-track-table-cell table:cell-address="Groups.D15" table:formula="of:=[.D14]+256" office:value-type="float" office:value="1536"/>
          </table:previous>
        </table:cell-content-change>
        <table:movement table:id="ct165" table:acceptance-state="accepted">
          <table:source-range-address table:start-column="4" table:start-row="74" table:start-table="1" table:end-column="16" table:end-row="96" table:end-table="1"/>
          <table:target-range-address table:start-column="4" table:start-row="73" table:start-table="1" table:end-column="16" table:end-row="96" table:end-table="1"/>
          <office:change-info>
            <dc:creator>Phil Birkelbach</dc:creator>
            <dc:date>2013-02-15T17:33:34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2"/>
            <table:dependency table:id="ct167"/>
          </table:dependencies>
          <table:deletions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7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3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2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2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2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8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 table:id="ct148">
              <table:change-track-table-cell/>
            </table:cell-content-deletion>
            <table:cell-content-deletion table:id="ct147">
              <table:change-track-table-cell/>
            </table:cell-content-deletion>
            <table:cell-content-deletion table:id="ct146">
              <table:change-track-table-cell/>
            </table:cell-content-deletion>
            <table:cell-content-deletion table:id="ct145">
              <table:change-track-table-cell/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</table:deletions>
        </table:movement>
        <table:cell-content-change table:id="ct166" table:acceptance-state="accepted">
          <table:cell-address table:column="3" table:row="73" table:table="1"/>
          <office:change-info>
            <dc:creator>Phil Birkelbach</dc:creator>
            <dc:date>2013-02-15T17:33:48</dc:date>
          </office:change-info>
          <table:previous table:id="ct144">
            <table:change-track-table-cell/>
          </table:previous>
        </table:cell-content-change>
        <table:deletion table:id="ct167" table:acceptance-state="accepted" table:type="row" table:position="97" table:table="1">
          <office:change-info>
            <dc:creator>Phil Birkelbach</dc:creator>
            <dc:date>2013-02-15T17:34:02</dc:date>
          </office:change-info>
          <table:deletions>
            <table:cell-content-deletion>
              <table:cell-address table:column="4" table:row="97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9" table:row="9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97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 table:id="ct21">
              <table:change-track-table-cell office:value-type="float" office:value="2"/>
            </table:cell-content-deletion>
            <table:cell-content-deletion table:id="ct20">
              <table:change-track-table-cell table:cell-address="Identifiers.C98" table:formula="of:=&quot;0x&quot; &amp; DEC2HEX([.B98])" office:value-type="string">
                <text:p>0x0</text:p>
              </table:change-track-table-cell>
            </table:cell-content-deletion>
            <table:cell-content-deletion table:id="ct19">
              <table:change-track-table-cell table:cell-address="Identifiers.B98" table:formula="of:=[.B97]+[.D97]" office:value-type="float" office:value="482"/>
            </table:cell-content-deletion>
          </table:deletions>
          <table:cut-offs>
            <table:movement-cut-off table:id="ct165" table:start-position="-1" table:end-position="0"/>
            <table:movement-cut-off table:id="ct18" table:start-position="0" table:end-position="-1"/>
          </table:cut-offs>
        </table:deletion>
        <table:cell-content-change table:id="ct168" table:acceptance-state="accepted">
          <table:cell-address table:column="3" table:row="179" table:table="1"/>
          <office:change-info>
            <dc:creator>Phil Birkelbach</dc:creator>
            <dc:date>2013-02-15T17:37:30</dc:date>
          </office:change-info>
          <table:previous>
            <table:change-track-table-cell office:value-type="float" office:value="4"/>
          </table:previous>
        </table:cell-content-change>
        <table:cell-content-change table:id="ct169" table:acceptance-state="accepted">
          <table:cell-address table:column="3" table:row="180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0" table:acceptance-state="accepted">
          <table:cell-address table:column="3" table:row="181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1" table:acceptance-state="accepted">
          <table:cell-address table:column="3" table:row="182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2" table:acceptance-state="accepted">
          <table:cell-address table:column="3" table:row="183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3" table:acceptance-state="accepted">
          <table:cell-address table:column="3" table:row="184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4" table:acceptance-state="accepted">
          <table:cell-address table:column="3" table:row="185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5" table:acceptance-state="accepted">
          <table:cell-address table:column="3" table:row="186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6" table:acceptance-state="accepted">
          <table:cell-address table:column="3" table:row="187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7" table:acceptance-state="accepted">
          <table:cell-address table:column="3" table:row="188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8" table:acceptance-state="accepted">
          <table:cell-address table:column="3" table:row="189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79" table:acceptance-state="accepted">
          <table:cell-address table:column="3" table:row="190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0" table:acceptance-state="accepted">
          <table:cell-address table:column="3" table:row="191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1" table:acceptance-state="accepted">
          <table:cell-address table:column="3" table:row="192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2" table:acceptance-state="accepted">
          <table:cell-address table:column="3" table:row="193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3" table:acceptance-state="accepted">
          <table:cell-address table:column="3" table:row="194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4" table:acceptance-state="accepted">
          <table:cell-address table:column="3" table:row="195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5" table:acceptance-state="accepted">
          <table:cell-address table:column="3" table:row="196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6" table:acceptance-state="accepted">
          <table:cell-address table:column="3" table:row="197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7" table:acceptance-state="accepted">
          <table:cell-address table:column="3" table:row="198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8" table:acceptance-state="accepted">
          <table:cell-address table:column="3" table:row="199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9" table:acceptance-state="accepted">
          <table:cell-address table:column="3" table:row="200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0" table:acceptance-state="accepted">
          <table:cell-address table:column="3" table:row="201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1" table:acceptance-state="accepted">
          <table:cell-address table:column="3" table:row="202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2" table:acceptance-state="accepted">
          <table:cell-address table:column="3" table:row="203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3" table:acceptance-state="accepted">
          <table:cell-address table:column="3" table:row="204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4" table:acceptance-state="accepted">
          <table:cell-address table:column="3" table:row="205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5" table:acceptance-state="accepted">
          <table:cell-address table:column="3" table:row="206" table:table="1"/>
          <office:change-info>
            <dc:creator>Phil Birkelbach</dc:creator>
            <dc:date>2013-02-15T17:37:37</dc:date>
          </office:change-info>
          <table:previous>
            <table:change-track-table-cell office:value-type="float" office:value="4"/>
          </table:previous>
        </table:cell-content-change>
        <table:cell-content-change table:id="ct196" table:acceptance-state="accepted">
          <table:cell-address table:column="3" table:row="13" table:table="0"/>
          <office:change-info>
            <dc:creator>Phil Birkelbach</dc:creator>
            <dc:date>2013-02-15T17:37:53</dc:date>
          </office:change-info>
          <table:previous table:id="ct163">
            <table:change-track-table-cell table:cell-address="Groups.D14" table:formula="of:=[.D13]+256" office:value-type="float" office:value="1408"/>
          </table:previous>
        </table:cell-content-change>
        <table:cell-content-change table:id="ct197" table:acceptance-state="accepted">
          <table:cell-address table:column="9" table:row="10" table:table="1"/>
          <office:change-info>
            <dc:creator>Phil Birkelbach</dc:creator>
            <dc:date>2013-02-15T17:43:02</dc:date>
          </office:change-info>
          <table:previous>
            <table:change-track-table-cell/>
          </table:previous>
        </table:cell-content-change>
        <table:insertion table:id="ct198" table:acceptance-state="accepted" table:type="row" table:position="27" table:table="1">
          <office:change-info>
            <dc:creator>Phil Birkelbach</dc:creator>
            <dc:date>2013-02-15T17:43:34</dc:date>
          </office:change-info>
          <table:dependencies>
            <table:dependency table:id="ct779"/>
            <table:dependency table:id="ct757"/>
            <table:dependency table:id="ct658"/>
            <table:dependency table:id="ct287"/>
            <table:dependency table:id="ct245"/>
            <table:dependency table:id="ct244"/>
            <table:dependency table:id="ct229"/>
            <table:dependency table:id="ct224"/>
            <table:dependency table:id="ct222"/>
            <table:dependency table:id="ct217"/>
            <table:dependency table:id="ct201"/>
          </table:dependencies>
        </table:insertion>
        <table:cell-content-change table:id="ct199" table:acceptance-state="accepted">
          <table:cell-address table:column="3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float" office:value="1"/>
          </table:previous>
        </table:cell-content-change>
        <table:cell-content-change table:id="ct200" table:acceptance-state="accepted">
          <table:cell-address table:column="3" table:row="24" table:table="1"/>
          <office:change-info>
            <dc:creator>Phil Birkelbach</dc:creator>
            <dc:date>2013-02-15T17:43:51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201" table:acceptance-state="accepted">
          <table:cell-address table:column="3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4" table:row="1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Starter / Magneto Commands</text:p>
            </table:change-track-table-cell>
          </table:previous>
        </table:cell-content-change>
        <table:cell-content-change table:id="ct203" table:acceptance-state="accepted">
          <table:cell-address table:column="4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anding Gear Control Position</text:p>
            </table:change-track-table-cell>
          </table:previous>
        </table:cell-content-change>
        <table:cell-content-change table:id="ct204" table:acceptance-state="accepted">
          <table:cell-address table:column="4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pad Input</text:p>
            </table:change-track-table-cell>
          </table:previous>
        </table:cell-content-change>
        <table:cell-content-change table:id="ct205" table:acceptance-state="accepted">
          <table:cell-address table:column="4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eneric Switches</text:p>
            </table:change-track-table-cell>
          </table:previous>
        </table:cell-content-change>
        <table:cell-content-change table:id="ct206" table:acceptance-state="accepted">
          <table:cell-address table:column="4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07" table:acceptance-state="accepted">
          <table:cell-address table:column="4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08" table:acceptance-state="accepted">
          <table:cell-address table:column="4" table:row="18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09" table:acceptance-state="accepted">
          <table:cell-address table:column="4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10" table:acceptance-state="accepted">
          <table:cell-address table:column="4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11" table:acceptance-state="accepted">
          <table:cell-address table:column="4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12" table:acceptance-state="accepted">
          <table:cell-address table:column="4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13" table:acceptance-state="accepted">
          <table:cell-address table:column="4" table:row="2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14" table:acceptance-state="accepted">
          <table:cell-address table:column="4" table:row="2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15" table:acceptance-state="accepted">
          <table:cell-address table:column="4" table:row="2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16" table:acceptance-state="accepted">
          <table:cell-address table:column="4" table:row="2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17" table:acceptance-state="accepted">
          <table:cell-address table:column="4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5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, Function Key</text:p>
            </table:change-track-table-cell>
          </table:previous>
        </table:cell-content-change>
        <table:cell-content-change table:id="ct219" table:acceptance-state="accepted">
          <table:cell-address table:column="5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Discrete Bits</text:p>
            </table:change-track-table-cell>
          </table:previous>
        </table:cell-content-change>
        <table:cell-content-change table:id="ct220" table:acceptance-state="accepted">
          <table:cell-address table:column="5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21" table:acceptance-state="accepted">
          <table:cell-address table:column="5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22" table:acceptance-state="accepted">
          <table:cell-address table:column="5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6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24" table:acceptance-state="accepted">
          <table:cell-address table:column="6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8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HAR[2]</text:p>
            </table:change-track-table-cell>
          </table:previous>
        </table:cell-content-change>
        <table:cell-content-change table:id="ct226" table:acceptance-state="accepted">
          <table:cell-address table:column="8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cell-content-change table:id="ct227" table:acceptance-state="accepted">
          <table:cell-address table:column="8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28" table:acceptance-state="accepted">
          <table:cell-address table:column="8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29" table:acceptance-state="accepted">
          <table:cell-address table:column="8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9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s needed</text:p>
            </table:change-track-table-cell>
          </table:previous>
        </table:cell-content-change>
        <table:cell-content-change table:id="ct231" table:acceptance-state="accepted">
          <table:cell-address table:column="9" table:row="16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10" table:row="1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10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=Down\l1=Up\lb0=Nose\lb1=Left\lb2=Right</text:p>
            </table:change-track-table-cell>
          </table:previous>
        </table:cell-content-change>
        <table:cell-content-change table:id="ct234" table:acceptance-state="accepted">
          <table:cell-address table:column="10" table:row="14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10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236" table:acceptance-state="accepted">
          <table:cell-address table:column="10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237" table:acceptance-state="accepted">
          <table:cell-address table:column="10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38" table:acceptance-state="accepted">
          <table:cell-address table:column="10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239" table:acceptance-state="accepted">
          <table:cell-address table:column="10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40" table:acceptance-state="accepted">
          <table:cell-address table:column="10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241" table:acceptance-state="accepted">
          <table:cell-address table:column="10" table:row="2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4" table:row="11" table:table="1"/>
          <office:change-info>
            <dc:creator>Phil Birkelbach</dc:creator>
            <dc:date>2013-02-15T17:43:58</dc:date>
          </office:change-info>
          <table:previous>
            <table:change-track-table-cell office:value-type="string">
              <text:p>Transponder Commands</text:p>
            </table:change-track-table-cell>
          </table:previous>
        </table:cell-content-change>
        <table:cell-content-change table:id="ct243" table:acceptance-state="accepted">
          <table:cell-address table:column="4" table:row="11" table:table="1"/>
          <office:change-info>
            <dc:creator>Phil Birkelbach</dc:creator>
            <dc:date>2013-02-15T17:44:08</dc:date>
          </office:change-info>
          <table:previous table:id="ct242">
            <table:change-track-table-cell office:value-type="string">
              <text:p>VHF Control Commands</text:p>
            </table:change-track-table-cell>
          </table:previous>
        </table:cell-content-change>
        <table:cell-content-change table:id="ct244" table:acceptance-state="accepted">
          <table:cell-address table:column="1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2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10" table:row="11" table:table="1"/>
          <office:change-info>
            <dc:creator>Phil Birkelbach</dc:creator>
            <dc:date>2013-02-15T17:44:21</dc:date>
          </office:change-info>
          <table:previous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  <table:cell-content-change table:id="ct247" table:acceptance-state="accepted">
          <table:cell-address table:column="10" table:row="11" table:table="1"/>
          <office:change-info>
            <dc:creator>Phil Birkelbach</dc:creator>
            <dc:date>2013-02-15T17:44:42</dc:date>
          </office:change-info>
          <table:previous table:id="ct246"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248" table:acceptance-state="accepted">
          <table:cell-address table:column="9" table:row="11" table:table="1"/>
          <office:change-info>
            <dc:creator>Phil Birkelbach</dc:creator>
            <dc:date>2013-02-15T17:44:53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8" table:row="16" table:table="1"/>
          <office:change-info>
            <dc:creator>Phil Birkelbach</dc:creator>
            <dc:date>2013-02-15T17:45:22</dc:date>
          </office:change-info>
          <table:previous table:id="ct227">
            <table:change-track-table-cell office:value-type="string">
              <text:p>BYTE</text:p>
            </table:change-track-table-cell>
          </table:previous>
        </table:cell-content-change>
        <table:insertion table:id="ct250" table:acceptance-state="accepted" table:type="row" table:position="28" table:table="1">
          <office:change-info>
            <dc:creator>Phil Birkelbach</dc:creator>
            <dc:date>2013-02-15T17:46:02</dc:date>
          </office:change-info>
          <table:dependencies>
            <table:dependency table:id="ct780"/>
            <table:dependency table:id="ct758"/>
            <table:dependency table:id="ct659"/>
            <table:dependency table:id="ct307"/>
            <table:dependency table:id="ct299"/>
            <table:dependency table:id="ct288"/>
            <table:dependency table:id="ct275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</table:dependencies>
        </table:insertion>
        <table:cell-content-change table:id="ct251" table:acceptance-state="accepted">
          <table:cell-address table:column="3" table:row="28" table:table="1"/>
          <office:change-info>
            <dc:creator>Phil Birkelbach</dc:creator>
            <dc:date>2013-02-15T17:46:06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3" table:row="28" table:table="1"/>
          <office:change-info>
            <dc:creator>Phil Birkelbach</dc:creator>
            <dc:date>2013-02-15T17:46:11</dc:date>
          </office:change-info>
          <table:previous table:id="ct251">
            <table:change-track-table-cell office:value-type="float" office:value="2"/>
          </table:previous>
        </table:cell-content-change>
        <table:cell-content-change table:id="ct253" table:acceptance-state="accepted">
          <table:cell-address table:column="4" table:row="28" table:table="1"/>
          <office:change-info>
            <dc:creator>Phil Birkelbach</dc:creator>
            <dc:date>2013-02-15T17:46:16</dc:date>
          </office:change-info>
          <table:previous>
            <table:change-track-table-cell/>
          </table:previous>
        </table:cell-content-change>
        <table:cell-content-change table:id="ct254" table:acceptance-state="accepted">
          <table:cell-address table:column="5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6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6" table:acceptance-state="accepted">
          <table:cell-address table:column="8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1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8" table:acceptance-state="accepted">
          <table:cell-address table:column="2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9" table:row="28" table:table="1"/>
          <office:change-info>
            <dc:creator>Phil Birkelbach</dc:creator>
            <dc:date>2013-02-15T17:46:35</dc:date>
          </office:change-info>
          <table:previous>
            <table:change-track-table-cell/>
          </table:previous>
        </table:cell-content-change>
        <table:cell-content-change table:id="ct260" table:acceptance-state="accepted">
          <table:cell-address table:column="10" table:row="28" table:table="1"/>
          <office:change-info>
            <dc:creator>Phil Birkelbach</dc:creator>
            <dc:date>2013-02-15T17:46:52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3" table:row="28" table:table="1"/>
          <office:change-info>
            <dc:creator>Phil Birkelbach</dc:creator>
            <dc:date>2013-02-15T17:46:56</dc:date>
          </office:change-info>
          <table:previous table:id="ct252">
            <table:change-track-table-cell office:value-type="float" office:value="1"/>
          </table:previous>
        </table:cell-content-change>
        <table:cell-content-change table:id="ct262" table:acceptance-state="accepted">
          <table:cell-address table:column="4" table:row="161" table:table="1"/>
          <office:change-info>
            <dc:creator>Phil Birkelbach</dc:creator>
            <dc:date>2013-02-15T17:48:24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3" table:row="161" table:table="1"/>
          <office:change-info>
            <dc:creator>Phil Birkelbach</dc:creator>
            <dc:date>2013-02-15T17:48:27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1" table:row="161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2" table:row="161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5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7" table:acceptance-state="accepted">
          <table:cell-address table:column="6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8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9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0" table:acceptance-state="accepted">
          <table:cell-address table:column="10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10" table:row="42" table:table="1"/>
          <office:change-info>
            <dc:creator>Phil Birkelbach</dc:creator>
            <dc:date>2013-02-15T17:50:20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insertion table:id="ct272" table:acceptance-state="accepted" table:type="row" table:position="29" table:table="1">
          <office:change-info>
            <dc:creator>Phil Birkelbach</dc:creator>
            <dc:date>2013-02-18T13:08:40</dc:date>
          </office:change-info>
          <table:dependencies>
            <table:dependency table:id="ct781"/>
            <table:dependency table:id="ct759"/>
            <table:dependency table:id="ct660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2"/>
            <table:dependency table:id="ct366"/>
            <table:dependency table:id="ct318"/>
            <table:dependency table:id="ct317"/>
            <table:dependency table:id="ct308"/>
            <table:dependency table:id="ct300"/>
            <table:dependency table:id="ct297"/>
            <table:dependency table:id="ct294"/>
            <table:dependency table:id="ct292"/>
            <table:dependency table:id="ct289"/>
            <table:dependency table:id="ct276"/>
          </table:dependencies>
        </table:insertion>
        <table:cell-content-change table:id="ct273" table:acceptance-state="accepted">
          <table:cell-address table:column="3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float" office:value="1"/>
          </table:previous>
        </table:cell-content-change>
        <table:cell-content-change table:id="ct274" table:acceptance-state="accepted">
          <table:cell-address table:column="3" table:row="25" table:table="1"/>
          <office:change-info>
            <dc:creator>Phil Birkelbach</dc:creator>
            <dc:date>2013-02-18T13:08:51</dc:date>
          </office:change-info>
          <table:previous table:id="ct96">
            <table:change-track-table-cell office:value-type="float" office:value="2"/>
          </table:previous>
        </table:cell-content-change>
        <table:cell-content-change table:id="ct275" table:acceptance-state="accepted">
          <table:cell-address table:column="3" table:row="28" table:table="1"/>
          <office:change-info>
            <dc:creator>Phil Birkelbach</dc:creator>
            <dc:date>2013-02-18T13:08:51</dc:date>
          </office:change-info>
          <table:previous table:id="ct261">
            <table:change-track-table-cell office:value-type="float" office:value="4"/>
          </table:previous>
        </table:cell-content-change>
        <table:cell-content-change table:id="ct276" table:acceptance-state="accepted">
          <table:cell-address table:column="3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4" table:row="17" table:table="1"/>
          <office:change-info>
            <dc:creator>Phil Birkelbach</dc:creator>
            <dc:date>2013-02-18T13:08:51</dc:date>
          </office:change-info>
          <table:previous table:id="ct207"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78" table:acceptance-state="accepted">
          <table:cell-address table:column="4" table:row="18" table:table="1"/>
          <office:change-info>
            <dc:creator>Phil Birkelbach</dc:creator>
            <dc:date>2013-02-18T13:08:51</dc:date>
          </office:change-info>
          <table:previous table:id="ct208"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79" table:acceptance-state="accepted">
          <table:cell-address table:column="4" table:row="19" table:table="1"/>
          <office:change-info>
            <dc:creator>Phil Birkelbach</dc:creator>
            <dc:date>2013-02-18T13:08:51</dc:date>
          </office:change-info>
          <table:previous table:id="ct209"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80" table:acceptance-state="accepted">
          <table:cell-address table:column="4" table:row="20" table:table="1"/>
          <office:change-info>
            <dc:creator>Phil Birkelbach</dc:creator>
            <dc:date>2013-02-18T13:08:51</dc:date>
          </office:change-info>
          <table:previous table:id="ct210"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81" table:acceptance-state="accepted">
          <table:cell-address table:column="4" table:row="21" table:table="1"/>
          <office:change-info>
            <dc:creator>Phil Birkelbach</dc:creator>
            <dc:date>2013-02-18T13:08:51</dc:date>
          </office:change-info>
          <table:previous table:id="ct211"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82" table:acceptance-state="accepted">
          <table:cell-address table:column="4" table:row="22" table:table="1"/>
          <office:change-info>
            <dc:creator>Phil Birkelbach</dc:creator>
            <dc:date>2013-02-18T13:08:51</dc:date>
          </office:change-info>
          <table:previous table:id="ct212"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83" table:acceptance-state="accepted">
          <table:cell-address table:column="4" table:row="23" table:table="1"/>
          <office:change-info>
            <dc:creator>Phil Birkelbach</dc:creator>
            <dc:date>2013-02-18T13:08:51</dc:date>
          </office:change-info>
          <table:previous table:id="ct213"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84" table:acceptance-state="accepted">
          <table:cell-address table:column="4" table:row="24" table:table="1"/>
          <office:change-info>
            <dc:creator>Phil Birkelbach</dc:creator>
            <dc:date>2013-02-18T13:08:51</dc:date>
          </office:change-info>
          <table:previous table:id="ct214"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85" table:acceptance-state="accepted">
          <table:cell-address table:column="4" table:row="25" table:table="1"/>
          <office:change-info>
            <dc:creator>Phil Birkelbach</dc:creator>
            <dc:date>2013-02-18T13:08:51</dc:date>
          </office:change-info>
          <table:previous table:id="ct215"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86" table:acceptance-state="accepted">
          <table:cell-address table:column="4" table:row="26" table:table="1"/>
          <office:change-info>
            <dc:creator>Phil Birkelbach</dc:creator>
            <dc:date>2013-02-18T13:08:51</dc:date>
          </office:change-info>
          <table:previous table:id="ct216"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87" table:acceptance-state="accepted">
          <table:cell-address table:column="4" table:row="27" table:table="1"/>
          <office:change-info>
            <dc:creator>Phil Birkelbach</dc:creator>
            <dc:date>2013-02-18T13:08:51</dc:date>
          </office:change-info>
          <table:previous table:id="ct217"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88" table:acceptance-state="accepted">
          <table:cell-address table:column="4" table:row="28" table:table="1"/>
          <office:change-info>
            <dc:creator>Phil Birkelbach</dc:creator>
            <dc:date>2013-02-18T13:08:51</dc:date>
          </office:change-info>
          <table:previous table:id="ct253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289" table:acceptance-state="accepted">
          <table:cell-address table:column="4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0" table:acceptance-state="accepted">
          <table:cell-address table:column="5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91" table:acceptance-state="accepted">
          <table:cell-address table:column="5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92" table:acceptance-state="accepted">
          <table:cell-address table:column="5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3" table:acceptance-state="accepted">
          <table:cell-address table:column="6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94" table:acceptance-state="accepted">
          <table:cell-address table:column="6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8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96" table:acceptance-state="accepted">
          <table:cell-address table:column="8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97" table:acceptance-state="accepted">
          <table:cell-address table:column="8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9" table:row="17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9" table:row="28" table:table="1"/>
          <office:change-info>
            <dc:creator>Phil Birkelbach</dc:creator>
            <dc:date>2013-02-18T13:08:51</dc:date>
          </office:change-info>
          <table:previous table:id="ct259">
            <table:change-track-table-cell office:value-type="string">
              <text:p>As needed</text:p>
            </table:change-track-table-cell>
          </table:previous>
        </table:cell-content-change>
        <table:cell-content-change table:id="ct300" table:acceptance-state="accepted">
          <table:cell-address table:column="9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10" table:row="17" table:table="1"/>
          <office:change-info>
            <dc:creator>Phil Birkelbach</dc:creator>
            <dc:date>2013-02-18T13:08:51</dc:date>
          </office:change-info>
          <table:previous table:id="ct237"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302" table:acceptance-state="accepted">
          <table:cell-address table:column="10" table:row="18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3" table:acceptance-state="accepted">
          <table:cell-address table:column="10" table:row="20" table:table="1"/>
          <office:change-info>
            <dc:creator>Phil Birkelbach</dc:creator>
            <dc:date>2013-02-18T13:08:51</dc:date>
          </office:change-info>
          <table:previous table:id="ct239"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304" table:acceptance-state="accepted">
          <table:cell-address table:column="10" table:row="21" table:table="1"/>
          <office:change-info>
            <dc:creator>Phil Birkelbach</dc:creator>
            <dc:date>2013-02-18T13:08:51</dc:date>
          </office:change-info>
          <table:previous table:id="ct240"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5" table:acceptance-state="accepted">
          <table:cell-address table:column="10" table:row="22" table:table="1"/>
          <office:change-info>
            <dc:creator>Phil Birkelbach</dc:creator>
            <dc:date>2013-02-18T13:08:51</dc:date>
          </office:change-info>
          <table:previous table:id="ct241"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306" table:acceptance-state="accepted">
          <table:cell-address table:column="10" table:row="2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7" table:acceptance-state="accepted">
          <table:cell-address table:column="10" table:row="28" table:table="1"/>
          <office:change-info>
            <dc:creator>Phil Birkelbach</dc:creator>
            <dc:date>2013-02-18T13:08:51</dc:date>
          </office:change-info>
          <table:previous table:id="ct260">
            <table:change-track-table-cell office:value-type="string">
              <text:p>User Defined</text:p>
            </table:change-track-table-cell>
          </table:previous>
        </table:cell-content-change>
        <table:cell-content-change table:id="ct308" table:acceptance-state="accepted">
          <table:cell-address table:column="10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4" table:row="16" table:table="1"/>
          <office:change-info>
            <dc:creator>Phil Birkelbach</dc:creator>
            <dc:date>2013-02-18T13:08:59</dc:date>
          </office:change-info>
          <table:previous table:id="ct206">
            <table:change-track-table-cell office:value-type="string">
              <text:p>Generic Switches</text:p>
            </table:change-track-table-cell>
          </table:previous>
        </table:cell-content-change>
        <table:cell-content-change table:id="ct310" table:acceptance-state="accepted">
          <table:cell-address table:column="5" table:row="16" table:table="1"/>
          <office:change-info>
            <dc:creator>Phil Birkelbach</dc:creator>
            <dc:date>2013-02-18T13:09:00</dc:date>
          </office:change-info>
          <table:previous table:id="ct220">
            <table:change-track-table-cell office:value-type="string">
              <text:p>Discrete Bits</text:p>
            </table:change-track-table-cell>
          </table:previous>
        </table:cell-content-change>
        <table:cell-content-change table:id="ct311" table:acceptance-state="accepted">
          <table:cell-address table:column="8" table:row="16" table:table="1"/>
          <office:change-info>
            <dc:creator>Phil Birkelbach</dc:creator>
            <dc:date>2013-02-18T13:09:13</dc:date>
          </office:change-info>
          <table:previous table:id="ct249">
            <table:change-track-table-cell office:value-type="string">
              <text:p>BYTE[5]</text:p>
            </table:change-track-table-cell>
          </table:previous>
        </table:cell-content-change>
        <table:cell-content-change table:id="ct312" table:acceptance-state="accepted">
          <table:cell-address table:column="9" table:row="16" table:table="1"/>
          <office:change-info>
            <dc:creator>Phil Birkelbach</dc:creator>
            <dc:date>2013-02-18T13:09:13</dc:date>
          </office:change-info>
          <table:previous table:id="ct231">
            <table:change-track-table-cell office:value-type="string">
              <text:p>As needed</text:p>
            </table:change-track-table-cell>
          </table:previous>
        </table:cell-content-change>
        <table:cell-content-change table:id="ct313" table:acceptance-state="accepted">
          <table:cell-address table:column="10" table:row="16" table:table="1"/>
          <office:change-info>
            <dc:creator>Phil Birkelbach</dc:creator>
            <dc:date>2013-02-18T13:09:13</dc:date>
          </office:change-info>
          <table:previous table:id="ct236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314" table:acceptance-state="accepted">
          <table:cell-address table:column="8" table:row="16" table:table="1"/>
          <office:change-info>
            <dc:creator>Phil Birkelbach</dc:creator>
            <dc:date>2013-02-18T13:09:18</dc:date>
          </office:change-info>
          <table:previous table:id="ct311">
            <table:change-track-table-cell/>
          </table:previous>
        </table:cell-content-change>
        <table:cell-content-change table:id="ct315" table:acceptance-state="accepted">
          <table:cell-address table:column="10" table:row="16" table:table="1"/>
          <office:change-info>
            <dc:creator>Phil Birkelbach</dc:creator>
            <dc:date>2013-02-18T13:09:40</dc:date>
          </office:change-info>
          <table:previous table:id="ct313">
            <table:change-track-table-cell/>
          </table:previous>
        </table:cell-content-change>
        <table:cell-content-change table:id="ct316" table:acceptance-state="accepted">
          <table:cell-address table:column="5" table:row="16" table:table="1"/>
          <office:change-info>
            <dc:creator>Phil Birkelbach</dc:creator>
            <dc:date>2013-02-18T13:09:56</dc:date>
          </office:change-info>
          <table:previous table:id="ct310">
            <table:change-track-table-cell/>
          </table:previous>
        </table:cell-content-change>
        <table:cell-content-change table:id="ct317" table:acceptance-state="accepted">
          <table:cell-address table:column="1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212" table:table="1"/>
          <office:change-info>
            <dc:creator>Phil Birkelbach</dc:creator>
            <dc:date>2013-02-19T15:51:23</dc:date>
          </office:change-info>
          <table:previous table:id="ct136">
            <table:change-track-table-cell office:value-type="float" office:value="1"/>
          </table:previous>
        </table:cell-content-change>
        <table:cell-content-change table:id="ct320" table:acceptance-state="accepted">
          <table:cell-address table:column="3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18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322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26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323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 table:id="ct127"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324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 table:id="ct137">
            <table:change-track-table-cell office:value-type="string">
              <text:p>VOR/ILS Identifier</text:p>
            </table:change-track-table-cell>
          </table:previous>
        </table:cell-content-change>
        <table:cell-content-change table:id="ct325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 table:id="ct119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326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 table:id="ct151"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327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328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 table:id="ct109">
            <table:change-track-table-cell office:value-type="string">
              <text:p>0 to 359</text:p>
            </table:change-track-table-cell>
          </table:previous>
        </table:cell-content-change>
        <table:cell-content-change table:id="ct330" table:acceptance-state="accepted">
          <table:cell-address table:column="5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 table:id="ct157">
            <table:change-track-table-cell office:value-type="string">
              <text:p>0 to 359.9</text:p>
            </table:change-track-table-cell>
          </table:previous>
        </table:cell-content-change>
        <table:cell-content-change table:id="ct332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3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 table:id="ct111">
            <table:change-track-table-cell office:value-type="string">
              <text:p>º</text:p>
            </table:change-track-table-cell>
          </table:previous>
        </table:cell-content-change>
        <table:cell-content-change table:id="ct334" table:acceptance-state="accepted">
          <table:cell-address table:column="6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 table:id="ct156">
            <table:change-track-table-cell office:value-type="string">
              <text:p>0.1º</text:p>
            </table:change-track-table-cell>
          </table:previous>
        </table:cell-content-change>
        <table:cell-content-change table:id="ct336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8" table:row="211" table:table="1"/>
          <office:change-info>
            <dc:creator>Phil Birkelbach</dc:creator>
            <dc:date>2013-02-19T15:51:23</dc:date>
          </office:change-info>
          <table:previous table:id="ct138">
            <table:change-track-table-cell office:value-type="string">
              <text:p>CHAR[4]</text:p>
            </table:change-track-table-cell>
          </table:previous>
        </table:cell-content-change>
        <table:cell-content-change table:id="ct338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 table:id="ct123">
            <table:change-track-table-cell office:value-type="string">
              <text:p>UINT</text:p>
            </table:change-track-table-cell>
          </table:previous>
        </table:cell-content-change>
        <table:cell-content-change table:id="ct339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340" table:acceptance-state="accepted">
          <table:cell-address table:column="8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9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4" table:row="207" table:table="1"/>
          <office:change-info>
            <dc:creator>Phil Birkelbach</dc:creator>
            <dc:date>2013-02-19T15:51:27</dc:date>
          </office:change-info>
          <table:previous table:id="ct98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343" table:acceptance-state="accepted">
          <table:cell-address table:column="6" table:row="207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44" table:acceptance-state="accepted">
          <table:cell-address table:column="8" table:row="207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345" table:acceptance-state="accepted">
          <table:cell-address table:column="9" table:row="207" table:table="1"/>
          <office:change-info>
            <dc:creator>Phil Birkelbach</dc:creator>
            <dc:date>2013-02-19T15:51:30</dc:date>
          </office:change-info>
          <table:previous table:id="ct139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346" table:acceptance-state="accepted">
          <table:cell-address table:column="4" table:row="207" table:table="1"/>
          <office:change-info>
            <dc:creator>Phil Birkelbach</dc:creator>
            <dc:date>2013-02-19T15:51:38</dc:date>
          </office:change-info>
          <table:previous table:id="ct342">
            <table:change-track-table-cell office:value-type="string">
              <text:p>Future</text:p>
            </table:change-track-table-cell>
          </table:previous>
        </table:cell-content-change>
        <table:cell-content-change table:id="ct347" table:acceptance-state="accepted">
          <table:cell-address table:column="3" table:row="207" table:table="1"/>
          <office:change-info>
            <dc:creator>Phil Birkelbach</dc:creator>
            <dc:date>2013-02-19T15:51:42</dc:date>
          </office:change-info>
          <table:previous>
            <table:change-track-table-cell office:value-type="float" office:value="4"/>
          </table:previous>
        </table:cell-content-change>
        <table:cell-content-change table:id="ct348" table:acceptance-state="accepted">
          <table:cell-address table:column="1" table:row="215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49" table:acceptance-state="accepted">
          <table:cell-address table:column="2" table:row="215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50" table:acceptance-state="accepted">
          <table:cell-address table:column="3" table:row="207" table:table="1"/>
          <office:change-info>
            <dc:creator>Phil Birkelbach</dc:creator>
            <dc:date>2013-02-19T15:51:59</dc:date>
          </office:change-info>
          <table:previous table:id="ct347">
            <table:change-track-table-cell office:value-type="float" office:value="64"/>
          </table:previous>
        </table:cell-content-change>
        <table:cell-content-change table:id="ct351" table:acceptance-state="accepted">
          <table:cell-address table:column="3" table:row="207" table:table="1"/>
          <office:change-info>
            <dc:creator>Phil Birkelbach</dc:creator>
            <dc:date>2013-02-19T15:52:29</dc:date>
          </office:change-info>
          <table:previous table:id="ct350">
            <table:change-track-table-cell office:value-type="float" office:value="32"/>
          </table:previous>
        </table:cell-content-change>
        <table:cell-content-change table:id="ct352" table:acceptance-state="accepted">
          <table:cell-address table:column="3" table:row="207" table:table="1"/>
          <office:change-info>
            <dc:creator>Phil Birkelbach</dc:creator>
            <dc:date>2013-02-19T15:52:33</dc:date>
          </office:change-info>
          <table:previous table:id="ct351">
            <table:change-track-table-cell office:value-type="float" office:value="35"/>
          </table:previous>
        </table:cell-content-change>
        <table:cell-content-change table:id="ct353" table:acceptance-state="accepted">
          <table:cell-address table:column="6" table:row="208" table:table="1"/>
          <office:change-info>
            <dc:creator>Phil Birkelbach</dc:creator>
            <dc:date>2013-02-19T16:43:43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54" table:acceptance-state="accepted">
          <table:cell-address table:column="6" table:row="208" table:table="1"/>
          <office:change-info>
            <dc:creator>Phil Birkelbach</dc:creator>
            <dc:date>2013-02-19T16:43:47</dc:date>
          </office:change-info>
          <table:previous table:id="ct353">
            <table:change-track-table-cell office:value-type="string">
              <text:p>0.01 MHz </text:p>
            </table:change-track-table-cell>
          </table:previous>
        </table:cell-content-change>
        <table:cell-content-change table:id="ct355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354">
            <table:change-track-table-cell office:value-type="string">
              <text:p>0.01 mHz</text:p>
            </table:change-track-table-cell>
          </table:previous>
        </table:cell-content-change>
        <table:cell-content-change table:id="ct356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110">
            <table:change-track-table-cell office:value-type="string">
              <text:p>0.01 mHz</text:p>
            </table:change-track-table-cell>
          </table:previous>
        </table:cell-content-change>
        <table:cell-content-change table:id="ct357" table:acceptance-state="accepted">
          <table:cell-address table:column="6" table:row="210" table:table="1"/>
          <office:change-info>
            <dc:creator>Phil Birkelbach</dc:creator>
            <dc:date>2013-02-19T16:46:29</dc:date>
          </office:change-info>
          <table:previous table:id="ct333">
            <table:change-track-table-cell office:value-type="string">
              <text:p>0.01 mHz</text:p>
            </table:change-track-table-cell>
          </table:previous>
        </table:cell-content-change>
        <table:cell-content-change table:id="ct358" table:acceptance-state="accepted">
          <table:cell-address table:column="11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2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14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15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2" table:acceptance-state="accepted">
          <table:cell-address table:column="16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17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4" table:acceptance-state="accepted">
          <table:cell-address table:column="9" table:row="118" table:table="1"/>
          <office:change-info>
            <dc:creator>Phil Birkelbach</dc:creator>
            <dc:date>2013-04-17T02:04:40</dc:date>
          </office:change-info>
          <table:previous>
            <table:change-track-table-cell office:value-type="string">
              <text:p>Aux Tanks</text:p>
            </table:change-track-table-cell>
          </table:previous>
        </table:cell-content-change>
        <table:cell-content-change table:id="ct365" table:acceptance-state="accepted">
          <table:cell-address table:column="9" table:row="17" table:table="1"/>
          <office:change-info>
            <dc:creator>Phil Birkelbach</dc:creator>
            <dc:date>2013-04-17T02:05:38</dc:date>
          </office:change-info>
          <table:previous table:id="ct298">
            <table:change-track-table-cell office:value-type="string">
              <text:p>As needed</text:p>
            </table:change-track-table-cell>
          </table:previous>
        </table:cell-content-change>
        <table:cell-content-change table:id="ct366" table:acceptance-state="accepted">
          <table:cell-address table:column="9" table:row="145" table:table="1"/>
          <office:change-info>
            <dc:creator>Phil Birkelbach</dc:creator>
            <dc:date>2013-04-17T02:05:42</dc:date>
          </office:change-info>
          <table:previous table:id="ct300">
            <table:change-track-table-cell office:value-type="string">
              <text:p>As needed</text:p>
            </table:change-track-table-cell>
          </table:previous>
        </table:cell-content-change>
        <table:cell-content-change table:id="ct367" table:acceptance-state="accepted">
          <table:cell-address table:column="9" table:row="161" table:table="1"/>
          <office:change-info>
            <dc:creator>Phil Birkelbach</dc:creator>
            <dc:date>2013-04-17T02:05:51</dc:date>
          </office:change-info>
          <table:previous table:id="ct269">
            <table:change-track-table-cell office:value-type="string">
              <text:p>As needed</text:p>
            </table:change-track-table-cell>
          </table:previous>
        </table:cell-content-change>
        <table:cell-content-change table:id="ct368" table:acceptance-state="accepted">
          <table:cell-address table:column="10" table:row="16" table:table="1"/>
          <office:change-info>
            <dc:creator>Phil Birkelbach</dc:creator>
            <dc:date>2013-04-17T13:52:55</dc:date>
          </office:change-info>
          <table:previous table:id="ct315">
            <table:change-track-table-cell office:value-type="string">
              <text:p>&lt;0 = CCW, &gt;0 = CW</text:p>
            </table:change-track-table-cell>
          </table:previous>
        </table:cell-content-change>
        <table:cell-content-change table:id="ct369" table:acceptance-state="accepted">
          <table:cell-address table:column="3" table:row="16" table:table="1"/>
          <office:change-info>
            <dc:creator> </dc:creator>
            <dc:date>2013-04-21T13:16:35</dc:date>
          </office:change-info>
          <table:previous table:id="ct199">
            <table:change-track-table-cell office:value-type="float" office:value="2"/>
          </table:previous>
        </table:cell-content-change>
        <table:cell-content-change table:id="ct370" table:acceptance-state="accepted">
          <table:cell-address table:column="3" table:row="17" table:table="1"/>
          <office:change-info>
            <dc:creator> </dc:creator>
            <dc:date>2013-04-21T13:16:37</dc:date>
          </office:change-info>
          <table:previous table:id="ct273">
            <table:change-track-table-cell office:value-type="float" office:value="2"/>
          </table:previous>
        </table:cell-content-change>
        <table:cell-content-change table:id="ct371" table:acceptance-state="accepted">
          <table:cell-address table:column="3" table:row="11" table:table="1"/>
          <office:change-info>
            <dc:creator> </dc:creator>
            <dc:date>2013-04-21T13:16:40</dc:date>
          </office:change-info>
          <table:previous>
            <table:change-track-table-cell office:value-type="float" office:value="2"/>
          </table:previous>
        </table:cell-content-change>
        <table:cell-content-change table:id="ct372" table:acceptance-state="accepted">
          <table:cell-address table:column="3" table:row="10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3" table:acceptance-state="accepted">
          <table:cell-address table:column="3" table:row="9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4" table:acceptance-state="accepted">
          <table:cell-address table:column="3" table:row="4" table:table="1"/>
          <office:change-info>
            <dc:creator> </dc:creator>
            <dc:date>2013-04-21T13:16:59</dc:date>
          </office:change-info>
          <table:previous>
            <table:change-track-table-cell office:value-type="float" office:value="2"/>
          </table:previous>
        </table:cell-content-change>
        <table:cell-content-change table:id="ct375" table:acceptance-state="accepted">
          <table:cell-address table:column="3" table:row="3" table:table="1"/>
          <office:change-info>
            <dc:creator> </dc:creator>
            <dc:date>2013-04-21T13:17:01</dc:date>
          </office:change-info>
          <table:previous>
            <table:change-track-table-cell office:value-type="float" office:value="2"/>
          </table:previous>
        </table:cell-content-change>
        <table:cell-content-change table:id="ct376" table:acceptance-state="accepted">
          <table:cell-address table:column="9" table:row="3" table:table="0"/>
          <office:change-info>
            <dc:creator> </dc:creator>
            <dc:date>2013-04-21T13:19:19</dc:date>
          </office:change-info>
          <table:previous>
            <table:change-track-table-cell table:cell-address="Groups.J4" table:formula="of:=[.G4]-[.D4]+1" office:value-type="float" office:value="64"/>
          </table:previous>
        </table:cell-content-change>
        <table:cell-content-change table:id="ct377" table:acceptance-state="accepted">
          <table:cell-address table:column="9" table:row="3" table:table="0"/>
          <office:change-info>
            <dc:creator> </dc:creator>
            <dc:date>2013-04-21T13:20:06</dc:date>
          </office:change-info>
          <table:previous table:id="ct376">
            <table:change-track-table-cell office:value-type="float" office:value="128"/>
          </table:previous>
        </table:cell-content-change>
        <table:cell-content-change table:id="ct378" table:acceptance-state="accepted">
          <table:cell-address table:column="9" table:row="3" table:table="0"/>
          <office:change-info>
            <dc:creator> </dc:creator>
            <dc:date>2013-04-21T13:20:23</dc:date>
          </office:change-info>
          <table:previous table:id="ct377">
            <table:change-track-table-cell office:value-type="float" office:value="64"/>
          </table:previous>
        </table:cell-content-change>
        <table:cell-content-change table:id="ct379" table:acceptance-state="accepted">
          <table:cell-address table:column="9" table:row="3" table:table="0"/>
          <office:change-info>
            <dc:creator> </dc:creator>
            <dc:date>2013-04-21T13:20:35</dc:date>
          </office:change-info>
          <table:previous table:id="ct378">
            <table:change-track-table-cell office:value-type="float" office:value="128"/>
          </table:previous>
        </table:cell-content-change>
        <table:cell-content-change table:id="ct380" table:acceptance-state="accepted">
          <table:cell-address table:column="3" table:row="4" table:table="0"/>
          <office:change-info>
            <dc:creator> </dc:creator>
            <dc:date>2013-04-21T13:22:45</dc:date>
          </office:change-info>
          <table:previous>
            <table:change-track-table-cell table:cell-address="Groups.D5" table:formula="of:=[.D4]+64" office:value-type="float" office:value="320"/>
          </table:previous>
        </table:cell-content-change>
        <table:cell-content-change table:id="ct381" table:acceptance-state="accepted">
          <table:cell-address table:column="9" table:row="6" table:table="0"/>
          <office:change-info>
            <dc:creator> </dc:creator>
            <dc:date>2013-04-21T13:23:25</dc:date>
          </office:change-info>
          <table:previous>
            <table:change-track-table-cell table:cell-address="Groups.J7" table:formula="of:=[.G7]-[.D7]+1" office:value-type="float" office:value="64"/>
          </table:previous>
        </table:cell-content-change>
        <table:cell-content-change table:id="ct382" table:acceptance-state="accepted">
          <table:cell-address table:column="9" table:row="3" table:table="0"/>
          <office:change-info>
            <dc:creator> </dc:creator>
            <dc:date>2013-04-21T13:23:30</dc:date>
          </office:change-info>
          <table:previous table:id="ct379">
            <table:change-track-table-cell office:value-type="float" office:value="64"/>
          </table:previous>
        </table:cell-content-change>
        <table:cell-content-change table:id="ct383" table:acceptance-state="accepted">
          <table:cell-address table:column="2" table:row="2" table:table="0"/>
          <office:change-info>
            <dc:creator> </dc:creator>
            <dc:date>2013-04-21T13:25:41</dc:date>
          </office:change-info>
          <table:previous>
            <table:change-track-table-cell table:cell-address="Groups.C3" table:formula="of:=[.J3]" office:value-type="float" office:value="255"/>
          </table:previous>
        </table:cell-content-change>
        <table:cell-content-change table:id="ct384" table:acceptance-state="accepted">
          <table:cell-address table:column="2" table:row="3" table:table="0"/>
          <office:change-info>
            <dc:creator> </dc:creator>
            <dc:date>2013-04-21T13:25:41</dc:date>
          </office:change-info>
          <table:previous>
            <table:change-track-table-cell table:cell-address="Groups.C4" table:formula="of:=[.J4]" office:value-type="float" office:value="64"/>
          </table:previous>
        </table:cell-content-change>
        <table:cell-content-change table:id="ct385" table:acceptance-state="accepted">
          <table:cell-address table:column="2" table:row="4" table:table="0"/>
          <office:change-info>
            <dc:creator> </dc:creator>
            <dc:date>2013-04-21T13:25:41</dc:date>
          </office:change-info>
          <table:previous>
            <table:change-track-table-cell table:cell-address="Groups.C5" table:formula="of:=[.J5]" office:value-type="float" office:value="64"/>
          </table:previous>
        </table:cell-content-change>
        <table:cell-content-change table:id="ct386" table:acceptance-state="accepted">
          <table:cell-address table:column="2" table:row="5" table:table="0"/>
          <office:change-info>
            <dc:creator> </dc:creator>
            <dc:date>2013-04-21T13:25:41</dc:date>
          </office:change-info>
          <table:previous>
            <table:change-track-table-cell table:cell-address="Groups.C6" table:formula="of:=[.J6]" office:value-type="float" office:value="64"/>
          </table:previous>
        </table:cell-content-change>
        <table:cell-content-change table:id="ct387" table:acceptance-state="accepted">
          <table:cell-address table:column="2" table:row="6" table:table="0"/>
          <office:change-info>
            <dc:creator> </dc:creator>
            <dc:date>2013-04-21T13:25:41</dc:date>
          </office:change-info>
          <table:previous>
            <table:change-track-table-cell table:cell-address="Groups.C7" table:formula="of:=[.J7]" office:value-type="float" office:value="64"/>
          </table:previous>
        </table:cell-content-change>
        <table:cell-content-change table:id="ct388" table:acceptance-state="accepted">
          <table:cell-address table:column="2" table:row="7" table:table="0"/>
          <office:change-info>
            <dc:creator> </dc:creator>
            <dc:date>2013-04-21T13:25:41</dc:date>
          </office:change-info>
          <table:previous>
            <table:change-track-table-cell table:cell-address="Groups.C8" table:formula="of:=[.J8]" office:value-type="float" office:value="128"/>
          </table:previous>
        </table:cell-content-change>
        <table:cell-content-change table:id="ct389" table:acceptance-state="accepted">
          <table:cell-address table:column="2" table:row="8" table:table="0"/>
          <office:change-info>
            <dc:creator> </dc:creator>
            <dc:date>2013-04-21T13:25:41</dc:date>
          </office:change-info>
          <table:previous>
            <table:change-track-table-cell table:cell-address="Groups.C9" table:formula="of:=[.J9]" office:value-type="float" office:value="128"/>
          </table:previous>
        </table:cell-content-change>
        <table:cell-content-change table:id="ct390" table:acceptance-state="accepted">
          <table:cell-address table:column="2" table:row="9" table:table="0"/>
          <office:change-info>
            <dc:creator> </dc:creator>
            <dc:date>2013-04-21T13:25:41</dc:date>
          </office:change-info>
          <table:previous>
            <table:change-track-table-cell table:cell-address="Groups.C10" table:formula="of:=[.J10]" office:value-type="float" office:value="128"/>
          </table:previous>
        </table:cell-content-change>
        <table:cell-content-change table:id="ct391" table:acceptance-state="accepted">
          <table:cell-address table:column="2" table:row="10" table:table="0"/>
          <office:change-info>
            <dc:creator> </dc:creator>
            <dc:date>2013-04-21T13:25:41</dc:date>
          </office:change-info>
          <table:previous>
            <table:change-track-table-cell table:cell-address="Groups.C11" table:formula="of:=[.J11]" office:value-type="float" office:value="128"/>
          </table:previous>
        </table:cell-content-change>
        <table:cell-content-change table:id="ct392" table:acceptance-state="accepted">
          <table:cell-address table:column="2" table:row="11" table:table="0"/>
          <office:change-info>
            <dc:creator> </dc:creator>
            <dc:date>2013-04-21T13:25:41</dc:date>
          </office:change-info>
          <table:previous>
            <table:change-track-table-cell table:cell-address="Groups.C12" table:formula="of:=[.J12]" office:value-type="float" office:value="128"/>
          </table:previous>
        </table:cell-content-change>
        <table:cell-content-change table:id="ct393" table:acceptance-state="accepted">
          <table:cell-address table:column="2" table:row="12" table:table="0"/>
          <office:change-info>
            <dc:creator> </dc:creator>
            <dc:date>2013-04-21T13:25:41</dc:date>
          </office:change-info>
          <table:previous>
            <table:change-track-table-cell table:cell-address="Groups.C13" table:formula="of:=[.J13]" office:value-type="float" office:value="128"/>
          </table:previous>
        </table:cell-content-change>
        <table:cell-content-change table:id="ct394" table:acceptance-state="accepted">
          <table:cell-address table:column="2" table:row="13" table:table="0"/>
          <office:change-info>
            <dc:creator> </dc:creator>
            <dc:date>2013-04-21T13:25:41</dc:date>
          </office:change-info>
          <table:previous>
            <table:change-track-table-cell table:cell-address="Groups.C14" table:formula="of:=[.J14]" office:value-type="float" office:value="128"/>
          </table:previous>
        </table:cell-content-change>
        <table:cell-content-change table:id="ct395" table:acceptance-state="accepted">
          <table:cell-address table:column="2" table:row="14" table:table="0"/>
          <office:change-info>
            <dc:creator> </dc:creator>
            <dc:date>2013-04-21T13:25:41</dc:date>
          </office:change-info>
          <table:previous>
            <table:change-track-table-cell table:cell-address="Groups.C15" table:formula="of:=[.J15]" office:value-type="float" office:value="128"/>
          </table:previous>
        </table:cell-content-change>
        <table:cell-content-change table:id="ct396" table:acceptance-state="accepted">
          <table:cell-address table:column="2" table:row="15" table:table="0"/>
          <office:change-info>
            <dc:creator> </dc:creator>
            <dc:date>2013-04-21T13:25:41</dc:date>
          </office:change-info>
          <table:previous>
            <table:change-track-table-cell table:cell-address="Groups.C16" table:formula="of:=[.J16]" office:value-type="float" office:value="224"/>
          </table:previous>
        </table:cell-content-change>
        <table:cell-content-change table:id="ct397" table:acceptance-state="accepted">
          <table:cell-address table:column="2" table:row="16" table:table="0"/>
          <office:change-info>
            <dc:creator> </dc:creator>
            <dc:date>2013-04-21T13:25:41</dc:date>
          </office:change-info>
          <table:previous>
            <table:change-track-table-cell table:cell-address="Groups.C17" table:formula="of:=[.J17]" office:value-type="float" office:value="256"/>
          </table:previous>
        </table:cell-content-change>
        <table:cell-content-change table:id="ct398" table:acceptance-state="accepted">
          <table:cell-address table:column="2" table:row="17" table:table="0"/>
          <office:change-info>
            <dc:creator> </dc:creator>
            <dc:date>2013-04-21T13:25:41</dc:date>
          </office:change-info>
          <table:previous>
            <table:change-track-table-cell table:cell-address="Groups.C18" table:formula="of:=[.J18]" office:value-type="float" office:value="32"/>
          </table:previous>
        </table:cell-content-change>
        <table:cell-content-change table:id="ct399" table:acceptance-state="accepted">
          <table:cell-address table:column="9" table:row="3" table:table="0"/>
          <office:change-info>
            <dc:creator> </dc:creator>
            <dc:date>2013-04-21T13:25:53</dc:date>
          </office:change-info>
          <table:previous table:id="ct382">
            <table:change-track-table-cell office:value-type="float" office:value="128"/>
          </table:previous>
        </table:cell-content-change>
        <table:cell-content-change table:id="ct400" table:acceptance-state="accepted">
          <table:cell-address table:column="9" table:row="6" table:table="0"/>
          <office:change-info>
            <dc:creator> </dc:creator>
            <dc:date>2013-04-21T13:26:06</dc:date>
          </office:change-info>
          <table:previous table:id="ct381">
            <table:change-track-table-cell office:value-type="float" office:value="64"/>
          </table:previous>
        </table:cell-content-change>
        <table:cell-content-change table:id="ct401" table:acceptance-state="accepted">
          <table:cell-address table:column="3" table:row="5" table:table="0"/>
          <office:change-info>
            <dc:creator> </dc:creator>
            <dc:date>2013-04-21T13:26:21</dc:date>
          </office:change-info>
          <table:previous>
            <table:change-track-table-cell table:cell-address="Groups.D6" table:formula="of:=[.D5]+64" office:value-type="float" office:value="384"/>
          </table:previous>
        </table:cell-content-change>
        <table:cell-content-change table:id="ct402" table:acceptance-state="accepted">
          <table:cell-address table:column="3" table:row="6" table:table="0"/>
          <office:change-info>
            <dc:creator> </dc:creator>
            <dc:date>2013-04-21T13:26:21</dc:date>
          </office:change-info>
          <table:previous>
            <table:change-track-table-cell table:cell-address="Groups.D7" table:formula="of:=[.D6]+64" office:value-type="float" office:value="448"/>
          </table:previous>
        </table:cell-content-change>
        <table:cell-content-change table:id="ct403" table:acceptance-state="accepted">
          <table:cell-address table:column="3" table:row="7" table:table="0"/>
          <office:change-info>
            <dc:creator> </dc:creator>
            <dc:date>2013-04-21T13:26:21</dc:date>
          </office:change-info>
          <table:previous>
            <table:change-track-table-cell office:value-type="float" office:value="512"/>
          </table:previous>
        </table:cell-content-change>
        <table:cell-content-change table:id="ct404" table:acceptance-state="accepted">
          <table:cell-address table:column="3" table:row="8" table:table="0"/>
          <office:change-info>
            <dc:creator> </dc:creator>
            <dc:date>2013-04-21T13:26:21</dc:date>
          </office:change-info>
          <table:previous>
            <table:change-track-table-cell table:cell-address="Groups.D9" table:formula="of:=[.D8]+128" office:value-type="float" office:value="640"/>
          </table:previous>
        </table:cell-content-change>
        <table:cell-content-change table:id="ct405" table:acceptance-state="accepted">
          <table:cell-address table:column="3" table:row="9" table:table="0"/>
          <office:change-info>
            <dc:creator> </dc:creator>
            <dc:date>2013-04-21T13:26:21</dc:date>
          </office:change-info>
          <table:previous>
            <table:change-track-table-cell table:cell-address="Groups.D10" table:formula="of:=[.D9]+128" office:value-type="float" office:value="768"/>
          </table:previous>
        </table:cell-content-change>
        <table:cell-content-change table:id="ct406" table:acceptance-state="accepted">
          <table:cell-address table:column="3" table:row="10" table:table="0"/>
          <office:change-info>
            <dc:creator> </dc:creator>
            <dc:date>2013-04-21T13:26:21</dc:date>
          </office:change-info>
          <table:previous>
            <table:change-track-table-cell table:cell-address="Groups.D11" table:formula="of:=[.D10]+128" office:value-type="float" office:value="896"/>
          </table:previous>
        </table:cell-content-change>
        <table:cell-content-change table:id="ct407" table:acceptance-state="accepted">
          <table:cell-address table:column="3" table:row="11" table:table="0"/>
          <office:change-info>
            <dc:creator> </dc:creator>
            <dc:date>2013-04-21T13:26:21</dc:date>
          </office:change-info>
          <table:previous>
            <table:change-track-table-cell table:cell-address="Groups.D12" table:formula="of:=[.D11]+128" office:value-type="float" office:value="1024"/>
          </table:previous>
        </table:cell-content-change>
        <table:cell-content-change table:id="ct408" table:acceptance-state="accepted">
          <table:cell-address table:column="3" table:row="12" table:table="0"/>
          <office:change-info>
            <dc:creator> </dc:creator>
            <dc:date>2013-04-21T13:26:21</dc:date>
          </office:change-info>
          <table:previous>
            <table:change-track-table-cell table:cell-address="Groups.D13" table:formula="of:=[.D12]+128" office:value-type="float" office:value="1152"/>
          </table:previous>
        </table:cell-content-change>
        <table:cell-content-change table:id="ct409" table:acceptance-state="accepted">
          <table:cell-address table:column="3" table:row="13" table:table="0"/>
          <office:change-info>
            <dc:creator> </dc:creator>
            <dc:date>2013-04-21T13:26:21</dc:date>
          </office:change-info>
          <table:previous table:id="ct196">
            <table:change-track-table-cell table:cell-address="Groups.D14" table:formula="of:=[.D13]+128" office:value-type="float" office:value="1280"/>
          </table:previous>
        </table:cell-content-change>
        <table:cell-content-change table:id="ct410" table:acceptance-state="accepted">
          <table:cell-address table:column="3" table:row="14" table:table="0"/>
          <office:change-info>
            <dc:creator> </dc:creator>
            <dc:date>2013-04-21T13:26:21</dc:date>
          </office:change-info>
          <table:previous table:id="ct164">
            <table:change-track-table-cell table:cell-address="Groups.D15" table:formula="of:=[.D14]+128" office:value-type="float" office:value="1408"/>
          </table:previous>
        </table:cell-content-change>
        <table:cell-content-change table:id="ct411" table:acceptance-state="accepted">
          <table:cell-address table:column="3" table:row="15" table:table="0"/>
          <office:change-info>
            <dc:creator> </dc:creator>
            <dc:date>2013-04-21T13:26:21</dc:date>
          </office:change-info>
          <table:previous>
            <table:change-track-table-cell table:cell-address="Groups.D16" table:formula="of:=[.D15]+128" office:value-type="float" office:value="1536"/>
          </table:previous>
        </table:cell-content-change>
        <table:cell-content-change table:id="ct412" table:acceptance-state="accepted">
          <table:cell-address table:column="2" table:row="15" table:table="0"/>
          <office:change-info>
            <dc:creator> </dc:creator>
            <dc:date>2013-04-21T13:27:29</dc:date>
          </office:change-info>
          <table:previous table:id="ct396">
            <table:change-track-table-cell office:value-type="float" office:value="224"/>
          </table:previous>
        </table:cell-content-change>
        <table:cell-content-change table:id="ct413" table:acceptance-state="accepted">
          <table:cell-address table:column="2" table:row="3" table:table="0"/>
          <office:change-info>
            <dc:creator> </dc:creator>
            <dc:date>2013-04-21T13:31:22</dc:date>
          </office:change-info>
          <table:previous table:id="ct384">
            <table:change-track-table-cell office:value-type="float" office:value="128"/>
          </table:previous>
        </table:cell-content-change>
        <table:cell-content-change table:id="ct414" table:acceptance-state="accepted">
          <table:cell-address table:column="3" table:row="3" table:table="1"/>
          <office:change-info>
            <dc:creator> </dc:creator>
            <dc:date>2013-04-21T13:31:40</dc:date>
          </office:change-info>
          <table:previous table:id="ct375">
            <table:change-track-table-cell office:value-type="float" office:value="4"/>
          </table:previous>
        </table:cell-content-change>
        <table:cell-content-change table:id="ct415" table:acceptance-state="accepted">
          <table:cell-address table:column="3" table:row="4" table:table="1"/>
          <office:change-info>
            <dc:creator> </dc:creator>
            <dc:date>2013-04-21T13:31:41</dc:date>
          </office:change-info>
          <table:previous table:id="ct374">
            <table:change-track-table-cell office:value-type="float" office:value="4"/>
          </table:previous>
        </table:cell-content-change>
        <table:cell-content-change table:id="ct416" table:acceptance-state="accepted">
          <table:cell-address table:column="3" table:row="9" table:table="1"/>
          <office:change-info>
            <dc:creator> </dc:creator>
            <dc:date>2013-04-21T13:31:42</dc:date>
          </office:change-info>
          <table:previous table:id="ct373">
            <table:change-track-table-cell office:value-type="float" office:value="4"/>
          </table:previous>
        </table:cell-content-change>
        <table:cell-content-change table:id="ct417" table:acceptance-state="accepted">
          <table:cell-address table:column="3" table:row="10" table:table="1"/>
          <office:change-info>
            <dc:creator> </dc:creator>
            <dc:date>2013-04-21T13:31:42</dc:date>
          </office:change-info>
          <table:previous table:id="ct372">
            <table:change-track-table-cell office:value-type="float" office:value="4"/>
          </table:previous>
        </table:cell-content-change>
        <table:cell-content-change table:id="ct418" table:acceptance-state="accepted">
          <table:cell-address table:column="3" table:row="11" table:table="1"/>
          <office:change-info>
            <dc:creator> </dc:creator>
            <dc:date>2013-04-21T13:31:43</dc:date>
          </office:change-info>
          <table:previous table:id="ct371">
            <table:change-track-table-cell office:value-type="float" office:value="4"/>
          </table:previous>
        </table:cell-content-change>
        <table:cell-content-change table:id="ct419" table:acceptance-state="accepted">
          <table:cell-address table:column="3" table:row="16" table:table="1"/>
          <office:change-info>
            <dc:creator> </dc:creator>
            <dc:date>2013-04-21T13:31:44</dc:date>
          </office:change-info>
          <table:previous table:id="ct369">
            <table:change-track-table-cell office:value-type="float" office:value="4"/>
          </table:previous>
        </table:cell-content-change>
        <table:cell-content-change table:id="ct420" table:acceptance-state="accepted">
          <table:cell-address table:column="3" table:row="17" table:table="1"/>
          <office:change-info>
            <dc:creator> </dc:creator>
            <dc:date>2013-04-21T13:31:45</dc:date>
          </office:change-info>
          <table:previous table:id="ct370">
            <table:change-track-table-cell office:value-type="float" office:value="4"/>
          </table:previous>
        </table:cell-content-change>
        <table:cell-content-change table:id="ct421" table:acceptance-state="accepted">
          <table:cell-address table:column="3" table:row="17" table:table="1"/>
          <office:change-info>
            <dc:creator> </dc:creator>
            <dc:date>2013-04-21T13:32:19</dc:date>
          </office:change-info>
          <table:previous table:id="ct420">
            <table:change-track-table-cell office:value-type="float" office:value="2"/>
          </table:previous>
        </table:cell-content-change>
        <table:cell-content-change table:id="ct422" table:acceptance-state="accepted">
          <table:cell-address table:column="3" table:row="145" table:table="1"/>
          <office:change-info>
            <dc:creator> </dc:creator>
            <dc:date>2013-04-21T13:32:26</dc:date>
          </office:change-info>
          <table:previous table:id="ct276">
            <table:change-track-table-cell office:value-type="float" office:value="4"/>
          </table:previous>
        </table:cell-content-change>
        <table:movement table:id="ct423" table:acceptance-state="accepted">
          <table:source-range-address table:start-column="3" table:start-row="29" table:start-table="1" table:end-column="10" table:end-row="29" table:end-table="1"/>
          <table:target-range-address table:start-column="3" table:start-row="143" table:start-table="1" table:end-column="10" table:end-row="143" table:end-table="1"/>
          <office:change-info>
            <dc:creator> </dc:creator>
            <dc:date>2013-04-21T13:34:06</dc:date>
          </office:change-info>
          <table:dependencies>
            <table:dependency table:id="ct441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</table:dependencies>
        </table:movement>
        <table:cell-content-change table:id="ct424" table:acceptance-state="accepted">
          <table:cell-address table:column="3" table:row="145" table:table="1"/>
          <office:change-info>
            <dc:creator> </dc:creator>
            <dc:date>2013-04-21T13:34:27</dc:date>
          </office:change-info>
          <table:previous table:id="ct422">
            <table:change-track-table-cell office:value-type="float" office:value="8"/>
          </table:previous>
        </table:cell-content-change>
        <table:cell-content-change table:id="ct425" table:acceptance-state="accepted">
          <table:cell-address table:column="3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6" table:acceptance-state="accepted">
          <table:cell-address table:column="4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7" table:acceptance-state="accepted">
          <table:cell-address table:column="5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8" table:acceptance-state="accepted">
          <table:cell-address table:column="6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9" table:acceptance-state="accepted">
          <table:cell-address table:column="8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0" table:acceptance-state="accepted">
          <table:cell-address table:column="9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1" table:acceptance-state="accepted">
          <table:cell-address table:column="10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2" table:acceptance-state="accepted">
          <table:cell-address table:column="3" table:row="29" table:table="1"/>
          <office:change-info>
            <dc:creator> </dc:creator>
            <dc:date>2013-04-21T13:34:43</dc:date>
          </office:change-info>
          <table:previous table:id="ct425">
            <table:change-track-table-cell office:value-type="float" office:value="8"/>
          </table:previous>
        </table:cell-content-change>
        <table:cell-content-change table:id="ct433" table:acceptance-state="accepted">
          <table:cell-address table:column="4" table:row="29" table:table="1"/>
          <office:change-info>
            <dc:creator> </dc:creator>
            <dc:date>2013-04-21T13:35:00</dc:date>
          </office:change-info>
          <table:previous table:id="ct426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34" table:acceptance-state="accepted">
          <table:cell-address table:column="1" table:row="143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2" table:row="143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4" table:row="16" table:table="1"/>
          <office:change-info>
            <dc:creator>Phil Birkelbach</dc:creator>
            <dc:date>2013-04-24T16:26:25</dc:date>
          </office:change-info>
          <table:previous table:id="ct309">
            <table:change-track-table-cell office:value-type="string">
              <text:p>Encoder Input</text:p>
            </table:change-track-table-cell>
          </table:previous>
        </table:cell-content-change>
        <table:cell-content-change table:id="ct437" table:acceptance-state="accepted">
          <table:cell-address table:column="4" table:row="17" table:table="1"/>
          <office:change-info>
            <dc:creator>Phil Birkelbach</dc:creator>
            <dc:date>2013-04-24T16:26:33</dc:date>
          </office:change-info>
          <table:previous table:id="ct277">
            <table:change-track-table-cell office:value-type="string">
              <text:p>Generic Switches</text:p>
            </table:change-track-table-cell>
          </table:previous>
        </table:cell-content-change>
        <table:insertion table:id="ct438" table:acceptance-state="accepted" table:type="row" table:position="146" table:table="1">
          <office:change-info>
            <dc:creator>Phil Birkelbach</dc:creator>
            <dc:date>2013-04-24T16:26:52</dc:date>
          </office:change-info>
          <table:dependencies>
            <table:dependency table:id="ct537"/>
            <table:dependency table:id="ct535"/>
            <table:dependency table:id="ct533"/>
            <table:dependency table:id="ct531"/>
            <table:dependency table:id="ct530"/>
            <table:dependency table:id="ct528"/>
            <table:dependency table:id="ct526"/>
            <table:dependency table:id="ct504"/>
            <table:dependency table:id="ct499"/>
            <table:dependency table:id="ct495"/>
            <table:dependency table:id="ct489"/>
            <table:dependency table:id="ct485"/>
            <table:dependency table:id="ct478"/>
            <table:dependency table:id="ct468"/>
          </table:dependencies>
        </table:insertion>
        <table:insertion table:id="ct439" table:acceptance-state="accepted" table:type="row" table:position="145" table:table="1">
          <office:change-info>
            <dc:creator>Phil Birkelbach</dc:creator>
            <dc:date>2013-04-24T16:26:52</dc:date>
          </office:change-info>
          <table:dependencies>
            <table:dependency table:id="ct540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02"/>
            <table:dependency table:id="ct497"/>
            <table:dependency table:id="ct493"/>
            <table:dependency table:id="ct488"/>
            <table:dependency table:id="ct483"/>
            <table:dependency table:id="ct476"/>
            <table:dependency table:id="ct466"/>
            <table:dependency table:id="ct458"/>
            <table:dependency table:id="ct456"/>
            <table:dependency table:id="ct441"/>
          </table:dependencies>
        </table:insertion>
        <table:insertion table:id="ct440" table:acceptance-state="accepted" table:type="row" table:position="144" table:table="1">
          <office:change-info>
            <dc:creator>Phil Birkelbach</dc:creator>
            <dc:date>2013-04-24T16:26:52</dc:date>
          </office:change-info>
          <table:dependencies>
            <table:dependency table:id="ct501"/>
            <table:dependency table:id="ct496"/>
            <table:dependency table:id="ct492"/>
            <table:dependency table:id="ct487"/>
            <table:dependency table:id="ct482"/>
            <table:dependency table:id="ct475"/>
            <table:dependency table:id="ct465"/>
            <table:dependency table:id="ct462"/>
            <table:dependency table:id="ct457"/>
            <table:dependency table:id="ct455"/>
            <table:dependency table:id="ct454"/>
            <table:dependency table:id="ct452"/>
            <table:dependency table:id="ct450"/>
            <table:dependency table:id="ct449"/>
            <table:dependency table:id="ct447"/>
            <table:dependency table:id="ct445"/>
          </table:dependencies>
        </table:insertion>
        <table:movement table:id="ct441" table:acceptance-state="accepted">
          <table:source-range-address table:start-column="3" table:start-row="143" table:start-table="1" table:end-column="10" table:end-row="143" table:end-table="1"/>
          <table:target-range-address table:start-column="3" table:start-row="145" table:start-table="1" table:end-column="10" table:end-row="145" table:end-table="1"/>
          <office:change-info>
            <dc:creator>Phil Birkelbach</dc:creator>
            <dc:date>2013-04-24T16:27:08</dc:date>
          </office:change-info>
          <table:dependencies>
            <table:dependency table:id="ct500"/>
            <table:dependency table:id="ct486"/>
            <table:dependency table:id="ct481"/>
            <table:dependency table:id="ct474"/>
            <table:dependency table:id="ct464"/>
            <table:dependency table:id="ct461"/>
            <table:dependency table:id="ct459"/>
            <table:dependency table:id="ct453"/>
            <table:dependency table:id="ct451"/>
            <table:dependency table:id="ct448"/>
            <table:dependency table:id="ct446"/>
            <table:dependency table:id="ct444"/>
            <table:dependency table:id="ct443"/>
            <table:dependency table:id="ct442"/>
          </table:dependencies>
        </table:movement>
        <table:cell-content-change table:id="ct442" table:acceptance-state="accepted">
          <table:cell-address table:column="3" table:row="143" table:table="1"/>
          <office:change-info>
            <dc:creator>Phil Birkelbach</dc:creator>
            <dc:date>2013-04-24T16:27:15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4" table:row="143" table:table="1"/>
          <office:change-info>
            <dc:creator>Phil Birkelbach</dc:creator>
            <dc:date>2013-04-24T16:27:20</dc:date>
          </office:change-info>
          <table:previous>
            <table:change-track-table-cell/>
          </table:previous>
        </table:cell-content-change>
        <table:cell-content-change table:id="ct444" table:acceptance-state="accepted">
          <table:cell-address table:column="4" table:row="143" table:table="1"/>
          <office:change-info>
            <dc:creator>Phil Birkelbach</dc:creator>
            <dc:date>2013-04-24T16:27:53</dc:date>
          </office:change-info>
          <table:previous table:id="ct443">
            <table:change-track-table-cell office:value-type="string">
              <text:p>Encoder</text:p>
            </table:change-track-table-cell>
          </table:previous>
        </table:cell-content-change>
        <table:cell-content-change table:id="ct445" table:acceptance-state="accepted">
          <table:cell-address table:column="4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5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7" table:acceptance-state="accepted">
          <table:cell-address table:column="5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8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8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9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0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10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3" table:row="143" table:table="1"/>
          <office:change-info>
            <dc:creator>Phil Birkelbach</dc:creator>
            <dc:date>2013-04-24T16:27:57</dc:date>
          </office:change-info>
          <table:previous table:id="ct442">
            <table:change-track-table-cell office:value-type="float" office:value="4"/>
          </table:previous>
        </table:cell-content-change>
        <table:cell-content-change table:id="ct454" table:acceptance-state="accepted">
          <table:cell-address table:column="3" table:row="144" table:table="1"/>
          <office:change-info>
            <dc:creator>Phil Birkelbach</dc:creator>
            <dc:date>2013-04-24T16:27:59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1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1" table:row="145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2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2" table:row="145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10" table:row="143" table:table="1"/>
          <office:change-info>
            <dc:creator>Phil Birkelbach</dc:creator>
            <dc:date>2013-04-24T16:28:27</dc:date>
          </office:change-info>
          <table:previous table:id="ct451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0" table:acceptance-state="accepted">
          <table:cell-address table:column="10" table:row="16" table:table="1"/>
          <office:change-info>
            <dc:creator>Phil Birkelbach</dc:creator>
            <dc:date>2013-04-24T16:28:37</dc:date>
          </office:change-info>
          <table:previous table:id="ct368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1" table:acceptance-state="accepted">
          <table:cell-address table:column="4" table:row="143" table:table="1"/>
          <office:change-info>
            <dc:creator>Phil Birkelbach</dc:creator>
            <dc:date>2013-04-24T16:28:50</dc:date>
          </office:change-info>
          <table:previous table:id="ct444">
            <table:change-track-table-cell office:value-type="string">
              <text:p>Encoder Input (High Priority)</text:p>
            </table:change-track-table-cell>
          </table:previous>
        </table:cell-content-change>
        <table:cell-content-change table:id="ct462" table:acceptance-state="accepted">
          <table:cell-address table:column="4" table:row="144" table:table="1"/>
          <office:change-info>
            <dc:creator>Phil Birkelbach</dc:creator>
            <dc:date>2013-04-24T16:28:55</dc:date>
          </office:change-info>
          <table:previous table:id="ct445">
            <table:change-track-table-cell office:value-type="string">
              <text:p>Generic Switches (High Priority)</text:p>
            </table:change-track-table-cell>
          </table:previous>
        </table:cell-content-change>
        <table:insertion table:id="ct463" table:acceptance-state="accepted" table:type="row" table:position="146" table:table="1">
          <office:change-info>
            <dc:creator>Phil Birkelbach</dc:creator>
            <dc:date>2013-04-24T16:29:16</dc:date>
          </office:change-info>
          <table:dependencies>
            <table:dependency table:id="ct542"/>
            <table:dependency table:id="ct541"/>
            <table:dependency table:id="ct536"/>
            <table:dependency table:id="ct534"/>
            <table:dependency table:id="ct532"/>
            <table:dependency table:id="ct529"/>
            <table:dependency table:id="ct527"/>
            <table:dependency table:id="ct525"/>
            <table:dependency table:id="ct503"/>
            <table:dependency table:id="ct498"/>
            <table:dependency table:id="ct494"/>
            <table:dependency table:id="ct484"/>
            <table:dependency table:id="ct477"/>
            <table:dependency table:id="ct467"/>
          </table:dependencies>
        </table:insertion>
        <table:cell-content-change table:id="ct464" table:acceptance-state="accepted">
          <table:cell-address table:column="3" table:row="143" table:table="1"/>
          <office:change-info>
            <dc:creator>Phil Birkelbach</dc:creator>
            <dc:date>2013-04-24T16:29:25</dc:date>
          </office:change-info>
          <table:previous table:id="ct453">
            <table:change-track-table-cell office:value-type="float" office:value="8"/>
          </table:previous>
        </table:cell-content-change>
        <table:cell-content-change table:id="ct465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 table:id="ct454">
            <table:change-track-table-cell office:value-type="float" office:value="8"/>
          </table:previous>
        </table:cell-content-change>
        <table:cell-content-change table:id="ct466" table:acceptance-state="accepted">
          <table:cell-address table:column="3" table:row="145" table:table="1"/>
          <office:change-info>
            <dc:creator>Phil Birkelbach</dc:creator>
            <dc:date>2013-04-24T16:29:25</dc:date>
          </office:change-info>
          <table:previous table:id="ct424">
            <table:change-track-table-cell office:value-type="float" office:value="4"/>
          </table:previous>
        </table:cell-content-change>
        <table:cell-content-change table:id="ct467" table:acceptance-state="accepted">
          <table:cell-address table:column="3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8" table:acceptance-state="accepted">
          <table:cell-address table:column="3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9" table:acceptance-state="accepted">
          <table:cell-address table:column="4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Pitch Trim Control Position</text:p>
            </table:change-track-table-cell>
          </table:previous>
        </table:cell-content-change>
        <table:cell-content-change table:id="ct470" table:acceptance-state="accepted">
          <table:cell-address table:column="4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Roll Trim Control Position</text:p>
            </table:change-track-table-cell>
          </table:previous>
        </table:cell-content-change>
        <table:cell-content-change table:id="ct471" table:acceptance-state="accepted">
          <table:cell-address table:column="4" table:row="140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Yaw Trim Control Position</text:p>
            </table:change-track-table-cell>
          </table:previous>
        </table:cell-content-change>
        <table:cell-content-change table:id="ct472" table:acceptance-state="accepted">
          <table:cell-address table:column="4" table:row="141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Collective Trim Control Position</text:p>
            </table:change-track-table-cell>
          </table:previous>
        </table:cell-content-change>
        <table:cell-content-change table:id="ct473" table:acceptance-state="accepted">
          <table:cell-address table:column="4" table:row="142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Anti-Torque Pedals Trim Position</text:p>
            </table:change-track-table-cell>
          </table:previous>
        </table:cell-content-change>
        <table:cell-content-change table:id="ct474" table:acceptance-state="accepted">
          <table:cell-address table:column="4" table:row="143" table:table="1"/>
          <office:change-info>
            <dc:creator>Phil Birkelbach</dc:creator>
            <dc:date>2013-04-24T16:29:25</dc:date>
          </office:change-info>
          <table:previous table:id="ct461">
            <table:change-track-table-cell office:value-type="string">
              <text:p>Encoder Input</text:p>
            </table:change-track-table-cell>
          </table:previous>
        </table:cell-content-change>
        <table:cell-content-change table:id="ct475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 table:id="ct462">
            <table:change-track-table-cell office:value-type="string">
              <text:p>Generic Switches</text:p>
            </table:change-track-table-cell>
          </table:previous>
        </table:cell-content-change>
        <table:cell-content-change table:id="ct476" table:acceptance-state="accepted">
          <table:cell-address table:column="4" table:row="145" table:table="1"/>
          <office:change-info>
            <dc:creator>Phil Birkelbach</dc:creator>
            <dc:date>2013-04-24T16:29:25</dc:date>
          </office:change-info>
          <table:previous table:id="ct289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77" table:acceptance-state="accepted">
          <table:cell-address table:column="4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4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9" table:acceptance-state="accepted">
          <table:cell-address table:column="5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0" table:acceptance-state="accepted">
          <table:cell-address table:column="5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1" table:acceptance-state="accepted">
          <table:cell-address table:column="5" table:row="143" table:table="1"/>
          <office:change-info>
            <dc:creator>Phil Birkelbach</dc:creator>
            <dc:date>2013-04-24T16:29:25</dc:date>
          </office:change-info>
          <table:previous table:id="ct446">
            <table:change-track-table-cell office:value-type="string">
              <text:p>Steps Moved</text:p>
            </table:change-track-table-cell>
          </table:previous>
        </table:cell-content-change>
        <table:cell-content-change table:id="ct482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 table:id="ct447">
            <table:change-track-table-cell office:value-type="string">
              <text:p>Discrete Bits</text:p>
            </table:change-track-table-cell>
          </table:previous>
        </table:cell-content-change>
        <table:cell-content-change table:id="ct483" table:acceptance-state="accepted">
          <table:cell-address table:column="5" table:row="145" table:table="1"/>
          <office:change-info>
            <dc:creator>Phil Birkelbach</dc:creator>
            <dc:date>2013-04-24T16:29:25</dc:date>
          </office:change-info>
          <table:previous table:id="ct292">
            <table:change-track-table-cell office:value-type="string">
              <text:p>0 to 100</text:p>
            </table:change-track-table-cell>
          </table:previous>
        </table:cell-content-change>
        <table:cell-content-change table:id="ct484" table:acceptance-state="accepted">
          <table:cell-address table:column="5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5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6" table:row="143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6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6" table:row="145" table:table="1"/>
          <office:change-info>
            <dc:creator>Phil Birkelbach</dc:creator>
            <dc:date>2013-04-24T16:29:25</dc:date>
          </office:change-info>
          <table:previous table:id="ct294">
            <table:change-track-table-cell office:value-type="string">
              <text:p>0.01%</text:p>
            </table:change-track-table-cell>
          </table:previous>
        </table:cell-content-change>
        <table:cell-content-change table:id="ct489" table:acceptance-state="accepted">
          <table:cell-address table:column="6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0" table:acceptance-state="accepted">
          <table:cell-address table:column="8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1" table:acceptance-state="accepted">
          <table:cell-address table:column="8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2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 table:id="ct449">
            <table:change-track-table-cell office:value-type="string">
              <text:p>BYTE[5]</text:p>
            </table:change-track-table-cell>
          </table:previous>
        </table:cell-content-change>
        <table:cell-content-change table:id="ct493" table:acceptance-state="accepted">
          <table:cell-address table:column="8" table:row="145" table:table="1"/>
          <office:change-info>
            <dc:creator>Phil Birkelbach</dc:creator>
            <dc:date>2013-04-24T16:29:25</dc:date>
          </office:change-info>
          <table:previous table:id="ct297">
            <table:change-track-table-cell office:value-type="string">
              <text:p>UINT</text:p>
            </table:change-track-table-cell>
          </table:previous>
        </table:cell-content-change>
        <table:cell-content-change table:id="ct494" table:acceptance-state="accepted">
          <table:cell-address table:column="8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8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 table:id="ct450">
            <table:change-track-table-cell office:value-type="string">
              <text:p>Unit</text:p>
            </table:change-track-table-cell>
          </table:previous>
        </table:cell-content-change>
        <table:cell-content-change table:id="ct497" table:acceptance-state="accepted">
          <table:cell-address table:column="9" table:row="145" table:table="1"/>
          <office:change-info>
            <dc:creator>Phil Birkelbach</dc:creator>
            <dc:date>2013-04-24T16:29:25</dc:date>
          </office:change-info>
          <table:previous table:id="ct366">
            <table:change-track-table-cell office:value-type="string">
              <text:p>Unit</text:p>
            </table:change-track-table-cell>
          </table:previous>
        </table:cell-content-change>
        <table:cell-content-change table:id="ct498" table:acceptance-state="accepted">
          <table:cell-address table:column="9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9" table:acceptance-state="accepted">
          <table:cell-address table:column="9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0" table:acceptance-state="accepted">
          <table:cell-address table:column="10" table:row="143" table:table="1"/>
          <office:change-info>
            <dc:creator>Phil Birkelbach</dc:creator>
            <dc:date>2013-04-24T16:29:25</dc:date>
          </office:change-info>
          <table:previous table:id="ct459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01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 table:id="ct452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02" table:acceptance-state="accepted">
          <table:cell-address table:column="10" table:row="145" table:table="1"/>
          <office:change-info>
            <dc:creator>Phil Birkelbach</dc:creator>
            <dc:date>2013-04-24T16:29:25</dc:date>
          </office:change-info>
          <table:previous table:id="ct308">
            <table:change-track-table-cell office:value-type="string">
              <text:p>User Defined</text:p>
            </table:change-track-table-cell>
          </table:previous>
        </table:cell-content-change>
        <table:cell-content-change table:id="ct503" table:acceptance-state="accepted">
          <table:cell-address table:column="10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10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6" table:acceptance-state="accepted">
          <table:cell-address table:column="3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7" table:acceptance-state="accepted">
          <table:cell-address table:column="4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Speedbrake Control Position</text:p>
            </table:change-track-table-cell>
          </table:previous>
        </table:cell-content-change>
        <table:cell-content-change table:id="ct508" table:acceptance-state="accepted">
          <table:cell-address table:column="4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Cowl Flaps Control Position</text:p>
            </table:change-track-table-cell>
          </table:previous>
        </table:cell-content-change>
        <table:cell-content-change table:id="ct509" table:acceptance-state="accepted">
          <table:cell-address table:column="5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0" table:acceptance-state="accepted">
          <table:cell-address table:column="5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1" table:acceptance-state="accepted">
          <table:cell-address table:column="6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2" table:acceptance-state="accepted">
          <table:cell-address table:column="6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3" table:acceptance-state="accepted">
          <table:cell-address table:column="8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4" table:acceptance-state="accepted">
          <table:cell-address table:column="8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5" table:acceptance-state="accepted">
          <table:cell-address table:column="9" table:row="137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10" table:row="136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10" table:row="137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8" table:acceptance-state="accepted">
          <table:cell-address table:column="3" table:row="145" table:table="1"/>
          <office:change-info>
            <dc:creator>Phil Birkelbach</dc:creator>
            <dc:date>2013-04-24T16:29:42</dc:date>
          </office:change-info>
          <table:previous table:id="ct466">
            <table:change-track-table-cell office:value-type="float" office:value="8"/>
          </table:previous>
        </table:cell-content-change>
        <table:cell-content-change table:id="ct519" table:acceptance-state="accepted">
          <table:cell-address table:column="4" table:row="145" table:table="1"/>
          <office:change-info>
            <dc:creator>Phil Birkelbach</dc:creator>
            <dc:date>2013-04-24T16:29:42</dc:date>
          </office:change-info>
          <table:previous table:id="ct476">
            <table:change-track-table-cell office:value-type="string">
              <text:p>Encoder Input</text:p>
            </table:change-track-table-cell>
          </table:previous>
        </table:cell-content-change>
        <table:cell-content-change table:id="ct520" table:acceptance-state="accepted">
          <table:cell-address table:column="5" table:row="145" table:table="1"/>
          <office:change-info>
            <dc:creator>Phil Birkelbach</dc:creator>
            <dc:date>2013-04-24T16:29:42</dc:date>
          </office:change-info>
          <table:previous table:id="ct483">
            <table:change-track-table-cell office:value-type="string">
              <text:p>Steps Moved</text:p>
            </table:change-track-table-cell>
          </table:previous>
        </table:cell-content-change>
        <table:cell-content-change table:id="ct521" table:acceptance-state="accepted">
          <table:cell-address table:column="6" table:row="145" table:table="1"/>
          <office:change-info>
            <dc:creator>Phil Birkelbach</dc:creator>
            <dc:date>2013-04-24T16:29:42</dc:date>
          </office:change-info>
          <table:previous table:id="ct488">
            <table:change-track-table-cell/>
          </table:previous>
        </table:cell-content-change>
        <table:cell-content-change table:id="ct522" table:acceptance-state="accepted">
          <table:cell-address table:column="8" table:row="145" table:table="1"/>
          <office:change-info>
            <dc:creator>Phil Birkelbach</dc:creator>
            <dc:date>2013-04-24T16:29:42</dc:date>
          </office:change-info>
          <table:previous table:id="ct493">
            <table:change-track-table-cell office:value-type="string">
              <text:p>INT</text:p>
            </table:change-track-table-cell>
          </table:previous>
        </table:cell-content-change>
        <table:cell-content-change table:id="ct523" table:acceptance-state="accepted">
          <table:cell-address table:column="9" table:row="145" table:table="1"/>
          <office:change-info>
            <dc:creator>Phil Birkelbach</dc:creator>
            <dc:date>2013-04-24T16:29:42</dc:date>
          </office:change-info>
          <table:previous table:id="ct497">
            <table:change-track-table-cell/>
          </table:previous>
        </table:cell-content-change>
        <table:cell-content-change table:id="ct524" table:acceptance-state="accepted">
          <table:cell-address table:column="10" table:row="145" table:table="1"/>
          <office:change-info>
            <dc:creator>Phil Birkelbach</dc:creator>
            <dc:date>2013-04-24T16:29:42</dc:date>
          </office:change-info>
          <table:previous table:id="ct502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25" table:acceptance-state="accepted">
          <table:cell-address table:column="3" table:row="146" table:table="1"/>
          <office:change-info>
            <dc:creator>Phil Birkelbach</dc:creator>
            <dc:date>2013-04-24T16:29:45</dc:date>
          </office:change-info>
          <table:previous table:id="ct467">
            <table:change-track-table-cell office:value-type="float" office:value="8"/>
          </table:previous>
        </table:cell-content-change>
        <table:cell-content-change table:id="ct526" table:acceptance-state="accepted">
          <table:cell-address table:column="3" table:row="146" table:table="1"/>
          <office:change-info>
            <dc:creator>Phil Birkelbach</dc:creator>
            <dc:date>2013-04-24T16:29:45</dc:date>
          </office:change-info>
          <table:previous table:id="ct468">
            <table:change-track-table-cell office:value-type="float" office:value="4"/>
          </table:previous>
        </table:cell-content-change>
        <table:cell-content-change table:id="ct527" table:acceptance-state="accepted">
          <table:cell-address table:column="4" table:row="146" table:table="1"/>
          <office:change-info>
            <dc:creator>Phil Birkelbach</dc:creator>
            <dc:date>2013-04-24T16:29:45</dc:date>
          </office:change-info>
          <table:previous table:id="ct477">
            <table:change-track-table-cell office:value-type="string">
              <text:p>Generic Switches</text:p>
            </table:change-track-table-cell>
          </table:previous>
        </table:cell-content-change>
        <table:cell-content-change table:id="ct528" table:acceptance-state="accepted">
          <table:cell-address table:column="4" table:row="146" table:table="1"/>
          <office:change-info>
            <dc:creator>Phil Birkelbach</dc:creator>
            <dc:date>2013-04-24T16:29:45</dc:date>
          </office:change-info>
          <table:previous table:id="ct478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529" table:acceptance-state="accepted">
          <table:cell-address table:column="5" table:row="146" table:table="1"/>
          <office:change-info>
            <dc:creator>Phil Birkelbach</dc:creator>
            <dc:date>2013-04-24T16:29:45</dc:date>
          </office:change-info>
          <table:previous table:id="ct484">
            <table:change-track-table-cell office:value-type="string">
              <text:p>Discrete Bits</text:p>
            </table:change-track-table-cell>
          </table:previous>
        </table:cell-content-change>
        <table:cell-content-change table:id="ct530" table:acceptance-state="accepted">
          <table:cell-address table:column="5" table:row="146" table:table="1"/>
          <office:change-info>
            <dc:creator>Phil Birkelbach</dc:creator>
            <dc:date>2013-04-24T16:29:45</dc:date>
          </office:change-info>
          <table:previous table:id="ct485">
            <table:change-track-table-cell office:value-type="string">
              <text:p>0 to 100</text:p>
            </table:change-track-table-cell>
          </table:previous>
        </table:cell-content-change>
        <table:cell-content-change table:id="ct531" table:acceptance-state="accepted">
          <table:cell-address table:column="6" table:row="146" table:table="1"/>
          <office:change-info>
            <dc:creator>Phil Birkelbach</dc:creator>
            <dc:date>2013-04-24T16:29:45</dc:date>
          </office:change-info>
          <table:previous table:id="ct489">
            <table:change-track-table-cell office:value-type="string">
              <text:p>0.01%</text:p>
            </table:change-track-table-cell>
          </table:previous>
        </table:cell-content-change>
        <table:cell-content-change table:id="ct532" table:acceptance-state="accepted">
          <table:cell-address table:column="8" table:row="146" table:table="1"/>
          <office:change-info>
            <dc:creator>Phil Birkelbach</dc:creator>
            <dc:date>2013-04-24T16:29:45</dc:date>
          </office:change-info>
          <table:previous table:id="ct494">
            <table:change-track-table-cell office:value-type="string">
              <text:p>BYTE[5]</text:p>
            </table:change-track-table-cell>
          </table:previous>
        </table:cell-content-change>
        <table:cell-content-change table:id="ct533" table:acceptance-state="accepted">
          <table:cell-address table:column="8" table:row="146" table:table="1"/>
          <office:change-info>
            <dc:creator>Phil Birkelbach</dc:creator>
            <dc:date>2013-04-24T16:29:45</dc:date>
          </office:change-info>
          <table:previous table:id="ct495">
            <table:change-track-table-cell office:value-type="string">
              <text:p>UINT</text:p>
            </table:change-track-table-cell>
          </table:previous>
        </table:cell-content-change>
        <table:cell-content-change table:id="ct534" table:acceptance-state="accepted">
          <table:cell-address table:column="9" table:row="146" table:table="1"/>
          <office:change-info>
            <dc:creator>Phil Birkelbach</dc:creator>
            <dc:date>2013-04-24T16:29:45</dc:date>
          </office:change-info>
          <table:previous table:id="ct498">
            <table:change-track-table-cell office:value-type="string">
              <text:p>Unit</text:p>
            </table:change-track-table-cell>
          </table:previous>
        </table:cell-content-change>
        <table:cell-content-change table:id="ct535" table:acceptance-state="accepted">
          <table:cell-address table:column="9" table:row="146" table:table="1"/>
          <office:change-info>
            <dc:creator>Phil Birkelbach</dc:creator>
            <dc:date>2013-04-24T16:29:45</dc:date>
          </office:change-info>
          <table:previous table:id="ct499">
            <table:change-track-table-cell office:value-type="string">
              <text:p>Unit</text:p>
            </table:change-track-table-cell>
          </table:previous>
        </table:cell-content-change>
        <table:cell-content-change table:id="ct536" table:acceptance-state="accepted">
          <table:cell-address table:column="10" table:row="146" table:table="1"/>
          <office:change-info>
            <dc:creator>Phil Birkelbach</dc:creator>
            <dc:date>2013-04-24T16:29:45</dc:date>
          </office:change-info>
          <table:previous table:id="ct503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37" table:acceptance-state="accepted">
          <table:cell-address table:column="10" table:row="146" table:table="1"/>
          <office:change-info>
            <dc:creator>Phil Birkelbach</dc:creator>
            <dc:date>2013-04-24T16:29:45</dc:date>
          </office:change-info>
          <table:previous table:id="ct504">
            <table:change-track-table-cell office:value-type="string">
              <text:p>User Defined</text:p>
            </table:change-track-table-cell>
          </table:previous>
        </table:cell-content-change>
        <table:cell-content-change table:id="ct538" table:acceptance-state="accepted">
          <table:cell-address table:column="3" table:row="136" table:table="1"/>
          <office:change-info>
            <dc:creator>Phil Birkelbach</dc:creator>
            <dc:date>2013-04-24T16:29:54</dc:date>
          </office:change-info>
          <table:previous table:id="ct505">
            <table:change-track-table-cell office:value-type="float" office:value="8"/>
          </table:previous>
        </table:cell-content-change>
        <table:cell-content-change table:id="ct539" table:acceptance-state="accepted">
          <table:cell-address table:column="3" table:row="136" table:table="1"/>
          <office:change-info>
            <dc:creator>Phil Birkelbach</dc:creator>
            <dc:date>2013-04-24T16:29:55</dc:date>
          </office:change-info>
          <table:previous table:id="ct538">
            <table:change-track-table-cell office:value-type="float" office:value="4"/>
          </table:previous>
        </table:cell-content-change>
        <table:cell-content-change table:id="ct540" table:acceptance-state="accepted">
          <table:cell-address table:column="3" table:row="145" table:table="1"/>
          <office:change-info>
            <dc:creator>Phil Birkelbach</dc:creator>
            <dc:date>2013-04-24T16:30:11</dc:date>
          </office:change-info>
          <table:previous table:id="ct518">
            <table:change-track-table-cell office:value-type="float" office:value="4"/>
          </table:previous>
        </table:cell-content-change>
        <table:deletion table:id="ct541" table:acceptance-state="accepted" table:type="row" table:position="146" table:table="1" table:multi-deletion-spanned="2">
          <office:change-info>
            <dc:creator>Phil Birkelbach</dc:creator>
            <dc:date>2013-04-24T16:39:32</dc:date>
          </office:change-info>
          <table:deletions>
            <table:cell-content-deletion table:id="ct536">
              <table:change-track-table-cell/>
            </table:cell-content-deletion>
            <table:cell-content-deletion table:id="ct534">
              <table:change-track-table-cell/>
            </table:cell-content-deletion>
            <table:cell-content-deletion table:id="ct532">
              <table:change-track-table-cell/>
            </table:cell-content-deletion>
            <table:cell-content-deletion table:id="ct529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525">
              <table:change-track-table-cell/>
            </table:cell-content-deletion>
            <table:change-deletion table:id="ct463"/>
          </table:deletions>
        </table:deletion>
        <table:deletion table:id="ct542" table:acceptance-state="accepted" table:type="row" table:position="146" table:table="1">
          <office:change-info>
            <dc:creator>Phil Birkelbach</dc:creator>
            <dc:date>2013-04-24T16:39:32</dc:date>
          </office:change-info>
          <table:deletions>
            <table:change-deletion table:id="ct541"/>
            <table:cell-content-deletion table:id="ct537">
              <table:change-track-table-cell/>
            </table:cell-content-deletion>
            <table:cell-content-deletion table:id="ct535">
              <table:change-track-table-cell/>
            </table:cell-content-deletion>
            <table:cell-content-deletion table:id="ct533">
              <table:change-track-table-cell/>
            </table:cell-content-deletion>
            <table:cell-content-deletion table:id="ct531">
              <table:change-track-table-cell/>
            </table:cell-content-deletion>
            <table:cell-content-deletion table:id="ct530">
              <table:change-track-table-cell/>
            </table:cell-content-deletion>
            <table:cell-content-deletion table:id="ct528">
              <table:change-track-table-cell/>
            </table:cell-content-deletion>
            <table:cell-content-deletion table:id="ct526">
              <table:change-track-table-cell/>
            </table:cell-content-deletion>
            <table:change-deletion table:id="ct438"/>
          </table:deletions>
        </table:deletion>
        <table:cell-content-change table:id="ct543" table:acceptance-state="accepted">
          <table:cell-address table:column="5" table:row="42" table:table="1"/>
          <office:change-info>
            <dc:creator>Phil Birkelbach</dc:creator>
            <dc:date>2013-07-01T14:14:43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cell-content-change table:id="ct544" table:acceptance-state="accepted">
          <table:cell-address table:column="18" table:row="99" table:table="1"/>
          <office:change-info>
            <dc:creator>Phil Birkelbach</dc:creator>
            <dc:date>2013-07-01T14:15:58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18" table:row="99" table:table="1"/>
          <office:change-info>
            <dc:creator>Phil Birkelbach</dc:creator>
            <dc:date>2013-07-01T14:16:09</dc:date>
          </office:change-info>
          <table:previous table:id="ct544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46" table:acceptance-state="accepted">
          <table:cell-address table:column="19" table:row="99" table:table="1"/>
          <office:change-info>
            <dc:creator>Phil Birkelbach</dc:creator>
            <dc:date>2013-07-01T14:16:13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0" table:row="99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1" table:row="99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9" table:acceptance-state="accepted">
          <table:cell-address table:column="20" table:row="99" table:table="1"/>
          <office:change-info>
            <dc:creator>Phil Birkelbach</dc:creator>
            <dc:date>2013-07-01T14:16:29</dc:date>
          </office:change-info>
          <table:previous table:id="ct547">
            <table:change-track-table-cell office:value-type="string">
              <text:p>Restriction 1 Low</text:p>
            </table:change-track-table-cell>
          </table:previous>
        </table:cell-content-change>
        <table:cell-content-change table:id="ct550" table:acceptance-state="accepted">
          <table:cell-address table:column="21" table:row="99" table:table="1"/>
          <office:change-info>
            <dc:creator>Phil Birkelbach</dc:creator>
            <dc:date>2013-07-01T14:16:34</dc:date>
          </office:change-info>
          <table:previous table:id="ct548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51" table:acceptance-state="accepted">
          <table:cell-address table:column="18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19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3" table:acceptance-state="accepted">
          <table:cell-address table:column="20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4" table:acceptance-state="accepted">
          <table:cell-address table:column="21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26" table:row="0" table:table="1"/>
          <office:change-info>
            <dc:creator>Phil Birkelbach</dc:creator>
            <dc:date>2013-07-01T14:17:24</dc:date>
          </office:change-info>
          <table:previous>
            <table:change-track-table-cell/>
          </table:previous>
        </table:cell-content-change>
        <table:cell-content-change table:id="ct556" table:acceptance-state="accepted">
          <table:cell-address table:column="26" table:row="1" table:table="1"/>
          <office:change-info>
            <dc:creator>Phil Birkelbach</dc:creator>
            <dc:date>2013-07-01T14:17:3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26" table:row="3" table:table="1"/>
          <office:change-info>
            <dc:creator>Phil Birkelbach</dc:creator>
            <dc:date>2013-07-01T14:17:45</dc:date>
          </office:change-info>
          <table:previous>
            <table:change-track-table-cell/>
          </table:previous>
        </table:cell-content-change>
        <table:cell-content-change table:id="ct558" table:acceptance-state="accepted">
          <table:cell-address table:column="26" table:row="4" table:table="1"/>
          <office:change-info>
            <dc:creator>Phil Birkelbach</dc:creator>
            <dc:date>2013-07-01T14:17:57</dc:date>
          </office:change-info>
          <table:previous>
            <table:change-track-table-cell/>
          </table:previous>
        </table:cell-content-change>
        <table:cell-content-change table:id="ct559" table:acceptance-state="accepted">
          <table:cell-address table:column="26" table:row="32" table:table="1"/>
          <office:change-info>
            <dc:creator>Phil Birkelbach</dc:creator>
            <dc:date>2013-07-01T14:18:08</dc:date>
          </office:change-info>
          <table:previous>
            <table:change-track-table-cell/>
          </table:previous>
        </table:cell-content-change>
        <table:cell-content-change table:id="ct560" table:acceptance-state="accepted">
          <table:cell-address table:column="26" table:row="33" table:table="1"/>
          <office:change-info>
            <dc:creator>Phil Birkelbach</dc:creator>
            <dc:date>2013-07-01T14:18:12</dc:date>
          </office:change-info>
          <table:previous>
            <table:change-track-table-cell/>
          </table:previous>
        </table:cell-content-change>
        <table:cell-content-change table:id="ct561" table:acceptance-state="accepted">
          <table:cell-address table:column="26" table:row="34" table:table="1"/>
          <office:change-info>
            <dc:creator>Phil Birkelbach</dc:creator>
            <dc:date>2013-07-01T14:18:13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6" table:row="35" table:table="1"/>
          <office:change-info>
            <dc:creator>Phil Birkelbach</dc:creator>
            <dc:date>2013-07-01T14:18:19</dc:date>
          </office:change-info>
          <table:previous>
            <table:change-track-table-cell/>
          </table:previous>
        </table:cell-content-change>
        <table:cell-content-change table:id="ct563" table:acceptance-state="accepted">
          <table:cell-address table:column="26" table:row="37" table:table="1"/>
          <office:change-info>
            <dc:creator>Phil Birkelbach</dc:creator>
            <dc:date>2013-07-01T14:18:26</dc:date>
          </office:change-info>
          <table:previous>
            <table:change-track-table-cell/>
          </table:previous>
        </table:cell-content-change>
        <table:cell-content-change table:id="ct564" table:acceptance-state="accepted">
          <table:cell-address table:column="26" table:row="38" table:table="1"/>
          <office:change-info>
            <dc:creator>Phil Birkelbach</dc:creator>
            <dc:date>2013-07-01T14:18:33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6" table:row="42" table:table="1"/>
          <office:change-info>
            <dc:creator>Phil Birkelbach</dc:creator>
            <dc:date>2013-07-01T14:18:37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6" table:row="43" table:table="1"/>
          <office:change-info>
            <dc:creator>Phil Birkelbach</dc:creator>
            <dc:date>2013-07-01T14:18:39</dc:date>
          </office:change-info>
          <table:previous>
            <table:change-track-table-cell/>
          </table:previous>
        </table:cell-content-change>
        <table:cell-content-change table:id="ct567" table:acceptance-state="accepted">
          <table:cell-address table:column="26" table:row="44" table:table="1"/>
          <office:change-info>
            <dc:creator>Phil Birkelbach</dc:creator>
            <dc:date>2013-07-01T14:18:40</dc:date>
          </office:change-info>
          <table:previous>
            <table:change-track-table-cell/>
          </table:previous>
        </table:cell-content-change>
        <table:cell-content-change table:id="ct568" table:acceptance-state="accepted">
          <table:cell-address table:column="26" table:row="45" table:table="1"/>
          <office:change-info>
            <dc:creator>Phil Birkelbach</dc:creator>
            <dc:date>2013-07-01T14:18:43</dc:date>
          </office:change-info>
          <table:previous>
            <table:change-track-table-cell/>
          </table:previous>
        </table:cell-content-change>
        <table:cell-content-change table:id="ct569" table:acceptance-state="accepted">
          <table:cell-address table:column="26" table:row="46" table:table="1"/>
          <office:change-info>
            <dc:creator>Phil Birkelbach</dc:creator>
            <dc:date>2013-07-01T14:18:46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6" table:row="47" table:table="1"/>
          <office:change-info>
            <dc:creator>Phil Birkelbach</dc:creator>
            <dc:date>2013-07-01T15:07:39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6" table:row="48" table:table="1"/>
          <office:change-info>
            <dc:creator>Phil Birkelbach</dc:creator>
            <dc:date>2013-07-01T15:07:47</dc:date>
          </office:change-info>
          <table:previous>
            <table:change-track-table-cell/>
          </table:previous>
        </table:cell-content-change>
        <table:cell-content-change table:id="ct572" table:acceptance-state="accepted">
          <table:cell-address table:column="26" table:row="49" table:table="1"/>
          <office:change-info>
            <dc:creator>Phil Birkelbach</dc:creator>
            <dc:date>2013-07-01T15:07:51</dc:date>
          </office:change-info>
          <table:previous>
            <table:change-track-table-cell/>
          </table:previous>
        </table:cell-content-change>
        <table:cell-content-change table:id="ct573" table:acceptance-state="accepted">
          <table:cell-address table:column="26" table:row="49" table:table="1"/>
          <office:change-info>
            <dc:creator>Phil Birkelbach</dc:creator>
            <dc:date>2013-07-01T15:08:19</dc:date>
          </office:change-info>
          <table:previous table:id="ct572">
            <table:change-track-table-cell office:value-type="string">
              <text:p>RALT</text:p>
            </table:change-track-table-cell>
          </table:previous>
        </table:cell-content-change>
        <table:cell-content-change table:id="ct574" table:acceptance-state="accepted">
          <table:cell-address table:column="26" table:row="50" table:table="1"/>
          <office:change-info>
            <dc:creator>Phil Birkelbach</dc:creator>
            <dc:date>2013-07-01T15:08:22</dc:date>
          </office:change-info>
          <table:previous>
            <table:change-track-table-cell/>
          </table:previous>
        </table:cell-content-change>
        <table:cell-content-change table:id="ct575" table:acceptance-state="accepted">
          <table:cell-address table:column="26" table:row="51" table:table="1"/>
          <office:change-info>
            <dc:creator>Phil Birkelbach</dc:creator>
            <dc:date>2013-07-01T15:08:29</dc:date>
          </office:change-info>
          <table:previous>
            <table:change-track-table-cell/>
          </table:previous>
        </table:cell-content-change>
        <table:cell-content-change table:id="ct576" table:acceptance-state="accepted">
          <table:cell-address table:column="26" table:row="52" table:table="1"/>
          <office:change-info>
            <dc:creator>Phil Birkelbach</dc:creator>
            <dc:date>2013-07-01T15:08:33</dc:date>
          </office:change-info>
          <table:previous>
            <table:change-track-table-cell/>
          </table:previous>
        </table:cell-content-change>
        <table:cell-content-change table:id="ct577" table:acceptance-state="accepted">
          <table:cell-address table:column="26" table:row="53" table:table="1"/>
          <office:change-info>
            <dc:creator>Phil Birkelbach</dc:creator>
            <dc:date>2013-07-01T15:08:43</dc:date>
          </office:change-info>
          <table:previous>
            <table:change-track-table-cell/>
          </table:previous>
        </table:cell-content-change>
        <table:cell-content-change table:id="ct578" table:acceptance-state="accepted">
          <table:cell-address table:column="26" table:row="52" table:table="1"/>
          <office:change-info>
            <dc:creator>Phil Birkelbach</dc:creator>
            <dc:date>2013-07-01T15:08:49</dc:date>
          </office:change-info>
          <table:previous table:id="ct576">
            <table:change-track-table-cell office:value-type="string">
              <text:p>ACCN</text:p>
            </table:change-track-table-cell>
          </table:previous>
        </table:cell-content-change>
        <table:cell-content-change table:id="ct579" table:acceptance-state="accepted">
          <table:cell-address table:column="26" table:row="54" table:table="1"/>
          <office:change-info>
            <dc:creator>Phil Birkelbach</dc:creator>
            <dc:date>2013-07-01T15:08:57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6" table:row="55" table:table="1"/>
          <office:change-info>
            <dc:creator>Phil Birkelbach</dc:creator>
            <dc:date>2013-07-01T15:08:58</dc:date>
          </office:change-info>
          <table:previous>
            <table:change-track-table-cell/>
          </table:previous>
        </table:cell-content-change>
        <table:cell-content-change table:id="ct581" table:acceptance-state="accepted">
          <table:cell-address table:column="26" table:row="56" table:table="1"/>
          <office:change-info>
            <dc:creator>Phil Birkelbach</dc:creator>
            <dc:date>2013-07-01T15:09: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26" table:row="57" table:table="1"/>
          <office:change-info>
            <dc:creator>Phil Birkelbach</dc:creator>
            <dc:date>2013-07-01T15:09:02</dc:date>
          </office:change-info>
          <table:previous>
            <table:change-track-table-cell/>
          </table:previous>
        </table:cell-content-change>
        <table:cell-content-change table:id="ct583" table:acceptance-state="accepted">
          <table:cell-address table:column="26" table:row="58" table:table="1"/>
          <office:change-info>
            <dc:creator>Phil Birkelbach</dc:creator>
            <dc:date>2013-07-01T15:09:08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6" table:row="59" table:table="1"/>
          <office:change-info>
            <dc:creator>Phil Birkelbach</dc:creator>
            <dc:date>2013-07-01T15:09:17</dc:date>
          </office:change-info>
          <table:previous>
            <table:change-track-table-cell/>
          </table:previous>
        </table:cell-content-change>
        <table:cell-content-change table:id="ct585" table:acceptance-state="accepted">
          <table:cell-address table:column="26" table:row="63" table:table="1"/>
          <office:change-info>
            <dc:creator>Phil Birkelbach</dc:creator>
            <dc:date>2013-07-01T15:09:24</dc:date>
          </office:change-info>
          <table:previous>
            <table:change-track-table-cell/>
          </table:previous>
        </table:cell-content-change>
        <table:cell-content-change table:id="ct586" table:acceptance-state="accepted">
          <table:cell-address table:column="26" table:row="65" table:table="1"/>
          <office:change-info>
            <dc:creator>Phil Birkelbach</dc:creator>
            <dc:date>2013-07-01T15:09:32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26" table:row="66" table:table="1"/>
          <office:change-info>
            <dc:creator>Phil Birkelbach</dc:creator>
            <dc:date>2013-07-01T15:09:38</dc:date>
          </office:change-info>
          <table:previous>
            <table:change-track-table-cell/>
          </table:previous>
        </table:cell-content-change>
        <table:cell-content-change table:id="ct588" table:acceptance-state="accepted">
          <table:cell-address table:column="26" table:row="67" table:table="1"/>
          <office:change-info>
            <dc:creator>Phil Birkelbach</dc:creator>
            <dc:date>2013-07-01T15:09:39</dc:date>
          </office:change-info>
          <table:previous>
            <table:change-track-table-cell/>
          </table:previous>
        </table:cell-content-change>
        <table:cell-content-change table:id="ct589" table:acceptance-state="accepted">
          <table:cell-address table:column="26" table:row="68" table:table="1"/>
          <office:change-info>
            <dc:creator>Phil Birkelbach</dc:creator>
            <dc:date>2013-07-01T15:09:49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6" table:row="69" table:table="1"/>
          <office:change-info>
            <dc:creator>Phil Birkelbach</dc:creator>
            <dc:date>2013-07-01T15:09:53</dc:date>
          </office:change-info>
          <table:previous>
            <table:change-track-table-cell/>
          </table:previous>
        </table:cell-content-change>
        <table:cell-content-change table:id="ct591" table:acceptance-state="accepted">
          <table:cell-address table:column="26" table:row="70" table:table="1"/>
          <office:change-info>
            <dc:creator>Phil Birkelbach</dc:creator>
            <dc:date>2013-07-01T15:10:04</dc:date>
          </office:change-info>
          <table:previous>
            <table:change-track-table-cell/>
          </table:previous>
        </table:cell-content-change>
        <table:cell-content-change table:id="ct592" table:acceptance-state="accepted">
          <table:cell-address table:column="26" table:row="71" table:table="1"/>
          <office:change-info>
            <dc:creator>Phil Birkelbach</dc:creator>
            <dc:date>2013-07-01T15:10:08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26" table:row="72" table:table="1"/>
          <office:change-info>
            <dc:creator>Phil Birkelbach</dc:creator>
            <dc:date>2013-07-01T15:10:13</dc:date>
          </office:change-info>
          <table:previous>
            <table:change-track-table-cell/>
          </table:previous>
        </table:cell-content-change>
        <table:cell-content-change table:id="ct594" table:acceptance-state="accepted">
          <table:cell-address table:column="26" table:row="99" table:table="1"/>
          <office:change-info>
            <dc:creator>Phil Birkelbach</dc:creator>
            <dc:date>2013-07-01T15:10:34</dc:date>
          </office:change-info>
          <table:previous>
            <table:change-track-table-cell/>
          </table:previous>
        </table:cell-content-change>
        <table:cell-content-change table:id="ct595" table:acceptance-state="accepted">
          <table:cell-address table:column="26" table:row="100" table:table="1"/>
          <office:change-info>
            <dc:creator>Phil Birkelbach</dc:creator>
            <dc:date>2013-07-01T15:10:37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6" table:row="101" table:table="1"/>
          <office:change-info>
            <dc:creator>Phil Birkelbach</dc:creator>
            <dc:date>2013-07-01T15:10:41</dc:date>
          </office:change-info>
          <table:previous>
            <table:change-track-table-cell/>
          </table:previous>
        </table:cell-content-change>
        <table:cell-content-change table:id="ct597" table:acceptance-state="accepted">
          <table:cell-address table:column="26" table:row="102" table:table="1"/>
          <office:change-info>
            <dc:creator>Phil Birkelbach</dc:creator>
            <dc:date>2013-07-01T15:10:44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6" table:row="103" table:table="1"/>
          <office:change-info>
            <dc:creator>Phil Birkelbach</dc:creator>
            <dc:date>2013-07-01T15:10:47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6" table:row="103" table:table="1"/>
          <office:change-info>
            <dc:creator>Phil Birkelbach</dc:creator>
            <dc:date>2013-07-01T15:10:50</dc:date>
          </office:change-info>
          <table:previous table:id="ct598">
            <table:change-track-table-cell office:value-type="string">
              <text:p>ITIT</text:p>
            </table:change-track-table-cell>
          </table:previous>
        </table:cell-content-change>
        <table:cell-content-change table:id="ct600" table:acceptance-state="accepted">
          <table:cell-address table:column="26" table:row="104" table:table="1"/>
          <office:change-info>
            <dc:creator>Phil Birkelbach</dc:creator>
            <dc:date>2013-07-01T15:10:52</dc:date>
          </office:change-info>
          <table:previous>
            <table:change-track-table-cell/>
          </table:previous>
        </table:cell-content-change>
        <table:cell-content-change table:id="ct601" table:acceptance-state="accepted">
          <table:cell-address table:column="26" table:row="105" table:table="1"/>
          <office:change-info>
            <dc:creator>Phil Birkelbach</dc:creator>
            <dc:date>2013-07-01T15:10:55</dc:date>
          </office:change-info>
          <table:previous>
            <table:change-track-table-cell/>
          </table:previous>
        </table:cell-content-change>
        <table:cell-content-change table:id="ct602" table:acceptance-state="accepted">
          <table:cell-address table:column="26" table:row="106" table:table="1"/>
          <office:change-info>
            <dc:creator>Phil Birkelbach</dc:creator>
            <dc:date>2013-07-01T15:10:57</dc:date>
          </office:change-info>
          <table:previous>
            <table:change-track-table-cell/>
          </table:previous>
        </table:cell-content-change>
        <table:cell-content-change table:id="ct603" table:acceptance-state="accepted">
          <table:cell-address table:column="26" table:row="106" table:table="1"/>
          <office:change-info>
            <dc:creator>Phil Birkelbach</dc:creator>
            <dc:date>2013-07-01T15:11:07</dc:date>
          </office:change-info>
          <table:previous table:id="ct602">
            <table:change-track-table-cell office:value-type="string">
              <text:p>OILPR</text:p>
            </table:change-track-table-cell>
          </table:previous>
        </table:cell-content-change>
        <table:cell-content-change table:id="ct604" table:acceptance-state="accepted">
          <table:cell-address table:column="26" table:row="107" table:table="1"/>
          <office:change-info>
            <dc:creator>Phil Birkelbach</dc:creator>
            <dc:date>2013-07-01T15:11:09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26" table:row="108" table:table="1"/>
          <office:change-info>
            <dc:creator>Phil Birkelbach</dc:creator>
            <dc:date>2013-07-01T15:11:14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26" table:row="108" table:table="1"/>
          <office:change-info>
            <dc:creator>Phil Birkelbach</dc:creator>
            <dc:date>2013-07-01T15:11:18</dc:date>
          </office:change-info>
          <table:previous table:id="ct605">
            <table:change-track-table-cell office:value-type="string">
              <text:p>WATTS</text:p>
            </table:change-track-table-cell>
          </table:previous>
        </table:cell-content-change>
        <table:cell-content-change table:id="ct607" table:acceptance-state="accepted">
          <table:cell-address table:column="26" table:row="109" table:table="1"/>
          <office:change-info>
            <dc:creator>Phil Birkelbach</dc:creator>
            <dc:date>2013-07-01T15:11:24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26" table:row="110" table:table="1"/>
          <office:change-info>
            <dc:creator>Phil Birkelbach</dc:creator>
            <dc:date>2013-07-01T15:11:28</dc:date>
          </office:change-info>
          <table:previous>
            <table:change-track-table-cell/>
          </table:previous>
        </table:cell-content-change>
        <table:cell-content-change table:id="ct609" table:acceptance-state="accepted">
          <table:cell-address table:column="26" table:row="111" table:table="1"/>
          <office:change-info>
            <dc:creator>Phil Birkelbach</dc:creator>
            <dc:date>2013-07-01T15:11:35</dc:date>
          </office:change-info>
          <table:previous>
            <table:change-track-table-cell/>
          </table:previous>
        </table:cell-content-change>
        <table:cell-content-change table:id="ct610" table:acceptance-state="accepted">
          <table:cell-address table:column="26" table:row="112" table:table="1"/>
          <office:change-info>
            <dc:creator>Phil Birkelbach</dc:creator>
            <dc:date>2013-07-01T15:11:39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6" table:row="113" table:table="1"/>
          <office:change-info>
            <dc:creator>Phil Birkelbach</dc:creator>
            <dc:date>2013-07-01T15:11:42</dc:date>
          </office:change-info>
          <table:previous>
            <table:change-track-table-cell/>
          </table:previous>
        </table:cell-content-change>
        <table:cell-content-change table:id="ct612" table:acceptance-state="accepted">
          <table:cell-address table:column="26" table:row="114" table:table="1"/>
          <office:change-info>
            <dc:creator>Phil Birkelbach</dc:creator>
            <dc:date>2013-07-01T15:11:44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6" table:row="115" table:table="1"/>
          <office:change-info>
            <dc:creator>Phil Birkelbach</dc:creator>
            <dc:date>2013-07-01T15:11:47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6" table:row="115" table:table="1"/>
          <office:change-info>
            <dc:creator>Phil Birkelbach</dc:creator>
            <dc:date>2013-07-01T15:11:49</dc:date>
          </office:change-info>
          <table:previous table:id="ct613">
            <table:change-track-table-cell office:value-type="string">
              <text:p>OILPS</text:p>
            </table:change-track-table-cell>
          </table:previous>
        </table:cell-content-change>
        <table:cell-content-change table:id="ct615" table:acceptance-state="accepted">
          <table:cell-address table:column="26" table:row="116" table:table="1"/>
          <office:change-info>
            <dc:creator>Phil Birkelbach</dc:creator>
            <dc:date>2013-07-01T15:11:55</dc:date>
          </office:change-info>
          <table:previous>
            <table:change-track-table-cell/>
          </table:previous>
        </table:cell-content-change>
        <table:cell-content-change table:id="ct616" table:acceptance-state="accepted">
          <table:cell-address table:column="26" table:row="117" table:table="1"/>
          <office:change-info>
            <dc:creator>Phil Birkelbach</dc:creator>
            <dc:date>2013-07-01T15:12:05</dc:date>
          </office:change-info>
          <table:previous>
            <table:change-track-table-cell/>
          </table:previous>
        </table:cell-content-change>
        <table:cell-content-change table:id="ct617" table:acceptance-state="accepted">
          <table:cell-address table:column="26" table:row="118" table:table="1"/>
          <office:change-info>
            <dc:creator>Phil Birkelbach</dc:creator>
            <dc:date>2013-07-01T15:12:17</dc:date>
          </office:change-info>
          <table:previous>
            <table:change-track-table-cell/>
          </table:previous>
        </table:cell-content-change>
        <table:cell-content-change table:id="ct618" table:acceptance-state="accepted">
          <table:cell-address table:column="26" table:row="118" table:table="1"/>
          <office:change-info>
            <dc:creator>Phil Birkelbach</dc:creator>
            <dc:date>2013-07-01T15:12:22</dc:date>
          </office:change-info>
          <table:previous table:id="ct617">
            <table:change-track-table-cell office:value-type="string">
              <text:p>FUELL</text:p>
            </table:change-track-table-cell>
          </table:previous>
        </table:cell-content-change>
        <table:cell-content-change table:id="ct619" table:acceptance-state="accepted">
          <table:cell-address table:column="26" table:row="119" table:table="1"/>
          <office:change-info>
            <dc:creator>Phil Birkelbach</dc:creator>
            <dc:date>2013-07-01T15:12:31</dc:date>
          </office:change-info>
          <table:previous>
            <table:change-track-table-cell/>
          </table:previous>
        </table:cell-content-change>
        <table:cell-content-change table:id="ct620" table:acceptance-state="accepted">
          <table:cell-address table:column="26" table:row="105" table:table="1"/>
          <office:change-info>
            <dc:creator>Phil Birkelbach</dc:creator>
            <dc:date>2013-07-01T15:12:36</dc:date>
          </office:change-info>
          <table:previous table:id="ct601">
            <table:change-track-table-cell office:value-type="string">
              <text:p>FUELPR</text:p>
            </table:change-track-table-cell>
          </table:previous>
        </table:cell-content-change>
        <table:cell-content-change table:id="ct621" table:acceptance-state="accepted">
          <table:cell-address table:column="26" table:row="120" table:table="1"/>
          <office:change-info>
            <dc:creator>Phil Birkelbach</dc:creator>
            <dc:date>2013-07-01T15:12:44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6" table:row="121" table:table="1"/>
          <office:change-info>
            <dc:creator>Phil Birkelbach</dc:creator>
            <dc:date>2013-07-01T15:12:5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6" table:row="122" table:table="1"/>
          <office:change-info>
            <dc:creator>Phil Birkelbach</dc:creator>
            <dc:date>2013-07-01T15:12:58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6" table:row="219" table:table="1"/>
          <office:change-info>
            <dc:creator>Phil Birkelbach</dc:creator>
            <dc:date>2013-07-01T15:13:53</dc:date>
          </office:change-info>
          <table:previous>
            <table:change-track-table-cell/>
          </table:previous>
        </table:cell-content-change>
        <table:cell-content-change table:id="ct625" table:acceptance-state="accepted">
          <table:cell-address table:column="26" table:row="220" table:table="1"/>
          <office:change-info>
            <dc:creator>Phil Birkelbach</dc:creator>
            <dc:date>2013-07-01T15:13:56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26" table:row="221" table:table="1"/>
          <office:change-info>
            <dc:creator>Phil Birkelbach</dc:creator>
            <dc:date>2013-07-01T15:14:01</dc:date>
          </office:change-info>
          <table:previous>
            <table:change-track-table-cell/>
          </table:previous>
        </table:cell-content-change>
        <table:cell-content-change table:id="ct627" table:acceptance-state="accepted">
          <table:cell-address table:column="26" table:row="222" table:table="1"/>
          <office:change-info>
            <dc:creator>Phil Birkelbach</dc:creator>
            <dc:date>2013-07-01T15:14:08</dc:date>
          </office:change-info>
          <table:previous>
            <table:change-track-table-cell/>
          </table:previous>
        </table:cell-content-change>
        <table:cell-content-change table:id="ct628" table:acceptance-state="accepted">
          <table:cell-address table:column="26" table:row="223" table:table="1"/>
          <office:change-info>
            <dc:creator>Phil Birkelbach</dc:creator>
            <dc:date>2013-07-01T15:14:11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26" table:row="224" table:table="1"/>
          <office:change-info>
            <dc:creator>Phil Birkelbach</dc:creator>
            <dc:date>2013-07-01T15:14:16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26" table:row="225" table:table="1"/>
          <office:change-info>
            <dc:creator>Phil Birkelbach</dc:creator>
            <dc:date>2013-07-01T15:14:18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26" table:row="226" table:table="1"/>
          <office:change-info>
            <dc:creator>Phil Birkelbach</dc:creator>
            <dc:date>2013-07-01T15:14:22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26" table:row="227" table:table="1"/>
          <office:change-info>
            <dc:creator>Phil Birkelbach</dc:creator>
            <dc:date>2013-07-01T15:14:25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26" table:row="228" table:table="1"/>
          <office:change-info>
            <dc:creator>Phil Birkelbach</dc:creator>
            <dc:date>2013-07-01T15:14:3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26" table:row="228" table:table="1"/>
          <office:change-info>
            <dc:creator>Phil Birkelbach</dc:creator>
            <dc:date>2013-07-01T15:14:34</dc:date>
          </office:change-info>
          <table:previous table:id="ct633">
            <table:change-track-table-cell office:value-type="string">
              <text:p>ALTVOL</text:p>
            </table:change-track-table-cell>
          </table:previous>
        </table:cell-content-change>
        <table:cell-content-change table:id="ct635" table:acceptance-state="accepted">
          <table:cell-address table:column="26" table:row="229" table:table="1"/>
          <office:change-info>
            <dc:creator>Phil Birkelbach</dc:creator>
            <dc:date>2013-07-01T15:14:42</dc:date>
          </office:change-info>
          <table:previous>
            <table:change-track-table-cell/>
          </table:previous>
        </table:cell-content-change>
        <table:cell-content-change table:id="ct636" table:acceptance-state="accepted">
          <table:cell-address table:column="26" table:row="230" table:table="1"/>
          <office:change-info>
            <dc:creator>Phil Birkelbach</dc:creator>
            <dc:date>2013-07-01T15:14:45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6" table:row="231" table:table="1"/>
          <office:change-info>
            <dc:creator>Phil Birkelbach</dc:creator>
            <dc:date>2013-07-01T15:14:52</dc:date>
          </office:change-info>
          <table:previous>
            <table:change-track-table-cell/>
          </table:previous>
        </table:cell-content-change>
        <table:cell-content-change table:id="ct638" table:acceptance-state="accepted">
          <table:cell-address table:column="26" table:row="247" table:table="1"/>
          <office:change-info>
            <dc:creator>Phil Birkelbach</dc:creator>
            <dc:date>2013-07-01T15:15:04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6" table:row="251" table:table="1"/>
          <office:change-info>
            <dc:creator>Phil Birkelbach</dc:creator>
            <dc:date>2013-07-01T15:15:1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6" table:row="252" table:table="1"/>
          <office:change-info>
            <dc:creator>Phil Birkelbach</dc:creator>
            <dc:date>2013-07-01T15:15:12</dc:date>
          </office:change-info>
          <table:previous>
            <table:change-track-table-cell/>
          </table:previous>
        </table:cell-content-change>
        <table:cell-content-change table:id="ct641" table:acceptance-state="accepted">
          <table:cell-address table:column="26" table:row="258" table:table="1"/>
          <office:change-info>
            <dc:creator>Phil Birkelbach</dc:creator>
            <dc:date>2013-07-01T15:15:16</dc:date>
          </office:change-info>
          <table:previous>
            <table:change-track-table-cell/>
          </table:previous>
        </table:cell-content-change>
        <table:cell-content-change table:id="ct642" table:acceptance-state="accepted">
          <table:cell-address table:column="26" table:row="258" table:table="1"/>
          <office:change-info>
            <dc:creator>Phil Birkelbach</dc:creator>
            <dc:date>2013-07-01T15:15:19</dc:date>
          </office:change-info>
          <table:previous table:id="ct641">
            <table:change-track-table-cell office:value-type="string">
              <text:p>IDentifier</text:p>
            </table:change-track-table-cell>
          </table:previous>
        </table:cell-content-change>
        <table:cell-content-change table:id="ct643" table:acceptance-state="accepted">
          <table:cell-address table:column="5" table:row="42" table:table="1"/>
          <office:change-info>
            <dc:creator>Phil Birkelbach</dc:creator>
            <dc:date>2013-07-22T13:50:47</dc:date>
          </office:change-info>
          <table:previous table:id="ct543">
            <table:change-track-table-cell office:value-type="string">
              <text:p>-90 to 90</text:p>
            </table:change-track-table-cell>
          </table:previous>
        </table:cell-content-change>
        <table:cell-content-change table:id="ct644" table:acceptance-state="accepted">
          <table:cell-address table:column="6" table:row="99" table:table="1"/>
          <office:change-info>
            <dc:creator>Phil Birkelbach</dc:creator>
            <dc:date>2014-04-28T16:52:51.986584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6" table:row="100" table:table="1"/>
          <office:change-info>
            <dc:creator>Phil Birkelbach</dc:creator>
            <dc:date>2014-04-28T16:52:54.253262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3" table:row="68" table:table="1"/>
          <office:change-info>
            <dc:creator>Phil Birkelbach</dc:creator>
            <dc:date>2014-05-02T16:07:25.933227000</dc:date>
          </office:change-info>
          <table:previous>
            <table:change-track-table-cell office:value-type="string">
              <text:p>In Flight Threshold</text:p>
            </table:change-track-table-cell>
          </table:previous>
        </table:cell-content-change>
        <table:movement table:id="ct647" table:acceptance-state="accepted">
          <table:source-range-address table:column="26" table:row="37" table:table="1"/>
          <table:target-range-address table:column="26" table:row="38" table:table="1"/>
          <office:change-info>
            <dc:creator>Phil Birkelbach</dc:creator>
            <dc:date>2014-09-09T17:02:53.052212000</dc:date>
          </office:change-info>
        </table:movement>
        <table:cell-content-change table:id="ct648" table:acceptance-state="accepted">
          <table:cell-address table:column="26" table:row="18" table:table="1"/>
          <office:change-info>
            <dc:creator>Phil Birkelbach</dc:creator>
            <dc:date>2014-09-09T17:08:11.726374000</dc:date>
          </office:change-info>
          <table:previous>
            <table:change-track-table-cell/>
          </table:previous>
        </table:cell-content-change>
        <table:cell-content-change table:id="ct649" table:acceptance-state="accepted">
          <table:cell-address table:column="26" table:row="19" table:table="1"/>
          <office:change-info>
            <dc:creator>Phil Birkelbach</dc:creator>
            <dc:date>2014-09-09T17:08:15.550437000</dc:date>
          </office:change-info>
          <table:previous>
            <table:change-track-table-cell/>
          </table:previous>
        </table:cell-content-change>
        <table:cell-content-change table:id="ct650" table:acceptance-state="accepted">
          <table:cell-address table:column="26" table:row="20" table:table="1"/>
          <office:change-info>
            <dc:creator>Phil Birkelbach</dc:creator>
            <dc:date>2014-09-09T17:08:19.622203000</dc:date>
          </office:change-info>
          <table:previous>
            <table:change-track-table-cell/>
          </table:previous>
        </table:cell-content-change>
        <table:cell-content-change table:id="ct651" table:acceptance-state="accepted">
          <table:cell-address table:column="26" table:row="21" table:table="1"/>
          <office:change-info>
            <dc:creator>Phil Birkelbach</dc:creator>
            <dc:date>2014-09-09T17:08:31.166341000</dc:date>
          </office:change-info>
          <table:previous>
            <table:change-track-table-cell/>
          </table:previous>
        </table:cell-content-change>
        <table:cell-content-change table:id="ct652" table:acceptance-state="accepted">
          <table:cell-address table:column="26" table:row="22" table:table="1"/>
          <office:change-info>
            <dc:creator>Phil Birkelbach</dc:creator>
            <dc:date>2014-09-09T17:08:35.838393000</dc:date>
          </office:change-info>
          <table:previous>
            <table:change-track-table-cell/>
          </table:previous>
        </table:cell-content-change>
        <table:cell-content-change table:id="ct653" table:acceptance-state="accepted">
          <table:cell-address table:column="26" table:row="23" table:table="1"/>
          <office:change-info>
            <dc:creator>Phil Birkelbach</dc:creator>
            <dc:date>2014-09-09T17:08:39.638237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26" table:row="24" table:table="1"/>
          <office:change-info>
            <dc:creator>Phil Birkelbach</dc:creator>
            <dc:date>2014-09-09T17:08:42.062275000</dc:date>
          </office:change-info>
          <table:previous>
            <table:change-track-table-cell/>
          </table:previous>
        </table:cell-content-change>
        <table:cell-content-change table:id="ct655" table:acceptance-state="accepted">
          <table:cell-address table:column="26" table:row="25" table:table="1"/>
          <office:change-info>
            <dc:creator>Phil Birkelbach</dc:creator>
            <dc:date>2014-09-09T17:08:45.582326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6" table:row="26" table:table="1"/>
          <office:change-info>
            <dc:creator>Phil Birkelbach</dc:creator>
            <dc:date>2014-09-09T17:09:03.182291000</dc:date>
          </office:change-info>
          <table:previous>
            <table:change-track-table-cell/>
          </table:previous>
        </table:cell-content-change>
        <table:cell-content-change table:id="ct657" table:acceptance-state="accepted">
          <table:cell-address table:column="26" table:row="26" table:table="1"/>
          <office:change-info>
            <dc:creator>Phil Birkelbach</dc:creator>
            <dc:date>2014-09-09T17:09:16.894445000</dc:date>
          </office:change-info>
          <table:previous table:id="ct656">
            <table:change-track-table-cell office:value-type="string">
              <text:p>CTLTHR#</text:p>
            </table:change-track-table-cell>
          </table:previous>
        </table:cell-content-change>
        <table:cell-content-change table:id="ct658" table:acceptance-state="accepted">
          <table:cell-address table:column="26" table:row="27" table:table="1"/>
          <office:change-info>
            <dc:creator>Phil Birkelbach</dc:creator>
            <dc:date>2014-09-09T17:09:22.126324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6" table:row="28" table:table="1"/>
          <office:change-info>
            <dc:creator>Phil Birkelbach</dc:creator>
            <dc:date>2014-09-09T17:09:26.934314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6" table:row="29" table:table="1"/>
          <office:change-info>
            <dc:creator>Phil Birkelbach</dc:creator>
            <dc:date>2014-09-09T17:09:31.470309000</dc:date>
          </office:change-info>
          <table:previous>
            <table:change-track-table-cell/>
          </table:previous>
        </table:cell-content-change>
        <table:cell-content-change table:id="ct661" table:acceptance-state="accepted">
          <table:cell-address table:column="26" table:row="18" table:table="1"/>
          <office:change-info>
            <dc:creator>Phil Birkelbach</dc:creator>
            <dc:date>2014-09-09T17:15:34.200921000</dc:date>
          </office:change-info>
          <table:previous table:id="ct648">
            <table:change-track-table-cell office:value-type="string">
              <text:p>CTLPITCH</text:p>
            </table:change-track-table-cell>
          </table:previous>
        </table:cell-content-change>
        <table:cell-content-change table:id="ct662" table:acceptance-state="accepted">
          <table:cell-address table:column="26" table:row="119" table:table="1"/>
          <office:change-info>
            <dc:creator>Phil Birkelbach</dc:creator>
            <dc:date>2016-05-18T22:25:01.646612000</dc:date>
          </office:change-info>
          <table:previous table:id="ct619">
            <table:change-track-table-cell office:value-type="string">
              <text:p>FUELPR</text:p>
            </table:change-track-table-cell>
          </table:previous>
        </table:cell-content-change>
        <table:cell-content-change table:id="ct663" table:acceptance-state="accepted">
          <table:cell-address table:column="26" table:row="118" table:table="1"/>
          <office:change-info>
            <dc:creator>Phil Birkelbach</dc:creator>
            <dc:date>2016-05-18T22:25:13.261553000</dc:date>
          </office:change-info>
          <table:previous table:id="ct618">
            <table:change-track-table-cell office:value-type="string">
              <text:p>FUELQT</text:p>
            </table:change-track-table-cell>
          </table:previous>
        </table:cell-content-change>
        <table:cell-content-change table:id="ct664" table:acceptance-state="accepted">
          <table:cell-address table:column="26" table:row="113" table:table="1"/>
          <office:change-info>
            <dc:creator>Phil Birkelbach</dc:creator>
            <dc:date>2016-05-18T22:25:30.315269000</dc:date>
          </office:change-info>
          <table:previous table:id="ct611">
            <table:change-track-table-cell office:value-type="string">
              <text:p>FUELPR</text:p>
            </table:change-track-table-cell>
          </table:previous>
        </table:cell-content-change>
        <table:cell-content-change table:id="ct665" table:acceptance-state="accepted">
          <table:cell-address table:column="26" table:row="112" table:table="1"/>
          <office:change-info>
            <dc:creator>Phil Birkelbach</dc:creator>
            <dc:date>2016-05-18T22:25:34.363791000</dc:date>
          </office:change-info>
          <table:previous table:id="ct610">
            <table:change-track-table-cell office:value-type="string">
              <text:p>FUELFL</text:p>
            </table:change-track-table-cell>
          </table:previous>
        </table:cell-content-change>
        <table:cell-content-change table:id="ct666" table:acceptance-state="accepted">
          <table:cell-address table:column="26" table:row="119" table:table="1"/>
          <office:change-info>
            <dc:creator>Phil Birkelbach</dc:creator>
            <dc:date>2016-05-18T22:26:00.267302000</dc:date>
          </office:change-info>
          <table:previous table:id="ct662">
            <table:change-track-table-cell office:value-type="string">
              <text:p>FUELP</text:p>
            </table:change-track-table-cell>
          </table:previous>
        </table:cell-content-change>
        <table:cell-content-change table:id="ct667" table:acceptance-state="accepted">
          <table:cell-address table:column="11" table:row="42" table:table="1"/>
          <office:change-info>
            <dc:creator>Phil Birkelbach</dc:creator>
            <dc:date>2016-05-18T22:32:42.817957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8" table:acceptance-state="accepted">
          <table:cell-address table:column="11" table:row="43" table:table="1"/>
          <office:change-info>
            <dc:creator>Phil Birkelbach</dc:creator>
            <dc:date>2016-05-18T22:32:42.818000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9" table:acceptance-state="accepted">
          <table:cell-address table:column="12" table:row="42" table:table="1"/>
          <office:change-info>
            <dc:creator>Phil Birkelbach</dc:creator>
            <dc:date>2016-05-18T22:32:42.818015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0" table:acceptance-state="accepted">
          <table:cell-address table:column="12" table:row="43" table:table="1"/>
          <office:change-info>
            <dc:creator>Phil Birkelbach</dc:creator>
            <dc:date>2016-05-18T22:32:42.818038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1" table:acceptance-state="accepted">
          <table:cell-address table:column="26" table:row="64" table:table="1"/>
          <office:change-info>
            <dc:creator> </dc:creator>
            <dc:date>2016-06-15T13:18:11.514540304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26" table:row="65" table:table="1"/>
          <office:change-info>
            <dc:creator> </dc:creator>
            <dc:date>2016-06-15T13:22:11.943617464</dc:date>
          </office:change-info>
          <table:previous table:id="ct586">
            <table:change-track-table-cell office:value-type="string">
              <text:p>OBI</text:p>
            </table:change-track-table-cell>
          </table:previous>
        </table:cell-content-change>
        <table:cell-content-change table:id="ct673" table:acceptance-state="accepted">
          <table:cell-address table:column="9" table:row="16" table:table="1"/>
          <office:change-info>
            <dc:creator>Phil Birkelbach</dc:creator>
            <dc:date>2016-06-19T21:25:58.261663164</dc:date>
          </office:change-info>
          <table:previous table:id="ct312">
            <table:change-track-table-cell/>
          </table:previous>
        </table:cell-content-change>
        <table:cell-content-change table:id="ct674" table:acceptance-state="accepted">
          <table:cell-address table:column="9" table:row="136" table:table="1"/>
          <office:change-info>
            <dc:creator>Phil Birkelbach</dc:creator>
            <dc:date>2016-06-19T22:50:05.779148298</dc:date>
          </office:change-info>
          <table:previous>
            <table:change-track-table-cell/>
          </table:previous>
        </table:cell-content-change>
        <table:cell-content-change table:id="ct675" table:acceptance-state="accepted">
          <table:cell-address table:column="2" table:row="47" table:table="3"/>
          <office:change-info>
            <dc:creator> </dc:creator>
            <dc:date>2016-06-29T18:39:04.543654259</dc:date>
          </office:change-info>
          <table:previous>
            <table:change-track-table-cell office:value-type="string">
              <text:p>Air Data</text:p>
            </table:change-track-table-cell>
          </table:previous>
        </table:cell-content-change>
        <table:movement table:id="ct676" table:acceptance-state="accepted">
          <table:source-range-address table:column="2" table:row="48" table:table="3"/>
          <table:target-range-address table:start-column="2" table:start-row="47" table:start-table="3" table:end-column="2" table:end-row="48" table:end-table="3"/>
          <office:change-info>
            <dc:creator> </dc:creator>
            <dc:date>2016-06-29T18:39:06.923139045</dc:date>
          </office:change-info>
          <table:dependencies>
            <table:dependency table:id="ct677"/>
          </table:dependencies>
          <table:deletions>
            <table:cell-content-deletion>
              <table:cell-address table:column="2" table:row="48" table:table="3"/>
              <table:change-track-table-cell office:value-type="string">
                <text:p>OAT Input</text:p>
              </table:change-track-table-cell>
            </table:cell-content-deletion>
            <table:cell-content-deletion table:id="ct675">
              <table:change-track-table-cell/>
            </table:cell-content-deletion>
          </table:deletions>
        </table:movement>
        <table:deletion table:id="ct677" table:acceptance-state="accepted" table:type="row" table:position="49" table:table="3">
          <office:change-info>
            <dc:creator> </dc:creator>
            <dc:date>2016-06-29T18:39:14.664946679</dc:date>
          </office:change-info>
          <table:deletions>
            <table:cell-content-deletion>
              <table:cell-address table:column="1" table:row="49" table:table="3"/>
              <table:change-track-table-cell table:cell-address="DeviceTypes.B50" table:formula="of:=&quot;0x&quot; &amp; DEC2HEX([.A50])" office:value-type="string">
                <text:p>0x0</text:p>
              </table:change-track-table-cell>
            </table:cell-content-deletion>
            <table:cell-content-deletion>
              <table:cell-address table:column="0" table:row="49" table:table="3"/>
              <table:change-track-table-cell table:cell-address="DeviceTypes.A50" table:formula="of:=[.A49]+1" office:value-type="float" office:value="57"/>
            </table:cell-content-deletion>
            <table:cell-content-deletion>
              <table:cell-address table:column="2" table:row="49" table:table="3"/>
              <table:change-track-table-cell office:value-type="string">
                <text:p>Radar Altimeter</text:p>
              </table:change-track-table-cell>
            </table:cell-content-deletion>
          </table:deletions>
          <table:cut-offs>
            <table:movement-cut-off table:id="ct676" table:start-position="-1" table:end-position="0"/>
          </table:cut-offs>
        </table:deletion>
        <table:insertion table:id="ct678" table:acceptance-state="accepted" table:type="row" table:position="104" table:table="3">
          <office:change-info>
            <dc:creator> </dc:creator>
            <dc:date>2016-06-29T18:40:01.052683229</dc:date>
          </office:change-info>
          <table:dependencies>
            <table:dependency table:id="ct681"/>
            <table:dependency table:id="ct680"/>
            <table:dependency table:id="ct679"/>
          </table:dependencies>
        </table:insertion>
        <table:cell-content-change table:id="ct679" table:acceptance-state="accepted">
          <table:cell-address table:column="0" table:row="104" table:table="3"/>
          <office:change-info>
            <dc:creator> </dc:creator>
            <dc:date>2016-06-29T18:40:06.456090784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1" table:row="104" table:table="3"/>
          <office:change-info>
            <dc:creator> </dc:creator>
            <dc:date>2016-06-29T18:40:09.965525554</dc:date>
          </office:change-info>
          <table:previous>
            <table:change-track-table-cell/>
          </table:previous>
        </table:cell-content-change>
        <table:cell-content-change table:id="ct681" table:acceptance-state="accepted">
          <table:cell-address table:column="2" table:row="104" table:table="3"/>
          <office:change-info>
            <dc:creator> </dc:creator>
            <dc:date>2016-06-29T18:40:25.566663562</dc:date>
          </office:change-info>
          <table:previous>
            <table:change-track-table-cell/>
          </table:previous>
        </table:cell-content-change>
        <table:cell-content-change table:id="ct682">
          <table:cell-address table:column="6" table:row="168" table:table="1"/>
          <office:change-info>
            <dc:creator> </dc:creator>
            <dc:date>2017-12-03T04:03:43.449877847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3">
          <table:cell-address table:column="6" table:row="169" table:table="1"/>
          <office:change-info>
            <dc:creator> </dc:creator>
            <dc:date>2017-12-03T04:03:51.991194162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4">
          <table:cell-address table:column="6" table:row="168" table:table="1"/>
          <office:change-info>
            <dc:creator> </dc:creator>
            <dc:date>2017-12-03T04:41:22.158447990</dc:date>
          </office:change-info>
          <table:previous table:id="ct682">
            <table:change-track-table-cell office:value-type="string">
              <text:p>0.01 inHg</text:p>
            </table:change-track-table-cell>
          </table:previous>
        </table:cell-content-change>
        <table:cell-content-change table:id="ct685">
          <table:cell-address table:column="6" table:row="169" table:table="1"/>
          <office:change-info>
            <dc:creator> </dc:creator>
            <dc:date>2017-12-03T04:41:27.375464188</dc:date>
          </office:change-info>
          <table:previous table:id="ct683">
            <table:change-track-table-cell office:value-type="string">
              <text:p>0.01 inHg</text:p>
            </table:change-track-table-cell>
          </table:previous>
        </table:cell-content-change>
        <table:cell-content-change table:id="ct686">
          <table:cell-address table:column="8" table:row="16" table:table="1"/>
          <office:change-info>
            <dc:creator> </dc:creator>
            <dc:date>2018-02-23T16:33:01.994589357</dc:date>
          </office:change-info>
          <table:previous table:id="ct314">
            <table:change-track-table-cell office:value-type="string">
              <text:p>INT</text:p>
            </table:change-track-table-cell>
          </table:previous>
        </table:cell-content-change>
        <table:cell-content-change table:id="ct687">
          <table:cell-address table:column="10" table:row="16" table:table="1"/>
          <office:change-info>
            <dc:creator> </dc:creator>
            <dc:date>2018-02-23T16:33:47.864929354</dc:date>
          </office:change-info>
          <table:previous table:id="ct460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88">
          <table:cell-address table:column="8" table:row="136" table:table="1"/>
          <office:change-info>
            <dc:creator> </dc:creator>
            <dc:date>2018-02-23T16:34:16.401578919</dc:date>
          </office:change-info>
          <table:previous table:id="ct513">
            <table:change-track-table-cell office:value-type="string">
              <text:p>INT</text:p>
            </table:change-track-table-cell>
          </table:previous>
        </table:cell-content-change>
        <table:cell-content-change table:id="ct689">
          <table:cell-address table:column="10" table:row="136" table:table="1"/>
          <office:change-info>
            <dc:creator> </dc:creator>
            <dc:date>2018-02-23T16:34:16.401602517</dc:date>
          </office:change-info>
          <table:previous table:id="ct516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90">
          <table:cell-address table:column="4" table:row="9" table:table="1"/>
          <office:change-info>
            <dc:creator> </dc:creator>
            <dc:date>2018-02-23T19:40:33.321525939</dc:date>
          </office:change-info>
          <table:previous>
            <table:change-track-table-cell office:value-type="string">
              <text:p>AutoPilot Commands</text:p>
            </table:change-track-table-cell>
          </table:previous>
        </table:cell-content-change>
        <table:cell-content-change table:id="ct691">
          <table:cell-address table:column="3" table:row="118" table:table="1"/>
          <office:change-info>
            <dc:creator> </dc:creator>
            <dc:date>2018-02-23T19:43:56.632151703</dc:date>
          </office:change-info>
          <table:previous table:id="ct49">
            <table:change-track-table-cell office:value-type="float" office:value="2"/>
          </table:previous>
        </table:cell-content-change>
        <table:cell-content-change table:id="ct692">
          <table:cell-address table:column="3" table:row="159" table:table="1"/>
          <office:change-info>
            <dc:creator> </dc:creator>
            <dc:date>2018-02-23T19:45:30.401055798</dc:date>
          </office:change-info>
          <table:previous>
            <table:change-track-table-cell office:value-type="float" office:value="1"/>
          </table:previous>
        </table:cell-content-change>
        <table:cell-content-change table:id="ct693">
          <table:cell-address table:column="3" table:row="161" table:table="1"/>
          <office:change-info>
            <dc:creator> </dc:creator>
            <dc:date>2018-02-23T19:48:48.599739558</dc:date>
          </office:change-info>
          <table:previous table:id="ct263">
            <table:change-track-table-cell office:value-type="float" office:value="4"/>
          </table:previous>
        </table:cell-content-change>
        <table:cell-content-change table:id="ct694">
          <table:cell-address table:column="8" table:row="251" table:table="1"/>
          <office:change-info>
            <dc:creator> </dc:creator>
            <dc:date>2018-04-27T20:22:53.198746553</dc:date>
          </office:change-info>
          <table:previous>
            <table:change-track-table-cell office:value-type="string">
              <text:p>USHORT[3]</text:p>
            </table:change-track-table-cell>
          </table:previous>
        </table:cell-content-change>
        <table:cell-content-change table:id="ct695">
          <table:cell-address table:column="5" table:row="251" table:table="1"/>
          <office:change-info>
            <dc:creator> </dc:creator>
            <dc:date>2018-04-27T20:23:00.687507383</dc:date>
          </office:change-info>
          <table:previous>
            <table:change-track-table-cell office:value-type="string">
              <text:p>Hour, Min, Sec</text:p>
            </table:change-track-table-cell>
          </table:previous>
        </table:cell-content-change>
        <table:cell-content-change table:id="ct696">
          <table:cell-address table:column="6" table:row="32" table:table="1"/>
          <office:change-info>
            <dc:creator> </dc:creator>
            <dc:date>2018-05-02T21:29:37.691489479</dc:date>
          </office:change-info>
          <table:previous>
            <table:change-track-table-cell office:value-type="string">
              <text:p>0.01º</text:p>
            </table:change-track-table-cell>
          </table:previous>
        </table:cell-content-change>
        <table:cell-content-change table:id="ct697">
          <table:cell-address table:column="6" table:row="32" table:table="1"/>
          <office:change-info>
            <dc:creator> </dc:creator>
            <dc:date>2018-05-02T21:30:36.432661924</dc:date>
          </office:change-info>
          <table:previous table:id="ct696">
            <table:change-track-table-cell office:value-type="string">
              <text:p>0.01</text:p>
            </table:change-track-table-cell>
          </table:previous>
        </table:cell-content-change>
        <table:cell-content-change table:id="ct698">
          <table:cell-address table:column="6" table:row="32" table:table="1"/>
          <office:change-info>
            <dc:creator> </dc:creator>
            <dc:date>2018-05-02T21:33:17.659749947</dc:date>
          </office:change-info>
          <table:previous table:id="ct697">
            <table:change-track-table-cell office:value-type="string">
              <text:p>0.01deg</text:p>
            </table:change-track-table-cell>
          </table:previous>
        </table:cell-content-change>
        <table:cell-content-change table:id="ct699">
          <table:cell-address table:column="6" table:row="32" table:table="1"/>
          <office:change-info>
            <dc:creator> </dc:creator>
            <dc:date>2018-05-02T21:41:05.522834893</dc:date>
          </office:change-info>
          <table:previous table:id="ct698">
            <table:change-track-table-cell office:value-type="string">
              <text:p>0.01</text:p>
            </table:change-track-table-cell>
          </table:previous>
        </table:cell-content-change>
        <table:cell-content-change table:id="ct700">
          <table:cell-address table:column="6" table:row="126" table:table="1"/>
          <office:change-info>
            <dc:creator> </dc:creator>
            <dc:date>2018-05-02T21:56:22.883930212</dc:date>
          </office:change-info>
          <table:previous>
            <table:change-track-table-cell office:value-type="float" office:value="0.001"/>
          </table:previous>
        </table:cell-content-change>
        <table:cell-content-change table:id="ct701">
          <table:cell-address table:column="6" table:row="253" table:table="1"/>
          <office:change-info>
            <dc:creator>Phil Birkelbach</dc:creator>
            <dc:date>2018-05-03T01:40:43.060182382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59" table:table="1"/>
          <office:change-info>
            <dc:creator> </dc:creator>
            <dc:date>2018-05-04T15:36:48.414094474</dc:date>
          </office:change-info>
          <table:previous>
            <table:change-track-table-cell/>
          </table:previous>
        </table:cell-content-change>
        <table:cell-content-change table:id="ct703">
          <table:cell-address table:column="2" table:row="259" table:table="1"/>
          <office:change-info>
            <dc:creator> </dc:creator>
            <dc:date>2018-05-04T15:36:48.414212857</dc:date>
          </office:change-info>
          <table:previous>
            <table:change-track-table-cell/>
          </table:previous>
        </table:cell-content-change>
        <table:cell-content-change table:id="ct704">
          <table:cell-address table:column="3" table:row="259" table:table="1"/>
          <office:change-info>
            <dc:creator> </dc:creator>
            <dc:date>2018-05-04T15:36:48.414251386</dc:date>
          </office:change-info>
          <table:previous>
            <table:change-track-table-cell/>
          </table:previous>
        </table:cell-content-change>
        <table:cell-content-change table:id="ct705">
          <table:cell-address table:column="4" table:row="259" table:table="1"/>
          <office:change-info>
            <dc:creator> </dc:creator>
            <dc:date>2018-05-04T15:36:48.414273191</dc:date>
          </office:change-info>
          <table:previous>
            <table:change-track-table-cell/>
          </table:previous>
        </table:cell-content-change>
        <table:cell-content-change table:id="ct706">
          <table:cell-address table:column="8" table:row="259" table:table="1"/>
          <office:change-info>
            <dc:creator> </dc:creator>
            <dc:date>2018-05-04T15:36:48.414293729</dc:date>
          </office:change-info>
          <table:previous>
            <table:change-track-table-cell/>
          </table:previous>
        </table:cell-content-change>
        <table:cell-content-change table:id="ct707">
          <table:cell-address table:column="4" table:row="259" table:table="1"/>
          <office:change-info>
            <dc:creator> </dc:creator>
            <dc:date>2018-05-04T15:36:55.532995154</dc:date>
          </office:change-info>
          <table:previous table:id="ct705">
            <table:change-track-table-cell office:value-type="string">
              <text:p>Aircraft Identifier</text:p>
            </table:change-track-table-cell>
          </table:previous>
        </table:cell-content-change>
        <table:movement table:id="ct708">
          <table:source-range-address table:start-column="3" table:start-row="232" table:start-table="1" table:end-column="26" table:end-row="247" table:end-table="1"/>
          <table:target-range-address table:start-column="3" table:start-row="233" table:start-table="1" table:end-column="26" table:end-row="248" table:end-table="1"/>
          <office:change-info>
            <dc:creator>Phil Birkelbach</dc:creator>
            <dc:date>2018-05-04T22:43:10.943057745</dc:date>
          </office:change-info>
          <table:dependencies>
            <table:dependency table:id="ct724"/>
            <table:dependency table:id="ct723"/>
            <table:dependency table:id="ct721"/>
            <table:dependency table:id="ct719"/>
            <table:dependency table:id="ct718"/>
            <table:dependency table:id="ct714"/>
            <table:dependency table:id="ct713"/>
            <table:dependency table:id="ct710"/>
            <table:dependency table:id="ct709"/>
          </table:dependencies>
          <table:deletions>
            <table:cell-content-deletion>
              <table:cell-address table:column="17" table:row="246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5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4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3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2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1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0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39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6" table:row="246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5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4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3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2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1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0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39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5" table:row="246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5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4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3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2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1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0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39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4" table:row="246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5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4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3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2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1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0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39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2" table:row="246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5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4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3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2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1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0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39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1" table:row="246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5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4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3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2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1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0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39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0" table:row="247" table:table="1"/>
              <table:change-track-table-cell office:value-type="string">
                <text:p>0 Index = last flight, reverse chronological order from there</text:p>
              </table:change-track-table-cell>
            </table:cell-content-deletion>
            <table:cell-content-deletion>
              <table:cell-address table:column="10" table:row="238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7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6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5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4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3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9" table:row="247" table:table="1"/>
              <table:change-track-table-cell office:value-type="string">
                <text:p>Flight</text:p>
              </table:change-track-table-cell>
            </table:cell-content-deletion>
            <table:cell-content-deletion>
              <table:cell-address table:column="8" table:row="24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6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5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8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7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6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5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4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3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6" table:row="247" table:table="1"/>
              <table:change-track-table-cell office:value-type="string">
                <text:p>0.1 Hours</text:p>
              </table:change-track-table-cell>
            </table:cell-content-deletion>
            <table:cell-content-deletion>
              <table:cell-address table:column="6" table:row="246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5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4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3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42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1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0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39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5" table:row="244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5" table:row="241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4" table:row="247" table:table="1"/>
              <table:change-track-table-cell office:value-type="string">
                <text:p>Flight Time</text:p>
              </table:change-track-table-cell>
            </table:cell-content-deletion>
            <table:cell-content-deletion>
              <table:cell-address table:column="4" table:row="246" table:table="1"/>
              <table:change-track-table-cell office:value-type="string">
                <text:p>Strut Pressure</text:p>
              </table:change-track-table-cell>
            </table:cell-content-deletion>
            <table:cell-content-deletion>
              <table:cell-address table:column="4" table:row="245" table:table="1"/>
              <table:change-track-table-cell office:value-type="string">
                <text:p>Tire Pressure</text:p>
              </table:change-track-table-cell>
            </table:cell-content-deletion>
            <table:cell-content-deletion>
              <table:cell-address table:column="4" table:row="244" table:table="1"/>
              <table:change-track-table-cell office:value-type="string">
                <text:p>Hydraulic Fluid Quantity</text:p>
              </table:change-track-table-cell>
            </table:cell-content-deletion>
            <table:cell-content-deletion>
              <table:cell-address table:column="4" table:row="243" table:table="1"/>
              <table:change-track-table-cell office:value-type="string">
                <text:p>Hydraulic Temperature</text:p>
              </table:change-track-table-cell>
            </table:cell-content-deletion>
            <table:cell-content-deletion>
              <table:cell-address table:column="4" table:row="242" table:table="1"/>
              <table:change-track-table-cell office:value-type="string">
                <text:p>Hydraulic Pressure</text:p>
              </table:change-track-table-cell>
            </table:cell-content-deletion>
            <table:cell-content-deletion>
              <table:cell-address table:column="4" table:row="241" table:table="1"/>
              <table:change-track-table-cell office:value-type="string">
                <text:p>Gearbox Oil Quantity</text:p>
              </table:change-track-table-cell>
            </table:cell-content-deletion>
            <table:cell-content-deletion>
              <table:cell-address table:column="4" table:row="240" table:table="1"/>
              <table:change-track-table-cell office:value-type="string">
                <text:p>Gearbox Oil Temperature</text:p>
              </table:change-track-table-cell>
            </table:cell-content-deletion>
            <table:cell-content-deletion>
              <table:cell-address table:column="4" table:row="239" table:table="1"/>
              <table:change-track-table-cell office:value-type="string">
                <text:p>Gearbox Oil Pressure</text:p>
              </table:change-track-table-cell>
            </table:cell-content-deletion>
            <table:cell-content-deletion>
              <table:cell-address table:column="4" table:row="238" table:table="1"/>
              <table:change-track-table-cell office:value-type="string">
                <text:p>Hydraulic Fluid Quantity Switch</text:p>
              </table:change-track-table-cell>
            </table:cell-content-deletion>
            <table:cell-content-deletion>
              <table:cell-address table:column="4" table:row="237" table:table="1"/>
              <table:change-track-table-cell office:value-type="string">
                <text:p>Hydraulic Temperature Switch</text:p>
              </table:change-track-table-cell>
            </table:cell-content-deletion>
            <table:cell-content-deletion>
              <table:cell-address table:column="4" table:row="236" table:table="1"/>
              <table:change-track-table-cell office:value-type="string">
                <text:p>Hydraulic Pressure Switch</text:p>
              </table:change-track-table-cell>
            </table:cell-content-deletion>
            <table:cell-content-deletion>
              <table:cell-address table:column="4" table:row="235" table:table="1"/>
              <table:change-track-table-cell office:value-type="string">
                <text:p>Gearbox Oil Quantity Switch</text:p>
              </table:change-track-table-cell>
            </table:cell-content-deletion>
            <table:cell-content-deletion>
              <table:cell-address table:column="4" table:row="234" table:table="1"/>
              <table:change-track-table-cell office:value-type="string">
                <text:p>Gearbox Oil Temperature Switch</text:p>
              </table:change-track-table-cell>
            </table:cell-content-deletion>
            <table:cell-content-deletion>
              <table:cell-address table:column="4" table:row="233" table:table="1"/>
              <table:change-track-table-cell office:value-type="string">
                <text:p>Gearbox Oil Pressure Switch</text:p>
              </table:change-track-table-cell>
            </table:cell-content-deletion>
            <table:cell-content-deletion>
              <table:cell-address table:column="3" table:row="247" table:table="1"/>
              <table:change-track-table-cell office:value-type="float" office:value="1"/>
            </table:cell-content-deletion>
            <table:cell-content-deletion>
              <table:cell-address table:column="3" table:row="246" table:table="1"/>
              <table:change-track-table-cell office:value-type="float" office:value="4"/>
            </table:cell-content-deletion>
            <table:cell-content-deletion>
              <table:cell-address table:column="3" table:row="245" table:table="1"/>
              <table:change-track-table-cell office:value-type="float" office:value="4"/>
            </table:cell-content-deletion>
            <table:cell-content-deletion table:id="ct638">
              <table:change-track-table-cell office:value-type="string">
                <text:p>FTIME</text:p>
              </table:change-track-table-cell>
            </table:cell-content-deletion>
            <table:cell-content-deletion table:id="ct80">
              <table:change-track-table-cell office:value-type="float" office:value="2"/>
            </table:cell-content-deletion>
            <table:cell-content-deletion table:id="ct79">
              <table:change-track-table-cell office:value-type="float" office:value="2"/>
            </table:cell-content-deletion>
            <table:cell-content-deletion table:id="ct78">
              <table:change-track-table-cell office:value-type="float" office:value="2"/>
            </table:cell-content-deletion>
            <table:cell-content-deletion table:id="ct77">
              <table:change-track-table-cell office:value-type="float" office:value="2"/>
            </table:cell-content-deletion>
            <table:cell-content-deletion table:id="ct76">
              <table:change-track-table-cell office:value-type="float" office:value="2"/>
            </table:cell-content-deletion>
            <table:cell-content-deletion table:id="ct75">
              <table:change-track-table-cell office:value-type="float" office:value="2"/>
            </table:cell-content-deletion>
            <table:cell-content-deletion table:id="ct74">
              <table:change-track-table-cell office:value-type="float" office:value="2"/>
            </table:cell-content-deletion>
            <table:cell-content-deletion table:id="ct73">
              <table:change-track-table-cell office:value-type="float" office:value="2"/>
            </table:cell-content-deletion>
            <table:cell-content-deletion table:id="ct72">
              <table:change-track-table-cell office:value-type="float" office:value="2"/>
            </table:cell-content-deletion>
            <table:cell-content-deletion table:id="ct71">
              <table:change-track-table-cell office:value-type="float" office:value="2"/>
            </table:cell-content-deletion>
            <table:cell-content-deletion table:id="ct70">
              <table:change-track-table-cell office:value-type="float" office:value="2"/>
            </table:cell-content-deletion>
            <table:cell-content-deletion table:id="ct69">
              <table:change-track-table-cell office:value-type="float" office:value="2"/>
            </table:cell-content-deletion>
          </table:deletions>
        </table:movement>
        <table:cell-content-change table:id="ct709">
          <table:cell-address table:column="3" table:row="232" table:table="1"/>
          <office:change-info>
            <dc:creator>Phil Birkelbach</dc:creator>
            <dc:date>2018-05-04T22:43:16.100565335</dc:date>
          </office:change-info>
          <table:previous>
            <table:change-track-table-cell/>
          </table:previous>
        </table:cell-content-change>
        <table:cell-content-change table:id="ct710">
          <table:cell-address table:column="4" table:row="232" table:table="1"/>
          <office:change-info>
            <dc:creator>Phil Birkelbach</dc:creator>
            <dc:date>2018-05-04T22:43:24.709252601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48" table:table="1"/>
          <office:change-info>
            <dc:creator>Phil Birkelbach</dc:creator>
            <dc:date>2018-05-04T22:43:30.785553999</dc:date>
          </office:change-info>
          <table:previous>
            <table:change-track-table-cell/>
          </table:previous>
        </table:cell-content-change>
        <table:cell-content-change table:id="ct712">
          <table:cell-address table:column="2" table:row="248" table:table="1"/>
          <office:change-info>
            <dc:creator>Phil Birkelbach</dc:creator>
            <dc:date>2018-05-04T22:43:30.785587460</dc:date>
          </office:change-info>
          <table:previous>
            <table:change-track-table-cell/>
          </table:previous>
        </table:cell-content-change>
        <table:cell-content-change table:id="ct713">
          <table:cell-address table:column="9" table:row="232" table:table="1"/>
          <office:change-info>
            <dc:creator>Phil Birkelbach</dc:creator>
            <dc:date>2018-05-04T22:44:05.749743510</dc:date>
          </office:change-info>
          <table:previous>
            <table:change-track-table-cell/>
          </table:previous>
        </table:cell-content-change>
        <table:cell-content-change table:id="ct714">
          <table:cell-address table:column="10" table:row="232" table:table="1"/>
          <office:change-info>
            <dc:creator>Phil Birkelbach</dc:creator>
            <dc:date>2018-05-04T22:44:05.749758245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231" table:table="1"/>
          <office:change-info>
            <dc:creator>Phil Birkelbach</dc:creator>
            <dc:date>2018-05-04T22:44:08.129530296</dc:date>
          </office:change-info>
          <table:previous>
            <table:change-track-table-cell/>
          </table:previous>
        </table:cell-content-change>
        <table:cell-content-change table:id="ct716">
          <table:cell-address table:column="10" table:row="231" table:table="1"/>
          <office:change-info>
            <dc:creator>Phil Birkelbach</dc:creator>
            <dc:date>2018-05-04T22:44:08.129549867</dc:date>
          </office:change-info>
          <table:previous>
            <table:change-track-table-cell/>
          </table:previous>
        </table:cell-content-change>
        <table:cell-content-change table:id="ct717">
          <table:cell-address table:column="10" table:row="231" table:table="1"/>
          <office:change-info>
            <dc:creator>Phil Birkelbach</dc:creator>
            <dc:date>2018-05-04T22:44:34.996894768</dc:date>
          </office:change-info>
          <table:previous table:id="ct716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8">
          <table:cell-address table:column="10" table:row="232" table:table="1"/>
          <office:change-info>
            <dc:creator>Phil Birkelbach</dc:creator>
            <dc:date>2018-05-04T22:44:36.048914892</dc:date>
          </office:change-info>
          <table:previous table:id="ct714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9">
          <table:cell-address table:column="26" table:row="232" table:table="1"/>
          <office:change-info>
            <dc:creator>Phil Birkelbach</dc:creator>
            <dc:date>2018-05-04T22:45:04.292669481</dc:date>
          </office:change-info>
          <table:previous>
            <table:change-track-table-cell/>
          </table:previous>
        </table:cell-content-change>
        <table:cell-content-change table:id="ct720">
          <table:cell-address table:column="10" table:row="231" table:table="1"/>
          <office:change-info>
            <dc:creator>Phil Birkelbach</dc:creator>
            <dc:date>2018-05-04T22:47:23.809799471</dc:date>
          </office:change-info>
          <table:previous table:id="ct717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1">
          <table:cell-address table:column="10" table:row="232" table:table="1"/>
          <office:change-info>
            <dc:creator>Phil Birkelbach</dc:creator>
            <dc:date>2018-05-04T22:47:24.973785466</dc:date>
          </office:change-info>
          <table:previous table:id="ct718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2">
          <table:cell-address table:column="10" table:row="248" table:table="1"/>
          <office:change-info>
            <dc:creator>Phil Birkelbach</dc:creator>
            <dc:date>2018-05-04T22:47:34.578142381</dc:date>
          </office:change-info>
          <table:previous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23">
          <table:cell-address table:column="6" table:row="232" table:table="1"/>
          <office:change-info>
            <dc:creator>Phil Birkelbach</dc:creator>
            <dc:date>2018-05-04T22:47:51.612328698</dc:date>
          </office:change-info>
          <table:previous>
            <table:change-track-table-cell/>
          </table:previous>
        </table:cell-content-change>
        <table:cell-content-change table:id="ct724">
          <table:cell-address table:column="8" table:row="232" table:table="1"/>
          <office:change-info>
            <dc:creator>Phil Birkelbach</dc:creator>
            <dc:date>2018-05-04T22:47:53.741073518</dc:date>
          </office:change-info>
          <table:previous>
            <table:change-track-table-cell/>
          </table:previous>
        </table:cell-content-change>
        <table:cell-content-change table:id="ct725">
          <table:cell-address table:column="3" table:row="208" table:table="1"/>
          <office:change-info>
            <dc:creator>Phil Birkelbach</dc:creator>
            <dc:date>2018-05-04T22:53:10.549905628</dc:date>
          </office:change-info>
          <table:previous table:id="ct116">
            <table:change-track-table-cell office:value-type="float" office:value="4"/>
          </table:previous>
        </table:cell-content-change>
        <table:cell-content-change table:id="ct726">
          <table:cell-address table:column="4" table:row="208" table:table="1"/>
          <office:change-info>
            <dc:creator>Phil Birkelbach</dc:creator>
            <dc:date>2018-05-04T22:53:10.549935447</dc:date>
          </office:change-info>
          <table:previous table:id="ct321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727">
          <table:cell-address table:column="6" table:row="208" table:table="1"/>
          <office:change-info>
            <dc:creator>Phil Birkelbach</dc:creator>
            <dc:date>2018-05-04T22:53:10.549947316</dc:date>
          </office:change-info>
          <table:previous table:id="ct355">
            <table:change-track-table-cell office:value-type="string">
              <text:p>0.01 MHz</text:p>
            </table:change-track-table-cell>
          </table:previous>
        </table:cell-content-change>
        <table:cell-content-change table:id="ct728">
          <table:cell-address table:column="8" table:row="208" table:table="1"/>
          <office:change-info>
            <dc:creator>Phil Birkelbach</dc:creator>
            <dc:date>2018-05-04T22:53:10.549955394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29">
          <table:cell-address table:column="9" table:row="208" table:table="1"/>
          <office:change-info>
            <dc:creator>Phil Birkelbach</dc:creator>
            <dc:date>2018-05-04T22:53:10.549973919</dc:date>
          </office:change-info>
          <table:previous table:id="ct140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730">
          <table:cell-address table:column="3" table:row="210" table:table="1"/>
          <office:change-info>
            <dc:creator>Phil Birkelbach</dc:creator>
            <dc:date>2018-05-04T22:53:14.805824849</dc:date>
          </office:change-info>
          <table:previous table:id="ct103">
            <table:change-track-table-cell office:value-type="float" office:value="4"/>
          </table:previous>
        </table:cell-content-change>
        <table:cell-content-change table:id="ct731">
          <table:cell-address table:column="4" table:row="210" table:table="1"/>
          <office:change-info>
            <dc:creator>Phil Birkelbach</dc:creator>
            <dc:date>2018-05-04T22:53:14.805857372</dc:date>
          </office:change-info>
          <table:previous table:id="ct323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732">
          <table:cell-address table:column="6" table:row="210" table:table="1"/>
          <office:change-info>
            <dc:creator>Phil Birkelbach</dc:creator>
            <dc:date>2018-05-04T22:53:14.805868294</dc:date>
          </office:change-info>
          <table:previous table:id="ct357">
            <table:change-track-table-cell office:value-type="string">
              <text:p>0.01 MHz</text:p>
            </table:change-track-table-cell>
          </table:previous>
        </table:cell-content-change>
        <table:cell-content-change table:id="ct733">
          <table:cell-address table:column="8" table:row="210" table:table="1"/>
          <office:change-info>
            <dc:creator>Phil Birkelbach</dc:creator>
            <dc:date>2018-05-04T22:53:14.805874957</dc:date>
          </office:change-info>
          <table:previous table:id="ct112">
            <table:change-track-table-cell office:value-type="string">
              <text:p>UINT</text:p>
            </table:change-track-table-cell>
          </table:previous>
        </table:cell-content-change>
        <table:cell-content-change table:id="ct734">
          <table:cell-address table:column="9" table:row="210" table:table="1"/>
          <office:change-info>
            <dc:creator>Phil Birkelbach</dc:creator>
            <dc:date>2018-05-04T22:53:14.805882796</dc:date>
          </office:change-info>
          <table:previous table:id="ct142">
            <table:change-track-table-cell office:value-type="string">
              <text:p>0=Current, 1=Standby, &gt;1 = Memory Locations</text:p>
            </table:change-track-table-cell>
          </table:previous>
        </table:cell-content-change>
        <table:movement table:id="ct735">
          <table:source-range-address table:start-column="3" table:start-row="209" table:start-table="1" table:end-column="11" table:end-row="209" table:end-table="1"/>
          <table:target-range-address table:start-column="3" table:start-row="208" table:start-table="1" table:end-column="11" table:end-row="208" table:end-table="1"/>
          <office:change-info>
            <dc:creator>Phil Birkelbach</dc:creator>
            <dc:date>2018-05-04T22:53:20.783925177</dc:date>
          </office:change-info>
          <table:dependencies>
            <table:dependency table:id="ct749"/>
          </table:dependencies>
          <table:deletions>
            <table:cell-content-deletion table:id="ct728">
              <table:change-track-table-cell/>
            </table:cell-content-deletion>
            <table:cell-content-deletion table:id="ct727">
              <table:change-track-table-cell/>
            </table:cell-content-deletion>
            <table:cell-content-deletion table:id="ct729">
              <table:change-track-table-cell/>
            </table:cell-content-deletion>
            <table:cell-content-deletion table:id="ct726">
              <table:change-track-table-cell/>
            </table:cell-content-deletion>
            <table:cell-content-deletion table:id="ct725">
              <table:change-track-table-cell/>
            </table:cell-content-deletion>
          </table:deletions>
        </table:movement>
        <table:movement table:id="ct736">
          <table:source-range-address table:start-column="3" table:start-row="211" table:start-table="1" table:end-column="9" table:end-row="215" table:end-table="1"/>
          <table:target-range-address table:start-column="3" table:start-row="209" table:start-table="1" table:end-column="9" table:end-row="213" table:end-table="1"/>
          <office:change-info>
            <dc:creator>Phil Birkelbach</dc:creator>
            <dc:date>2018-05-04T22:53:26.367649744</dc:date>
          </office:change-info>
          <table:dependencies>
            <table:dependency table:id="ct851"/>
            <table:dependency table:id="ct850"/>
            <table:dependency table:id="ct849"/>
            <table:dependency table:id="ct846"/>
          </table:dependencies>
          <table:deletions>
            <table:cell-content-deletion>
              <table:cell-address table:column="8" table:row="20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209" table:table="1"/>
              <table:change-track-table-cell office:value-type="float" office:value="4"/>
            </table:cell-content-deletion>
            <table:cell-content-deletion table:id="ct341">
              <table:change-track-table-cell office:value-type="string">
                <text:p>0=Current, 1=Standby, &gt;1 = Memory Locations</text:p>
              </table:change-track-table-cell>
            </table:cell-content-deletion>
            <table:cell-content-deletion table:id="ct334">
              <table:change-track-table-cell office:value-type="string">
                <text:p>°</text:p>
              </table:change-track-table-cell>
            </table:cell-content-deletion>
            <table:cell-content-deletion table:id="ct330">
              <table:change-track-table-cell office:value-type="string">
                <text:p>0 to 359</text:p>
              </table:change-track-table-cell>
            </table:cell-content-deletion>
            <table:cell-content-deletion table:id="ct154">
              <table:change-track-table-cell office:value-type="string">
                <text:p>UINT</text:p>
              </table:change-track-table-cell>
            </table:cell-content-deletion>
            <table:cell-content-deletion table:id="ct153">
              <table:change-track-table-cell office:value-type="string">
                <text:p>0.1°</text:p>
              </table:change-track-table-cell>
            </table:cell-content-deletion>
            <table:cell-content-deletion table:id="ct152">
              <table:change-track-table-cell office:value-type="string">
                <text:p>0 to 359.9</text:p>
              </table:change-track-table-cell>
            </table:cell-content-deletion>
            <table:cell-content-deletion table:id="ct326">
              <table:change-track-table-cell office:value-type="string">
                <text:p>Actual VOR Radial</text:p>
              </table:change-track-table-cell>
            </table:cell-content-deletion>
            <table:cell-content-deletion table:id="ct155">
              <table:change-track-table-cell office:value-type="float" office:value="4"/>
            </table:cell-content-deletion>
            <table:cell-content-deletion table:id="ct734">
              <table:change-track-table-cell/>
            </table:cell-content-deletion>
            <table:cell-content-deletion table:id="ct337">
              <table:change-track-table-cell office:value-type="string">
                <text:p>UINT</text:p>
              </table:change-track-table-cell>
            </table:cell-content-deletion>
            <table:cell-content-deletion table:id="ct324">
              <table:change-track-table-cell office:value-type="string">
                <text:p>VOR/ILS Frequency Report</text:p>
              </table:change-track-table-cell>
            </table:cell-content-deletion>
            <table:cell-content-deletion table:id="ct135">
              <table:change-track-table-cell office:value-type="float" office:value="4"/>
            </table:cell-content-deletion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335">
              <table:change-track-table-cell/>
            </table:cell-content-deletion>
            <table:cell-content-deletion table:id="ct331">
              <table:change-track-table-cell/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  <table:cell-content-deletion table:id="ct338">
              <table:change-track-table-cell office:value-type="string">
                <text:p>CHAR[4]</text:p>
              </table:change-track-table-cell>
            </table:cell-content-deletion>
            <table:cell-content-deletion table:id="ct733">
              <table:change-track-table-cell/>
            </table:cell-content-deletion>
            <table:cell-content-deletion table:id="ct732">
              <table:change-track-table-cell/>
            </table:cell-content-deletion>
            <table:cell-content-deletion table:id="ct329">
              <table:change-track-table-cell/>
            </table:cell-content-deletion>
            <table:cell-content-deletion table:id="ct325">
              <table:change-track-table-cell office:value-type="string">
                <text:p>VOR/ILS Identifier</text:p>
              </table:change-track-table-cell>
            </table:cell-content-deletion>
            <table:cell-content-deletion table:id="ct731">
              <table:change-track-table-cell/>
            </table:cell-content-deletion>
            <table:cell-content-deletion table:id="ct128">
              <table:change-track-table-cell office:value-type="float" office:value="4"/>
            </table:cell-content-deletion>
            <table:cell-content-deletion table:id="ct730">
              <table:change-track-table-cell/>
            </table:cell-content-deletion>
          </table:deletions>
        </table:movement>
        <table:cell-content-change table:id="ct737">
          <table:cell-address table:column="1" table:row="214" table:table="1"/>
          <office:change-info>
            <dc:creator>Phil Birkelbach</dc:creator>
            <dc:date>2018-05-05T00:03:41.857670867</dc:date>
          </office:change-info>
          <table:previous table:id="ct159">
            <table:change-track-table-cell table:cell-address="Identifiers.B215" table:formula="of:=[.B214]+[.D212]" office:value-type="float" office:value="1240"/>
          </table:previous>
        </table:cell-content-change>
        <table:cell-content-change table:id="ct738">
          <table:cell-address table:column="1" table:row="215" table:table="1"/>
          <office:change-info>
            <dc:creator>Phil Birkelbach</dc:creator>
            <dc:date>2018-05-05T00:03:41.857716961</dc:date>
          </office:change-info>
          <table:previous table:id="ct348">
            <table:change-track-table-cell table:cell-address="Identifiers.B216" table:formula="of:=[.B215]+[.D213]" office:value-type="float" office:value="1244"/>
          </table:previous>
        </table:cell-content-change>
        <table:cell-content-change table:id="ct739">
          <table:cell-address table:column="2" table:row="214" table:table="1"/>
          <office:change-info>
            <dc:creator>Phil Birkelbach</dc:creator>
            <dc:date>2018-05-05T00:03:41.857740275</dc:date>
          </office:change-info>
          <table:previous table:id="ct161">
            <table:change-track-table-cell table:cell-address="Identifiers.C215" table:formula="of:=&quot;0x&quot; &amp; DEC2HEX([.B215])" office:value-type="string">
              <text:p>0x4D8</text:p>
            </table:change-track-table-cell>
          </table:previous>
        </table:cell-content-change>
        <table:cell-content-change table:id="ct740">
          <table:cell-address table:column="2" table:row="215" table:table="1"/>
          <office:change-info>
            <dc:creator>Phil Birkelbach</dc:creator>
            <dc:date>2018-05-05T00:03:41.857759743</dc:date>
          </office:change-info>
          <table:previous table:id="ct349">
            <table:change-track-table-cell table:cell-address="Identifiers.C216" table:formula="of:=&quot;0x&quot; &amp; DEC2HEX([.B216])" office:value-type="string">
              <text:p>0x0</text:p>
            </table:change-track-table-cell>
          </table:previous>
        </table:cell-content-change>
        <table:cell-content-change table:id="ct741">
          <table:cell-address table:column="4" table:row="58" table:table="1"/>
          <office:change-info>
            <dc:creator>Phil Birkelbach</dc:creator>
            <dc:date>2018-05-05T00:04:13.268635855</dc:date>
          </office:change-info>
          <table:previous table:id="ct84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742">
          <table:cell-address table:column="5" table:row="58" table:table="1"/>
          <office:change-info>
            <dc:creator>Phil Birkelbach</dc:creator>
            <dc:date>2018-05-05T00:04:13.268659365</dc:date>
          </office:change-info>
          <table:previous>
            <table:change-track-table-cell office:value-type="string">
              <text:p>0 to 35</text:p>
            </table:change-track-table-cell>
          </table:previous>
        </table:cell-content-change>
        <table:cell-content-change table:id="ct743">
          <table:cell-address table:column="6" table:row="58" table:table="1"/>
          <office:change-info>
            <dc:creator>Phil Birkelbach</dc:creator>
            <dc:date>2018-05-05T00:04:13.268669239</dc:date>
          </office:change-info>
          <table:previous>
            <table:change-track-table-cell office:value-type="string">
              <text:p>0.001 inHg</text:p>
            </table:change-track-table-cell>
          </table:previous>
        </table:cell-content-change>
        <table:cell-content-change table:id="ct744">
          <table:cell-address table:column="8" table:row="58" table:table="1"/>
          <office:change-info>
            <dc:creator>Phil Birkelbach</dc:creator>
            <dc:date>2018-05-05T00:04:13.26867845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45">
          <table:cell-address table:column="26" table:row="58" table:table="1"/>
          <office:change-info>
            <dc:creator>Phil Birkelbach</dc:creator>
            <dc:date>2018-05-05T00:04:13.268691864</dc:date>
          </office:change-info>
          <table:previous table:id="ct583">
            <table:change-track-table-cell office:value-type="string">
              <text:p>BARO</text:p>
            </table:change-track-table-cell>
          </table:previous>
        </table:cell-content-change>
        <table:movement table:id="ct746">
          <table:source-range-address table:start-column="4" table:start-row="59" table:start-table="1" table:end-column="27" table:end-row="60" table:end-table="1"/>
          <table:target-range-address table:start-column="4" table:start-row="58" table:start-table="1" table:end-column="27" table:end-row="59" table:end-table="1"/>
          <office:change-info>
            <dc:creator>Phil Birkelbach</dc:creator>
            <dc:date>2018-05-05T00:04:22.989833584</dc:date>
          </office:change-info>
          <table:deletions>
            <table:cell-content-deletion table:id="ct744">
              <table:change-track-table-cell/>
            </table:cell-content-deletion>
            <table:cell-content-deletion table:id="ct743">
              <table:change-track-table-cell/>
            </table:cell-content-deletion>
            <table:cell-content-deletion table:id="ct742">
              <table:change-track-table-cell/>
            </table:cell-content-deletion>
            <table:cell-content-deletion table:id="ct745">
              <table:change-track-table-cell/>
            </table:cell-content-deletion>
            <table:cell-content-deletion table:id="ct93">
              <table:change-track-table-cell office:value-type="string">
                <text:p>UINT</text:p>
              </table:change-track-table-cell>
            </table:cell-content-deletion>
            <table:cell-content-deletion table:id="ct92">
              <table:change-track-table-cell office:value-type="string">
                <text:p>0.001 inHg</text:p>
              </table:change-track-table-cell>
            </table:cell-content-deletion>
            <table:cell-content-deletion table:id="ct91">
              <table:change-track-table-cell office:value-type="string">
                <text:p>0 to 35</text:p>
              </table:change-track-table-cell>
            </table:cell-content-deletion>
            <table:cell-content-deletion table:id="ct94">
              <table:change-track-table-cell office:value-type="string">
                <text:p>Altimeter Setting Report</text:p>
              </table:change-track-table-cell>
            </table:cell-content-deletion>
            <table:cell-content-deletion table:id="ct741">
              <table:change-track-table-cell/>
            </table:cell-content-deletion>
          </table:deletions>
        </table:movement>
        <table:cell-content-change table:id="ct747">
          <table:cell-address table:column="4" table:row="58" table:table="1"/>
          <office:change-info>
            <dc:creator>Phil Birkelbach</dc:creator>
            <dc:date>2018-05-05T00:04:27.516556731</dc:date>
          </office:change-info>
          <table:previous>
            <table:change-track-table-cell office:value-type="string">
              <text:p>Altimeter Setting Report</text:p>
            </table:change-track-table-cell>
          </table:previous>
        </table:cell-content-change>
        <table:cell-content-change table:id="ct748">
          <table:cell-address table:column="4" table:row="208" table:table="1"/>
          <office:change-info>
            <dc:creator>Phil Birkelbach</dc:creator>
            <dc:date>2018-05-05T00:04:35.211802355</dc:date>
          </office:change-info>
          <table:previous table:id="ct322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749">
          <table:cell-address table:column="4" table:row="209" table:table="1"/>
          <office:change-info>
            <dc:creator>Phil Birkelbach</dc:creator>
            <dc:date>2018-05-05T00:04:37.931998027</dc:date>
          </office:change-info>
          <table:previous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750">
          <table:cell-address table:column="1" table:row="60" table:table="1"/>
          <office:change-info>
            <dc:creator>Phil Birkelbach</dc:creator>
            <dc:date>2018-05-05T00:04:56.280340414</dc:date>
          </office:change-info>
          <table:previous table:id="ct87">
            <table:change-track-table-cell table:cell-address="Identifiers.B61" table:formula="of:=[.B60]+[.D60]" office:value-type="float" office:value="402"/>
          </table:previous>
        </table:cell-content-change>
        <table:cell-content-change table:id="ct751">
          <table:cell-address table:column="2" table:row="60" table:table="1"/>
          <office:change-info>
            <dc:creator>Phil Birkelbach</dc:creator>
            <dc:date>2018-05-05T00:04:56.280381985</dc:date>
          </office:change-info>
          <table:previous table:id="ct88">
            <table:change-track-table-cell table:cell-address="Identifiers.C61" table:formula="of:=&quot;0x&quot; &amp; DEC2HEX([.B61])" office:value-type="string">
              <text:p>0x0</text:p>
            </table:change-track-table-cell>
          </table:previous>
        </table:cell-content-change>
        <table:cell-content-change table:id="ct752">
          <table:cell-address table:column="3" table:row="60" table:table="1"/>
          <office:change-info>
            <dc:creator>Phil Birkelbach</dc:creator>
            <dc:date>2018-05-05T00:04:56.280403334</dc:date>
          </office:change-info>
          <table:previous table:id="ct89">
            <table:change-track-table-cell office:value-type="float" office:value="1"/>
          </table:previous>
        </table:cell-content-change>
        <table:cell-content-change table:id="ct753">
          <table:cell-address table:column="26" table:row="58" table:table="1"/>
          <office:change-info>
            <dc:creator>Phil Birkelbach</dc:creator>
            <dc:date>2018-05-05T00:05:04.093709184</dc:date>
          </office:change-info>
          <table:previous>
            <table:change-track-table-cell/>
          </table:previous>
        </table:cell-content-change>
        <table:cell-content-change table:id="ct754">
          <table:cell-address table:column="10" table:row="10" table:table="1"/>
          <office:change-info>
            <dc:creator>Phil Birkelbach</dc:creator>
            <dc:date>2018-05-10T01:31:25.174945228</dc:date>
          </office:change-info>
          <table:previous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755">
          <table:cell-address table:column="10" table:row="11" table:table="1"/>
          <office:change-info>
            <dc:creator>Phil Birkelbach</dc:creator>
            <dc:date>2018-05-10T01:35:05.433604478</dc:date>
          </office:change-info>
          <table:previous table:id="ct247">
            <table:change-track-table-cell office:value-type="string">
              <text:p>b1 = Flip\lb2 = Next Saved Freq\lb3 = Last Saved Freq</text:p>
            </table:change-track-table-cell>
          </table:previous>
        </table:cell-content-change>
        <table:cell-content-change table:id="ct756">
          <table:cell-address table:column="26" table:row="26" table:table="1"/>
          <office:change-info>
            <dc:creator> </dc:creator>
            <dc:date>2018-10-09T16:49:30.134157604</dc:date>
          </office:change-info>
          <table:previous table:id="ct657">
            <table:change-track-table-cell office:value-type="string">
              <text:p>THR#</text:p>
            </table:change-track-table-cell>
          </table:previous>
        </table:cell-content-change>
        <table:cell-content-change table:id="ct757">
          <table:cell-address table:column="26" table:row="27" table:table="1"/>
          <office:change-info>
            <dc:creator> </dc:creator>
            <dc:date>2018-10-09T16:49:31.875836904</dc:date>
          </office:change-info>
          <table:previous table:id="ct658">
            <table:change-track-table-cell office:value-type="string">
              <text:p>PROP#</text:p>
            </table:change-track-table-cell>
          </table:previous>
        </table:cell-content-change>
        <table:cell-content-change table:id="ct758">
          <table:cell-address table:column="26" table:row="28" table:table="1"/>
          <office:change-info>
            <dc:creator> </dc:creator>
            <dc:date>2018-10-09T16:49:32.995859659</dc:date>
          </office:change-info>
          <table:previous table:id="ct659">
            <table:change-track-table-cell office:value-type="string">
              <text:p>MIX#</text:p>
            </table:change-track-table-cell>
          </table:previous>
        </table:cell-content-change>
        <table:cell-content-change table:id="ct759">
          <table:cell-address table:column="26" table:row="29" table:table="1"/>
          <office:change-info>
            <dc:creator> </dc:creator>
            <dc:date>2018-10-09T16:49:33.876265453</dc:date>
          </office:change-info>
          <table:previous table:id="ct660">
            <table:change-track-table-cell office:value-type="string">
              <text:p>GENAI#</text:p>
            </table:change-track-table-cell>
          </table:previous>
        </table:cell-content-change>
        <table:insertion table:id="ct760" table:type="row" table:position="128" table:table="1">
          <office:change-info>
            <dc:creator> </dc:creator>
            <dc:date>2018-10-14T01:39:52.178702870</dc:date>
          </office:change-info>
          <table:dependencies>
            <table:dependency table:id="ct769"/>
            <table:dependency table:id="ct768"/>
            <table:dependency table:id="ct767"/>
            <table:dependency table:id="ct766"/>
            <table:dependency table:id="ct765"/>
            <table:dependency table:id="ct764"/>
            <table:dependency table:id="ct763"/>
            <table:dependency table:id="ct762"/>
            <table:dependency table:id="ct761"/>
          </table:dependencies>
        </table:insertion>
        <table:cell-content-change table:id="ct761">
          <table:cell-address table:column="4" table:row="128" table:table="1"/>
          <office:change-info>
            <dc:creator> </dc:creator>
            <dc:date>2018-10-14T01:40:04.323906523</dc:date>
          </office:change-info>
          <table:previous>
            <table:change-track-table-cell/>
          </table:previous>
        </table:cell-content-change>
        <table:cell-content-change table:id="ct762">
          <table:cell-address table:column="6" table:row="128" table:table="1"/>
          <office:change-info>
            <dc:creator> </dc:creator>
            <dc:date>2018-10-14T01:40:04.323938604</dc:date>
          </office:change-info>
          <table:previous>
            <table:change-track-table-cell/>
          </table:previous>
        </table:cell-content-change>
        <table:cell-content-change table:id="ct763">
          <table:cell-address table:column="8" table:row="128" table:table="1"/>
          <office:change-info>
            <dc:creator> </dc:creator>
            <dc:date>2018-10-14T01:40:04.323955197</dc:date>
          </office:change-info>
          <table:previous>
            <table:change-track-table-cell/>
          </table:previous>
        </table:cell-content-change>
        <table:cell-content-change table:id="ct764">
          <table:cell-address table:column="11" table:row="128" table:table="1"/>
          <office:change-info>
            <dc:creator> </dc:creator>
            <dc:date>2018-10-14T01:40:04.323969893</dc:date>
          </office:change-info>
          <table:previous>
            <table:change-track-table-cell/>
          </table:previous>
        </table:cell-content-change>
        <table:cell-content-change table:id="ct765">
          <table:cell-address table:column="12" table:row="128" table:table="1"/>
          <office:change-info>
            <dc:creator> </dc:creator>
            <dc:date>2018-10-14T01:40:04.323981811</dc:date>
          </office:change-info>
          <table:previous>
            <table:change-track-table-cell/>
          </table:previous>
        </table:cell-content-change>
        <table:cell-content-change table:id="ct766">
          <table:cell-address table:column="4" table:row="128" table:table="1"/>
          <office:change-info>
            <dc:creator> </dc:creator>
            <dc:date>2018-10-14T01:40:11.449001394</dc:date>
          </office:change-info>
          <table:previous table:id="ct761">
            <table:change-track-table-cell office:value-type="string">
              <text:p>Manifold Pressure</text:p>
            </table:change-track-table-cell>
          </table:previous>
        </table:cell-content-change>
        <table:cell-content-change table:id="ct767">
          <table:cell-address table:column="3" table:row="128" table:table="1"/>
          <office:change-info>
            <dc:creator> </dc:creator>
            <dc:date>2018-10-14T01:40:17.068751450</dc:date>
          </office:change-info>
          <table:previous>
            <table:change-track-table-cell/>
          </table:previous>
        </table:cell-content-change>
        <table:cell-content-change table:id="ct768">
          <table:cell-address table:column="1" table:row="128" table:table="1"/>
          <office:change-info>
            <dc:creator> </dc:creator>
            <dc:date>2018-10-14T01:40:21.346893051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128" table:table="1"/>
          <office:change-info>
            <dc:creator> </dc:creator>
            <dc:date>2018-10-14T01:40:21.346951084</dc:date>
          </office:change-info>
          <table:previous>
            <table:change-track-table-cell/>
          </table:previous>
        </table:cell-content-change>
        <table:cell-content-change table:id="ct770">
          <table:cell-address table:column="26" table:row="172" table:table="1"/>
          <office:change-info>
            <dc:creator> </dc:creator>
            <dc:date>2018-10-18T17:13:19.070809699</dc:date>
          </office:change-info>
          <table:previous>
            <table:change-track-table-cell/>
          </table:previous>
        </table:cell-content-change>
        <table:cell-content-change table:id="ct771">
          <table:cell-address table:column="26" table:row="173" table:table="1"/>
          <office:change-info>
            <dc:creator> </dc:creator>
            <dc:date>2018-10-18T17:13:21.917875600</dc:date>
          </office:change-info>
          <table:previous>
            <table:change-track-table-cell/>
          </table:previous>
        </table:cell-content-change>
        <table:cell-content-change table:id="ct772">
          <table:cell-address table:column="5" table:row="42" table:table="1"/>
          <office:change-info>
            <dc:creator> </dc:creator>
            <dc:date>2018-10-23T13:00:45.631554740</dc:date>
          </office:change-info>
          <table:previous table:id="ct643">
            <table:change-track-table-cell office:value-type="string">
              <text:p>-180 to 180</text:p>
            </table:change-track-table-cell>
          </table:previous>
        </table:cell-content-change>
        <table:cell-content-change table:id="ct773">
          <table:cell-address table:column="5" table:row="44" table:table="1"/>
          <office:change-info>
            <dc:creator> </dc:creator>
            <dc:date>2018-10-23T13:03:40.293092611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movement table:id="ct774">
          <table:source-range-address table:column="26" table:row="36" table:table="1"/>
          <table:target-range-address table:column="26" table:row="37" table:table="1"/>
          <office:change-info>
            <dc:creator> </dc:creator>
            <dc:date>2018-10-23T13:07:29.677615963</dc:date>
          </office:change-info>
          <table:dependencies>
            <table:dependency table:id="ct776"/>
          </table:dependencies>
        </table:movement>
        <table:cell-content-change table:id="ct775">
          <table:cell-address table:column="3" table:row="38" table:table="1"/>
          <office:change-info>
            <dc:creator> </dc:creator>
            <dc:date>2018-10-23T13:07:38.515516573</dc:date>
          </office:change-info>
          <table:previous>
            <table:change-track-table-cell office:value-type="float" office:value="1"/>
          </table:previous>
        </table:cell-content-change>
        <table:cell-content-change table:id="ct776">
          <table:cell-address table:column="26" table:row="36" table:table="1"/>
          <office:change-info>
            <dc:creator> </dc:creator>
            <dc:date>2018-10-30T20:27:23.220464505</dc:date>
          </office:change-info>
          <table:previous>
            <table:change-track-table-cell/>
          </table:previous>
        </table:cell-content-change>
        <table:cell-content-change table:id="ct777">
          <table:cell-address table:column="26" table:row="35" table:table="1"/>
          <office:change-info>
            <dc:creator> </dc:creator>
            <dc:date>2018-10-30T20:27:32.273549929</dc:date>
          </office:change-info>
          <table:previous table:id="ct562">
            <table:change-track-table-cell office:value-type="string">
              <text:p>TRANGL</text:p>
            </table:change-track-table-cell>
          </table:previous>
        </table:cell-content-change>
        <table:cell-content-change table:id="ct778">
          <table:cell-address table:column="26" table:row="26" table:table="1"/>
          <office:change-info>
            <dc:creator> </dc:creator>
            <dc:date>2018-10-30T20:28:29.747263430</dc:date>
          </office:change-info>
          <table:previous table:id="ct756">
            <table:change-track-table-cell office:value-type="string">
              <text:p>THR</text:p>
            </table:change-track-table-cell>
          </table:previous>
        </table:cell-content-change>
        <table:cell-content-change table:id="ct779">
          <table:cell-address table:column="26" table:row="27" table:table="1"/>
          <office:change-info>
            <dc:creator> </dc:creator>
            <dc:date>2018-10-30T20:28:32.163178068</dc:date>
          </office:change-info>
          <table:previous table:id="ct757">
            <table:change-track-table-cell office:value-type="string">
              <text:p>PROP</text:p>
            </table:change-track-table-cell>
          </table:previous>
        </table:cell-content-change>
        <table:cell-content-change table:id="ct780">
          <table:cell-address table:column="26" table:row="28" table:table="1"/>
          <office:change-info>
            <dc:creator> </dc:creator>
            <dc:date>2018-10-30T20:28:34.515053072</dc:date>
          </office:change-info>
          <table:previous table:id="ct758">
            <table:change-track-table-cell office:value-type="string">
              <text:p>MIX</text:p>
            </table:change-track-table-cell>
          </table:previous>
        </table:cell-content-change>
        <table:cell-content-change table:id="ct781">
          <table:cell-address table:column="26" table:row="29" table:table="1"/>
          <office:change-info>
            <dc:creator> </dc:creator>
            <dc:date>2018-10-30T20:29:03.779152652</dc:date>
          </office:change-info>
          <table:previous table:id="ct759">
            <table:change-track-table-cell office:value-type="string">
              <text:p>GENAI</text:p>
            </table:change-track-table-cell>
          </table:previous>
        </table:cell-content-change>
        <table:cell-content-change table:id="ct782">
          <table:cell-address table:column="26" table:row="99" table:table="1"/>
          <office:change-info>
            <dc:creator> </dc:creator>
            <dc:date>2018-10-30T20:29:41.691394988</dc:date>
          </office:change-info>
          <table:previous table:id="ct594">
            <table:change-track-table-cell office:value-type="string">
              <text:p>TACH</text:p>
            </table:change-track-table-cell>
          </table:previous>
        </table:cell-content-change>
        <table:cell-content-change table:id="ct783">
          <table:cell-address table:column="26" table:row="100" table:table="1"/>
          <office:change-info>
            <dc:creator> </dc:creator>
            <dc:date>2018-10-30T20:29:44.075018800</dc:date>
          </office:change-info>
          <table:previous table:id="ct595">
            <table:change-track-table-cell office:value-type="string">
              <text:p>PROP</text:p>
            </table:change-track-table-cell>
          </table:previous>
        </table:cell-content-change>
        <table:cell-content-change table:id="ct784">
          <table:cell-address table:column="26" table:row="120" table:table="1"/>
          <office:change-info>
            <dc:creator> </dc:creator>
            <dc:date>2018-10-30T20:30:09.883392530</dc:date>
          </office:change-info>
          <table:previous table:id="ct621">
            <table:change-track-table-cell office:value-type="string">
              <text:p>OILQTY</text:p>
            </table:change-track-table-cell>
          </table:previous>
        </table:cell-content-change>
        <table:cell-content-change table:id="ct785">
          <table:cell-address table:column="26" table:row="121" table:table="1"/>
          <office:change-info>
            <dc:creator> </dc:creator>
            <dc:date>2018-10-30T20:30:11.779504464</dc:date>
          </office:change-info>
          <table:previous table:id="ct622">
            <table:change-track-table-cell office:value-type="string">
              <text:p>H2OQTY</text:p>
            </table:change-track-table-cell>
          </table:previous>
        </table:cell-content-change>
        <table:cell-content-change table:id="ct786">
          <table:cell-address table:column="8" table:row="185" table:table="1"/>
          <office:change-info>
            <dc:creator> </dc:creator>
            <dc:date>2018-10-31T12:54:06.578492558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7">
          <table:cell-address table:column="8" table:row="200" table:table="1"/>
          <office:change-info>
            <dc:creator> </dc:creator>
            <dc:date>2018-10-31T12:55:32.021370329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8">
          <table:cell-address table:column="8" table:row="210" table:table="1"/>
          <office:change-info>
            <dc:creator> </dc:creator>
            <dc:date>2018-10-31T12:55:45.207125828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9">
          <table:cell-address table:column="8" table:row="179" table:table="1"/>
          <office:change-info>
            <dc:creator> </dc:creator>
            <dc:date>2018-10-31T12:55:53.840947173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90">
          <table:cell-address table:column="8" table:row="9" table:table="1"/>
          <office:change-info>
            <dc:creator> </dc:creator>
            <dc:date>2018-10-31T16:22:14.927366385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insertion table:id="ct832" table:type="row" table:position="75" table:table="1">
          <office:change-info>
            <dc:creator> </dc:creator>
            <dc:date>2018-10-31T19:33:48.780549744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5"/>
            <table:dependency table:id="ct834"/>
            <table:dependency table:id="ct833"/>
          </table:dependencies>
        </table:insertion>
        <table:cell-content-change table:id="ct833">
          <table:cell-address table:column="3" table:row="75" table:table="1"/>
          <office:change-info>
            <dc:creator> </dc:creator>
            <dc:date>2018-10-31T19:33:52.226584006</dc:date>
          </office:change-info>
          <table:previous>
            <table:change-track-table-cell/>
          </table:previous>
        </table:cell-content-change>
        <table:cell-content-change table:id="ct834">
          <table:cell-address table:column="1" table:row="75" table:table="1"/>
          <office:change-info>
            <dc:creator> </dc:creator>
            <dc:date>2018-10-31T19:33:54.689951598</dc:date>
          </office:change-info>
          <table:previous>
            <table:change-track-table-cell/>
          </table:previous>
        </table:cell-content-change>
        <table:cell-content-change table:id="ct835">
          <table:cell-address table:column="2" table:row="75" table:table="1"/>
          <office:change-info>
            <dc:creator> </dc:creator>
            <dc:date>2018-10-31T19:33:54.689985500</dc:date>
          </office:change-info>
          <table:previous>
            <table:change-track-table-cell/>
          </table:previous>
        </table:cell-content-change>
        <table:cell-content-change table:id="ct836">
          <table:cell-address table:column="1" table:row="76" table:table="1"/>
          <office:change-info>
            <dc:creator> </dc:creator>
            <dc:date>2018-10-31T19:34:00.420384211</dc:date>
          </office:change-info>
          <table:previous>
            <table:change-track-table-cell table:cell-address="Identifiers.B77" table:formula="of:=[.B75]+[.D75]" office:value-type="float" office:value="460"/>
          </table:previous>
        </table:cell-content-change>
        <table:cell-content-change table:id="ct837">
          <table:cell-address table:column="5" table:row="75" table:table="1"/>
          <office:change-info>
            <dc:creator> </dc:creator>
            <dc:date>2018-10-31T19:34:30.378867389</dc:date>
          </office:change-info>
          <table:previous>
            <table:change-track-table-cell/>
          </table:previous>
        </table:cell-content-change>
        <table:cell-content-change table:id="ct838">
          <table:cell-address table:column="6" table:row="75" table:table="1"/>
          <office:change-info>
            <dc:creator> </dc:creator>
            <dc:date>2018-10-31T19:34:30.378886825</dc:date>
          </office:change-info>
          <table:previous>
            <table:change-track-table-cell/>
          </table:previous>
        </table:cell-content-change>
        <table:cell-content-change table:id="ct839">
          <table:cell-address table:column="8" table:row="75" table:table="1"/>
          <office:change-info>
            <dc:creator> </dc:creator>
            <dc:date>2018-10-31T19:34:30.378891265</dc:date>
          </office:change-info>
          <table:previous>
            <table:change-track-table-cell/>
          </table:previous>
        </table:cell-content-change>
        <table:cell-content-change table:id="ct840">
          <table:cell-address table:column="11" table:row="75" table:table="1"/>
          <office:change-info>
            <dc:creator> </dc:creator>
            <dc:date>2018-10-31T19:34:30.378895643</dc:date>
          </office:change-info>
          <table:previous>
            <table:change-track-table-cell/>
          </table:previous>
        </table:cell-content-change>
        <table:cell-content-change table:id="ct841">
          <table:cell-address table:column="12" table:row="75" table:table="1"/>
          <office:change-info>
            <dc:creator> </dc:creator>
            <dc:date>2018-10-31T19:34:30.378899534</dc:date>
          </office:change-info>
          <table:previous>
            <table:change-track-table-cell/>
          </table:previous>
        </table:cell-content-change>
        <table:cell-content-change table:id="ct842">
          <table:cell-address table:column="4" table:row="75" table:table="1"/>
          <office:change-info>
            <dc:creator> </dc:creator>
            <dc:date>2018-10-31T19:34:37.083331090</dc:date>
          </office:change-info>
          <table:previous>
            <table:change-track-table-cell/>
          </table:previous>
        </table:cell-content-change>
        <table:cell-content-change table:id="ct843">
          <table:cell-address table:column="5" table:row="75" table:table="1"/>
          <office:change-info>
            <dc:creator> </dc:creator>
            <dc:date>2018-10-31T19:35:33.258986964</dc:date>
          </office:change-info>
          <table:previous table:id="ct837">
            <table:change-track-table-cell office:value-type="string">
              <text:p>0 to 2000</text:p>
            </table:change-track-table-cell>
          </table:previous>
        </table:cell-content-change>
        <table:cell-content-change table:id="ct844">
          <table:cell-address table:column="5" table:row="55" table:table="1"/>
          <office:change-info>
            <dc:creator> </dc:creator>
            <dc:date>2018-10-31T19:35:36.346759661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45">
          <table:cell-address table:column="5" table:row="56" table:table="1"/>
          <office:change-info>
            <dc:creator> </dc:creator>
            <dc:date>2018-10-31T19:35:37.194794853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46">
          <table:cell-address table:column="3" table:row="214" table:table="1"/>
          <office:change-info>
            <dc:creator> </dc:creator>
            <dc:date>2018-10-31T19:44:11.864361190</dc:date>
          </office:change-info>
          <table:previous>
            <table:change-track-table-cell/>
          </table:previous>
        </table:cell-content-change>
        <table:cell-content-change table:id="ct847">
          <table:cell-address table:column="1" table:row="214" table:table="1"/>
          <office:change-info>
            <dc:creator> </dc:creator>
            <dc:date>2018-10-31T19:44:20.417140256</dc:date>
          </office:change-info>
          <table:previous table:id="ct737">
            <table:change-track-table-cell/>
          </table:previous>
        </table:cell-content-change>
        <table:cell-content-change table:id="ct848">
          <table:cell-address table:column="2" table:row="214" table:table="1"/>
          <office:change-info>
            <dc:creator> </dc:creator>
            <dc:date>2018-10-31T19:44:20.417155298</dc:date>
          </office:change-info>
          <table:previous table:id="ct739">
            <table:change-track-table-cell/>
          </table:previous>
        </table:cell-content-change>
        <table:cell-content-change table:id="ct849">
          <table:cell-address table:column="4" table:row="214" table:table="1"/>
          <office:change-info>
            <dc:creator> </dc:creator>
            <dc:date>2018-10-31T19:44:29.177042214</dc:date>
          </office:change-info>
          <table:previous>
            <table:change-track-table-cell/>
          </table:previous>
        </table:cell-content-change>
        <table:cell-content-change table:id="ct850">
          <table:cell-address table:column="8" table:row="214" table:table="1"/>
          <office:change-info>
            <dc:creator> </dc:creator>
            <dc:date>2018-10-31T19:44:38.792895403</dc:date>
          </office:change-info>
          <table:previous>
            <table:change-track-table-cell/>
          </table:previous>
        </table:cell-content-change>
        <table:cell-content-change table:id="ct851">
          <table:cell-address table:column="9" table:row="214" table:table="1"/>
          <office:change-info>
            <dc:creator> </dc:creator>
            <dc:date>2018-10-31T19:47:08.255861287</dc:date>
          </office:change-info>
          <table:previous>
            <table:change-track-table-cell/>
          </table:previous>
        </table:cell-content-change>
        <table:movement table:id="ct852">
          <table:source-range-address table:start-column="0" table:start-row="16" table:start-table="0" table:end-column="0" table:end-row="17" table:end-table="0"/>
          <table:target-range-address table:start-column="0" table:start-row="17" table:start-table="0" table:end-column="0" table:end-row="18" table:end-table="0"/>
          <office:change-info>
            <dc:creator>Phil Birkelbach</dc:creator>
            <dc:date>2019-01-13T01:41:03.073390573</dc:date>
          </office:change-info>
          <table:dependencies>
            <table:dependency table:id="ct853"/>
          </table:dependencies>
          <table:deletions>
            <table:cell-content-deletion>
              <table:cell-address table:column="0" table:row="17" table:table="0"/>
              <table:change-track-table-cell office:value-type="string">
                <text:p>Node Specific Messages</text:p>
              </table:change-track-table-cell>
            </table:cell-content-deletion>
          </table:deletions>
        </table:movement>
        <table:movement table:id="ct853">
          <table:source-range-address table:column="0" table:row="18" table:table="0"/>
          <table:target-range-address table:column="0" table:row="16" table:table="0"/>
          <office:change-info>
            <dc:creator>Phil Birkelbach</dc:creator>
            <dc:date>2019-01-13T01:41:05.097787259</dc:date>
          </office:change-info>
          <table:deletions>
            <table:cell-content-deletion>
              <table:cell-address table:column="0" table:row="16" table:table="0"/>
              <table:change-track-table-cell office:value-type="string">
                <text:p>Two-Way Connection Channels</text:p>
              </table:change-track-table-cell>
            </table:cell-content-deletion>
          </table:deletions>
        </table:movement>
        <table:cell-content-change table:id="ct854">
          <table:cell-address table:column="2" table:row="16" table:table="0"/>
          <office:change-info>
            <dc:creator>Phil Birkelbach</dc:creator>
            <dc:date>2019-01-13T01:41:13.822829678</dc:date>
          </office:change-info>
          <table:previous table:id="ct397">
            <table:change-track-table-cell office:value-type="float" office:value="32"/>
          </table:previous>
        </table:cell-content-change>
        <table:cell-content-change table:id="ct855">
          <table:cell-address table:column="2" table:row="17" table:table="0"/>
          <office:change-info>
            <dc:creator>Phil Birkelbach</dc:creator>
            <dc:date>2019-01-13T01:41:16.688598119</dc:date>
          </office:change-info>
          <table:previous table:id="ct398">
            <table:change-track-table-cell office:value-type="float" office:value="256"/>
          </table:previous>
        </table:cell-content-change>
        <table:cell-content-change table:id="ct856">
          <table:cell-address table:column="2" table:row="16" table:table="0"/>
          <office:change-info>
            <dc:creator>Phil Birkelbach</dc:creator>
            <dc:date>2019-01-13T01:41:45.145219878</dc:date>
          </office:change-info>
          <table:previous table:id="ct854">
            <table:change-track-table-cell office:value-type="float" office:value="256"/>
          </table:previous>
        </table:cell-content-change>
        <table:cell-content-change table:id="ct857">
          <table:cell-address table:column="2" table:row="16" table:table="0"/>
          <office:change-info>
            <dc:creator>Phil Birkelbach</dc:creator>
            <dc:date>2019-01-13T01:41:47.624736502</dc:date>
          </office:change-info>
          <table:previous table:id="ct856">
            <table:change-track-table-cell office:value-type="float" office:value="32"/>
          </table:previous>
        </table:cell-content-change>
        <table:cell-content-change table:id="ct858">
          <table:cell-address table:column="3" table:row="16" table:table="0"/>
          <office:change-info>
            <dc:creator>Phil Birkelbach</dc:creator>
            <dc:date>2019-01-13T01:42:22.193204762</dc:date>
          </office:change-info>
          <table:previous>
            <table:change-track-table-cell table:cell-address="Groups.D17" table:formula="of:=[.D18]-32" office:value-type="float" office:value="1984"/>
          </table:previous>
        </table:cell-content-change>
        <table:cell-content-change table:id="ct859">
          <table:cell-address table:column="3" table:row="17" table:table="0"/>
          <office:change-info>
            <dc:creator>Phil Birkelbach</dc:creator>
            <dc:date>2019-01-13T01:42:22.193294000</dc:date>
          </office:change-info>
          <table:previous>
            <table:change-track-table-cell table:cell-address="Groups.D18" table:formula="of:=2048-256" office:value-type="float" office:value="1792"/>
          </table:previous>
        </table:cell-content-change>
        <table:cell-content-change table:id="ct860">
          <table:cell-address table:column="2" table:row="16" table:table="0"/>
          <office:change-info>
            <dc:creator>Phil Birkelbach</dc:creator>
            <dc:date>2019-01-13T01:42:51.099553298</dc:date>
          </office:change-info>
          <table:previous table:id="ct857">
            <table:change-track-table-cell office:value-type="float" office:value="256"/>
          </table:previous>
        </table:cell-content-change>
        <table:cell-content-change table:id="ct861">
          <table:cell-address table:column="2" table:row="17" table:table="0"/>
          <office:change-info>
            <dc:creator>Phil Birkelbach</dc:creator>
            <dc:date>2019-01-13T01:42:54.443079272</dc:date>
          </office:change-info>
          <table:previous table:id="ct855">
            <table:change-track-table-cell office:value-type="float" office:value="32"/>
          </table:previous>
        </table:cell-content-change>
        <table:cell-content-change table:id="ct862">
          <table:cell-address table:column="2" table:row="17" table:table="0"/>
          <office:change-info>
            <dc:creator>Phil Birkelbach</dc:creator>
            <dc:date>2019-01-13T01:43:22.629870728</dc:date>
          </office:change-info>
          <table:previous table:id="ct861">
            <table:change-track-table-cell office:value-type="float" office:value="256"/>
          </table:previous>
        </table:cell-content-change>
        <table:cell-content-change table:id="ct863">
          <table:cell-address table:column="2" table:row="16" table:table="0"/>
          <office:change-info>
            <dc:creator>Phil Birkelbach</dc:creator>
            <dc:date>2019-01-13T01:43:25.349219637</dc:date>
          </office:change-info>
          <table:previous table:id="ct860">
            <table:change-track-table-cell office:value-type="float" office:value="32"/>
          </table:previous>
        </table:cell-content-change>
        <table:cell-content-change table:id="ct864">
          <table:cell-address table:column="6" table:row="19" table:table="0"/>
          <office:change-info>
            <dc:creator>Phil Birkelbach</dc:creator>
            <dc:date>2019-01-13T01:49:17.645658434</dc:date>
          </office:change-info>
          <table:previous>
            <table:change-track-table-cell/>
          </table:previous>
        </table:cell-content-change>
        <table:cell-content-change table:id="ct865">
          <table:cell-address table:column="3" table:row="18" table:table="0"/>
          <office:change-info>
            <dc:creator>Phil Birkelbach</dc:creator>
            <dc:date>2019-01-13T01:50:27.256133037</dc:date>
          </office:change-info>
          <table:previous>
            <table:change-track-table-cell/>
          </table:previous>
        </table:cell-content-change>
        <table:cell-content-change table:id="ct866">
          <table:cell-address table:column="6" table:row="17" table:table="0"/>
          <office:change-info>
            <dc:creator>Phil Birkelbach</dc:creator>
            <dc:date>2019-01-13T01:50:31.476438551</dc:date>
          </office:change-info>
          <table:previous>
            <table:change-track-table-cell office:value-type="float" office:value="2047"/>
          </table:previous>
        </table:cell-content-change>
        <table:cell-content-change table:id="ct867">
          <table:cell-address table:column="2" table:row="15" table:table="0"/>
          <office:change-info>
            <dc:creator>Phil Birkelbach</dc:creator>
            <dc:date>2019-01-13T01:50:55.093682170</dc:date>
          </office:change-info>
          <table:previous table:id="ct412">
            <table:change-track-table-cell office:value-type="float" office:value="160"/>
          </table:previous>
        </table:cell-content-change>
        <table:cell-content-change table:id="ct868">
          <table:cell-address table:column="2" table:row="15" table:table="0"/>
          <office:change-info>
            <dc:creator>Phil Birkelbach</dc:creator>
            <dc:date>2019-01-13T01:51:20.739934441</dc:date>
          </office:change-info>
          <table:previous table:id="ct867">
            <table:change-track-table-cell office:value-type="float" office:value="196"/>
          </table:previous>
        </table:cell-content-change>
        <table:cell-content-change table:id="ct869">
          <table:cell-address table:column="2" table:row="15" table:table="0"/>
          <office:change-info>
            <dc:creator>Phil Birkelbach</dc:creator>
            <dc:date>2019-01-13T01:51:35.586910440</dc:date>
          </office:change-info>
          <table:previous table:id="ct868">
            <table:change-track-table-cell office:value-type="float" office:value="200"/>
          </table:previous>
        </table:cell-content-change>
        <table:cell-content-change table:id="ct870">
          <table:cell-address table:column="2" table:row="15" table:table="0"/>
          <office:change-info>
            <dc:creator>Phil Birkelbach</dc:creator>
            <dc:date>2019-01-13T01:51:38.290851335</dc:date>
          </office:change-info>
          <table:previous table:id="ct869">
            <table:change-track-table-cell office:value-type="float" office:value="234"/>
          </table:previous>
        </table:cell-content-change>
        <table:cell-content-change table:id="ct871">
          <table:cell-address table:column="26" table:row="253" table:table="1"/>
          <office:change-info>
            <dc:creator> </dc:creator>
            <dc:date>2019-02-17T13:39:07.591150041</dc:date>
          </office:change-info>
          <table:previous>
            <table:change-track-table-cell/>
          </table:previous>
        </table:cell-content-change>
        <table:cell-content-change table:id="ct872">
          <table:cell-address table:column="26" table:row="255" table:table="1"/>
          <office:change-info>
            <dc:creator> </dc:creator>
            <dc:date>2019-02-17T13:40:05.951752259</dc:date>
          </office:change-info>
          <table:previous>
            <table:change-track-table-cell/>
          </table:previous>
        </table:cell-content-change>
        <table:cell-content-change table:id="ct873">
          <table:cell-address table:column="26" table:row="170" table:table="1"/>
          <office:change-info>
            <dc:creator> </dc:creator>
            <dc:date>2019-05-26T19:26:32.337590992</dc:date>
          </office:change-info>
          <table:previous>
            <table:change-track-table-cell/>
          </table:previous>
        </table:cell-content-change>
        <table:cell-content-change table:id="ct874">
          <table:cell-address table:column="3" table:row="176" table:table="1"/>
          <office:change-info>
            <dc:creator>Phil Birkelbach</dc:creator>
            <dc:date>2020-02-19T16:47:57.137582809</dc:date>
          </office:change-info>
          <table:previous>
            <table:change-track-table-cell/>
          </table:previous>
        </table:cell-content-change>
        <table:cell-content-change table:id="ct875">
          <table:cell-address table:column="4" table:row="175" table:table="1"/>
          <office:change-info>
            <dc:creator>Phil Birkelbach</dc:creator>
            <dc:date>2020-02-19T16:47:57.137611049</dc:date>
          </office:change-info>
          <table:previous>
            <table:change-track-table-cell office:value-type="string">
              <text:p>Wind Direction</text:p>
            </table:change-track-table-cell>
          </table:previous>
        </table:cell-content-change>
        <table:cell-content-change table:id="ct876">
          <table:cell-address table:column="4" table:row="176" table:table="1"/>
          <office:change-info>
            <dc:creator>Phil Birkelbach</dc:creator>
            <dc:date>2020-02-19T16:47:57.137617860</dc:date>
          </office:change-info>
          <table:previous>
            <table:change-track-table-cell/>
          </table:previous>
        </table:cell-content-change>
        <table:cell-content-change table:id="ct877">
          <table:cell-address table:column="5" table:row="175" table:table="1"/>
          <office:change-info>
            <dc:creator>Phil Birkelbach</dc:creator>
            <dc:date>2020-02-19T16:47:57.137622975</dc:date>
          </office:change-info>
          <table:previous>
            <table:change-track-table-cell office:value-type="string">
              <text:p>0 to 360</text:p>
            </table:change-track-table-cell>
          </table:previous>
        </table:cell-content-change>
        <table:cell-content-change table:id="ct878">
          <table:cell-address table:column="5" table:row="176" table:table="1"/>
          <office:change-info>
            <dc:creator>Phil Birkelbach</dc:creator>
            <dc:date>2020-02-19T16:47:57.137628207</dc:date>
          </office:change-info>
          <table:previous>
            <table:change-track-table-cell/>
          </table:previous>
        </table:cell-content-change>
        <table:cell-content-change table:id="ct879">
          <table:cell-address table:column="6" table:row="175" table:table="1"/>
          <office:change-info>
            <dc:creator>Phil Birkelbach</dc:creator>
            <dc:date>2020-02-19T16:47:57.137633288</dc:date>
          </office:change-info>
          <table:previous>
            <table:change-track-table-cell office:value-type="string">
              <text:p>0.01°</text:p>
            </table:change-track-table-cell>
          </table:previous>
        </table:cell-content-change>
        <table:cell-content-change table:id="ct880">
          <table:cell-address table:column="6" table:row="176" table:table="1"/>
          <office:change-info>
            <dc:creator>Phil Birkelbach</dc:creator>
            <dc:date>2020-02-19T16:47:57.137637989</dc:date>
          </office:change-info>
          <table:previous>
            <table:change-track-table-cell/>
          </table:previous>
        </table:cell-content-change>
        <table:cell-content-change table:id="ct881">
          <table:cell-address table:column="8" table:row="176" table:table="1"/>
          <office:change-info>
            <dc:creator>Phil Birkelbach</dc:creator>
            <dc:date>2020-02-19T16:47:57.137642786</dc:date>
          </office:change-info>
          <table:previous>
            <table:change-track-table-cell/>
          </table:previous>
        </table:cell-content-change>
        <table:cell-content-change table:id="ct882">
          <table:cell-address table:column="10" table:row="175" table:table="1"/>
          <office:change-info>
            <dc:creator>Phil Birkelbach</dc:creator>
            <dc:date>2020-02-19T16:47:57.137647753</dc:date>
          </office:change-info>
          <table:previous>
            <table:change-track-table-cell office:value-type="string">
              <text:p>Magnetic</text:p>
            </table:change-track-table-cell>
          </table:previous>
        </table:cell-content-change>
        <table:cell-content-change table:id="ct883">
          <table:cell-address table:column="10" table:row="176" table:table="1"/>
          <office:change-info>
            <dc:creator>Phil Birkelbach</dc:creator>
            <dc:date>2020-02-19T16:47:57.137651966</dc:date>
          </office:change-info>
          <table:previous>
            <table:change-track-table-cell/>
          </table:previous>
        </table:cell-content-change>
        <table:cell-content-change table:id="ct884">
          <table:cell-address table:column="1" table:row="176" table:table="1"/>
          <office:change-info>
            <dc:creator>Phil Birkelbach</dc:creator>
            <dc:date>2020-02-19T16:48:02.893527558</dc:date>
          </office:change-info>
          <table:previous>
            <table:change-track-table-cell/>
          </table:previous>
        </table:cell-content-change>
        <table:cell-content-change table:id="ct885">
          <table:cell-address table:column="2" table:row="176" table:table="1"/>
          <office:change-info>
            <dc:creator>Phil Birkelbach</dc:creator>
            <dc:date>2020-02-19T16:48:02.893562757</dc:date>
          </office:change-info>
          <table:previous>
            <table:change-track-table-cell/>
          </table:previous>
        </table:cell-content-change>
        <table:cell-content-change table:id="ct886">
          <table:cell-address table:column="4" table:row="174" table:table="1"/>
          <office:change-info>
            <dc:creator>Phil Birkelbach</dc:creator>
            <dc:date>2020-02-19T16:48:09.918018852</dc:date>
          </office:change-info>
          <table:previous>
            <table:change-track-table-cell office:value-type="string">
              <text:p>Wind Speed</text:p>
            </table:change-track-table-cell>
          </table:previous>
        </table:cell-content-change>
        <table:cell-content-change table:id="ct887">
          <table:cell-address table:column="5" table:row="174" table:table="1"/>
          <office:change-info>
            <dc:creator>Phil Birkelbach</dc:creator>
            <dc:date>2020-02-19T16:48:13.412947304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88">
          <table:cell-address table:column="6" table:row="174" table:table="1"/>
          <office:change-info>
            <dc:creator>Phil Birkelbach</dc:creator>
            <dc:date>2020-02-19T16:48:13.412980985</dc:date>
          </office:change-info>
          <table:previous>
            <table:change-track-table-cell office:value-type="string">
              <text:p>0.1 knots</text:p>
            </table:change-track-table-cell>
          </table:previous>
        </table:cell-content-change>
        <table:cell-content-change table:id="ct889">
          <table:cell-address table:column="8" table:row="174" table:table="1"/>
          <office:change-info>
            <dc:creator>Phil Birkelbach</dc:creator>
            <dc:date>2020-02-19T16:48:13.412990932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890">
          <table:cell-address table:column="26" table:row="174" table:table="1"/>
          <office:change-info>
            <dc:creator>Phil Birkelbach</dc:creator>
            <dc:date>2020-02-19T16:51:16.340262452</dc:date>
          </office:change-info>
          <table:previous>
            <table:change-track-table-cell/>
          </table:previous>
        </table:cell-content-change>
        <table:cell-content-change table:id="ct891">
          <table:cell-address table:column="26" table:row="48" table:table="1"/>
          <office:change-info>
            <dc:creator>Phil Birkelbach</dc:creator>
            <dc:date>2020-03-03T13:26:00.277284927</dc:date>
          </office:change-info>
          <table:previous table:id="ct571">
            <table:change-track-table-cell office:value-type="string">
              <text:p>VERTSP</text:p>
            </table:change-track-table-cell>
          </table:previous>
        </table:cell-content-change>
        <table:insertion table:id="ct892" table:type="row" table:position="1" table:table="0">
          <office:change-info>
            <dc:creator> </dc:creator>
            <dc:date>2020-12-17T14:52:50.453824689</dc:date>
          </office:change-info>
          <table:dependencies>
            <table:dependency table:id="ct903"/>
            <table:dependency table:id="ct902"/>
            <table:dependency table:id="ct901"/>
            <table:dependency table:id="ct900"/>
            <table:dependency table:id="ct899"/>
            <table:dependency table:id="ct898"/>
            <table:dependency table:id="ct897"/>
            <table:dependency table:id="ct896"/>
            <table:dependency table:id="ct895"/>
            <table:dependency table:id="ct894"/>
            <table:dependency table:id="ct893"/>
          </table:dependencies>
        </table:insertion>
        <table:cell-content-change table:id="ct893">
          <table:cell-address table:column="0" table:row="1" table:table="0"/>
          <office:change-info>
            <dc:creator> </dc:creator>
            <dc:date>2020-12-17T14:53:00.806296706</dc:date>
          </office:change-info>
          <table:previous>
            <table:change-track-table-cell/>
          </table:previous>
        </table:cell-content-change>
        <table:cell-content-change table:id="ct894">
          <table:cell-address table:column="1" table:row="1" table:table="0"/>
          <office:change-info>
            <dc:creator> </dc:creator>
            <dc:date>2020-12-17T14:53:14.874872681</dc:date>
          </office:change-info>
          <table:previous>
            <table:change-track-table-cell/>
          </table:previous>
        </table:cell-content-change>
        <table:cell-content-change table:id="ct895">
          <table:cell-address table:column="2" table:row="1" table:table="0"/>
          <office:change-info>
            <dc:creator> </dc:creator>
            <dc:date>2020-12-17T14:53:17.723331001</dc:date>
          </office:change-info>
          <table:previous>
            <table:change-track-table-cell/>
          </table:previous>
        </table:cell-content-change>
        <table:cell-content-change table:id="ct896">
          <table:cell-address table:column="3" table:row="1" table:table="0"/>
          <office:change-info>
            <dc:creator> </dc:creator>
            <dc:date>2020-12-17T14:53:24.907546750</dc:date>
          </office:change-info>
          <table:previous>
            <table:change-track-table-cell/>
          </table:previous>
        </table:cell-content-change>
        <table:cell-content-change table:id="ct897">
          <table:cell-address table:column="4" table:row="1" table:table="0"/>
          <office:change-info>
            <dc:creator> </dc:creator>
            <dc:date>2020-12-17T14:53:36.900024966</dc:date>
          </office:change-info>
          <table:previous>
            <table:change-track-table-cell/>
          </table:previous>
        </table:cell-content-change>
        <table:cell-content-change table:id="ct898">
          <table:cell-address table:column="5" table:row="1" table:table="0"/>
          <office:change-info>
            <dc:creator> </dc:creator>
            <dc:date>2020-12-17T14:53:36.900054935</dc:date>
          </office:change-info>
          <table:previous>
            <table:change-track-table-cell/>
          </table:previous>
        </table:cell-content-change>
        <table:cell-content-change table:id="ct899">
          <table:cell-address table:column="4" table:row="1" table:table="0"/>
          <office:change-info>
            <dc:creator> </dc:creator>
            <dc:date>2020-12-17T14:53:43.660073950</dc:date>
          </office:change-info>
          <table:previous table:id="ct897">
            <table:change-track-table-cell office:value-type="string">
              <text:p>High Priority Node Alarms</text:p>
            </table:change-track-table-cell>
          </table:previous>
        </table:cell-content-change>
        <table:cell-content-change table:id="ct900">
          <table:cell-address table:column="5" table:row="1" table:table="0"/>
          <office:change-info>
            <dc:creator> </dc:creator>
            <dc:date>2020-12-17T14:53:50.277677223</dc:date>
          </office:change-info>
          <table:previous table:id="ct898">
            <table:change-track-table-cell office:value-type="string">
              <text:p>1</text:p>
            </table:change-track-table-cell>
          </table:previous>
        </table:cell-content-change>
        <table:cell-content-change table:id="ct901">
          <table:cell-address table:column="6" table:row="1" table:table="0"/>
          <office:change-info>
            <dc:creator> </dc:creator>
            <dc:date>2020-12-17T14:53:57.232850596</dc:date>
          </office:change-info>
          <table:previous>
            <table:change-track-table-cell/>
          </table:previous>
        </table:cell-content-change>
        <table:cell-content-change table:id="ct902">
          <table:cell-address table:column="7" table:row="1" table:table="0"/>
          <office:change-info>
            <dc:creator> </dc:creator>
            <dc:date>2020-12-17T14:54:12.957982357</dc:date>
          </office:change-info>
          <table:previous>
            <table:change-track-table-cell/>
          </table:previous>
        </table:cell-content-change>
        <table:cell-content-change table:id="ct903">
          <table:cell-address table:column="9" table:row="1" table:table="0"/>
          <office:change-info>
            <dc:creator> </dc:creator>
            <dc:date>2020-12-17T14:54:24.702281528</dc:date>
          </office:change-info>
          <table:previous>
            <table:change-track-table-cell/>
          </table:previous>
        </table:cell-content-change>
        <table:insertion table:id="ct904" table:type="row" table:position="15" table:table="0">
          <office:change-info>
            <dc:creator> </dc:creator>
            <dc:date>2020-12-17T14:56:06.283594654</dc:date>
          </office:change-info>
          <table:dependencies>
            <table:dependency table:id="ct942"/>
            <table:dependency table:id="ct940"/>
            <table:dependency table:id="ct937"/>
            <table:dependency table:id="ct931"/>
            <table:dependency table:id="ct922"/>
            <table:dependency table:id="ct921"/>
            <table:dependency table:id="ct914"/>
            <table:dependency table:id="ct913"/>
            <table:dependency table:id="ct912"/>
            <table:dependency table:id="ct911"/>
            <table:dependency table:id="ct910"/>
            <table:dependency table:id="ct909"/>
            <table:dependency table:id="ct908"/>
            <table:dependency table:id="ct907"/>
          </table:dependencies>
        </table:insertion>
        <table:cell-content-change table:id="ct905">
          <table:cell-address table:column="2" table:row="15" table:table="0"/>
          <office:change-info>
            <dc:creator> </dc:creator>
            <dc:date>2020-12-17T14:56:22.109216342</dc:date>
          </office:change-info>
          <table:previous table:id="ct870">
            <table:change-track-table-cell office:value-type="float" office:value="224"/>
          </table:previous>
        </table:cell-content-change>
        <table:cell-content-change table:id="ct906">
          <table:cell-address table:column="0" table:row="15" table:table="0"/>
          <office:change-info>
            <dc:creator> </dc:creator>
            <dc:date>2020-12-17T14:56:56.140957817</dc:date>
          </office:change-info>
          <table:previous>
            <table:change-track-table-cell office:value-type="string">
              <text:p>Future</text:p>
            </table:change-track-table-cell>
          </table:previous>
        </table:cell-content-change>
        <table:cell-content-change table:id="ct907">
          <table:cell-address table:column="1" table:row="15" table:table="0"/>
          <office:change-info>
            <dc:creator> </dc:creator>
            <dc:date>2020-12-17T14:57:02.773061213</dc:date>
          </office:change-info>
          <table:previous>
            <table:change-track-table-cell/>
          </table:previous>
        </table:cell-content-change>
        <table:cell-content-change table:id="ct908">
          <table:cell-address table:column="2" table:row="15" table:table="0"/>
          <office:change-info>
            <dc:creator> </dc:creator>
            <dc:date>2020-12-17T14:57:02.773168963</dc:date>
          </office:change-info>
          <table:previous>
            <table:change-track-table-cell/>
          </table:previous>
        </table:cell-content-change>
        <table:cell-content-change table:id="ct909">
          <table:cell-address table:column="3" table:row="15" table:table="0"/>
          <office:change-info>
            <dc:creator> </dc:creator>
            <dc:date>2020-12-17T14:57:02.773201722</dc:date>
          </office:change-info>
          <table:previous>
            <table:change-track-table-cell/>
          </table:previous>
        </table:cell-content-change>
        <table:cell-content-change table:id="ct910">
          <table:cell-address table:column="4" table:row="15" table:table="0"/>
          <office:change-info>
            <dc:creator> </dc:creator>
            <dc:date>2020-12-17T14:57:02.773233240</dc:date>
          </office:change-info>
          <table:previous>
            <table:change-track-table-cell/>
          </table:previous>
        </table:cell-content-change>
        <table:cell-content-change table:id="ct911">
          <table:cell-address table:column="6" table:row="15" table:table="0"/>
          <office:change-info>
            <dc:creator> </dc:creator>
            <dc:date>2020-12-17T14:57:02.773265185</dc:date>
          </office:change-info>
          <table:previous>
            <table:change-track-table-cell/>
          </table:previous>
        </table:cell-content-change>
        <table:cell-content-change table:id="ct912">
          <table:cell-address table:column="7" table:row="15" table:table="0"/>
          <office:change-info>
            <dc:creator> </dc:creator>
            <dc:date>2020-12-17T14:57:02.773292751</dc:date>
          </office:change-info>
          <table:previous>
            <table:change-track-table-cell/>
          </table:previous>
        </table:cell-content-change>
        <table:cell-content-change table:id="ct913">
          <table:cell-address table:column="9" table:row="15" table:table="0"/>
          <office:change-info>
            <dc:creator> </dc:creator>
            <dc:date>2020-12-17T14:57:02.773320556</dc:date>
          </office:change-info>
          <table:previous>
            <table:change-track-table-cell/>
          </table:previous>
        </table:cell-content-change>
        <table:cell-content-change table:id="ct914">
          <table:cell-address table:column="0" table:row="15" table:table="0"/>
          <office:change-info>
            <dc:creator> </dc:creator>
            <dc:date>2020-12-17T14:57:18.265387039</dc:date>
          </office:change-info>
          <table:previous>
            <table:change-track-table-cell/>
          </table:previous>
        </table:cell-content-change>
        <table:cell-content-change table:id="ct915">
          <table:cell-address table:column="3" table:row="16" table:table="0"/>
          <office:change-info>
            <dc:creator> </dc:creator>
            <dc:date>2020-12-17T14:57:37.487783888</dc:date>
          </office:change-info>
          <table:previous table:id="ct858">
            <table:change-track-table-cell table:cell-address="Groups.D17" table:formula="of:=#REF!+#REF!" office:value-type="float" office:value="0"/>
          </table:previous>
        </table:cell-content-change>
        <table:cell-content-change table:id="ct916">
          <table:cell-address table:column="6" table:row="16" table:table="0"/>
          <office:change-info>
            <dc:creator> </dc:creator>
            <dc:date>2020-12-17T14:57:54.471906505</dc:date>
          </office:change-info>
          <table:previous>
            <table:change-track-table-cell table:cell-address="Groups.G17" table:formula="of:=[.D18]-1" office:value-type="float" office:value="2015"/>
          </table:previous>
        </table:cell-content-change>
        <table:cell-content-change table:id="ct917">
          <table:cell-address table:column="6" table:row="17" table:table="0"/>
          <office:change-info>
            <dc:creator> </dc:creator>
            <dc:date>2020-12-17T14:57:54.471946636</dc:date>
          </office:change-info>
          <table:previous table:id="ct866">
            <table:change-track-table-cell table:cell-address="Groups.G18" table:formula="of:=[.D19]-1" office:value-type="float" office:value="2047"/>
          </table:previous>
        </table:cell-content-change>
        <table:cell-content-change table:id="ct918">
          <table:cell-address table:column="2" table:row="16" table:table="0"/>
          <office:change-info>
            <dc:creator> </dc:creator>
            <dc:date>2020-12-17T14:58:33.288508008</dc:date>
          </office:change-info>
          <table:previous table:id="ct863">
            <table:change-track-table-cell office:value-type="float" office:value="256"/>
          </table:previous>
        </table:cell-content-change>
        <table:cell-content-change table:id="ct919">
          <table:cell-address table:column="2" table:row="21" table:table="0"/>
          <office:change-info>
            <dc:creator> </dc:creator>
            <dc:date>2020-12-17T14:58:43.086950477</dc:date>
          </office:change-info>
          <table:previous>
            <table:change-track-table-cell/>
          </table:previous>
        </table:cell-content-change>
        <table:cell-content-change table:id="ct920">
          <table:cell-address table:column="2" table:row="21" table:table="0"/>
          <office:change-info>
            <dc:creator> </dc:creator>
            <dc:date>2020-12-17T14:58:46.589873112</dc:date>
          </office:change-info>
          <table:previous table:id="ct919">
            <table:change-track-table-cell table:cell-address="Groups.C22" table:formula="of:=224-16" office:value-type="float" office:value="208"/>
          </table:previous>
        </table:cell-content-change>
        <table:cell-content-change table:id="ct921">
          <table:cell-address table:column="2" table:row="15" table:table="0"/>
          <office:change-info>
            <dc:creator> </dc:creator>
            <dc:date>2020-12-17T14:58:50.220120017</dc:date>
          </office:change-info>
          <table:previous table:id="ct908">
            <table:change-track-table-cell office:value-type="float" office:value="16"/>
          </table:previous>
        </table:cell-content-change>
        <table:cell-content-change table:id="ct922">
          <table:cell-address table:column="2" table:row="15" table:table="0"/>
          <office:change-info>
            <dc:creator> </dc:creator>
            <dc:date>2020-12-17T14:59:00.984323954</dc:date>
          </office:change-info>
          <table:previous table:id="ct921">
            <table:change-track-table-cell office:value-type="float" office:value="208"/>
          </table:previous>
        </table:cell-content-change>
        <table:cell-content-change table:id="ct923">
          <table:cell-address table:column="6" table:row="17" table:table="0"/>
          <office:change-info>
            <dc:creator> </dc:creator>
            <dc:date>2020-12-17T15:00:15.130930995</dc:date>
          </office:change-info>
          <table:previous table:id="ct917">
            <table:change-track-table-cell table:cell-address="Groups.G18" table:formula="of:=[.D20]-1" office:value-type="float" office:value="-1"/>
          </table:previous>
        </table:cell-content-change>
        <table:cell-content-change table:id="ct924">
          <table:cell-address table:column="6" table:row="17" table:table="0"/>
          <office:change-info>
            <dc:creator> </dc:creator>
            <dc:date>2020-12-17T15:00:28.544546415</dc:date>
          </office:change-info>
          <table:previous table:id="ct923">
            <table:change-track-table-cell office:value-type="float" office:value="2048"/>
          </table:previous>
        </table:cell-content-change>
        <table:cell-content-change table:id="ct925">
          <table:cell-address table:column="6" table:row="19" table:table="0"/>
          <office:change-info>
            <dc:creator> </dc:creator>
            <dc:date>2020-12-17T15:00:40.142016164</dc:date>
          </office:change-info>
          <table:previous table:id="ct864">
            <table:change-track-table-cell table:cell-address="Groups.G20" table:formula="of:=2047-32" office:value-type="float" office:value="2015"/>
          </table:previous>
        </table:cell-content-change>
        <table:cell-content-change table:id="ct926">
          <table:cell-address table:column="9" table:row="19" table:table="0"/>
          <office:change-info>
            <dc:creator> </dc:creator>
            <dc:date>2020-12-17T15:01:14.951851276</dc:date>
          </office:change-info>
          <table:previous>
            <table:change-track-table-cell/>
          </table:previous>
        </table:cell-content-change>
        <table:cell-content-change table:id="ct927">
          <table:cell-address table:column="9" table:row="19" table:table="0"/>
          <office:change-info>
            <dc:creator> </dc:creator>
            <dc:date>2020-12-17T15:01:28.471005346</dc:date>
          </office:change-info>
          <table:previous table:id="ct926">
            <table:change-track-table-cell table:cell-address="Groups.J20" table:formula="of:=SUM([.J2:.J18])" office:value-type="float" office:value="2048"/>
          </table:previous>
        </table:cell-content-change>
        <table:cell-content-change table:id="ct928">
          <table:cell-address table:column="3" table:row="3" table:table="0"/>
          <office:change-info>
            <dc:creator> </dc:creator>
            <dc:date>2020-12-17T15:06:06.898078545</dc:date>
          </office:change-info>
          <table:previous>
            <table:change-track-table-cell office:value-type="float" office:value="256"/>
          </table:previous>
        </table:cell-content-change>
        <table:cell-content-change table:id="ct929">
          <table:cell-address table:column="3" table:row="2" table:table="0"/>
          <office:change-info>
            <dc:creator> </dc:creator>
            <dc:date>2020-12-17T15:06:08.504437075</dc:date>
          </office:change-info>
          <table:previous>
            <table:change-track-table-cell office:value-type="float" office:value="1"/>
          </table:previous>
        </table:cell-content-change>
        <table:cell-content-change table:id="ct930">
          <table:cell-address table:column="6" table:row="15" table:table="0"/>
          <office:change-info>
            <dc:creator> </dc:creator>
            <dc:date>2020-12-17T15:06:44.445702811</dc:date>
          </office:change-info>
          <table:previous>
            <table:change-track-table-cell table:cell-address="Groups.G16" table:formula="of:=[.D18]-1" office:value-type="float" office:value="2015"/>
          </table:previous>
        </table:cell-content-change>
        <table:cell-content-change table:id="ct931">
          <table:cell-address table:column="6" table:row="15" table:table="0"/>
          <office:change-info>
            <dc:creator> </dc:creator>
            <dc:date>2020-12-17T15:06:44.445742014</dc:date>
          </office:change-info>
          <table:previous table:id="ct911">
            <table:change-track-table-cell table:cell-address="Groups.G16" table:formula="of:=[.D18]-1" office:value-type="float" office:value="2015"/>
          </table:previous>
        </table:cell-content-change>
        <table:cell-content-change table:id="ct932">
          <table:cell-address table:column="6" table:row="16" table:table="0"/>
          <office:change-info>
            <dc:creator> </dc:creator>
            <dc:date>2020-12-17T15:06:44.445753685</dc:date>
          </office:change-info>
          <table:previous table:id="ct916">
            <table:change-track-table-cell table:cell-address="Groups.G17" table:formula="of:=[.D19]-1" office:value-type="float" office:value="2047"/>
          </table:previous>
        </table:cell-content-change>
        <table:cell-content-change table:id="ct933">
          <table:cell-address table:column="6" table:row="17" table:table="0"/>
          <office:change-info>
            <dc:creator> </dc:creator>
            <dc:date>2020-12-17T15:06:44.445765644</dc:date>
          </office:change-info>
          <table:previous table:id="ct924">
            <table:change-track-table-cell office:value-type="float" office:value="2047"/>
          </table:previous>
        </table:cell-content-change>
        <table:cell-content-change table:id="ct934">
          <table:cell-address table:column="9" table:row="19" table:table="0"/>
          <office:change-info>
            <dc:creator> </dc:creator>
            <dc:date>2020-12-17T15:06:56.730565246</dc:date>
          </office:change-info>
          <table:previous table:id="ct927">
            <table:change-track-table-cell/>
          </table:previous>
        </table:cell-content-change>
        <table:cell-content-change table:id="ct935">
          <table:cell-address table:column="9" table:row="19" table:table="0"/>
          <office:change-info>
            <dc:creator> </dc:creator>
            <dc:date>2020-12-17T15:06:58.617386558</dc:date>
          </office:change-info>
          <table:previous table:id="ct934">
            <table:change-track-table-cell table:cell-address="Groups.J20" table:formula="of:=SUM([.J2:.J18])" office:value-type="float" office:value="2048"/>
          </table:previous>
        </table:cell-content-change>
        <table:cell-content-change table:id="ct936">
          <table:cell-address table:column="3" table:row="1" table:table="2"/>
          <office:change-info>
            <dc:creator> </dc:creator>
            <dc:date>2020-12-17T15:27:17.140112338</dc:date>
          </office:change-info>
          <table:previous>
            <table:change-track-table-cell table:cell-address="Channels.D2" table:formula="of:=[Groups.D17]" office:value-type="float" office:value="1760"/>
          </table:previous>
        </table:cell-content-change>
        <table:cell-content-change table:id="ct937">
          <table:cell-address table:column="2" table:row="15" table:table="0"/>
          <office:change-info>
            <dc:creator> </dc:creator>
            <dc:date>2020-12-17T15:42:53.140231810</dc:date>
          </office:change-info>
          <table:previous table:id="ct922">
            <table:change-track-table-cell office:value-type="float" office:value="209"/>
          </table:previous>
        </table:cell-content-change>
        <table:cell-content-change table:id="ct938">
          <table:cell-address table:column="2" table:row="16" table:table="0"/>
          <office:change-info>
            <dc:creator> </dc:creator>
            <dc:date>2020-12-17T15:42:59.450410269</dc:date>
          </office:change-info>
          <table:previous table:id="ct918">
            <table:change-track-table-cell office:value-type="float" office:value="255"/>
          </table:previous>
        </table:cell-content-change>
        <table:deletion table:id="ct939" table:type="row" table:position="15" table:table="0">
          <office:change-info>
            <dc:creator> </dc:creator>
            <dc:date>2020-12-17T15:51:46.816695307</dc:date>
          </office:change-info>
          <table:deletions>
            <table:cell-content-deletion>
              <table:cell-address table:column="1" table:row="15" table:table="0"/>
              <table:change-track-table-cell table:cell-address="Groups.B16" table:formula="of:=[.D16] &amp; &quot; (0x&quot; &amp;[.E16] &amp; &quot;) - &quot; &amp; [.G16] &amp; &quot; (0x&quot; &amp;[.H16] &amp; &quot;)&quot;" office:value-type="string">
                <text:p>1536 (0x600) - 1759 (0x6DF)</text:p>
              </table:change-track-table-cell>
            </table:cell-content-deletion>
            <table:cell-content-deletion>
              <table:cell-address table:column="4" table:row="15" table:table="0"/>
              <table:change-track-table-cell table:cell-address="Groups.E16" table:formula="of:=DEC2HEX([.D16])" office:value-type="string">
                <text:p>600</text:p>
              </table:change-track-table-cell>
            </table:cell-content-deletion>
            <table:cell-content-deletion>
              <table:cell-address table:column="7" table:row="15" table:table="0"/>
              <table:change-track-table-cell table:cell-address="Groups.H16" table:formula="of:=DEC2HEX([.G16])" office:value-type="string">
                <text:p>6DF</text:p>
              </table:change-track-table-cell>
            </table:cell-content-deletion>
            <table:cell-content-deletion>
              <table:cell-address table:column="9" table:row="15" table:table="0"/>
              <table:change-track-table-cell table:cell-address="Groups.J16" table:formula="of:=[.G16]-[.D16]+1" office:value-type="float" office:value="224"/>
            </table:cell-content-deletion>
            <table:cell-content-deletion table:id="ct930">
              <table:change-track-table-cell table:cell-address="Groups.G16" table:formula="of:=[.D17]-1" office:value-type="float" office:value="1759"/>
            </table:cell-content-deletion>
            <table:cell-content-deletion table:id="ct906">
              <table:change-track-table-cell office:value-type="string">
                <text:p>Reserved for User</text:p>
              </table:change-track-table-cell>
            </table:cell-content-deletion>
            <table:cell-content-deletion table:id="ct411">
              <table:change-track-table-cell table:cell-address="Groups.D16" table:formula="of:=[.D15]+[.C15]" office:value-type="float" office:value="1536"/>
            </table:cell-content-deletion>
            <table:cell-content-deletion table:id="ct905">
              <table:change-track-table-cell office:value-type="float" office:value="16"/>
            </table:cell-content-deletion>
          </table:deletions>
        </table:deletion>
        <table:cell-content-change table:id="ct940">
          <table:cell-address table:column="3" table:row="15" table:table="0"/>
          <office:change-info>
            <dc:creator> </dc:creator>
            <dc:date>2020-12-17T15:51:58.046158039</dc:date>
          </office:change-info>
          <table:previous table:id="ct909">
            <table:change-track-table-cell table:cell-address="Groups.D16" table:formula="of:=#REF!+#REF!" office:value-type="float" office:value="0"/>
          </table:previous>
        </table:cell-content-change>
        <table:cell-content-change table:id="ct941">
          <table:cell-address table:column="6" table:row="14" table:table="0"/>
          <office:change-info>
            <dc:creator> </dc:creator>
            <dc:date>2020-12-17T15:52:01.641033055</dc:date>
          </office:change-info>
          <table:previous>
            <table:change-track-table-cell table:cell-address="Groups.G15" table:formula="of:=#REF!-1" office:value-type="float" office:value="0"/>
          </table:previous>
        </table:cell-content-change>
        <table:cell-content-change table:id="ct942">
          <table:cell-address table:column="2" table:row="15" table:table="0"/>
          <office:change-info>
            <dc:creator> </dc:creator>
            <dc:date>2020-12-17T15:52:16.707831558</dc:date>
          </office:change-info>
          <table:previous table:id="ct937">
            <table:change-track-table-cell office:value-type="float" office:value="208"/>
          </table:previous>
        </table:cell-content-change>
        <table:cell-content-change table:id="ct943">
          <table:cell-address table:column="10" table:row="12" table:table="1"/>
          <office:change-info>
            <dc:creator> </dc:creator>
            <dc:date>2023-04-05T22:19:30.329017905</dc:date>
          </office:change-info>
          <table:previous table:id="ct232"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  <table:insertion table:id="ct944" table:type="table" table:position="4">
          <office:change-info>
            <dc:creator> </dc:creator>
            <dc:date>2024-04-06T20:27:44.587390317</dc:date>
          </office:change-info>
          <table:dependencies>
            <table:dependency table:id="ct993"/>
            <table:dependency table:id="ct992"/>
            <table:dependency table:id="ct991"/>
            <table:dependency table:id="ct990"/>
            <table:dependency table:id="ct989"/>
            <table:dependency table:id="ct988"/>
            <table:dependency table:id="ct987"/>
            <table:dependency table:id="ct986"/>
            <table:dependency table:id="ct985"/>
            <table:dependency table:id="ct984"/>
            <table:dependency table:id="ct983"/>
            <table:dependency table:id="ct982"/>
            <table:dependency table:id="ct981"/>
            <table:dependency table:id="ct980"/>
            <table:dependency table:id="ct979"/>
            <table:dependency table:id="ct978"/>
            <table:dependency table:id="ct977"/>
            <table:dependency table:id="ct976"/>
            <table:dependency table:id="ct975"/>
            <table:dependency table:id="ct974"/>
            <table:dependency table:id="ct973"/>
            <table:dependency table:id="ct972"/>
            <table:dependency table:id="ct971"/>
            <table:dependency table:id="ct970"/>
            <table:dependency table:id="ct969"/>
            <table:dependency table:id="ct968"/>
            <table:dependency table:id="ct967"/>
            <table:dependency table:id="ct966"/>
            <table:dependency table:id="ct965"/>
            <table:dependency table:id="ct964"/>
            <table:dependency table:id="ct963"/>
            <table:dependency table:id="ct962"/>
            <table:dependency table:id="ct961"/>
            <table:dependency table:id="ct960"/>
            <table:dependency table:id="ct959"/>
            <table:dependency table:id="ct958"/>
            <table:dependency table:id="ct957"/>
            <table:dependency table:id="ct956"/>
            <table:dependency table:id="ct955"/>
            <table:dependency table:id="ct954"/>
            <table:dependency table:id="ct953"/>
            <table:dependency table:id="ct952"/>
            <table:dependency table:id="ct951"/>
            <table:dependency table:id="ct950"/>
            <table:dependency table:id="ct949"/>
            <table:dependency table:id="ct948"/>
            <table:dependency table:id="ct947"/>
            <table:dependency table:id="ct946"/>
            <table:dependency table:id="ct945"/>
          </table:dependencies>
        </table:insertion>
        <table:cell-content-change table:id="ct945">
          <table:cell-address table:column="0" table:row="0" table:table="4"/>
          <office:change-info>
            <dc:creator> </dc:creator>
            <dc:date>2024-04-06T20:28:10.342578345</dc:date>
          </office:change-info>
          <table:previous>
            <table:change-track-table-cell/>
          </table:previous>
        </table:cell-content-change>
        <table:cell-content-change table:id="ct946">
          <table:cell-address table:column="0" table:row="1" table:table="4"/>
          <office:change-info>
            <dc:creator> </dc:creator>
            <dc:date>2024-04-06T20:28:10.342613860</dc:date>
          </office:change-info>
          <table:previous>
            <table:change-track-table-cell/>
          </table:previous>
        </table:cell-content-change>
        <table:cell-content-change table:id="ct947">
          <table:cell-address table:column="0" table:row="2" table:table="4"/>
          <office:change-info>
            <dc:creator> </dc:creator>
            <dc:date>2024-04-06T20:28:10.342620111</dc:date>
          </office:change-info>
          <table:previous>
            <table:change-track-table-cell/>
          </table:previous>
        </table:cell-content-change>
        <table:cell-content-change table:id="ct948">
          <table:cell-address table:column="0" table:row="3" table:table="4"/>
          <office:change-info>
            <dc:creator> </dc:creator>
            <dc:date>2024-04-06T20:28:10.342624538</dc:date>
          </office:change-info>
          <table:previous>
            <table:change-track-table-cell/>
          </table:previous>
        </table:cell-content-change>
        <table:cell-content-change table:id="ct949">
          <table:cell-address table:column="0" table:row="4" table:table="4"/>
          <office:change-info>
            <dc:creator> </dc:creator>
            <dc:date>2024-04-06T20:28:10.342628666</dc:date>
          </office:change-info>
          <table:previous>
            <table:change-track-table-cell/>
          </table:previous>
        </table:cell-content-change>
        <table:cell-content-change table:id="ct950">
          <table:cell-address table:column="0" table:row="5" table:table="4"/>
          <office:change-info>
            <dc:creator> </dc:creator>
            <dc:date>2024-04-06T20:28:10.342632775</dc:date>
          </office:change-info>
          <table:previous>
            <table:change-track-table-cell/>
          </table:previous>
        </table:cell-content-change>
        <table:cell-content-change table:id="ct951">
          <table:cell-address table:column="0" table:row="6" table:table="4"/>
          <office:change-info>
            <dc:creator> </dc:creator>
            <dc:date>2024-04-06T20:28:10.342636604</dc:date>
          </office:change-info>
          <table:previous>
            <table:change-track-table-cell/>
          </table:previous>
        </table:cell-content-change>
        <table:cell-content-change table:id="ct952">
          <table:cell-address table:column="0" table:row="7" table:table="4"/>
          <office:change-info>
            <dc:creator> </dc:creator>
            <dc:date>2024-04-06T20:28:10.342640611</dc:date>
          </office:change-info>
          <table:previous>
            <table:change-track-table-cell/>
          </table:previous>
        </table:cell-content-change>
        <table:cell-content-change table:id="ct953">
          <table:cell-address table:column="0" table:row="8" table:table="4"/>
          <office:change-info>
            <dc:creator> </dc:creator>
            <dc:date>2024-04-06T20:28:10.342644444</dc:date>
          </office:change-info>
          <table:previous>
            <table:change-track-table-cell/>
          </table:previous>
        </table:cell-content-change>
        <table:cell-content-change table:id="ct954">
          <table:cell-address table:column="0" table:row="9" table:table="4"/>
          <office:change-info>
            <dc:creator> </dc:creator>
            <dc:date>2024-04-06T20:28:10.342648361</dc:date>
          </office:change-info>
          <table:previous>
            <table:change-track-table-cell/>
          </table:previous>
        </table:cell-content-change>
        <table:cell-content-change table:id="ct955">
          <table:cell-address table:column="0" table:row="10" table:table="4"/>
          <office:change-info>
            <dc:creator> </dc:creator>
            <dc:date>2024-04-06T20:28:10.342652134</dc:date>
          </office:change-info>
          <table:previous>
            <table:change-track-table-cell/>
          </table:previous>
        </table:cell-content-change>
        <table:cell-content-change table:id="ct956">
          <table:cell-address table:column="0" table:row="11" table:table="4"/>
          <office:change-info>
            <dc:creator> </dc:creator>
            <dc:date>2024-04-06T20:28:10.342655590</dc:date>
          </office:change-info>
          <table:previous>
            <table:change-track-table-cell/>
          </table:previous>
        </table:cell-content-change>
        <table:cell-content-change table:id="ct957">
          <table:cell-address table:column="0" table:row="11" table:table="4"/>
          <office:change-info>
            <dc:creator> </dc:creator>
            <dc:date>2024-04-06T20:28:10.342658759</dc:date>
          </office:change-info>
          <table:previous>
            <table:change-track-table-cell/>
          </table:previous>
        </table:cell-content-change>
        <table:cell-content-change table:id="ct958">
          <table:cell-address table:column="1" table:row="0" table:table="4"/>
          <office:change-info>
            <dc:creator> </dc:creator>
            <dc:date>2024-04-06T20:28:10.342661861</dc:date>
          </office:change-info>
          <table:previous>
            <table:change-track-table-cell/>
          </table:previous>
        </table:cell-content-change>
        <table:cell-content-change table:id="ct959">
          <table:cell-address table:column="1" table:row="1" table:table="4"/>
          <office:change-info>
            <dc:creator> </dc:creator>
            <dc:date>2024-04-06T20:28:10.342665519</dc:date>
          </office:change-info>
          <table:previous>
            <table:change-track-table-cell/>
          </table:previous>
        </table:cell-content-change>
        <table:cell-content-change table:id="ct960">
          <table:cell-address table:column="1" table:row="2" table:table="4"/>
          <office:change-info>
            <dc:creator> </dc:creator>
            <dc:date>2024-04-06T20:28:10.342668851</dc:date>
          </office:change-info>
          <table:previous>
            <table:change-track-table-cell/>
          </table:previous>
        </table:cell-content-change>
        <table:cell-content-change table:id="ct961">
          <table:cell-address table:column="1" table:row="3" table:table="4"/>
          <office:change-info>
            <dc:creator> </dc:creator>
            <dc:date>2024-04-06T20:28:10.342671941</dc:date>
          </office:change-info>
          <table:previous>
            <table:change-track-table-cell/>
          </table:previous>
        </table:cell-content-change>
        <table:cell-content-change table:id="ct962">
          <table:cell-address table:column="1" table:row="4" table:table="4"/>
          <office:change-info>
            <dc:creator> </dc:creator>
            <dc:date>2024-04-06T20:28:10.342675010</dc:date>
          </office:change-info>
          <table:previous>
            <table:change-track-table-cell/>
          </table:previous>
        </table:cell-content-change>
        <table:cell-content-change table:id="ct963">
          <table:cell-address table:column="1" table:row="5" table:table="4"/>
          <office:change-info>
            <dc:creator> </dc:creator>
            <dc:date>2024-04-06T20:28:10.342677975</dc:date>
          </office:change-info>
          <table:previous>
            <table:change-track-table-cell/>
          </table:previous>
        </table:cell-content-change>
        <table:cell-content-change table:id="ct964">
          <table:cell-address table:column="1" table:row="6" table:table="4"/>
          <office:change-info>
            <dc:creator> </dc:creator>
            <dc:date>2024-04-06T20:28:10.342681115</dc:date>
          </office:change-info>
          <table:previous>
            <table:change-track-table-cell/>
          </table:previous>
        </table:cell-content-change>
        <table:cell-content-change table:id="ct965">
          <table:cell-address table:column="1" table:row="7" table:table="4"/>
          <office:change-info>
            <dc:creator> </dc:creator>
            <dc:date>2024-04-06T20:28:10.342684079</dc:date>
          </office:change-info>
          <table:previous>
            <table:change-track-table-cell/>
          </table:previous>
        </table:cell-content-change>
        <table:cell-content-change table:id="ct966">
          <table:cell-address table:column="1" table:row="8" table:table="4"/>
          <office:change-info>
            <dc:creator> </dc:creator>
            <dc:date>2024-04-06T20:28:10.342686965</dc:date>
          </office:change-info>
          <table:previous>
            <table:change-track-table-cell/>
          </table:previous>
        </table:cell-content-change>
        <table:cell-content-change table:id="ct967">
          <table:cell-address table:column="1" table:row="9" table:table="4"/>
          <office:change-info>
            <dc:creator> </dc:creator>
            <dc:date>2024-04-06T20:28:10.342689857</dc:date>
          </office:change-info>
          <table:previous>
            <table:change-track-table-cell/>
          </table:previous>
        </table:cell-content-change>
        <table:cell-content-change table:id="ct968">
          <table:cell-address table:column="1" table:row="10" table:table="4"/>
          <office:change-info>
            <dc:creator> </dc:creator>
            <dc:date>2024-04-06T20:28:10.342692655</dc:date>
          </office:change-info>
          <table:previous>
            <table:change-track-table-cell/>
          </table:previous>
        </table:cell-content-change>
        <table:cell-content-change table:id="ct969">
          <table:cell-address table:column="1" table:row="11" table:table="4"/>
          <office:change-info>
            <dc:creator> </dc:creator>
            <dc:date>2024-04-06T20:28:10.342695494</dc:date>
          </office:change-info>
          <table:previous>
            <table:change-track-table-cell/>
          </table:previous>
        </table:cell-content-change>
        <table:cell-content-change table:id="ct970">
          <table:cell-address table:column="1" table:row="11" table:table="4"/>
          <office:change-info>
            <dc:creator> </dc:creator>
            <dc:date>2024-04-06T20:28:10.342698372</dc:date>
          </office:change-info>
          <table:previous>
            <table:change-track-table-cell/>
          </table:previous>
        </table:cell-content-change>
        <table:cell-content-change table:id="ct971">
          <table:cell-address table:column="2" table:row="0" table:table="4"/>
          <office:change-info>
            <dc:creator> </dc:creator>
            <dc:date>2024-04-06T20:28:10.342701501</dc:date>
          </office:change-info>
          <table:previous>
            <table:change-track-table-cell/>
          </table:previous>
        </table:cell-content-change>
        <table:cell-content-change table:id="ct972">
          <table:cell-address table:column="2" table:row="2" table:table="4"/>
          <office:change-info>
            <dc:creator> </dc:creator>
            <dc:date>2024-04-06T20:28:10.342705702</dc:date>
          </office:change-info>
          <table:previous>
            <table:change-track-table-cell/>
          </table:previous>
        </table:cell-content-change>
        <table:cell-content-change table:id="ct973">
          <table:cell-address table:column="2" table:row="3" table:table="4"/>
          <office:change-info>
            <dc:creator> </dc:creator>
            <dc:date>2024-04-06T20:28:10.342709221</dc:date>
          </office:change-info>
          <table:previous>
            <table:change-track-table-cell/>
          </table:previous>
        </table:cell-content-change>
        <table:cell-content-change table:id="ct974">
          <table:cell-address table:column="3" table:row="0" table:table="4"/>
          <office:change-info>
            <dc:creator> </dc:creator>
            <dc:date>2024-04-06T20:28:10.342713561</dc:date>
          </office:change-info>
          <table:previous>
            <table:change-track-table-cell/>
          </table:previous>
        </table:cell-content-change>
        <table:cell-content-change table:id="ct975">
          <table:cell-address table:column="3" table:row="1" table:table="4"/>
          <office:change-info>
            <dc:creator> </dc:creator>
            <dc:date>2024-04-06T20:28:10.342718049</dc:date>
          </office:change-info>
          <table:previous>
            <table:change-track-table-cell/>
          </table:previous>
        </table:cell-content-change>
        <table:cell-content-change table:id="ct976">
          <table:cell-address table:column="3" table:row="2" table:table="4"/>
          <office:change-info>
            <dc:creator> </dc:creator>
            <dc:date>2024-04-06T20:28:10.342721721</dc:date>
          </office:change-info>
          <table:previous>
            <table:change-track-table-cell/>
          </table:previous>
        </table:cell-content-change>
        <table:cell-content-change table:id="ct977">
          <table:cell-address table:column="3" table:row="3" table:table="4"/>
          <office:change-info>
            <dc:creator> </dc:creator>
            <dc:date>2024-04-06T20:28:10.342725143</dc:date>
          </office:change-info>
          <table:previous>
            <table:change-track-table-cell/>
          </table:previous>
        </table:cell-content-change>
        <table:cell-content-change table:id="ct978">
          <table:cell-address table:column="3" table:row="4" table:table="4"/>
          <office:change-info>
            <dc:creator> </dc:creator>
            <dc:date>2024-04-06T20:28:10.342728535</dc:date>
          </office:change-info>
          <table:previous>
            <table:change-track-table-cell/>
          </table:previous>
        </table:cell-content-change>
        <table:cell-content-change table:id="ct979">
          <table:cell-address table:column="3" table:row="5" table:table="4"/>
          <office:change-info>
            <dc:creator> </dc:creator>
            <dc:date>2024-04-06T20:28:10.342731769</dc:date>
          </office:change-info>
          <table:previous>
            <table:change-track-table-cell/>
          </table:previous>
        </table:cell-content-change>
        <table:cell-content-change table:id="ct980">
          <table:cell-address table:column="3" table:row="6" table:table="4"/>
          <office:change-info>
            <dc:creator> </dc:creator>
            <dc:date>2024-04-06T20:28:10.342734918</dc:date>
          </office:change-info>
          <table:previous>
            <table:change-track-table-cell/>
          </table:previous>
        </table:cell-content-change>
        <table:cell-content-change table:id="ct981">
          <table:cell-address table:column="3" table:row="7" table:table="4"/>
          <office:change-info>
            <dc:creator> </dc:creator>
            <dc:date>2024-04-06T20:28:10.342738021</dc:date>
          </office:change-info>
          <table:previous>
            <table:change-track-table-cell/>
          </table:previous>
        </table:cell-content-change>
        <table:cell-content-change table:id="ct982">
          <table:cell-address table:column="3" table:row="8" table:table="4"/>
          <office:change-info>
            <dc:creator> </dc:creator>
            <dc:date>2024-04-06T20:28:10.342741049</dc:date>
          </office:change-info>
          <table:previous>
            <table:change-track-table-cell/>
          </table:previous>
        </table:cell-content-change>
        <table:cell-content-change table:id="ct983">
          <table:cell-address table:column="3" table:row="9" table:table="4"/>
          <office:change-info>
            <dc:creator> </dc:creator>
            <dc:date>2024-04-06T20:28:10.342744043</dc:date>
          </office:change-info>
          <table:previous>
            <table:change-track-table-cell/>
          </table:previous>
        </table:cell-content-change>
        <table:cell-content-change table:id="ct984">
          <table:cell-address table:column="3" table:row="10" table:table="4"/>
          <office:change-info>
            <dc:creator> </dc:creator>
            <dc:date>2024-04-06T20:28:10.342747165</dc:date>
          </office:change-info>
          <table:previous>
            <table:change-track-table-cell/>
          </table:previous>
        </table:cell-content-change>
        <table:cell-content-change table:id="ct985">
          <table:cell-address table:column="0" table:row="11" table:table="4"/>
          <office:change-info>
            <dc:creator> </dc:creator>
            <dc:date>2024-04-06T20:28:35.212477075</dc:date>
          </office:change-info>
          <table:previous table:id="ct956">
            <table:change-track-table-cell office:value-type="string">
              <text:p>10-255</text:p>
            </table:change-track-table-cell>
          </table:previous>
        </table:cell-content-change>
        <table:cell-content-change table:id="ct986">
          <table:cell-address table:column="0" table:row="11" table:table="4"/>
          <office:change-info>
            <dc:creator> </dc:creator>
            <dc:date>2024-04-06T20:28:35.212496681</dc:date>
          </office:change-info>
          <table:previous table:id="ct957">
            <table:change-track-table-cell office:value-type="string">
              <text:p>256-64K</text:p>
            </table:change-track-table-cell>
          </table:previous>
        </table:cell-content-change>
        <table:cell-content-change table:id="ct987">
          <table:cell-address table:column="1" table:row="11" table:table="4"/>
          <office:change-info>
            <dc:creator> </dc:creator>
            <dc:date>2024-04-06T20:28:35.212499815</dc:date>
          </office:change-info>
          <table:previous table:id="ct969">
            <table:change-track-table-cell office:value-type="string">
              <text:p>Reserved for Future Use</text:p>
            </table:change-track-table-cell>
          </table:previous>
        </table:cell-content-change>
        <table:cell-content-change table:id="ct988">
          <table:cell-address table:column="1" table:row="11" table:table="4"/>
          <office:change-info>
            <dc:creator> </dc:creator>
            <dc:date>2024-04-06T20:28:35.212502770</dc:date>
          </office:change-info>
          <table:previous table:id="ct970">
            <table:change-track-table-cell office:value-type="string">
              <text:p>Device Defined</text:p>
            </table:change-track-table-cell>
          </table:previous>
        </table:cell-content-change>
        <table:cell-content-change table:id="ct989">
          <table:cell-address table:column="2" table:row="2" table:table="4"/>
          <office:change-info>
            <dc:creator> </dc:creator>
            <dc:date>2024-04-06T20:30:56.674157604</dc:date>
          </office:change-info>
          <table:previous table:id="ct972">
            <table:change-track-table-cell office:value-type="string">
              <text:p>0.1ºC</text:p>
            </table:change-track-table-cell>
          </table:previous>
        </table:cell-content-change>
        <table:cell-content-change table:id="ct990">
          <table:cell-address table:column="0" table:row="0" table:table="4"/>
          <office:change-info>
            <dc:creator> </dc:creator>
            <dc:date>2024-04-06T22:17:25.452167339</dc:date>
          </office:change-info>
          <table:previous table:id="ct945">
            <table:change-track-table-cell office:value-type="string">
              <text:p>Type</text:p>
            </table:change-track-table-cell>
          </table:previous>
        </table:cell-content-change>
        <table:cell-content-change table:id="ct991">
          <table:cell-address table:column="0" table:row="0" table:table="4"/>
          <office:change-info>
            <dc:creator> </dc:creator>
            <dc:date>2024-04-06T22:18:05.175262034</dc:date>
          </office:change-info>
          <table:previous table:id="ct990">
            <table:change-track-table-cell office:value-type="string">
              <text:p>ID</text:p>
            </table:change-track-table-cell>
          </table:previous>
        </table:cell-content-change>
        <table:cell-content-change table:id="ct992">
          <table:cell-address table:column="0" table:row="0" table:table="4"/>
          <office:change-info>
            <dc:creator> </dc:creator>
            <dc:date>2024-04-06T22:18:40.543006160</dc:date>
          </office:change-info>
          <table:previous table:id="ct991">
            <table:change-track-table-cell office:value-type="string">
              <text:p>MsgType</text:p>
            </table:change-track-table-cell>
          </table:previous>
        </table:cell-content-change>
        <table:cell-content-change table:id="ct993">
          <table:cell-address table:column="1" table:row="1" table:table="4"/>
          <office:change-info>
            <dc:creator> </dc:creator>
            <dc:date>2024-04-11T20:25:39.188679371</dc:date>
          </office:change-info>
          <table:previous table:id="ct959">
            <table:change-track-table-cell office:value-type="string">
              <text:p>Node Status,0x00 = Good, each bit represents a different error if set</text:p>
            </table:change-track-table-cell>
          </table:previous>
        </table:cell-content-change>
        <table:deletion table:id="ct994" table:type="row" table:position="11" table:table="4" table:multi-deletion-spanned="2">
          <office:change-info>
            <dc:creator> </dc:creator>
            <dc:date>2024-04-11T20:30:01.560214907</dc:date>
          </office:change-info>
          <table:deletions>
            <table:cell-content-deletion table:id="ct987">
              <table:change-track-table-cell/>
            </table:cell-content-deletion>
            <table:cell-content-deletion table:id="ct985">
              <table:change-track-table-cell/>
            </table:cell-content-deletion>
          </table:deletions>
        </table:deletion>
        <table:deletion table:id="ct995" table:type="row" table:position="11" table:table="4">
          <office:change-info>
            <dc:creator> </dc:creator>
            <dc:date>2024-04-11T20:30:01.560297121</dc:date>
          </office:change-info>
          <table:deletions>
            <table:change-deletion table:id="ct994"/>
            <table:cell-content-deletion table:id="ct988">
              <table:change-track-table-cell/>
            </table:cell-content-deletion>
            <table:cell-content-deletion table:id="ct986">
              <table:change-track-table-cell/>
            </table:cell-content-deletion>
          </table:deletions>
        </table:deletion>
        <table:cell-content-change table:id="ct996">
          <table:cell-address table:column="1" table:row="248" table:table="1"/>
          <office:change-info>
            <dc:creator>Unknown Author</dc:creator>
            <dc:date>2024-09-07T15:57:43.505037809</dc:date>
          </office:change-info>
          <table:previous table:id="ct711">
            <table:change-track-table-cell table:cell-address="Identifiers.B249" table:formula="of:=[.B248]+[.D249]" office:value-type="float" office:value="1349"/>
          </table:previous>
        </table:cell-content-change>
        <table:cell-content-change table:id="ct997">
          <table:cell-address table:column="1" table:row="233" table:table="1"/>
          <office:change-info>
            <dc:creator>Unknown Author</dc:creator>
            <dc:date>2024-09-07T15:58:26.016066286</dc:date>
          </office:change-info>
          <table:previous>
            <table:change-track-table-cell table:cell-address="Identifiers.B234" table:formula="of:=[.B233]+[.D234]" office:value-type="float" office:value="1316"/>
          </table:previous>
        </table:cell-content-change>
        <table:cell-content-change table:id="ct998">
          <table:cell-address table:column="1" table:row="234" table:table="1"/>
          <office:change-info>
            <dc:creator>Unknown Author</dc:creator>
            <dc:date>2024-09-07T15:58:26.016091632</dc:date>
          </office:change-info>
          <table:previous>
            <table:change-track-table-cell table:cell-address="Identifiers.B235" table:formula="of:=[.B234]+[.D235]" office:value-type="float" office:value="1318"/>
          </table:previous>
        </table:cell-content-change>
        <table:cell-content-change table:id="ct999">
          <table:cell-address table:column="1" table:row="235" table:table="1"/>
          <office:change-info>
            <dc:creator>Unknown Author</dc:creator>
            <dc:date>2024-09-07T15:58:26.016098257</dc:date>
          </office:change-info>
          <table:previous>
            <table:change-track-table-cell table:cell-address="Identifiers.B236" table:formula="of:=[.B235]+[.D236]" office:value-type="float" office:value="1320"/>
          </table:previous>
        </table:cell-content-change>
        <table:cell-content-change table:id="ct1000">
          <table:cell-address table:column="1" table:row="236" table:table="1"/>
          <office:change-info>
            <dc:creator>Unknown Author</dc:creator>
            <dc:date>2024-09-07T15:58:26.016104560</dc:date>
          </office:change-info>
          <table:previous>
            <table:change-track-table-cell table:cell-address="Identifiers.B237" table:formula="of:=[.B236]+[.D237]" office:value-type="float" office:value="1322"/>
          </table:previous>
        </table:cell-content-change>
        <table:cell-content-change table:id="ct1001">
          <table:cell-address table:column="1" table:row="237" table:table="1"/>
          <office:change-info>
            <dc:creator>Unknown Author</dc:creator>
            <dc:date>2024-09-07T15:58:26.016110570</dc:date>
          </office:change-info>
          <table:previous>
            <table:change-track-table-cell table:cell-address="Identifiers.B238" table:formula="of:=[.B237]+[.D238]" office:value-type="float" office:value="1324"/>
          </table:previous>
        </table:cell-content-change>
        <table:cell-content-change table:id="ct1002">
          <table:cell-address table:column="1" table:row="238" table:table="1"/>
          <office:change-info>
            <dc:creator>Unknown Author</dc:creator>
            <dc:date>2024-09-07T15:58:26.016116438</dc:date>
          </office:change-info>
          <table:previous>
            <table:change-track-table-cell table:cell-address="Identifiers.B239" table:formula="of:=[.B238]+[.D239]" office:value-type="float" office:value="1326"/>
          </table:previous>
        </table:cell-content-change>
        <table:cell-content-change table:id="ct1003">
          <table:cell-address table:column="1" table:row="239" table:table="1"/>
          <office:change-info>
            <dc:creator>Unknown Author</dc:creator>
            <dc:date>2024-09-07T15:58:26.016122202</dc:date>
          </office:change-info>
          <table:previous>
            <table:change-track-table-cell table:cell-address="Identifiers.B240" table:formula="of:=[.B239]+[.D240]" office:value-type="float" office:value="1328"/>
          </table:previous>
        </table:cell-content-change>
        <table:cell-content-change table:id="ct1004">
          <table:cell-address table:column="1" table:row="240" table:table="1"/>
          <office:change-info>
            <dc:creator>Unknown Author</dc:creator>
            <dc:date>2024-09-07T15:58:26.016127899</dc:date>
          </office:change-info>
          <table:previous>
            <table:change-track-table-cell table:cell-address="Identifiers.B241" table:formula="of:=[.B240]+[.D241]" office:value-type="float" office:value="1330"/>
          </table:previous>
        </table:cell-content-change>
        <table:cell-content-change table:id="ct1005">
          <table:cell-address table:column="1" table:row="241" table:table="1"/>
          <office:change-info>
            <dc:creator>Unknown Author</dc:creator>
            <dc:date>2024-09-07T15:58:26.016133738</dc:date>
          </office:change-info>
          <table:previous>
            <table:change-track-table-cell table:cell-address="Identifiers.B242" table:formula="of:=[.B241]+[.D242]" office:value-type="float" office:value="1332"/>
          </table:previous>
        </table:cell-content-change>
        <table:cell-content-change table:id="ct1006">
          <table:cell-address table:column="1" table:row="242" table:table="1"/>
          <office:change-info>
            <dc:creator>Unknown Author</dc:creator>
            <dc:date>2024-09-07T15:58:26.016139287</dc:date>
          </office:change-info>
          <table:previous>
            <table:change-track-table-cell table:cell-address="Identifiers.B243" table:formula="of:=[.B242]+[.D243]" office:value-type="float" office:value="1334"/>
          </table:previous>
        </table:cell-content-change>
        <table:cell-content-change table:id="ct1007">
          <table:cell-address table:column="1" table:row="243" table:table="1"/>
          <office:change-info>
            <dc:creator>Unknown Author</dc:creator>
            <dc:date>2024-09-07T15:58:26.016144789</dc:date>
          </office:change-info>
          <table:previous>
            <table:change-track-table-cell table:cell-address="Identifiers.B244" table:formula="of:=[.B243]+[.D244]" office:value-type="float" office:value="1336"/>
          </table:previous>
        </table:cell-content-change>
        <table:cell-content-change table:id="ct1008">
          <table:cell-address table:column="1" table:row="244" table:table="1"/>
          <office:change-info>
            <dc:creator>Unknown Author</dc:creator>
            <dc:date>2024-09-07T15:58:26.016150227</dc:date>
          </office:change-info>
          <table:previous>
            <table:change-track-table-cell table:cell-address="Identifiers.B245" table:formula="of:=[.B244]+[.D245]" office:value-type="float" office:value="1338"/>
          </table:previous>
        </table:cell-content-change>
        <table:cell-content-change table:id="ct1009">
          <table:cell-address table:column="1" table:row="245" table:table="1"/>
          <office:change-info>
            <dc:creator>Unknown Author</dc:creator>
            <dc:date>2024-09-07T15:58:26.016155597</dc:date>
          </office:change-info>
          <table:previous>
            <table:change-track-table-cell table:cell-address="Identifiers.B246" table:formula="of:=[.B245]+[.D246]" office:value-type="float" office:value="1340"/>
          </table:previous>
        </table:cell-content-change>
        <table:cell-content-change table:id="ct1010">
          <table:cell-address table:column="1" table:row="246" table:table="1"/>
          <office:change-info>
            <dc:creator>Unknown Author</dc:creator>
            <dc:date>2024-09-07T15:58:26.016161069</dc:date>
          </office:change-info>
          <table:previous>
            <table:change-track-table-cell table:cell-address="Identifiers.B247" table:formula="of:=[.B246]+[.D247]" office:value-type="float" office:value="1344"/>
          </table:previous>
        </table:cell-content-change>
        <table:cell-content-change table:id="ct1011">
          <table:cell-address table:column="1" table:row="247" table:table="1"/>
          <office:change-info>
            <dc:creator>Unknown Author</dc:creator>
            <dc:date>2024-09-07T15:58:26.016166610</dc:date>
          </office:change-info>
          <table:previous>
            <table:change-track-table-cell table:cell-address="Identifiers.B248" table:formula="of:=[.B247]+[.D248]" office:value-type="float" office:value="1346"/>
          </table:previous>
        </table:cell-content-change>
      </table:tracked-changes>
      <table:table table:name="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5" table:number-columns-repeated="4" table:default-cell-style-name="ce10"/>
        <table:table-column table:style-name="co5" table:number-columns-repeated="2" table:default-cell-style-name="Default"/>
        <table:table-row table:style-name="ro1">
          <table:table-cell table:style-name="ce8" office:value-type="string" calcext:value-type="string">
            <text:p>Group</text:p>
          </table:table-cell>
          <table:table-cell table:style-name="ce8" office:value-type="string" calcext:value-type="string">
            <text:p>Range</text:p>
          </table:table-cell>
          <table:table-cell table:style-name="ce9" office:value-type="string" calcext:value-type="string">
            <text:p>Size</text:p>
          </table:table-cell>
          <table:table-cell office:value-type="string" calcext:value-type="string">
            <text:p>Range Start</text:p>
          </table:table-cell>
          <table:table-cell table:number-columns-repeated="2"/>
          <table:table-cell office:value-type="string" calcext:value-type="string">
            <text:p>Range End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Reserved for Future Use</text:p>
          </table:table-cell>
          <table:table-cell table:style-name="ce8" table:formula="of:=[.D2] &amp; &quot; (0x&quot; &amp;[.E2] &amp; &quot;) - &quot; &amp; [.G2] &amp; &quot; (0x&quot; &amp;[.H2] &amp; &quot;)&quot;" office:value-type="string" office:string-value="0 (0x0) - 0 (0x0)" calcext:value-type="string">
            <text:p>0 (0x0) - 0 (0x0)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DEC2HEX([.D2])" office:value-type="string" office:string-value="0" calcext:value-type="string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G2])" office:value-type="string" office:string-value="0" calcext:value-type="string">
            <text:p>0</text:p>
          </table:table-cell>
          <table:table-cell/>
          <table:table-cell table:formula="of:=[.G2]-[.D2]+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High Priority Node Alarms</text:p>
          </table:table-cell>
          <table:table-cell table:style-name="ce8" table:formula="of:=[.D3] &amp; &quot; (0x&quot; &amp;[.E3] &amp; &quot;) - &quot; &amp; [.G3] &amp; &quot; (0x&quot; &amp;[.H3] &amp; &quot;)&quot;" office:value-type="string" office:string-value="1 (0x1) - 255 (0xFF)" calcext:value-type="string">
            <text:p>1 (0x1) - 255 (0xFF)</text:p>
          </table:table-cell>
          <table:table-cell table:style-name="ce9" office:value-type="float" office:value="255" calcext:value-type="float">
            <text:p>255</text:p>
          </table:table-cell>
          <table:table-cell table:style-name="ce11" table:formula="of:=[.D2]+[.C2]" office:value-type="float" office:value="1" calcext:value-type="float">
            <text:p>1</text:p>
          </table:table-cell>
          <table:table-cell table:formula="of:=DEC2HEX([.D3])" office:value-type="string" office:string-value="1" calcext:value-type="string">
            <text:p>1</text:p>
          </table:table-cell>
          <table:table-cell/>
          <table:table-cell table:formula="of:=[.D4]-1" office:value-type="float" office:value="255" calcext:value-type="float">
            <text:p>255</text:p>
          </table:table-cell>
          <table:table-cell table:formula="of:=DEC2HEX([.G3])" office:value-type="string" office:string-value="FF" calcext:value-type="string">
            <text:p>FF</text:p>
          </table:table-cell>
          <table:table-cell/>
          <table:table-cell table:formula="of:=[.G3]-[.D3]+1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High Priority Pilot Control Inputs</text:p>
          </table:table-cell>
          <table:table-cell table:style-name="ce8" table:formula="of:=[.D4] &amp; &quot; (0x&quot; &amp;[.E4] &amp; &quot;) - &quot; &amp; [.G4] &amp; &quot; (0x&quot; &amp;[.H4] &amp; &quot;)&quot;" office:value-type="string" office:string-value="256 (0x100) - 319 (0x13F)" calcext:value-type="string">
            <text:p>256 (0x100) - 319 (0x13F)</text:p>
          </table:table-cell>
          <table:table-cell table:style-name="ce9" office:value-type="float" office:value="64" calcext:value-type="float">
            <text:p>64</text:p>
          </table:table-cell>
          <table:table-cell table:style-name="ce11" table:formula="of:=[.D3]+[.C3]" office:value-type="float" office:value="256" calcext:value-type="float">
            <text:p>256</text:p>
          </table:table-cell>
          <table:table-cell table:formula="of:=DEC2HEX([.D4])" office:value-type="string" office:string-value="100" calcext:value-type="string">
            <text:p>100</text:p>
          </table:table-cell>
          <table:table-cell/>
          <table:table-cell table:formula="of:=[.D5]-1" office:value-type="float" office:value="319" calcext:value-type="float">
            <text:p>319</text:p>
          </table:table-cell>
          <table:table-cell table:formula="of:=DEC2HEX([.G4])" office:value-type="string" office:string-value="13F" calcext:value-type="string">
            <text:p>13F</text:p>
          </table:table-cell>
          <table:table-cell/>
          <table:table-cell table:formula="of:=[.G4]-[.D4]+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High Priority Measured Positions</text:p>
          </table:table-cell>
          <table:table-cell table:style-name="ce8" table:formula="of:=[.D5] &amp; &quot; (0x&quot; &amp;[.E5] &amp; &quot;) - &quot; &amp; [.G5] &amp; &quot; (0x&quot; &amp;[.H5] &amp; &quot;)&quot;" office:value-type="string" office:string-value="320 (0x140) - 383 (0x17F)" calcext:value-type="string">
            <text:p>320 (0x140) - 383 (0x17F)</text:p>
          </table:table-cell>
          <table:table-cell table:style-name="ce9" office:value-type="float" office:value="64" calcext:value-type="float">
            <text:p>64</text:p>
          </table:table-cell>
          <table:table-cell table:style-name="ce11" table:formula="of:=[.D4]+[.C4]" office:value-type="float" office:value="320" calcext:value-type="float">
            <text:p>320</text:p>
          </table:table-cell>
          <table:table-cell table:formula="of:=DEC2HEX([.D5])" office:value-type="string" office:string-value="140" calcext:value-type="string">
            <text:p>140</text:p>
          </table:table-cell>
          <table:table-cell/>
          <table:table-cell table:formula="of:=[.D6]-1" office:value-type="float" office:value="383" calcext:value-type="float">
            <text:p>383</text:p>
          </table:table-cell>
          <table:table-cell table:formula="of:=DEC2HEX([.G5])" office:value-type="string" office:string-value="17F" calcext:value-type="string">
            <text:p>17F</text:p>
          </table:table-cell>
          <table:table-cell/>
          <table:table-cell table:formula="of:=[.G5]-[.D5]+1" office:value-type="float" office:value="64" calcext:value-type="float">
            <text:p>64</text:p>
          </table:table-cell>
          <table:table-cell table:style-name="ce12" table:number-columns-repeated="2"/>
        </table:table-row>
        <table:table-row table:style-name="ro1">
          <table:table-cell table:style-name="ce8" office:value-type="string" calcext:value-type="string">
            <text:p>High Priority Flight Data</text:p>
          </table:table-cell>
          <table:table-cell table:style-name="ce8" table:formula="of:=[.D6] &amp; &quot; (0x&quot; &amp;[.E6] &amp; &quot;) - &quot; &amp; [.G6] &amp; &quot; (0x&quot; &amp;[.H6] &amp; &quot;)&quot;" office:value-type="string" office:string-value="384 (0x180) - 447 (0x1BF)" calcext:value-type="string">
            <text:p>384 (0x180) - 447 (0x1BF)</text:p>
          </table:table-cell>
          <table:table-cell table:style-name="ce9" office:value-type="float" office:value="64" calcext:value-type="float">
            <text:p>64</text:p>
          </table:table-cell>
          <table:table-cell table:style-name="ce11" table:formula="of:=[.D5]+[.C5]" office:value-type="float" office:value="384" calcext:value-type="float">
            <text:p>384</text:p>
          </table:table-cell>
          <table:table-cell table:formula="of:=DEC2HEX([.D6])" office:value-type="string" office:string-value="180" calcext:value-type="string">
            <text:p>180</text:p>
          </table:table-cell>
          <table:table-cell/>
          <table:table-cell table:formula="of:=[.D7]-1" office:value-type="float" office:value="447" calcext:value-type="float">
            <text:p>447</text:p>
          </table:table-cell>
          <table:table-cell table:formula="of:=DEC2HEX([.G6])" office:value-type="string" office:string-value="1BF" calcext:value-type="string">
            <text:p>1BF</text:p>
          </table:table-cell>
          <table:table-cell/>
          <table:table-cell table:formula="of:=[.G6]-[.D6]+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High Priority Navigation Data</text:p>
          </table:table-cell>
          <table:table-cell table:style-name="ce8" table:formula="of:=[.D7] &amp; &quot; (0x&quot; &amp;[.E7] &amp; &quot;) - &quot; &amp; [.G7] &amp; &quot; (0x&quot; &amp;[.H7] &amp; &quot;)&quot;" office:value-type="string" office:string-value="448 (0x1C0) - 511 (0x1FF)" calcext:value-type="string">
            <text:p>448 (0x1C0) - 511 (0x1FF)</text:p>
          </table:table-cell>
          <table:table-cell table:style-name="ce9" office:value-type="float" office:value="64" calcext:value-type="float">
            <text:p>64</text:p>
          </table:table-cell>
          <table:table-cell table:style-name="ce11" table:formula="of:=[.D6]+[.C6]" office:value-type="float" office:value="448" calcext:value-type="float">
            <text:p>448</text:p>
          </table:table-cell>
          <table:table-cell table:formula="of:=DEC2HEX([.D7])" office:value-type="string" office:string-value="1C0" calcext:value-type="string">
            <text:p>1C0</text:p>
          </table:table-cell>
          <table:table-cell/>
          <table:table-cell table:formula="of:=[.D8]-1" office:value-type="float" office:value="511" calcext:value-type="float">
            <text:p>511</text:p>
          </table:table-cell>
          <table:table-cell table:formula="of:=DEC2HEX([.G7])" office:value-type="string" office:string-value="1FF" calcext:value-type="string">
            <text:p>1FF</text:p>
          </table:table-cell>
          <table:table-cell/>
          <table:table-cell table:formula="of:=[.G7]-[.D7]+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High Priority Engine / Aircraft System Data</text:p>
          </table:table-cell>
          <table:table-cell table:style-name="ce8" table:formula="of:=[.D8] &amp; &quot; (0x&quot; &amp;[.E8] &amp; &quot;) - &quot; &amp; [.G8] &amp; &quot; (0x&quot; &amp;[.H8] &amp; &quot;)&quot;" office:value-type="string" office:string-value="512 (0x200) - 639 (0x27F)" calcext:value-type="string">
            <text:p>512 (0x200) - 639 (0x27F)</text:p>
          </table:table-cell>
          <table:table-cell table:style-name="ce9" office:value-type="float" office:value="128" calcext:value-type="float">
            <text:p>128</text:p>
          </table:table-cell>
          <table:table-cell table:style-name="ce11" table:formula="of:=[.D7]+[.C7]" office:value-type="float" office:value="512" calcext:value-type="float">
            <text:p>512</text:p>
          </table:table-cell>
          <table:table-cell table:formula="of:=DEC2HEX([.D8])" office:value-type="string" office:string-value="200" calcext:value-type="string">
            <text:p>200</text:p>
          </table:table-cell>
          <table:table-cell/>
          <table:table-cell table:formula="of:=[.D9]-1" office:value-type="float" office:value="639" calcext:value-type="float">
            <text:p>639</text:p>
          </table:table-cell>
          <table:table-cell table:formula="of:=DEC2HEX([.G8])" office:value-type="string" office:string-value="27F" calcext:value-type="string">
            <text:p>27F</text:p>
          </table:table-cell>
          <table:table-cell/>
          <table:table-cell table:formula="of:=[.G8]-[.D8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High Priority Auxiliary Data</text:p>
          </table:table-cell>
          <table:table-cell table:style-name="ce8" table:formula="of:=[.D9] &amp; &quot; (0x&quot; &amp;[.E9] &amp; &quot;) - &quot; &amp; [.G9] &amp; &quot; (0x&quot; &amp;[.H9] &amp; &quot;)&quot;" office:value-type="string" office:string-value="640 (0x280) - 767 (0x2FF)" calcext:value-type="string">
            <text:p>640 (0x280) - 767 (0x2FF)</text:p>
          </table:table-cell>
          <table:table-cell table:style-name="ce9" office:value-type="float" office:value="128" calcext:value-type="float">
            <text:p>128</text:p>
          </table:table-cell>
          <table:table-cell table:style-name="ce11" table:formula="of:=[.D8]+[.C8]" office:value-type="float" office:value="640" calcext:value-type="float">
            <text:p>640</text:p>
          </table:table-cell>
          <table:table-cell table:formula="of:=DEC2HEX([.D9])" office:value-type="string" office:string-value="280" calcext:value-type="string">
            <text:p>280</text:p>
          </table:table-cell>
          <table:table-cell/>
          <table:table-cell table:formula="of:=[.D10]-1" office:value-type="float" office:value="767" calcext:value-type="float">
            <text:p>767</text:p>
          </table:table-cell>
          <table:table-cell table:formula="of:=DEC2HEX([.G9])" office:value-type="string" office:string-value="2FF" calcext:value-type="string">
            <text:p>2FF</text:p>
          </table:table-cell>
          <table:table-cell/>
          <table:table-cell table:formula="of:=[.G9]-[.D9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Priority Pilot Control Inputs</text:p>
          </table:table-cell>
          <table:table-cell table:style-name="ce8" table:formula="of:=[.D10] &amp; &quot; (0x&quot; &amp;[.E10] &amp; &quot;) - &quot; &amp; [.G10] &amp; &quot; (0x&quot; &amp;[.H10] &amp; &quot;)&quot;" office:value-type="string" office:string-value="768 (0x300) - 895 (0x37F)" calcext:value-type="string">
            <text:p>768 (0x300) - 895 (0x37F)</text:p>
          </table:table-cell>
          <table:table-cell table:style-name="ce9" office:value-type="float" office:value="128" calcext:value-type="float">
            <text:p>128</text:p>
          </table:table-cell>
          <table:table-cell table:style-name="ce11" table:formula="of:=[.D9]+[.C9]" office:value-type="float" office:value="768" calcext:value-type="float">
            <text:p>768</text:p>
          </table:table-cell>
          <table:table-cell table:formula="of:=DEC2HEX([.D10])" office:value-type="string" office:string-value="300" calcext:value-type="string">
            <text:p>300</text:p>
          </table:table-cell>
          <table:table-cell/>
          <table:table-cell table:formula="of:=[.D11]-1" office:value-type="float" office:value="895" calcext:value-type="float">
            <text:p>895</text:p>
          </table:table-cell>
          <table:table-cell table:formula="of:=DEC2HEX([.G10])" office:value-type="string" office:string-value="37F" calcext:value-type="string">
            <text:p>37F</text:p>
          </table:table-cell>
          <table:table-cell/>
          <table:table-cell table:formula="of:=[.G10]-[.D10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Priority Measured Positions</text:p>
          </table:table-cell>
          <table:table-cell table:style-name="ce8" table:formula="of:=[.D11] &amp; &quot; (0x&quot; &amp;[.E11] &amp; &quot;) - &quot; &amp; [.G11] &amp; &quot; (0x&quot; &amp;[.H11] &amp; &quot;)&quot;" office:value-type="string" office:string-value="896 (0x380) - 1023 (0x3FF)" calcext:value-type="string">
            <text:p>896 (0x380) - 1023 (0x3FF)</text:p>
          </table:table-cell>
          <table:table-cell table:style-name="ce9" office:value-type="float" office:value="128" calcext:value-type="float">
            <text:p>128</text:p>
          </table:table-cell>
          <table:table-cell table:style-name="ce11" table:formula="of:=[.D10]+[.C10]" office:value-type="float" office:value="896" calcext:value-type="float">
            <text:p>896</text:p>
          </table:table-cell>
          <table:table-cell table:formula="of:=DEC2HEX([.D11])" office:value-type="string" office:string-value="380" calcext:value-type="string">
            <text:p>380</text:p>
          </table:table-cell>
          <table:table-cell/>
          <table:table-cell table:formula="of:=[.D12]-1" office:value-type="float" office:value="1023" calcext:value-type="float">
            <text:p>1023</text:p>
          </table:table-cell>
          <table:table-cell table:formula="of:=DEC2HEX([.G11])" office:value-type="string" office:string-value="3FF" calcext:value-type="string">
            <text:p>3FF</text:p>
          </table:table-cell>
          <table:table-cell/>
          <table:table-cell table:formula="of:=[.G11]-[.D11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Priority Flight Data</text:p>
          </table:table-cell>
          <table:table-cell table:style-name="ce8" table:formula="of:=[.D12] &amp; &quot; (0x&quot; &amp;[.E12] &amp; &quot;) - &quot; &amp; [.G12] &amp; &quot; (0x&quot; &amp;[.H12] &amp; &quot;)&quot;" office:value-type="string" office:string-value="1024 (0x400) - 1151 (0x47F)" calcext:value-type="string">
            <text:p>1024 (0x400) - 1151 (0x47F)</text:p>
          </table:table-cell>
          <table:table-cell table:style-name="ce9" office:value-type="float" office:value="128" calcext:value-type="float">
            <text:p>128</text:p>
          </table:table-cell>
          <table:table-cell table:style-name="ce11" table:formula="of:=[.D11]+[.C11]" office:value-type="float" office:value="1024" calcext:value-type="float">
            <text:p>1024</text:p>
          </table:table-cell>
          <table:table-cell table:formula="of:=DEC2HEX([.D12])" office:value-type="string" office:string-value="400" calcext:value-type="string">
            <text:p>400</text:p>
          </table:table-cell>
          <table:table-cell/>
          <table:table-cell table:formula="of:=[.D13]-1" office:value-type="float" office:value="1151" calcext:value-type="float">
            <text:p>1151</text:p>
          </table:table-cell>
          <table:table-cell table:formula="of:=DEC2HEX([.G12])" office:value-type="string" office:string-value="47F" calcext:value-type="string">
            <text:p>47F</text:p>
          </table:table-cell>
          <table:table-cell/>
          <table:table-cell table:formula="of:=[.G12]-[.D12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Priority Navigation Data</text:p>
          </table:table-cell>
          <table:table-cell table:style-name="ce8" table:formula="of:=[.D13] &amp; &quot; (0x&quot; &amp;[.E13] &amp; &quot;) - &quot; &amp; [.G13] &amp; &quot; (0x&quot; &amp;[.H13] &amp; &quot;)&quot;" office:value-type="string" office:string-value="1152 (0x480) - 1279 (0x4FF)" calcext:value-type="string">
            <text:p>1152 (0x480) - 1279 (0x4FF)</text:p>
          </table:table-cell>
          <table:table-cell table:style-name="ce9" office:value-type="float" office:value="128" calcext:value-type="float">
            <text:p>128</text:p>
          </table:table-cell>
          <table:table-cell table:style-name="ce11" table:formula="of:=[.D12]+[.C12]" office:value-type="float" office:value="1152" calcext:value-type="float">
            <text:p>1152</text:p>
          </table:table-cell>
          <table:table-cell table:formula="of:=DEC2HEX([.D13])" office:value-type="string" office:string-value="480" calcext:value-type="string">
            <text:p>480</text:p>
          </table:table-cell>
          <table:table-cell/>
          <table:table-cell table:formula="of:=[.D14]-1" office:value-type="float" office:value="1279" calcext:value-type="float">
            <text:p>1279</text:p>
          </table:table-cell>
          <table:table-cell table:formula="of:=DEC2HEX([.G13])" office:value-type="string" office:string-value="4FF" calcext:value-type="string">
            <text:p>4FF</text:p>
          </table:table-cell>
          <table:table-cell/>
          <table:table-cell table:formula="of:=[.G13]-[.D13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Priority Engine / Aircraft System Data</text:p>
          </table:table-cell>
          <table:table-cell table:style-name="ce8" table:formula="of:=[.D14] &amp; &quot; (0x&quot; &amp;[.E14] &amp; &quot;) - &quot; &amp; [.G14] &amp; &quot; (0x&quot; &amp;[.H14] &amp; &quot;)&quot;" office:value-type="string" office:string-value="1280 (0x500) - 1407 (0x57F)" calcext:value-type="string">
            <text:p>1280 (0x500) - 1407 (0x57F)</text:p>
          </table:table-cell>
          <table:table-cell table:style-name="ce9" office:value-type="float" office:value="128" calcext:value-type="float">
            <text:p>128</text:p>
          </table:table-cell>
          <table:table-cell table:style-name="ce11" table:formula="of:=[.D13]+[.C13]" office:value-type="float" office:value="1280" calcext:value-type="float">
            <text:p>1280</text:p>
          </table:table-cell>
          <table:table-cell table:formula="of:=DEC2HEX([.D14])" office:value-type="string" office:string-value="500" calcext:value-type="string">
            <text:p>500</text:p>
          </table:table-cell>
          <table:table-cell/>
          <table:table-cell table:formula="of:=[.D15]-1" office:value-type="float" office:value="1407" calcext:value-type="float">
            <text:p>1407</text:p>
          </table:table-cell>
          <table:table-cell table:formula="of:=DEC2HEX([.G14])" office:value-type="string" office:string-value="57F" calcext:value-type="string">
            <text:p>57F</text:p>
          </table:table-cell>
          <table:table-cell/>
          <table:table-cell table:formula="of:=[.G14]-[.D14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Priority Auxiliary Data</text:p>
          </table:table-cell>
          <table:table-cell table:style-name="ce8" table:formula="of:=[.D15] &amp; &quot; (0x&quot; &amp;[.E15] &amp; &quot;) - &quot; &amp; [.G15] &amp; &quot; (0x&quot; &amp;[.H15] &amp; &quot;)&quot;" office:value-type="string" office:string-value="1408 (0x580) - 1535 (0x5FF)" calcext:value-type="string">
            <text:p>1408 (0x580) - 1535 (0x5FF)</text:p>
          </table:table-cell>
          <table:table-cell table:style-name="ce9" office:value-type="float" office:value="128" calcext:value-type="float">
            <text:p>128</text:p>
          </table:table-cell>
          <table:table-cell table:style-name="ce11" table:formula="of:=[.D14]+[.C14]" office:value-type="float" office:value="1408" calcext:value-type="float">
            <text:p>1408</text:p>
          </table:table-cell>
          <table:table-cell table:formula="of:=DEC2HEX([.D15])" office:value-type="string" office:string-value="580" calcext:value-type="string">
            <text:p>580</text:p>
          </table:table-cell>
          <table:table-cell/>
          <table:table-cell table:formula="of:=[.D16]-1" office:value-type="float" office:value="1535" calcext:value-type="float">
            <text:p>1535</text:p>
          </table:table-cell>
          <table:table-cell table:formula="of:=DEC2HEX([.G15])" office:value-type="string" office:string-value="5FF" calcext:value-type="string">
            <text:p>5FF</text:p>
          </table:table-cell>
          <table:table-cell/>
          <table:table-cell table:formula="of:=[.G15]-[.D15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ed for Future Use</text:p>
          </table:table-cell>
          <table:table-cell table:style-name="ce8" table:formula="of:=[.D16] &amp; &quot; (0x&quot; &amp;[.E16] &amp; &quot;) - &quot; &amp; [.G16] &amp; &quot; (0x&quot; &amp;[.H16] &amp; &quot;)&quot;" office:value-type="string" office:string-value="1536 (0x600) - 1759 (0x6DF)" calcext:value-type="string">
            <text:p>1536 (0x600) - 1759 (0x6DF)</text:p>
          </table:table-cell>
          <table:table-cell table:style-name="ce9" office:value-type="float" office:value="224" calcext:value-type="float">
            <text:p>224</text:p>
          </table:table-cell>
          <table:table-cell table:style-name="ce11" table:formula="of:=[.D15]+[.C15]" office:value-type="float" office:value="1536" calcext:value-type="float">
            <text:p>1536</text:p>
          </table:table-cell>
          <table:table-cell table:formula="of:=DEC2HEX([.D16])" office:value-type="string" office:string-value="600" calcext:value-type="string">
            <text:p>600</text:p>
          </table:table-cell>
          <table:table-cell/>
          <table:table-cell table:formula="of:=[.D17]-1" office:value-type="float" office:value="1759" calcext:value-type="float">
            <text:p>1759</text:p>
          </table:table-cell>
          <table:table-cell table:formula="of:=DEC2HEX([.G16])" office:value-type="string" office:string-value="6DF" calcext:value-type="string">
            <text:p>6DF</text:p>
          </table:table-cell>
          <table:table-cell/>
          <table:table-cell table:formula="of:=[.G16]-[.D16]+1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Node Specific Messages</text:p>
          </table:table-cell>
          <table:table-cell table:style-name="ce8" table:formula="of:=[.D17] &amp; &quot; (0x&quot; &amp;[.E17] &amp; &quot;) - &quot; &amp; [.G17] &amp; &quot; (0x&quot; &amp;[.H17] &amp; &quot;)&quot;" office:value-type="string" office:string-value="1760 (0x6E0) - 2015 (0x7DF)" calcext:value-type="string">
            <text:p>1760 (0x6E0) - 2015 (0x7DF)</text:p>
          </table:table-cell>
          <table:table-cell table:style-name="ce9" office:value-type="float" office:value="256" calcext:value-type="float">
            <text:p>256</text:p>
          </table:table-cell>
          <table:table-cell table:style-name="ce11" table:formula="of:=[.D16]+[.C16]" office:value-type="float" office:value="1760" calcext:value-type="float">
            <text:p>1760</text:p>
          </table:table-cell>
          <table:table-cell table:formula="of:=DEC2HEX([.D17])" office:value-type="string" office:string-value="6E0" calcext:value-type="string">
            <text:p>6E0</text:p>
          </table:table-cell>
          <table:table-cell/>
          <table:table-cell table:formula="of:=[.D18]-1" office:value-type="float" office:value="2015" calcext:value-type="float">
            <text:p>2015</text:p>
          </table:table-cell>
          <table:table-cell table:formula="of:=DEC2HEX([.G17])" office:value-type="string" office:string-value="7DF" calcext:value-type="string">
            <text:p>7DF</text:p>
          </table:table-cell>
          <table:table-cell/>
          <table:table-cell table:formula="of:=[.G17]-[.D17]+1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-Way Connection Channels</text:p>
          </table:table-cell>
          <table:table-cell table:style-name="ce8" table:formula="of:=[.D18] &amp; &quot; (0x&quot; &amp;[.E18] &amp; &quot;) - &quot; &amp; [.G18] &amp; &quot; (0x&quot; &amp;[.H18] &amp; &quot;)&quot;" office:value-type="string" office:string-value="2016 (0x7E0) - 2047 (0x7FF)" calcext:value-type="string">
            <text:p>2016 (0x7E0) - 2047 (0x7FF)</text:p>
          </table:table-cell>
          <table:table-cell table:style-name="ce9" office:value-type="float" office:value="32" calcext:value-type="float">
            <text:p>32</text:p>
          </table:table-cell>
          <table:table-cell table:style-name="ce11" table:formula="of:=[.D17]+[.C17]" office:value-type="float" office:value="2016" calcext:value-type="float">
            <text:p>2016</text:p>
          </table:table-cell>
          <table:table-cell table:formula="of:=DEC2HEX([.D18])" office:value-type="string" office:string-value="7E0" calcext:value-type="string">
            <text:p>7E0</text:p>
          </table:table-cell>
          <table:table-cell/>
          <table:table-cell table:formula="of:=[.D19]-1" office:value-type="float" office:value="2047" calcext:value-type="float">
            <text:p>2047</text:p>
          </table:table-cell>
          <table:table-cell table:formula="of:=DEC2HEX([.G18])" office:value-type="string" office:string-value="7FF" calcext:value-type="string">
            <text:p>7FF</text:p>
          </table:table-cell>
          <table:table-cell/>
          <table:table-cell table:formula="of:=[.G18]-[.D18]+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8"/>
        </table:table-row>
        <table:table-row table:style-name="ro1" table:number-rows-repeated="7">
          <table:table-cell table:style-name="ce8" table:number-columns-repeated="2"/>
          <table:table-cell table:style-name="ce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170">
          <table:table-cell table:style-name="ce8" table:number-columns-repeated="2"/>
          <table:table-cell table:style-name="ce9"/>
          <table:table-cell table:number-columns-repeated="9"/>
        </table:table-row>
        <table:table-row table:style-name="ro1" table:number-rows-repeated="104837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dentifier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Default"/>
        <table:table-column table:style-name="co31" table:default-cell-style-name="Default"/>
        <table:table-column table:style-name="co32" table:default-cell-style-name="ce53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ce27"/>
        <table:table-column table:style-name="co37" table:default-cell-style-name="ce27"/>
        <table:table-column table:style-name="co36" table:number-columns-repeated="2" table:default-cell-style-name="ce27"/>
        <table:table-column table:style-name="co37" table:default-cell-style-name="ce27"/>
        <table:table-column table:style-name="co38" table:default-cell-style-name="ce27"/>
        <table:table-column table:style-name="co36" table:number-columns-repeated="3" table:default-cell-style-name="ce27"/>
        <table:table-column table:style-name="co37" table:number-columns-repeated="3" table:default-cell-style-name="ce27"/>
        <table:table-column table:style-name="co38" table:default-cell-style-name="ce27"/>
        <table:table-column table:style-name="co39" table:default-cell-style-name="ce27"/>
        <table:table-column table:style-name="co7" table:default-cell-style-name="Default"/>
        <table:table-row table:style-name="ro1">
          <table:table-cell table:style-name="ce8"/>
          <table:table-cell table:style-name="ce13" office:value-type="string" calcext:value-type="string" table:number-columns-spanned="3" table:number-rows-spanned="1">
            <text:p>CAN ID</text:p>
          </table:table-cell>
          <table:covered-table-cell table:number-columns-repeated="2" table:style-name="ce15"/>
          <table:table-cell table:style-name="ce50" office:value-type="string" calcext:value-type="string">
            <text:p>Parameter</text:p>
          </table:table-cell>
          <table:table-cell table:style-name="ce50" office:value-type="string" calcext:value-type="string">
            <text:p>Range</text:p>
          </table:table-cell>
          <table:table-cell table:style-name="ce51" office:value-type="string" calcext:value-type="string">
            <text:p>Units</text:p>
          </table:table-cell>
          <table:table-cell table:style-name="ce50" office:value-type="string" calcext:value-type="string">
            <text:p>Offset</text:p>
          </table:table-cell>
          <table:table-cell table:style-name="ce50" office:value-type="string" calcext:value-type="string">
            <text:p>Data Type</text:p>
          </table:table-cell>
          <table:table-cell table:style-name="ce50" office:value-type="string" calcext:value-type="string">
            <text:p>Index</text:p>
          </table:table-cell>
          <table:table-cell table:style-name="ce50" office:value-type="string" calcext:value-type="string">
            <text:p>Remarks</text:p>
          </table:table-cell>
          <table:table-cell table:style-name="ce59" office:value-type="string" calcext:value-type="string" table:number-columns-spanned="15" table:number-rows-spanned="1">
            <text:p>Aux Data</text:p>
          </table:table-cell>
          <table:covered-table-cell table:number-columns-repeated="14"/>
          <table:table-cell table:style-name="ce12" office:value-type="string" calcext:value-type="string">
            <text:p>FIX</text:p>
          </table:table-cell>
        </table:table-row>
        <table:table-row table:style-name="ro1">
          <table:table-cell table:style-name="ce8"/>
          <table:table-cell table:style-name="ce13" office:value-type="string" calcext:value-type="string">
            <text:p>Dec</text:p>
          </table:table-cell>
          <table:table-cell table:style-name="ce15" office:value-type="string" calcext:value-type="string">
            <text:p>Hex</text:p>
          </table:table-cell>
          <table:table-cell table:style-name="ce15" office:value-type="string" calcext:value-type="string">
            <text:p>Count</text:p>
          </table:table-cell>
          <table:table-cell table:style-name="ce50" table:number-columns-repeated="2"/>
          <table:table-cell table:style-name="ce51"/>
          <table:table-cell table:style-name="ce50" table:number-columns-repeated="4"/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1</text:p>
          </table:table-cell>
          <table:table-cell table:style-name="ce12" office:value-type="string" calcext:value-type="string">
            <text:p>Identifier</text:p>
          </table:table-cell>
        </table:table-row>
        <table:table-row table:style-name="ro1">
          <table:table-cell table:style-name="ce8" table:formula="of:=[Groups.A4]" office:value-type="string" office:string-value="High Priority Pilot Control Inputs" calcext:value-type="string">
            <text:p>High Priority Pilot Control Inputs</text:p>
          </table:table-cell>
          <table:table-cell table:style-name="ce47" table:number-columns-repeated="2"/>
          <table:table-cell/>
          <table:table-cell table:style-name="ce8" table:number-columns-repeated="2"/>
          <table:table-cell table:style-name="ce52"/>
          <table:table-cell table:style-name="ce8" table:number-columns-repeated="4"/>
          <table:table-cell table:number-columns-repeated="16"/>
        </table:table-row>
        <table:table-row table:style-name="ro1">
          <table:table-cell table:style-name="ce8"/>
          <table:table-cell table:style-name="ce47" table:formula="of:=[Groups.D4]" office:value-type="float" office:value="256" calcext:value-type="float">
            <text:p>256</text:p>
          </table:table-cell>
          <table:table-cell table:style-name="ce47" table:formula="of:=&quot;0x&quot; &amp; DEC2HEX([.B4])" office:value-type="string" office:string-value="0x100" calcext:value-type="string">
            <text:p>0x100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Flap Control Switches</text:p>
          </table:table-cell>
          <table:table-cell table:style-name="ce8" office:value-type="string" calcext:value-type="string">
            <text:p>Discrete Bits</text:p>
          </table:table-cell>
          <table:table-cell table:style-name="ce52"/>
          <table:table-cell table:style-name="ce8"/>
          <table:table-cell table:style-name="ce8" office:value-type="string" calcext:value-type="string">
            <text:p>BYTE</text:p>
          </table:table-cell>
          <table:table-cell table:style-name="ce8"/>
          <table:table-cell office:value-type="string" calcext:value-type="string">
            <text:p>b0 = Up\lb1 = Down\lb2 - b7 Can be used for predefined notches</text:p>
          </table:table-cell>
          <table:table-cell table:number-columns-repeated="15"/>
          <table:table-cell office:value-type="string" calcext:value-type="string">
            <text:p>FLAPSW</text:p>
          </table:table-cell>
        </table:table-row>
        <table:table-row table:style-name="ro1">
          <table:table-cell table:style-name="ce8"/>
          <table:table-cell table:style-name="ce47" table:formula="of:=[.B4]+[.D4]" office:value-type="float" office:value="258" calcext:value-type="float">
            <text:p>258</text:p>
          </table:table-cell>
          <table:table-cell table:style-name="ce49" table:formula="of:=&quot;0x&quot; &amp; DEC2HEX([.B5])" office:value-type="string" office:string-value="0x102" calcext:value-type="string">
            <text:p>0x102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Trim Switches</text:p>
          </table:table-cell>
          <table:table-cell table:style-name="ce8" office:value-type="string" calcext:value-type="string">
            <text:p>Discrete Bits</text:p>
          </table:table-cell>
          <table:table-cell table:style-name="ce52"/>
          <table:table-cell table:style-name="ce8"/>
          <table:table-cell table:style-name="ce8" office:value-type="string" calcext:value-type="string">
            <text:p>WORD</text:p>
          </table:table-cell>
          <table:table-cell table:style-name="ce8"/>
          <table:table-cell office:value-type="string" calcext:value-type="string">
            <text:p>b0 = Pitch Up\lb1 = Pitch Down\lb2 = Pitch Center\lb3 = Roll Left\lb4 = Roll Right\lb5 = Roll Center\lb6 = Yaw Left\lb7 = Yaw Right\lb8 = Yaw Center\lb9 = Collective Up\lb10 = Collective Dn\lb11 = AT Pedals Left\lb12 = AT Pedals Right\lb13 = AT Pedals Center</text:p>
          </table:table-cell>
          <table:table-cell table:number-columns-repeated="15"/>
          <table:table-cell office:value-type="string" calcext:value-type="string">
            <text:p>TRIMSW</text:p>
          </table:table-cell>
        </table:table-row>
        <table:table-row table:style-name="ro1">
          <table:table-cell table:style-name="ce8"/>
          <table:table-cell table:style-name="ce47" table:formula="of:=[.B5]+[.D5]" office:value-type="float" office:value="260" calcext:value-type="float">
            <text:p>260</text:p>
          </table:table-cell>
          <table:table-cell table:style-name="ce47" table:formula="of:=&quot;0x&quot; &amp; DEC2HEX([.B6])" office:value-type="string" office:string-value="0x104" calcext:value-type="string">
            <text:p>0x104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Electrical Bus Control Switches</text:p>
          </table:table-cell>
          <table:table-cell table:style-name="ce8" office:value-type="string" calcext:value-type="string">
            <text:p>Discrete Bits</text:p>
          </table:table-cell>
          <table:table-cell table:style-name="ce52"/>
          <table:table-cell table:style-name="ce8"/>
          <table:table-cell table:style-name="ce8" office:value-type="string" calcext:value-type="string">
            <text:p>BYTE</text:p>
          </table:table-cell>
          <table:table-cell table:number-columns-repeated="18"/>
        </table:table-row>
        <table:table-row table:style-name="ro1">
          <table:table-cell table:style-name="ce8"/>
          <table:table-cell table:style-name="ce47" table:formula="of:=[.B6]+[.D6]" office:value-type="float" office:value="262" calcext:value-type="float">
            <text:p>262</text:p>
          </table:table-cell>
          <table:table-cell table:style-name="ce47" table:formula="of:=&quot;0x&quot; &amp; DEC2HEX([.B7])" office:value-type="string" office:string-value="0x106" calcext:value-type="string">
            <text:p>0x106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Lighting Control Switches</text:p>
          </table:table-cell>
          <table:table-cell table:style-name="ce8" office:value-type="string" calcext:value-type="string">
            <text:p>Discrete Bits</text:p>
          </table:table-cell>
          <table:table-cell table:style-name="ce52"/>
          <table:table-cell table:style-name="ce8"/>
          <table:table-cell table:style-name="ce8" office:value-type="string" calcext:value-type="string">
            <text:p>BYTE</text:p>
          </table:table-cell>
          <table:table-cell table:number-columns-repeated="18"/>
        </table:table-row>
        <table:table-row table:style-name="ro1">
          <table:table-cell table:style-name="ce8"/>
          <table:table-cell table:style-name="ce47" table:formula="of:=[.B7]+[.D7]" office:value-type="float" office:value="264" calcext:value-type="float">
            <text:p>264</text:p>
          </table:table-cell>
          <table:table-cell table:style-name="ce47" table:formula="of:=&quot;0x&quot; &amp; DEC2HEX([.B8])" office:value-type="string" office:string-value="0x108" calcext:value-type="string">
            <text:p>0x108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Fuel Pump System Switches</text:p>
          </table:table-cell>
          <table:table-cell table:style-name="ce8" office:value-type="string" calcext:value-type="string">
            <text:p>Discrete Bits</text:p>
          </table:table-cell>
          <table:table-cell table:style-name="ce52"/>
          <table:table-cell table:style-name="ce8"/>
          <table:table-cell table:style-name="ce8" office:value-type="string" calcext:value-type="string">
            <text:p>BYTE</text:p>
          </table:table-cell>
          <table:table-cell table:number-columns-repeated="18"/>
        </table:table-row>
        <table:table-row table:style-name="ro1">
          <table:table-cell table:style-name="ce8"/>
          <table:table-cell table:style-name="ce47" table:formula="of:=[.B8]+[.D8]" office:value-type="float" office:value="266" calcext:value-type="float">
            <text:p>266</text:p>
          </table:table-cell>
          <table:table-cell table:style-name="ce47" table:formula="of:=&quot;0x&quot; &amp; DEC2HEX([.B9])" office:value-type="string" office:string-value="0x10A" calcext:value-type="string">
            <text:p>0x10A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Fuel Valve System Switches</text:p>
          </table:table-cell>
          <table:table-cell table:style-name="ce8" office:value-type="string" calcext:value-type="string">
            <text:p>Discrete Bits</text:p>
          </table:table-cell>
          <table:table-cell table:style-name="ce52"/>
          <table:table-cell table:style-name="ce8"/>
          <table:table-cell table:style-name="ce8" office:value-type="string" calcext:value-type="string">
            <text:p>BYTE</text:p>
          </table:table-cell>
          <table:table-cell table:number-columns-repeated="18"/>
        </table:table-row>
        <table:table-row table:style-name="ro1">
          <table:table-cell table:style-name="ce8"/>
          <table:table-cell table:style-name="ce47" table:formula="of:=[.B9]+[.D9]" office:value-type="float" office:value="268" calcext:value-type="float">
            <text:p>268</text:p>
          </table:table-cell>
          <table:table-cell table:style-name="ce47" table:formula="of:=&quot;0x&quot; &amp; DEC2HEX([.B10])" office:value-type="string" office:string-value="0x10C" calcext:value-type="string">
            <text:p>0x10C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Auto Pilot Commands</text:p>
          </table:table-cell>
          <table:table-cell table:style-name="ce8" office:value-type="string" calcext:value-type="string">
            <text:p>Discrete Bits</text:p>
          </table:table-cell>
          <table:table-cell table:style-name="ce52"/>
          <table:table-cell table:style-name="ce8"/>
          <table:table-cell table:style-name="ce8" office:value-type="string" calcext:value-type="string">
            <text:p>WORD</text:p>
          </table:table-cell>
          <table:table-cell/>
          <table:table-cell office:value-type="string" calcext:value-type="string">
            <text:p>b0 = Engage\lb1 = Disconnect\lb2 = VS Mode\lb3 = Alt Hold Mode\lb4 = Alt Select Mode\lb5 = Heading Increment\lb6 = Heading Decrement</text:p>
          </table:table-cell>
          <table:table-cell table:number-columns-repeated="16"/>
        </table:table-row>
        <table:table-row table:style-name="ro1">
          <table:table-cell table:style-name="ce8"/>
          <table:table-cell table:style-name="ce47" table:formula="of:=[.B10]+[.D10]" office:value-type="float" office:value="270" calcext:value-type="float">
            <text:p>270</text:p>
          </table:table-cell>
          <table:table-cell table:style-name="ce47" table:formula="of:=&quot;0x&quot; &amp; DEC2HEX([.B11])" office:value-type="string" office:string-value="0x10E" calcext:value-type="string">
            <text:p>0x10E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VHF Control Commands</text:p>
          </table:table-cell>
          <table:table-cell table:style-name="ce8" office:value-type="string" calcext:value-type="string">
            <text:p>Discrete Bits</text:p>
          </table:table-cell>
          <table:table-cell table:style-name="ce52"/>
          <table:table-cell table:style-name="ce8"/>
          <table:table-cell table:style-name="ce8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0 = PTT\lb1 = Flip\lb2 = Next Saved Freq\lb3 = Prev Saved Freq</text:p>
          </table:table-cell>
          <table:table-cell table:number-columns-repeated="16"/>
        </table:table-row>
        <table:table-row table:style-name="ro1">
          <table:table-cell table:style-name="ce8"/>
          <table:table-cell table:style-name="ce47" table:formula="of:=[.B11]+[.D11]" office:value-type="float" office:value="272" calcext:value-type="float">
            <text:p>272</text:p>
          </table:table-cell>
          <table:table-cell table:style-name="ce47" table:formula="of:=&quot;0x&quot; &amp; DEC2HEX([.B12])" office:value-type="string" office:string-value="0x110" calcext:value-type="string">
            <text:p>0x110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VOR/LOC Control Commands</text:p>
          </table:table-cell>
          <table:table-cell table:style-name="ce8" office:value-type="string" calcext:value-type="string">
            <text:p>Discrete Bits</text:p>
          </table:table-cell>
          <table:table-cell table:style-name="ce52"/>
          <table:table-cell table:style-name="ce8"/>
          <table:table-cell table:style-name="ce8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1 = Flip\lb2 = Next Saved Freq\lb3 = Prev Saved Freq</text:p>
          </table:table-cell>
          <table:table-cell table:number-columns-repeated="16"/>
        </table:table-row>
        <table:table-row table:style-name="ro1">
          <table:table-cell table:style-name="ce8"/>
          <table:table-cell table:style-name="ce47" table:formula="of:=[.B12]+[.D12]" office:value-type="float" office:value="274" calcext:value-type="float">
            <text:p>274</text:p>
          </table:table-cell>
          <table:table-cell table:style-name="ce47" table:formula="of:=&quot;0x&quot; &amp; DEC2HEX([.B13])" office:value-type="string" office:string-value="0x112" calcext:value-type="string">
            <text:p>0x112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Transponder Commands</text:p>
          </table:table-cell>
          <table:table-cell table:style-name="ce8" office:value-type="string" calcext:value-type="string">
            <text:p>Discrete Bits</text:p>
          </table:table-cell>
          <table:table-cell table:style-name="ce52"/>
          <table:table-cell table:style-name="ce8"/>
          <table:table-cell table:style-name="ce8" office:value-type="string" calcext:value-type="string">
            <text:p>BYTE</text:p>
          </table:table-cell>
          <table:table-cell/>
          <table:table-cell office:value-type="string" calcext:value-type="string">
            <text:p>b0 = IDENT\lb1 = ALT\lb2 = STBY\lb3 = VFR\lb4 = OFF\lb5 = Squat</text:p>
          </table:table-cell>
          <table:table-cell table:number-columns-repeated="16"/>
        </table:table-row>
        <table:table-row table:style-name="ro1">
          <table:table-cell table:style-name="ce8"/>
          <table:table-cell table:style-name="ce47" table:formula="of:=[.B13]+[.D13]" office:value-type="float" office:value="276" calcext:value-type="float">
            <text:p>276</text:p>
          </table:table-cell>
          <table:table-cell table:style-name="ce47" table:formula="of:=&quot;0x&quot; &amp; DEC2HEX([.B14])" office:value-type="string" office:string-value="0x114" calcext:value-type="string">
            <text:p>0x114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Starter / Magneto Commands</text:p>
          </table:table-cell>
          <table:table-cell table:style-name="ce8" office:value-type="string" calcext:value-type="string">
            <text:p>Discrete Bits</text:p>
          </table:table-cell>
          <table:table-cell table:style-name="ce52"/>
          <table:table-cell table:style-name="ce8"/>
          <table:table-cell table:style-name="ce8" office:value-type="string" calcext:value-type="string">
            <text:p>BYTE</text:p>
          </table:table-cell>
          <table:table-cell table:number-columns-repeated="18"/>
        </table:table-row>
        <table:table-row table:style-name="ro1">
          <table:table-cell table:style-name="ce8"/>
          <table:table-cell table:style-name="ce47" table:formula="of:=[.B14]+[.D14]" office:value-type="float" office:value="278" calcext:value-type="float">
            <text:p>278</text:p>
          </table:table-cell>
          <table:table-cell table:style-name="ce47" table:formula="of:=&quot;0x&quot; &amp; DEC2HEX([.B15])" office:value-type="string" office:string-value="0x116" calcext:value-type="string">
            <text:p>0x116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Landing Gear Control Position</text:p>
          </table:table-cell>
          <table:table-cell table:style-name="ce8" office:value-type="string" calcext:value-type="string">
            <text:p>Discrete Bits</text:p>
          </table:table-cell>
          <table:table-cell table:style-name="ce52"/>
          <table:table-cell table:style-name="ce8"/>
          <table:table-cell table:style-name="ce8" office:value-type="string" calcext:value-type="string">
            <text:p>BYTE</text:p>
          </table:table-cell>
          <table:table-cell table:style-name="ce8"/>
          <table:table-cell office:value-type="string" calcext:value-type="string">
            <text:p>0=Down\l1=Up\lb0=Nose\lb1=Left\lb2=Right</text:p>
          </table:table-cell>
          <table:table-cell table:number-columns-repeated="16"/>
        </table:table-row>
        <table:table-row table:style-name="ro1">
          <table:table-cell table:style-name="ce8"/>
          <table:table-cell table:style-name="ce47" table:formula="of:=[.B15]+[.D15]" office:value-type="float" office:value="280" calcext:value-type="float">
            <text:p>280</text:p>
          </table:table-cell>
          <table:table-cell table:style-name="ce47" table:formula="of:=&quot;0x&quot; &amp; DEC2HEX([.B16])" office:value-type="string" office:string-value="0x118" calcext:value-type="string">
            <text:p>0x118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Keypad Input</text:p>
          </table:table-cell>
          <table:table-cell table:style-name="ce8" office:value-type="string" calcext:value-type="string">
            <text:p>Key, Function Key</text:p>
          </table:table-cell>
          <table:table-cell table:style-name="ce52"/>
          <table:table-cell table:style-name="ce8"/>
          <table:table-cell table:style-name="ce8" office:value-type="string" calcext:value-type="string">
            <text:p>CHAR[2]</text:p>
          </table:table-cell>
          <table:table-cell table:number-columns-repeated="18"/>
        </table:table-row>
        <table:table-row table:style-name="ro1">
          <table:table-cell table:style-name="ce8"/>
          <table:table-cell table:style-name="ce47" table:formula="of:=[.B16]+[.D16]" office:value-type="float" office:value="282" calcext:value-type="float">
            <text:p>282</text:p>
          </table:table-cell>
          <table:table-cell table:style-name="ce47" table:formula="of:=&quot;0x&quot; &amp; DEC2HEX([.B17])" office:value-type="string" office:string-value="0x11A" calcext:value-type="string">
            <text:p>0x11A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Encoder Input (High Priority)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16"/>
        </table:table-row>
        <table:table-row table:style-name="ro1">
          <table:table-cell table:style-name="ce8"/>
          <table:table-cell table:style-name="ce47" table:formula="of:=[.B17]+[.D17]" office:value-type="float" office:value="284" calcext:value-type="float">
            <text:p>284</text:p>
          </table:table-cell>
          <table:table-cell table:style-name="ce47" table:formula="of:=&quot;0x&quot; &amp; DEC2HEX([.B18])" office:value-type="string" office:string-value="0x11C" calcext:value-type="string">
            <text:p>0x11C</text:p>
          </table:table-cell>
          <table:table-cell table:style-name="ce47" office:value-type="float" office:value="8" calcext:value-type="float">
            <text:p>8</text:p>
          </table:table-cell>
          <table:table-cell office:value-type="string" calcext:value-type="string">
            <text:p>Generic Switches (High Priority)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16"/>
        </table:table-row>
        <table:table-row table:style-name="ro1">
          <table:table-cell table:style-name="ce8"/>
          <table:table-cell table:style-name="ce47" table:formula="of:=[.B18]+[.D18]" office:value-type="float" office:value="292" calcext:value-type="float">
            <text:p>292</text:p>
          </table:table-cell>
          <table:table-cell table:style-name="ce47" table:formula="of:=&quot;0x&quot; &amp; DEC2HEX([.B19])" office:value-type="string" office:string-value="0x124" calcext:value-type="string">
            <text:p>0x124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Pitch Control Position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Greater Than 0 = Nose Up</text:p>
          </table:table-cell>
          <table:table-cell table:number-columns-repeated="15"/>
          <table:table-cell office:value-type="string" calcext:value-type="string">
            <text:p>CTLPTCH</text:p>
          </table:table-cell>
        </table:table-row>
        <table:table-row table:style-name="ro1">
          <table:table-cell table:style-name="ce8"/>
          <table:table-cell table:style-name="ce47" table:formula="of:=[.B19]+[.D19]" office:value-type="float" office:value="293" calcext:value-type="float">
            <text:p>293</text:p>
          </table:table-cell>
          <table:table-cell table:style-name="ce47" table:formula="of:=&quot;0x&quot; &amp; DEC2HEX([.B20])" office:value-type="string" office:string-value="0x125" calcext:value-type="string">
            <text:p>0x125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Roll Control Position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Greater Than 0 = Right</text:p>
          </table:table-cell>
          <table:table-cell table:number-columns-repeated="15"/>
          <table:table-cell office:value-type="string" calcext:value-type="string">
            <text:p>CTLROLL</text:p>
          </table:table-cell>
        </table:table-row>
        <table:table-row table:style-name="ro1">
          <table:table-cell table:style-name="ce8"/>
          <table:table-cell table:style-name="ce47" table:formula="of:=[.B20]+[.D20]" office:value-type="float" office:value="294" calcext:value-type="float">
            <text:p>294</text:p>
          </table:table-cell>
          <table:table-cell table:style-name="ce47" table:formula="of:=&quot;0x&quot; &amp; DEC2HEX([.B21])" office:value-type="string" office:string-value="0x126" calcext:value-type="string">
            <text:p>0x126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Yaw Control Position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Greater Than 0 = Right</text:p>
          </table:table-cell>
          <table:table-cell table:number-columns-repeated="15"/>
          <table:table-cell office:value-type="string" calcext:value-type="string">
            <text:p>CTLYAW</text:p>
          </table:table-cell>
        </table:table-row>
        <table:table-row table:style-name="ro1">
          <table:table-cell table:style-name="ce8"/>
          <table:table-cell table:style-name="ce47" table:formula="of:=[.B21]+[.D21]" office:value-type="float" office:value="295" calcext:value-type="float">
            <text:p>295</text:p>
          </table:table-cell>
          <table:table-cell table:style-name="ce47" table:formula="of:=&quot;0x&quot; &amp; DEC2HEX([.B22])" office:value-type="string" office:string-value="0x127" calcext:value-type="string">
            <text:p>0x127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Collective Control Position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Greater Than 0 = Up</text:p>
          </table:table-cell>
          <table:table-cell table:number-columns-repeated="15"/>
          <table:table-cell office:value-type="string" calcext:value-type="string">
            <text:p>CTLCOLL</text:p>
          </table:table-cell>
        </table:table-row>
        <table:table-row table:style-name="ro1">
          <table:table-cell table:style-name="ce8"/>
          <table:table-cell table:style-name="ce47" table:formula="of:=[.B22]+[.D22]" office:value-type="float" office:value="296" calcext:value-type="float">
            <text:p>296</text:p>
          </table:table-cell>
          <table:table-cell table:style-name="ce47" table:formula="of:=&quot;0x&quot; &amp; DEC2HEX([.B23])" office:value-type="string" office:string-value="0x128" calcext:value-type="string">
            <text:p>0x128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nti-Torque Pedals Position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Greater Than 0 = Right</text:p>
          </table:table-cell>
          <table:table-cell table:number-columns-repeated="15"/>
          <table:table-cell office:value-type="string" calcext:value-type="string">
            <text:p>CTLATP</text:p>
          </table:table-cell>
        </table:table-row>
        <table:table-row table:style-name="ro1">
          <table:table-cell table:style-name="ce8"/>
          <table:table-cell table:style-name="ce47" table:formula="of:=[.B23]+[.D23]" office:value-type="float" office:value="297" calcext:value-type="float">
            <text:p>297</text:p>
          </table:table-cell>
          <table:table-cell table:style-name="ce47" table:formula="of:=&quot;0x&quot; &amp; DEC2HEX([.B24])" office:value-type="string" office:string-value="0x129" calcext:value-type="string">
            <text:p>0x129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Flap Control Position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Greater Than 0 = Down</text:p>
          </table:table-cell>
          <table:table-cell table:number-columns-repeated="15"/>
          <table:table-cell office:value-type="string" calcext:value-type="string">
            <text:p>CTLFLAP</text:p>
          </table:table-cell>
        </table:table-row>
        <table:table-row table:style-name="ro1">
          <table:table-cell table:style-name="ce8"/>
          <table:table-cell table:style-name="ce47" table:formula="of:=[.B24]+[.D24]" office:value-type="float" office:value="298" calcext:value-type="float">
            <text:p>298</text:p>
          </table:table-cell>
          <table:table-cell table:style-name="ce47" table:formula="of:=&quot;0x&quot; &amp; DEC2HEX([.B25])" office:value-type="string" office:string-value="0x12A" calcext:value-type="string">
            <text:p>0x12A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Left Brake Control Position</text:p>
          </table:table-cell>
          <table:table-cell table:style-name="ce8" office:value-type="string" calcext:value-type="string">
            <text:p>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table:number-columns-repeated="15"/>
          <table:table-cell office:value-type="string" calcext:value-type="string">
            <text:p>CTLLBRK</text:p>
          </table:table-cell>
        </table:table-row>
        <table:table-row table:style-name="ro1">
          <table:table-cell table:style-name="ce8"/>
          <table:table-cell table:style-name="ce47" table:formula="of:=[.B25]+[.D25]" office:value-type="float" office:value="299" calcext:value-type="float">
            <text:p>299</text:p>
          </table:table-cell>
          <table:table-cell table:style-name="ce47" table:formula="of:=&quot;0x&quot; &amp; DEC2HEX([.B26])" office:value-type="string" office:string-value="0x12B" calcext:value-type="string">
            <text:p>0x12B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Right Brake Control Position</text:p>
          </table:table-cell>
          <table:table-cell table:style-name="ce8" office:value-type="string" calcext:value-type="string">
            <text:p>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table:number-columns-repeated="15"/>
          <table:table-cell office:value-type="string" calcext:value-type="string">
            <text:p>CTLRBRK</text:p>
          </table:table-cell>
        </table:table-row>
        <table:table-row table:style-name="ro1">
          <table:table-cell table:style-name="ce8"/>
          <table:table-cell table:style-name="ce47" table:formula="of:=[.B26]+[.D26]" office:value-type="float" office:value="300" calcext:value-type="float">
            <text:p>300</text:p>
          </table:table-cell>
          <table:table-cell table:style-name="ce47" table:formula="of:=&quot;0x&quot; &amp; DEC2HEX([.B27])" office:value-type="string" office:string-value="0x12C" calcext:value-type="string">
            <text:p>0x12C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Engine Throttle Control Position</text:p>
          </table:table-cell>
          <table:table-cell table:style-name="ce8" office:value-type="string" calcext:value-type="string">
            <text:p>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table:number-columns-repeated="15"/>
          <table:table-cell office:value-type="string" calcext:value-type="string">
            <text:p>CTLTHR</text:p>
          </table:table-cell>
        </table:table-row>
        <table:table-row table:style-name="ro1">
          <table:table-cell table:style-name="ce8"/>
          <table:table-cell table:style-name="ce47" table:formula="of:=[.B27]+[.D27]" office:value-type="float" office:value="302" calcext:value-type="float">
            <text:p>302</text:p>
          </table:table-cell>
          <table:table-cell table:style-name="ce47" table:formula="of:=&quot;0x&quot; &amp; DEC2HEX([.B28])" office:value-type="string" office:string-value="0x12E" calcext:value-type="string">
            <text:p>0x12E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Engine Prop Control Position</text:p>
          </table:table-cell>
          <table:table-cell table:style-name="ce8" office:value-type="string" calcext:value-type="string">
            <text:p>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table:number-columns-repeated="15"/>
          <table:table-cell office:value-type="string" calcext:value-type="string">
            <text:p>CTLPROP</text:p>
          </table:table-cell>
        </table:table-row>
        <table:table-row table:style-name="ro1">
          <table:table-cell table:style-name="ce8"/>
          <table:table-cell table:style-name="ce47" table:formula="of:=[.B28]+[.D28]" office:value-type="float" office:value="304" calcext:value-type="float">
            <text:p>304</text:p>
          </table:table-cell>
          <table:table-cell table:style-name="ce47" table:formula="of:=&quot;0x&quot; &amp; DEC2HEX([.B29])" office:value-type="string" office:string-value="0x130" calcext:value-type="string">
            <text:p>0x130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Engine Mixture Control Position</text:p>
          </table:table-cell>
          <table:table-cell table:style-name="ce8" office:value-type="string" calcext:value-type="string">
            <text:p>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/>
          <table:table-cell table:number-columns-repeated="16"/>
          <table:table-cell office:value-type="string" calcext:value-type="string">
            <text:p>CTLMIX</text:p>
          </table:table-cell>
        </table:table-row>
        <table:table-row table:style-name="ro1">
          <table:table-cell table:style-name="ce8"/>
          <table:table-cell table:style-name="ce47" table:formula="of:=[.B29]+[.D29]" office:value-type="float" office:value="306" calcext:value-type="float">
            <text:p>306</text:p>
          </table:table-cell>
          <table:table-cell table:style-name="ce47" table:formula="of:=&quot;0x&quot; &amp; DEC2HEX([.B30])" office:value-type="string" office:string-value="0x132" calcext:value-type="string">
            <text:p>0x132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Generic Analog Control (High Priority)</text:p>
          </table:table-cell>
          <table:table-cell table:style-name="ce8" office:value-type="string" calcext:value-type="string">
            <text:p>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15"/>
          <table:table-cell office:value-type="string" calcext:value-type="string">
            <text:p>CTLANL</text:p>
          </table:table-cell>
        </table:table-row>
        <table:table-row table:style-name="ro1">
          <table:table-cell table:style-name="ce8"/>
          <table:table-cell table:style-name="ce47" table:number-columns-repeated="3"/>
          <table:table-cell table:style-name="ce8" table:number-columns-repeated="2"/>
          <table:table-cell table:style-name="ce52"/>
          <table:table-cell table:style-name="ce8" table:number-columns-repeated="4"/>
          <table:table-cell table:number-columns-repeated="16"/>
        </table:table-row>
        <table:table-row table:style-name="ro1">
          <table:table-cell table:style-name="ce8" table:formula="of:=[Groups.A5]" office:value-type="string" office:string-value="High Priority Measured Positions" calcext:value-type="string">
            <text:p>High Priority Measured Positions</text:p>
          </table:table-cell>
          <table:table-cell table:style-name="ce47" table:number-columns-repeated="3"/>
          <table:table-cell table:style-name="ce8" table:number-columns-repeated="2"/>
          <table:table-cell table:style-name="ce54"/>
          <table:table-cell table:style-name="ce57"/>
          <table:table-cell table:style-name="ce8" table:number-columns-repeated="3"/>
          <table:table-cell table:number-columns-repeated="16"/>
        </table:table-row>
        <table:table-row table:style-name="ro1">
          <table:table-cell table:style-name="ce8"/>
          <table:table-cell table:style-name="ce47" table:formula="of:=[Groups.D5]" office:value-type="float" office:value="320" calcext:value-type="float">
            <text:p>320</text:p>
          </table:table-cell>
          <table:table-cell table:style-name="ce47" table:formula="of:=&quot;0x&quot; &amp; DEC2HEX([.B33])" office:value-type="string" office:string-value="0x140" calcext:value-type="string">
            <text:p>0x140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Elevator Position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0.01°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Greater Than 0 = Nose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ELVPOS</text:p>
          </table:table-cell>
        </table:table-row>
        <table:table-row table:style-name="ro1">
          <table:table-cell table:style-name="ce8"/>
          <table:table-cell table:style-name="ce47" table:formula="of:=[.B33]+[.D33]" office:value-type="float" office:value="321" calcext:value-type="float">
            <text:p>321</text:p>
          </table:table-cell>
          <table:table-cell table:style-name="ce47" table:formula="of:=&quot;0x&quot; &amp; DEC2HEX([.B34])" office:value-type="string" office:string-value="0x141" calcext:value-type="string">
            <text:p>0x141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ileron Position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0.01°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AILPOS</text:p>
          </table:table-cell>
        </table:table-row>
        <table:table-row table:style-name="ro1">
          <table:table-cell table:style-name="ce8"/>
          <table:table-cell table:style-name="ce47" table:formula="of:=[.B34]+[.D34]" office:value-type="float" office:value="322" calcext:value-type="float">
            <text:p>322</text:p>
          </table:table-cell>
          <table:table-cell table:style-name="ce47" table:formula="of:=&quot;0x&quot; &amp; DEC2HEX([.B35])" office:value-type="string" office:string-value="0x142" calcext:value-type="string">
            <text:p>0x142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Rudder Position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0.01°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RUDPOS</text:p>
          </table:table-cell>
        </table:table-row>
        <table:table-row table:style-name="ro1">
          <table:table-cell table:style-name="ce8"/>
          <table:table-cell table:style-name="ce47" table:formula="of:=[.B35]+[.D35]" office:value-type="float" office:value="323" calcext:value-type="float">
            <text:p>323</text:p>
          </table:table-cell>
          <table:table-cell table:style-name="ce47" table:formula="of:=&quot;0x&quot; &amp; DEC2HEX([.B36])" office:value-type="string" office:string-value="0x143" calcext:value-type="string">
            <text:p>0x143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Collective Position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0.01°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Greater Than 0 =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COLPOS</text:p>
          </table:table-cell>
        </table:table-row>
        <table:table-row table:style-name="ro1">
          <table:table-cell table:style-name="ce8"/>
          <table:table-cell table:style-name="ce47" table:formula="of:=[.B36]+[.D36]" office:value-type="float" office:value="324" calcext:value-type="float">
            <text:p>324</text:p>
          </table:table-cell>
          <table:table-cell table:style-name="ce47" table:formula="of:=&quot;0x&quot; &amp; DEC2HEX([.B37])" office:value-type="string" office:string-value="0x144" calcext:value-type="string">
            <text:p>0x144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Tail Rotor Angle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0.01°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TRANGL</text:p>
          </table:table-cell>
        </table:table-row>
        <table:table-row table:style-name="ro1">
          <table:table-cell table:style-name="ce8"/>
          <table:table-cell table:style-name="ce47" table:formula="of:=[.B37]+[.D37]" office:value-type="float" office:value="325" calcext:value-type="float">
            <text:p>325</text:p>
          </table:table-cell>
          <table:table-cell table:style-name="ce47" table:formula="of:=&quot;0x&quot; &amp; DEC2HEX([.B38])" office:value-type="string" office:string-value="0x145" calcext:value-type="string">
            <text:p>0x145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Flap Position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0.01°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Greater Than 0 = Dow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FLPPOS</text:p>
          </table:table-cell>
        </table:table-row>
        <table:table-row table:style-name="ro1">
          <table:table-cell table:style-name="ce8"/>
          <table:table-cell table:style-name="ce47" table:formula="of:=[.B38]+[.D38]" office:value-type="float" office:value="326" calcext:value-type="float">
            <text:p>326</text:p>
          </table:table-cell>
          <table:table-cell table:style-name="ce47" table:formula="of:=&quot;0x&quot; &amp; DEC2HEX([.B39])" office:value-type="string" office:string-value="0x146" calcext:value-type="string">
            <text:p>0x146</text:p>
          </table:table-cell>
          <table:table-cell table:style-name="ce47" office:value-type="float" office:value="3" calcext:value-type="float">
            <text:p>3</text:p>
          </table:table-cell>
          <table:table-cell table:style-name="ce8" office:value-type="string" calcext:value-type="string">
            <text:p>Landing Gear Position Switches</text:p>
          </table:table-cell>
          <table:table-cell table:style-name="ce8" office:value-type="string" calcext:value-type="string">
            <text:p>Discrete Bits</text:p>
          </table:table-cell>
          <table:table-cell table:style-name="ce52"/>
          <table:table-cell table:style-name="ce8"/>
          <table:table-cell table:style-name="ce8" office:value-type="string" calcext:value-type="string">
            <text:p>BYTE</text:p>
          </table:table-cell>
          <table:table-cell/>
          <table:table-cell table:style-name="ce8" office:value-type="string" calcext:value-type="string">
            <text:p>b0=Nose Up\lb1=Nose Down\lb2=Left Up\lb3=Left Down\lb4=Right Up\lb5=Right Down</text:p>
          </table:table-cell>
          <table:table-cell table:number-columns-repeated="15"/>
          <table:table-cell office:value-type="string" calcext:value-type="string">
            <text:p>GEARSW</text:p>
          </table:table-cell>
        </table:table-row>
        <table:table-row table:style-name="ro1" table:number-rows-repeated="2">
          <table:table-cell table:style-name="ce8"/>
          <table:table-cell table:style-name="ce47" table:number-columns-repeated="3"/>
          <table:table-cell table:style-name="ce8" table:number-columns-repeated="2"/>
          <table:table-cell table:style-name="ce52"/>
          <table:table-cell table:style-name="ce8" table:number-columns-repeated="4"/>
          <table:table-cell table:number-columns-repeated="16"/>
        </table:table-row>
        <table:table-row table:style-name="ro1">
          <table:table-cell table:style-name="ce8" table:formula="of:=[Groups.A6]" office:value-type="string" office:string-value="High Priority Flight Data" calcext:value-type="string">
            <text:p>High Priority Flight Data</text:p>
          </table:table-cell>
          <table:table-cell table:style-name="ce47" table:number-columns-repeated="3"/>
          <table:table-cell table:style-name="ce8" table:number-columns-repeated="2"/>
          <table:table-cell table:style-name="ce52"/>
          <table:table-cell table:style-name="ce8" table:number-columns-repeated="4"/>
          <table:table-cell table:number-columns-repeated="16"/>
        </table:table-row>
        <table:table-row table:style-name="ro1">
          <table:table-cell table:style-name="ce8"/>
          <table:table-cell table:style-name="ce47" table:formula="of:=[Groups.D6]" office:value-type="float" office:value="384" calcext:value-type="float">
            <text:p>384</text:p>
          </table:table-cell>
          <table:table-cell table:style-name="ce47" table:formula="of:=&quot;0x&quot; &amp; DEC2HEX([.B43])" office:value-type="string" office:string-value="0x180" calcext:value-type="string">
            <text:p>0x180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Pitch Angle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0.01°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Greater Than 0 = Nose Up</text:p>
          </table:table-cell>
          <table:table-cell table:number-columns-repeated="15"/>
          <table:table-cell office:value-type="string" calcext:value-type="string">
            <text:p>PITCH</text:p>
          </table:table-cell>
        </table:table-row>
        <table:table-row table:style-name="ro1">
          <table:table-cell table:style-name="ce8"/>
          <table:table-cell table:style-name="ce47" table:formula="of:=[.B43]+[.D43]" office:value-type="float" office:value="385" calcext:value-type="float">
            <text:p>385</text:p>
          </table:table-cell>
          <table:table-cell table:style-name="ce47" table:formula="of:=&quot;0x&quot; &amp; DEC2HEX([.B44])" office:value-type="string" office:string-value="0x181" calcext:value-type="string">
            <text:p>0x181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Roll Angle</text:p>
          </table:table-cell>
          <table:table-cell table:style-name="ce8" office:value-type="string" calcext:value-type="string">
            <text:p>-180 to 180</text:p>
          </table:table-cell>
          <table:table-cell table:style-name="ce52" office:value-type="string" calcext:value-type="string">
            <text:p>0.01°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Greater Than 0 = Right</text:p>
          </table:table-cell>
          <table:table-cell table:number-columns-repeated="15"/>
          <table:table-cell office:value-type="string" calcext:value-type="string">
            <text:p>ROLL</text:p>
          </table:table-cell>
        </table:table-row>
        <table:table-row table:style-name="ro1">
          <table:table-cell table:style-name="ce8"/>
          <table:table-cell table:style-name="ce47" table:formula="of:=[.B44]+[.D44]" office:value-type="float" office:value="386" calcext:value-type="float">
            <text:p>386</text:p>
          </table:table-cell>
          <table:table-cell table:style-name="ce47" table:formula="of:=&quot;0x&quot; &amp; DEC2HEX([.B45])" office:value-type="string" office:string-value="0x182" calcext:value-type="string">
            <text:p>0x182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ngle of Attack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0.01°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4"/>
          <table:table-cell office:value-type="string" calcext:value-type="string">
            <text:p>0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all</text:p>
          </table:table-cell>
          <table:table-cell table:number-columns-repeated="6"/>
          <table:table-cell office:value-type="string" calcext:value-type="string">
            <text:p>AOA</text:p>
          </table:table-cell>
        </table:table-row>
        <table:table-row table:style-name="ro1">
          <table:table-cell table:style-name="ce8"/>
          <table:table-cell table:style-name="ce47" table:formula="of:=[.B45]+[.D45]" office:value-type="float" office:value="387" calcext:value-type="float">
            <text:p>387</text:p>
          </table:table-cell>
          <table:table-cell table:style-name="ce47" table:formula="of:=&quot;0x&quot; &amp; DEC2HEX([.B46])" office:value-type="string" office:string-value="0x183" calcext:value-type="string">
            <text:p>0x183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Indicated Airspeed</text:p>
          </table:table-cell>
          <table:table-cell office:value-type="string" calcext:value-type="string">
            <text:p>0 to 999.9</text:p>
          </table:table-cell>
          <table:table-cell table:style-name="ce52" office:value-type="string" calcext:value-type="string">
            <text:p>0.1 knots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Vfe</text:p>
          </table:table-cell>
          <table:table-cell office:value-type="string" calcext:value-type="string">
            <text:p>Vmc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s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IAS</text:p>
          </table:table-cell>
        </table:table-row>
        <table:table-row table:style-name="ro1">
          <table:table-cell table:style-name="ce8"/>
          <table:table-cell table:style-name="ce47" table:formula="of:=[.B46]+[.D46]" office:value-type="float" office:value="388" calcext:value-type="float">
            <text:p>388</text:p>
          </table:table-cell>
          <table:table-cell table:style-name="ce47" table:formula="of:=&quot;0x&quot; &amp; DEC2HEX([.B47])" office:value-type="string" office:string-value="0x184" calcext:value-type="string">
            <text:p>0x184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Indicated Altitude</text:p>
          </table:table-cell>
          <table:table-cell office:value-type="string" calcext:value-type="string">
            <text:p>-1000 to 60,000</text:p>
          </table:table-cell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DINT</text:p>
          </table:table-cell>
          <table:table-cell table:style-name="ce8" table:number-columns-repeated="2"/>
          <table:table-cell table:number-columns-repeated="15"/>
          <table:table-cell office:value-type="string" calcext:value-type="string">
            <text:p>ALT</text:p>
          </table:table-cell>
        </table:table-row>
        <table:table-row table:style-name="ro1">
          <table:table-cell table:style-name="ce8"/>
          <table:table-cell table:style-name="ce47" table:formula="of:=[.B47]+[.D47]" office:value-type="float" office:value="389" calcext:value-type="float">
            <text:p>389</text:p>
          </table:table-cell>
          <table:table-cell table:style-name="ce47" table:formula="of:=&quot;0x&quot; &amp; DEC2HEX([.B48])" office:value-type="string" office:string-value="0x185" calcext:value-type="string">
            <text:p>0x185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Heading</text:p>
          </table:table-cell>
          <table:table-cell table:style-name="ce8" office:value-type="string" calcext:value-type="string">
            <text:p>0 to 359.9</text:p>
          </table:table-cell>
          <table:table-cell table:style-name="ce52" office:value-type="string" calcext:value-type="string">
            <text:p>0.1°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/>
          <table:table-cell table:style-name="ce8" office:value-type="string" calcext:value-type="string">
            <text:p>Magnetic Heading</text:p>
          </table:table-cell>
          <table:table-cell table:number-columns-repeated="15"/>
          <table:table-cell office:value-type="string" calcext:value-type="string">
            <text:p>HEAD</text:p>
          </table:table-cell>
        </table:table-row>
        <table:table-row table:style-name="ro1">
          <table:table-cell table:style-name="ce8"/>
          <table:table-cell table:style-name="ce47" table:formula="of:=[.B48]+[.D48]" office:value-type="float" office:value="390" calcext:value-type="float">
            <text:p>390</text:p>
          </table:table-cell>
          <table:table-cell table:style-name="ce47" table:formula="of:=&quot;0x&quot; &amp; DEC2HEX([.B49])" office:value-type="string" office:string-value="0x186" calcext:value-type="string">
            <text:p>0x186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Vertical Speed</text:p>
          </table:table-cell>
          <table:table-cell office:value-type="string" calcext:value-type="string">
            <text:p>-30,000 to 30,000</text:p>
          </table:table-cell>
          <table:table-cell table:style-name="ce52" office:value-type="string" calcext:value-type="string">
            <text:p>ft/min</text:p>
          </table:table-cell>
          <table:table-cell table:style-name="ce8"/>
          <table:table-cell office:value-type="string" calcext:value-type="string">
            <text:p>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VS</text:p>
          </table:table-cell>
        </table:table-row>
        <table:table-row table:style-name="ro1">
          <table:table-cell table:style-name="ce8"/>
          <table:table-cell table:style-name="ce47" table:formula="of:=[.B49]+[.D49]" office:value-type="float" office:value="391" calcext:value-type="float">
            <text:p>391</text:p>
          </table:table-cell>
          <table:table-cell table:style-name="ce47" table:formula="of:=&quot;0x&quot; &amp; DEC2HEX([.B50])" office:value-type="string" office:string-value="0x187" calcext:value-type="string">
            <text:p>0x187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TE Variometer Vertical Speed</text:p>
          </table:table-cell>
          <table:table-cell office:value-type="string" calcext:value-type="string">
            <text:p>-300 to 300</text:p>
          </table:table-cell>
          <table:table-cell table:style-name="ce52" office:value-type="string" calcext:value-type="string">
            <text:p>0.01 knots</text:p>
          </table:table-cell>
          <table:table-cell table:style-name="ce8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VARIO</text:p>
          </table:table-cell>
        </table:table-row>
        <table:table-row table:style-name="ro1">
          <table:table-cell table:style-name="ce8"/>
          <table:table-cell table:style-name="ce47" table:formula="of:=[.B50]+[.D50]" office:value-type="float" office:value="392" calcext:value-type="float">
            <text:p>392</text:p>
          </table:table-cell>
          <table:table-cell table:style-name="ce47" table:formula="of:=&quot;0x&quot; &amp; DEC2HEX([.B51])" office:value-type="string" office:string-value="0x188" calcext:value-type="string">
            <text:p>0x188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Radar Altitude</text:p>
          </table:table-cell>
          <table:table-cell office:value-type="string" calcext:value-type="string">
            <text:p>0 to 60,000</text:p>
          </table:table-cell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RALT</text:p>
          </table:table-cell>
        </table:table-row>
        <table:table-row table:style-name="ro1">
          <table:table-cell table:style-name="ce8"/>
          <table:table-cell table:style-name="ce47" table:formula="of:=[.B51]+[.D51]" office:value-type="float" office:value="393" calcext:value-type="float">
            <text:p>393</text:p>
          </table:table-cell>
          <table:table-cell table:style-name="ce47" table:formula="of:=&quot;0x&quot; &amp; DEC2HEX([.B52])" office:value-type="string" office:string-value="0x189" calcext:value-type="string">
            <text:p>0x189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Yaw Angle</text:p>
          </table:table-cell>
          <table:table-cell table:style-name="ce8" office:value-type="string" calcext:value-type="string">
            <text:p>-180 to 180</text:p>
          </table:table-cell>
          <table:table-cell table:style-name="ce52" office:value-type="string" calcext:value-type="string">
            <text:p>0.01°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YAW</text:p>
          </table:table-cell>
        </table:table-row>
        <table:table-row table:style-name="ro1">
          <table:table-cell table:style-name="ce8"/>
          <table:table-cell table:style-name="ce47" table:formula="of:=[.B52]+[.D52]" office:value-type="float" office:value="394" calcext:value-type="float">
            <text:p>394</text:p>
          </table:table-cell>
          <table:table-cell table:style-name="ce47" table:formula="of:=&quot;0x&quot; &amp; DEC2HEX([.B53])" office:value-type="string" office:string-value="0x18A" calcext:value-type="string">
            <text:p>0x18A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Normal Acceleration</text:p>
          </table:table-cell>
          <table:table-cell table:style-name="ce8" office:value-type="string" calcext:value-type="string">
            <text:p>-30 to 30</text:p>
          </table:table-cell>
          <table:table-cell table:style-name="ce52" office:value-type="string" calcext:value-type="string">
            <text:p>0.001 g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ACNOR</text:p>
          </table:table-cell>
        </table:table-row>
        <table:table-row table:style-name="ro1">
          <table:table-cell table:style-name="ce8"/>
          <table:table-cell table:style-name="ce47" table:formula="of:=[.B53]+[.D53]" office:value-type="float" office:value="395" calcext:value-type="float">
            <text:p>395</text:p>
          </table:table-cell>
          <table:table-cell table:style-name="ce47" table:formula="of:=&quot;0x&quot; &amp; DEC2HEX([.B54])" office:value-type="string" office:string-value="0x18B" calcext:value-type="string">
            <text:p>0x18B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Lateral Acceleration</text:p>
          </table:table-cell>
          <table:table-cell table:style-name="ce8" office:value-type="string" calcext:value-type="string">
            <text:p>-30 to 30</text:p>
          </table:table-cell>
          <table:table-cell table:style-name="ce52" office:value-type="string" calcext:value-type="string">
            <text:p>0.001 g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ACLAT</text:p>
          </table:table-cell>
        </table:table-row>
        <table:table-row table:style-name="ro1">
          <table:table-cell table:style-name="ce8"/>
          <table:table-cell table:style-name="ce47" table:formula="of:=[.B54]+[.D54]" office:value-type="float" office:value="396" calcext:value-type="float">
            <text:p>396</text:p>
          </table:table-cell>
          <table:table-cell table:style-name="ce47" table:formula="of:=&quot;0x&quot; &amp; DEC2HEX([.B55])" office:value-type="string" office:string-value="0x18C" calcext:value-type="string">
            <text:p>0x18C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Longitudinal Acceleration</text:p>
          </table:table-cell>
          <table:table-cell table:style-name="ce8" office:value-type="string" calcext:value-type="string">
            <text:p>-30 to 30</text:p>
          </table:table-cell>
          <table:table-cell table:style-name="ce52" office:value-type="string" calcext:value-type="string">
            <text:p>0.001 g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ACLON</text:p>
          </table:table-cell>
        </table:table-row>
        <table:table-row table:style-name="ro1">
          <table:table-cell table:style-name="ce8"/>
          <table:table-cell table:style-name="ce47" table:formula="of:=[.B55]+[.D55]" office:value-type="float" office:value="397" calcext:value-type="float">
            <text:p>397</text:p>
          </table:table-cell>
          <table:table-cell table:style-name="ce47" table:formula="of:=&quot;0x&quot; &amp; DEC2HEX([.B56])" office:value-type="string" office:string-value="0x18D" calcext:value-type="string">
            <text:p>0x18D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True Airspeed</text:p>
          </table:table-cell>
          <table:table-cell office:value-type="string" calcext:value-type="string">
            <text:p>0 to 999.9</text:p>
          </table:table-cell>
          <table:table-cell table:style-name="ce52" office:value-type="string" calcext:value-type="string">
            <text:p>0.1 knots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TAS</text:p>
          </table:table-cell>
        </table:table-row>
        <table:table-row table:style-name="ro1">
          <table:table-cell table:style-name="ce8"/>
          <table:table-cell table:style-name="ce47" table:formula="of:=[.B56]+[.D56]" office:value-type="float" office:value="398" calcext:value-type="float">
            <text:p>398</text:p>
          </table:table-cell>
          <table:table-cell table:style-name="ce47" table:formula="of:=&quot;0x&quot; &amp; DEC2HEX([.B57])" office:value-type="string" office:string-value="0x18E" calcext:value-type="string">
            <text:p>0x18E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Calibrated Airspeed</text:p>
          </table:table-cell>
          <table:table-cell office:value-type="string" calcext:value-type="string">
            <text:p>0 to 999.9</text:p>
          </table:table-cell>
          <table:table-cell table:style-name="ce52" office:value-type="string" calcext:value-type="string">
            <text:p>0.1 knots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CAS</text:p>
          </table:table-cell>
        </table:table-row>
        <table:table-row table:style-name="ro1">
          <table:table-cell table:style-name="ce8"/>
          <table:table-cell table:style-name="ce47" table:formula="of:=[.B57]+[.D57]" office:value-type="float" office:value="399" calcext:value-type="float">
            <text:p>399</text:p>
          </table:table-cell>
          <table:table-cell table:style-name="ce47" table:formula="of:=&quot;0x&quot; &amp; DEC2HEX([.B58])" office:value-type="string" office:string-value="0x18F" calcext:value-type="string">
            <text:p>0x18F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Mach Number</text:p>
          </table:table-cell>
          <table:table-cell table:style-name="ce8" office:value-type="string" calcext:value-type="string">
            <text:p>0 to 100</text:p>
          </table:table-cell>
          <table:table-cell table:style-name="ce52" office:value-type="string" calcext:value-type="string">
            <text:p>0.01 Mach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MACH</text:p>
          </table:table-cell>
        </table:table-row>
        <table:table-row table:style-name="ro1">
          <table:table-cell table:style-name="ce8"/>
          <table:table-cell table:style-name="ce47" table:formula="of:=[.B58]+[.D58]" office:value-type="float" office:value="400" calcext:value-type="float">
            <text:p>400</text:p>
          </table:table-cell>
          <table:table-cell table:style-name="ce47" table:formula="of:=&quot;0x&quot; &amp; DEC2HEX([.B59])" office:value-type="string" office:string-value="0x190" calcext:value-type="string">
            <text:p>0x190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ltimeter Setting</text:p>
          </table:table-cell>
          <table:table-cell table:style-name="ce8" office:value-type="string" calcext:value-type="string">
            <text:p>0 to 35</text:p>
          </table:table-cell>
          <table:table-cell table:style-name="ce52" office:value-type="string" calcext:value-type="string">
            <text:p>0.001 inHg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number-columns-repeated="17"/>
          <table:table-cell office:value-type="string" calcext:value-type="string">
            <text:p>BARO</text:p>
          </table:table-cell>
        </table:table-row>
        <table:table-row table:style-name="ro1">
          <table:table-cell table:style-name="ce8"/>
          <table:table-cell table:style-name="ce47" table:formula="of:=[.B59]+[.D59]" office:value-type="float" office:value="401" calcext:value-type="float">
            <text:p>401</text:p>
          </table:table-cell>
          <table:table-cell table:style-name="ce47" table:formula="of:=&quot;0x&quot; &amp; DEC2HEX([.B60])" office:value-type="string" office:string-value="0x191" calcext:value-type="string">
            <text:p>0x191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Pressure Altitude</text:p>
          </table:table-cell>
          <table:table-cell office:value-type="string" calcext:value-type="string">
            <text:p>-1,000 to 60,000</text:p>
          </table:table-cell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DINT</text:p>
          </table:table-cell>
          <table:table-cell table:style-name="ce8" table:number-columns-repeated="2"/>
          <table:table-cell table:number-columns-repeated="15"/>
          <table:table-cell office:value-type="string" calcext:value-type="string">
            <text:p>PALT</text:p>
          </table:table-cell>
        </table:table-row>
        <table:table-row table:style-name="ro1">
          <table:table-cell table:style-name="ce8"/>
          <table:table-cell table:style-name="ce47" table:number-columns-repeated="3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style-name="ce8"/>
          <table:table-cell table:style-name="ce47" table:number-columns-repeated="3"/>
          <table:table-cell table:style-name="ce8" table:number-columns-repeated="2"/>
          <table:table-cell table:style-name="ce52"/>
          <table:table-cell table:style-name="ce8" table:number-columns-repeated="4"/>
          <table:table-cell table:number-columns-repeated="16"/>
        </table:table-row>
        <table:table-row table:style-name="ro1">
          <table:table-cell table:style-name="ce8" table:formula="of:=[Groups.A7]" office:value-type="string" office:string-value="High Priority Navigation Data" calcext:value-type="string">
            <text:p>High Priority Navigation Data</text:p>
          </table:table-cell>
          <table:table-cell table:style-name="ce47" table:number-columns-repeated="3"/>
          <table:table-cell table:style-name="ce8" table:number-columns-repeated="2"/>
          <table:table-cell table:style-name="ce52"/>
          <table:table-cell table:style-name="ce8" table:number-columns-repeated="4"/>
          <table:table-cell table:number-columns-repeated="16"/>
        </table:table-row>
        <table:table-row table:style-name="ro1">
          <table:table-cell table:style-name="ce8"/>
          <table:table-cell table:style-name="ce47" table:formula="of:=[Groups.D7]" office:value-type="float" office:value="448" calcext:value-type="float">
            <text:p>448</text:p>
          </table:table-cell>
          <table:table-cell table:style-name="ce47" table:formula="of:=&quot;0x&quot; &amp; DEC2HEX([.B64])" office:value-type="string" office:string-value="0x1C0" calcext:value-type="string">
            <text:p>0x1C0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VOR/LOC Deviation</text:p>
          </table:table-cell>
          <table:table-cell table:style-name="ce8" office:value-type="string" calcext:value-type="string">
            <text:p>0 to 359.9</text:p>
          </table:table-cell>
          <table:table-cell table:style-name="ce52" office:value-type="string" calcext:value-type="string">
            <text:p>0.1°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 table:number-columns-repeated="2"/>
          <table:table-cell table:number-columns-repeated="15"/>
          <table:table-cell office:value-type="string" calcext:value-type="string">
            <text:p>VORDEV</text:p>
          </table:table-cell>
        </table:table-row>
        <table:table-row table:style-name="ro1">
          <table:table-cell table:style-name="ce8"/>
          <table:table-cell table:style-name="ce47" table:formula="of:=[.B64]+[.D64]" office:value-type="float" office:value="449" calcext:value-type="float">
            <text:p>449</text:p>
          </table:table-cell>
          <table:table-cell table:style-name="ce47" table:formula="of:=&quot;0x&quot; &amp; DEC2HEX([.B65])" office:value-type="string" office:string-value="0x1C1" calcext:value-type="string">
            <text:p>0x1C1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Glideslope Deviation</text:p>
          </table:table-cell>
          <table:table-cell table:style-name="ce8" office:value-type="string" calcext:value-type="string">
            <text:p>-45 to 45</text:p>
          </table:table-cell>
          <table:table-cell table:style-name="ce52" office:value-type="string" calcext:value-type="string">
            <text:p>0.01°</text:p>
          </table:table-cell>
          <table:table-cell table:style-name="ce8"/>
          <table:table-cell office:value-type="string" calcext:value-type="string">
            <text:p>INT</text:p>
          </table:table-cell>
          <table:table-cell table:style-name="ce8" table:number-columns-repeated="2"/>
          <table:table-cell table:number-columns-repeated="15"/>
          <table:table-cell office:value-type="string" calcext:value-type="string">
            <text:p>GSDEV</text:p>
          </table:table-cell>
        </table:table-row>
        <table:table-row table:style-name="ro1">
          <table:table-cell table:style-name="ce8"/>
          <table:table-cell table:style-name="ce47" table:formula="of:=[.B65]+[.D65]" office:value-type="float" office:value="450" calcext:value-type="float">
            <text:p>450</text:p>
          </table:table-cell>
          <table:table-cell table:style-name="ce47" table:formula="of:=&quot;0x&quot; &amp; DEC2HEX([.B66])" office:value-type="string" office:string-value="0x1C2" calcext:value-type="string">
            <text:p>0x1C2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OBI Flags</text:p>
          </table:table-cell>
          <table:table-cell table:number-columns-repeated="3"/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b0 = To/From (To = 1)\lb1:b2 = Input (00=NAV1, 01=NAV2, 10=GPS1, 11=GPS2)\lb3 = GS\lb4 = LOC/NAV</text:p>
          </table:table-cell>
          <table:table-cell table:number-columns-repeated="15"/>
          <table:table-cell office:value-type="string" calcext:value-type="string">
            <text:p>OBIFLG</text:p>
          </table:table-cell>
        </table:table-row>
        <table:table-row table:style-name="ro1">
          <table:table-cell table:style-name="ce8"/>
          <table:table-cell table:style-name="ce47" table:formula="of:=[.B66]+[.D66]" office:value-type="float" office:value="451" calcext:value-type="float">
            <text:p>451</text:p>
          </table:table-cell>
          <table:table-cell table:style-name="ce47" table:formula="of:=&quot;0x&quot; &amp; DEC2HEX([.B67])" office:value-type="string" office:string-value="0x1C3" calcext:value-type="string">
            <text:p>0x1C3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ircraft Position Latitude</text:p>
          </table:table-cell>
          <table:table-cell table:style-name="ce8" office:value-type="string" calcext:value-type="string">
            <text:p>-90 to 90</text:p>
          </table:table-cell>
          <table:table-cell table:style-name="ce55" office:value-type="string" calcext:value-type="string">
            <text:p>°</text:p>
          </table:table-cell>
          <table:table-cell table:style-name="ce8"/>
          <table:table-cell office:value-type="string" calcext:value-type="string">
            <text:p>FLOAT</text:p>
          </table:table-cell>
          <table:table-cell/>
          <table:table-cell table:style-name="ce8"/>
          <table:table-cell table:number-columns-repeated="15"/>
          <table:table-cell office:value-type="string" calcext:value-type="string">
            <text:p>LAT</text:p>
          </table:table-cell>
        </table:table-row>
        <table:table-row table:style-name="ro1">
          <table:table-cell table:style-name="ce8"/>
          <table:table-cell table:style-name="ce47" table:formula="of:=[.B67]+[.D67]" office:value-type="float" office:value="452" calcext:value-type="float">
            <text:p>452</text:p>
          </table:table-cell>
          <table:table-cell table:style-name="ce47" table:formula="of:=&quot;0x&quot; &amp; DEC2HEX([.B68])" office:value-type="string" office:string-value="0x1C4" calcext:value-type="string">
            <text:p>0x1C4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ircraft Position Longitude</text:p>
          </table:table-cell>
          <table:table-cell table:style-name="ce8" office:value-type="string" calcext:value-type="string">
            <text:p>-180 to 180</text:p>
          </table:table-cell>
          <table:table-cell table:style-name="ce52" office:value-type="string" calcext:value-type="string">
            <text:p>°</text:p>
          </table:table-cell>
          <table:table-cell table:style-name="ce8"/>
          <table:table-cell office:value-type="string" calcext:value-type="string">
            <text:p>FLOAT</text:p>
          </table:table-cell>
          <table:table-cell/>
          <table:table-cell table:style-name="ce8"/>
          <table:table-cell table:number-columns-repeated="15"/>
          <table:table-cell office:value-type="string" calcext:value-type="string">
            <text:p>LONG</text:p>
          </table:table-cell>
        </table:table-row>
        <table:table-row table:style-name="ro1">
          <table:table-cell table:style-name="ce8"/>
          <table:table-cell table:style-name="ce47" table:formula="of:=[.B68]+[.D68]" office:value-type="float" office:value="453" calcext:value-type="float">
            <text:p>453</text:p>
          </table:table-cell>
          <table:table-cell table:style-name="ce47" table:formula="of:=&quot;0x&quot; &amp; DEC2HEX([.B69])" office:value-type="string" office:string-value="0x1C5" calcext:value-type="string">
            <text:p>0x1C5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Groundspeed</text:p>
          </table:table-cell>
          <table:table-cell table:style-name="ce8" office:value-type="string" calcext:value-type="string">
            <text:p>0 to 2000</text:p>
          </table:table-cell>
          <table:table-cell table:style-name="ce52" office:value-type="string" calcext:value-type="string">
            <text:p>0.1 knots</text:p>
          </table:table-cell>
          <table:table-cell table:style-name="ce8"/>
          <table:table-cell office:value-type="string" calcext:value-type="string">
            <text:p>UINT</text:p>
          </table:table-cell>
          <table:table-cell/>
          <table:table-cell table:style-name="ce8"/>
          <table:table-cell table:number-columns-repeated="15"/>
          <table:table-cell office:value-type="string" calcext:value-type="string">
            <text:p>GSPEED</text:p>
          </table:table-cell>
        </table:table-row>
        <table:table-row table:style-name="ro1">
          <table:table-cell table:style-name="ce8"/>
          <table:table-cell table:style-name="ce47" table:formula="of:=[.B69]+[.D69]" office:value-type="float" office:value="454" calcext:value-type="float">
            <text:p>454</text:p>
          </table:table-cell>
          <table:table-cell table:style-name="ce47" table:formula="of:=&quot;0x&quot; &amp; DEC2HEX([.B70])" office:value-type="string" office:string-value="0x1C6" calcext:value-type="string">
            <text:p>0x1C6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True Ground Track</text:p>
          </table:table-cell>
          <table:table-cell table:style-name="ce8" office:value-type="string" calcext:value-type="string">
            <text:p>0 to 359.9</text:p>
          </table:table-cell>
          <table:table-cell table:style-name="ce52" office:value-type="string" calcext:value-type="string">
            <text:p>0.1°</text:p>
          </table:table-cell>
          <table:table-cell table:style-name="ce8"/>
          <table:table-cell office:value-type="string" calcext:value-type="string">
            <text:p>UINT</text:p>
          </table:table-cell>
          <table:table-cell/>
          <table:table-cell table:style-name="ce8"/>
          <table:table-cell table:number-columns-repeated="15"/>
          <table:table-cell office:value-type="string" calcext:value-type="string">
            <text:p>TRACK</text:p>
          </table:table-cell>
        </table:table-row>
        <table:table-row table:style-name="ro1">
          <table:table-cell table:style-name="ce8"/>
          <table:table-cell table:style-name="ce47" table:formula="of:=[.B70]+[.D70]" office:value-type="float" office:value="455" calcext:value-type="float">
            <text:p>455</text:p>
          </table:table-cell>
          <table:table-cell table:style-name="ce47" table:formula="of:=&quot;0x&quot; &amp; DEC2HEX([.B71])" office:value-type="string" office:string-value="0x1C7" calcext:value-type="string">
            <text:p>0x1C7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Magnetic Ground Track</text:p>
          </table:table-cell>
          <table:table-cell table:style-name="ce8" office:value-type="string" calcext:value-type="string">
            <text:p>0 to 359.9</text:p>
          </table:table-cell>
          <table:table-cell table:style-name="ce52" office:value-type="string" calcext:value-type="string">
            <text:p>0.1°</text:p>
          </table:table-cell>
          <table:table-cell table:style-name="ce8"/>
          <table:table-cell office:value-type="string" calcext:value-type="string">
            <text:p>UINT</text:p>
          </table:table-cell>
          <table:table-cell/>
          <table:table-cell table:style-name="ce8"/>
          <table:table-cell table:number-columns-repeated="15"/>
          <table:table-cell office:value-type="string" calcext:value-type="string">
            <text:p>TRACKM</text:p>
          </table:table-cell>
        </table:table-row>
        <table:table-row table:style-name="ro1">
          <table:table-cell table:style-name="ce8"/>
          <table:table-cell table:style-name="ce47" table:formula="of:=[.B71]+[.D71]" office:value-type="float" office:value="456" calcext:value-type="float">
            <text:p>456</text:p>
          </table:table-cell>
          <table:table-cell table:style-name="ce47" table:formula="of:=&quot;0x&quot; &amp; DEC2HEX([.B72])" office:value-type="string" office:string-value="0x1C8" calcext:value-type="string">
            <text:p>0x1C8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Cross Track Error</text:p>
          </table:table-cell>
          <table:table-cell table:style-name="ce8"/>
          <table:table-cell table:style-name="ce52" office:value-type="string" calcext:value-type="string">
            <text:p>0.01 nm</text:p>
          </table:table-cell>
          <table:table-cell table:style-name="ce8"/>
          <table:table-cell office:value-type="string" calcext:value-type="string">
            <text:p>INT</text:p>
          </table:table-cell>
          <table:table-cell/>
          <table:table-cell table:style-name="ce8"/>
          <table:table-cell table:number-columns-repeated="15"/>
          <table:table-cell office:value-type="string" calcext:value-type="string">
            <text:p>XTRACK</text:p>
          </table:table-cell>
        </table:table-row>
        <table:table-row table:style-name="ro1">
          <table:table-cell table:style-name="ce8"/>
          <table:table-cell table:style-name="ce47" table:formula="of:=[.B72]+[.D72]" office:value-type="float" office:value="457" calcext:value-type="float">
            <text:p>457</text:p>
          </table:table-cell>
          <table:table-cell table:style-name="ce47" table:formula="of:=&quot;0x&quot; &amp; DEC2HEX([.B73])" office:value-type="string" office:string-value="0x1C9" calcext:value-type="string">
            <text:p>0x1C9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Selected Course</text:p>
          </table:table-cell>
          <table:table-cell table:style-name="ce8" office:value-type="string" calcext:value-type="string">
            <text:p>0 to 359.9</text:p>
          </table:table-cell>
          <table:table-cell table:style-name="ce52" office:value-type="string" calcext:value-type="string">
            <text:p>0.1°</text:p>
          </table:table-cell>
          <table:table-cell table:style-name="ce8"/>
          <table:table-cell office:value-type="string" calcext:value-type="string">
            <text:p>UINT</text:p>
          </table:table-cell>
          <table:table-cell/>
          <table:table-cell table:style-name="ce8"/>
          <table:table-cell table:number-columns-repeated="15"/>
          <table:table-cell office:value-type="string" calcext:value-type="string">
            <text:p>COURSE</text:p>
          </table:table-cell>
        </table:table-row>
        <table:table-row table:style-name="ro1">
          <table:table-cell table:style-name="ce8"/>
          <table:table-cell table:style-name="ce47" table:formula="of:=[.B73]+[.D73]" office:value-type="float" office:value="458" calcext:value-type="float">
            <text:p>458</text:p>
          </table:table-cell>
          <table:table-cell table:style-name="ce47" table:formula="of:=&quot;0x&quot; &amp; DEC2HEX([.B74])" office:value-type="string" office:string-value="0x1CA" calcext:value-type="string">
            <text:p>0x1CA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elected Glidepath Angle</text:p>
          </table:table-cell>
          <table:table-cell table:style-name="ce8" office:value-type="string" calcext:value-type="string">
            <text:p>0 to 90</text:p>
          </table:table-cell>
          <table:table-cell table:style-name="ce52" office:value-type="string" calcext:value-type="string">
            <text:p>0.1°</text:p>
          </table:table-cell>
          <table:table-cell table:style-name="ce8"/>
          <table:table-cell office:value-type="string" calcext:value-type="string">
            <text:p>UINT</text:p>
          </table:table-cell>
          <table:table-cell/>
          <table:table-cell table:style-name="ce8"/>
          <table:table-cell table:number-columns-repeated="16"/>
        </table:table-row>
        <table:table-row table:style-name="ro1">
          <table:table-cell table:style-name="ce8"/>
          <table:table-cell table:style-name="ce47" table:formula="of:=[.B74]+[.D74]" office:value-type="float" office:value="459" calcext:value-type="float">
            <text:p>459</text:p>
          </table:table-cell>
          <table:table-cell table:style-name="ce47" table:formula="of:=&quot;0x&quot; &amp; DEC2HEX([.B75])" office:value-type="string" office:string-value="0x1CB" calcext:value-type="string">
            <text:p>0x1CB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Selected Vertical Speed</text:p>
          </table:table-cell>
          <table:table-cell office:value-type="string" calcext:value-type="string">
            <text:p>-30,000 to 30,000</text:p>
          </table:table-cell>
          <table:table-cell table:style-name="ce52" office:value-type="string" calcext:value-type="string">
            <text:p>ft/min</text:p>
          </table:table-cell>
          <table:table-cell table:style-name="ce8"/>
          <table:table-cell office:value-type="string" calcext:value-type="string">
            <text:p>INT</text:p>
          </table:table-cell>
          <table:table-cell table:style-name="ce8" table:number-columns-repeated="2"/>
          <table:table-cell table:number-columns-repeated="16"/>
        </table:table-row>
        <table:table-row table:style-name="ro1">
          <table:table-cell table:style-name="ce8"/>
          <table:table-cell table:style-name="ce47" table:formula="of:=[.B75]+[.D75]" office:value-type="float" office:value="460" calcext:value-type="float">
            <text:p>460</text:p>
          </table:table-cell>
          <table:table-cell table:style-name="ce47" table:formula="of:=&quot;0x&quot; &amp; DEC2HEX([.B76])" office:value-type="string" office:string-value="0x1CC" calcext:value-type="string">
            <text:p>0x1CC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Selected Airspeed</text:p>
          </table:table-cell>
          <table:table-cell office:value-type="string" calcext:value-type="string">
            <text:p>0 to 999.9</text:p>
          </table:table-cell>
          <table:table-cell table:style-name="ce52" office:value-type="string" calcext:value-type="string">
            <text:p>0.1 knots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4"/>
        </table:table-row>
        <table:table-row table:style-name="ro1">
          <table:table-cell table:style-name="ce8"/>
          <table:table-cell table:style-name="ce47" table:formula="of:=[.B76]+[.D76]" office:value-type="float" office:value="461" calcext:value-type="float">
            <text:p>461</text:p>
          </table:table-cell>
          <table:table-cell table:style-name="ce47" table:formula="of:=&quot;0x&quot; &amp; DEC2HEX([.B77])" office:value-type="string" office:string-value="0x1CD" calcext:value-type="string">
            <text:p>0x1CD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Selected Altitude</text:p>
          </table:table-cell>
          <table:table-cell office:value-type="string" calcext:value-type="string">
            <text:p>-1000 to 60,000</text:p>
          </table:table-cell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DINT</text:p>
          </table:table-cell>
          <table:table-cell table:style-name="ce8" table:number-columns-repeated="2"/>
          <table:table-cell table:number-columns-repeated="16"/>
        </table:table-row>
        <table:table-row table:style-name="ro1">
          <table:table-cell table:style-name="ce8"/>
          <table:table-cell table:style-name="ce47" table:formula="of:=[.B77]+[.D77]" office:value-type="float" office:value="462" calcext:value-type="float">
            <text:p>462</text:p>
          </table:table-cell>
          <table:table-cell table:style-name="ce47" table:formula="of:=&quot;0x&quot; &amp; DEC2HEX([.B78])" office:value-type="string" office:string-value="0x1CE" calcext:value-type="string">
            <text:p>0x1CE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RAIM Status</text:p>
          </table:table-cell>
          <table:table-cell/>
          <table:table-cell table:style-name="ce52"/>
          <table:table-cell table:style-name="ce8"/>
          <table:table-cell office:value-type="string" calcext:value-type="string">
            <text:p>USHORT</text:p>
          </table:table-cell>
          <table:table-cell table:style-name="ce8"/>
          <table:table-cell table:style-name="ce8" office:value-type="string" calcext:value-type="string">
            <text:p>0 if Good\lOtherwise the ID of the most likely failed satellite</text:p>
          </table:table-cell>
          <table:table-cell table:number-columns-repeated="16"/>
        </table:table-row>
        <table:table-row table:style-name="ro1">
          <table:table-cell table:style-name="ce8"/>
          <table:table-cell table:style-name="ce47" table:formula="of:=[.B78]+[.D78]" office:value-type="float" office:value="463" calcext:value-type="float">
            <text:p>463</text:p>
          </table:table-cell>
          <table:table-cell table:style-name="ce47" table:formula="of:=&quot;0x&quot; &amp; DEC2HEX([.B79])" office:value-type="string" office:string-value="0x1CF" calcext:value-type="string">
            <text:p>0x1CF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RAIM Horizontal Error</text:p>
          </table:table-cell>
          <table:table-cell/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 table:number-columns-repeated="2"/>
          <table:table-cell table:number-columns-repeated="16"/>
        </table:table-row>
        <table:table-row table:style-name="ro1">
          <table:table-cell table:style-name="ce8"/>
          <table:table-cell table:style-name="ce47" table:formula="of:=[.B79]+[.D79]" office:value-type="float" office:value="464" calcext:value-type="float">
            <text:p>464</text:p>
          </table:table-cell>
          <table:table-cell table:style-name="ce47" table:formula="of:=&quot;0x&quot; &amp; DEC2HEX([.B80])" office:value-type="string" office:string-value="0x1D0" calcext:value-type="string">
            <text:p>0x1D0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RAIM Vertical Error</text:p>
          </table:table-cell>
          <table:table-cell/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 table:number-columns-repeated="2"/>
          <table:table-cell table:number-columns-repeated="16"/>
        </table:table-row>
        <table:table-row table:style-name="ro1">
          <table:table-cell table:style-name="ce8"/>
          <table:table-cell table:style-name="ce47" table:formula="of:=[.B80]+[.D80]" office:value-type="float" office:value="465" calcext:value-type="float">
            <text:p>465</text:p>
          </table:table-cell>
          <table:table-cell table:style-name="ce47" table:formula="of:=&quot;0x&quot; &amp; DEC2HEX([.B81])" office:value-type="string" office:string-value="0x1D1" calcext:value-type="string">
            <text:p>0x1D1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Airborne Position Latitude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°</text:p>
          </table:table-cell>
          <table:table-cell table:style-name="ce8"/>
          <table:table-cell office:value-type="string" calcext:value-type="string">
            <text:p>FLOAT</text:p>
          </table:table-cell>
          <table:table-cell table:style-name="ce8" office:value-type="string" calcext:value-type="string">
            <text:p>Aircraft</text:p>
          </table:table-cell>
          <table:table-cell table:style-name="ce8"/>
          <table:table-cell table:number-columns-repeated="16"/>
        </table:table-row>
        <table:table-row table:style-name="ro1">
          <table:table-cell table:style-name="ce8"/>
          <table:table-cell table:style-name="ce47" table:formula="of:=[.B81]+[.D81]" office:value-type="float" office:value="466" calcext:value-type="float">
            <text:p>466</text:p>
          </table:table-cell>
          <table:table-cell table:style-name="ce47" table:formula="of:=&quot;0x&quot; &amp; DEC2HEX([.B82])" office:value-type="string" office:string-value="0x1D2" calcext:value-type="string">
            <text:p>0x1D2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Airborne Position Longitude</text:p>
          </table:table-cell>
          <table:table-cell table:style-name="ce8" office:value-type="string" calcext:value-type="string">
            <text:p>-180 to 180</text:p>
          </table:table-cell>
          <table:table-cell table:style-name="ce52" office:value-type="string" calcext:value-type="string">
            <text:p>°</text:p>
          </table:table-cell>
          <table:table-cell table:style-name="ce8"/>
          <table:table-cell office:value-type="string" calcext:value-type="string">
            <text:p>FLOAT</text:p>
          </table:table-cell>
          <table:table-cell table:style-name="ce8" office:value-type="string" calcext:value-type="string">
            <text:p>Aircraft</text:p>
          </table:table-cell>
          <table:table-cell table:style-name="ce8"/>
          <table:table-cell table:number-columns-repeated="16"/>
        </table:table-row>
        <table:table-row table:style-name="ro1">
          <table:table-cell table:style-name="ce8"/>
          <table:table-cell table:style-name="ce47" table:formula="of:=[.B82]+[.D82]" office:value-type="float" office:value="467" calcext:value-type="float">
            <text:p>467</text:p>
          </table:table-cell>
          <table:table-cell table:style-name="ce47" table:formula="of:=&quot;0x&quot; &amp; DEC2HEX([.B83])" office:value-type="string" office:string-value="0x1D3" calcext:value-type="string">
            <text:p>0x1D3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Airborne Position Altitude</text:p>
          </table:table-cell>
          <table:table-cell office:value-type="string" calcext:value-type="string">
            <text:p>-1000 to 60,000</text:p>
          </table:table-cell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DINT</text:p>
          </table:table-cell>
          <table:table-cell table:style-name="ce8" office:value-type="string" calcext:value-type="string">
            <text:p>Aircraft</text:p>
          </table:table-cell>
          <table:table-cell table:style-name="ce8"/>
          <table:table-cell table:number-columns-repeated="16"/>
        </table:table-row>
        <table:table-row table:style-name="ro1">
          <table:table-cell table:style-name="ce8"/>
          <table:table-cell table:style-name="ce47" table:formula="of:=[.B83]+[.D83]" office:value-type="float" office:value="468" calcext:value-type="float">
            <text:p>468</text:p>
          </table:table-cell>
          <table:table-cell table:style-name="ce47" table:formula="of:=&quot;0x&quot; &amp; DEC2HEX([.B84])" office:value-type="string" office:string-value="0x1D4" calcext:value-type="string">
            <text:p>0x1D4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Surface Position Latitude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°</text:p>
          </table:table-cell>
          <table:table-cell table:style-name="ce8"/>
          <table:table-cell office:value-type="string" calcext:value-type="string">
            <text:p>FLOAT</text:p>
          </table:table-cell>
          <table:table-cell table:style-name="ce8" office:value-type="string" calcext:value-type="string">
            <text:p>Aircraft</text:p>
          </table:table-cell>
          <table:table-cell table:style-name="ce8"/>
          <table:table-cell table:number-columns-repeated="16"/>
        </table:table-row>
        <table:table-row table:style-name="ro1">
          <table:table-cell table:style-name="ce8"/>
          <table:table-cell table:style-name="ce47" table:formula="of:=[.B84]+[.D84]" office:value-type="float" office:value="469" calcext:value-type="float">
            <text:p>469</text:p>
          </table:table-cell>
          <table:table-cell table:style-name="ce47" table:formula="of:=&quot;0x&quot; &amp; DEC2HEX([.B85])" office:value-type="string" office:string-value="0x1D5" calcext:value-type="string">
            <text:p>0x1D5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Surface Position Longitude</text:p>
          </table:table-cell>
          <table:table-cell table:style-name="ce8" office:value-type="string" calcext:value-type="string">
            <text:p>-180 to 180</text:p>
          </table:table-cell>
          <table:table-cell table:style-name="ce52" office:value-type="string" calcext:value-type="string">
            <text:p>°</text:p>
          </table:table-cell>
          <table:table-cell table:style-name="ce8"/>
          <table:table-cell office:value-type="string" calcext:value-type="string">
            <text:p>FLOAT</text:p>
          </table:table-cell>
          <table:table-cell table:style-name="ce8" office:value-type="string" calcext:value-type="string">
            <text:p>Aircraft</text:p>
          </table:table-cell>
          <table:table-cell table:style-name="ce8"/>
          <table:table-cell table:number-columns-repeated="16"/>
        </table:table-row>
        <table:table-row table:style-name="ro1">
          <table:table-cell table:style-name="ce8"/>
          <table:table-cell table:style-name="ce47" table:formula="of:=[.B85]+[.D85]" office:value-type="float" office:value="470" calcext:value-type="float">
            <text:p>470</text:p>
          </table:table-cell>
          <table:table-cell table:style-name="ce47" table:formula="of:=&quot;0x&quot; &amp; DEC2HEX([.B86])" office:value-type="string" office:string-value="0x1D6" calcext:value-type="string">
            <text:p>0x1D6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Surface Position Altitude</text:p>
          </table:table-cell>
          <table:table-cell office:value-type="string" calcext:value-type="string">
            <text:p>-1000 to 60,000</text:p>
          </table:table-cell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DINT</text:p>
          </table:table-cell>
          <table:table-cell table:style-name="ce8" office:value-type="string" calcext:value-type="string">
            <text:p>Aircraft</text:p>
          </table:table-cell>
          <table:table-cell table:style-name="ce8"/>
          <table:table-cell table:number-columns-repeated="16"/>
        </table:table-row>
        <table:table-row table:style-name="ro1">
          <table:table-cell table:style-name="ce8"/>
          <table:table-cell table:style-name="ce47" table:formula="of:=[.B86]+[.D86]" office:value-type="float" office:value="471" calcext:value-type="float">
            <text:p>471</text:p>
          </table:table-cell>
          <table:table-cell table:style-name="ce47" table:formula="of:=&quot;0x&quot; &amp; DEC2HEX([.B87])" office:value-type="string" office:string-value="0x1D7" calcext:value-type="string">
            <text:p>0x1D7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Status</text:p>
          </table:table-cell>
          <table:table-cell/>
          <table:table-cell table:style-name="ce52"/>
          <table:table-cell table:style-name="ce8"/>
          <table:table-cell/>
          <table:table-cell table:style-name="ce8" office:value-type="string" calcext:value-type="string">
            <text:p>Aircraft</text:p>
          </table:table-cell>
          <table:table-cell table:style-name="ce8"/>
          <table:table-cell table:number-columns-repeated="16"/>
        </table:table-row>
        <table:table-row table:style-name="ro1">
          <table:table-cell table:style-name="ce8"/>
          <table:table-cell table:style-name="ce47" table:formula="of:=[.B87]+[.D87]" office:value-type="float" office:value="472" calcext:value-type="float">
            <text:p>472</text:p>
          </table:table-cell>
          <table:table-cell table:style-name="ce47" table:formula="of:=&quot;0x&quot; &amp; DEC2HEX([.B88])" office:value-type="string" office:string-value="0x1D8" calcext:value-type="string">
            <text:p>0x1D8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Identification</text:p>
          </table:table-cell>
          <table:table-cell/>
          <table:table-cell table:style-name="ce52"/>
          <table:table-cell table:style-name="ce8"/>
          <table:table-cell/>
          <table:table-cell table:style-name="ce8" office:value-type="string" calcext:value-type="string">
            <text:p>Aircraft</text:p>
          </table:table-cell>
          <table:table-cell table:style-name="ce8"/>
          <table:table-cell table:number-columns-repeated="16"/>
        </table:table-row>
        <table:table-row table:style-name="ro1">
          <table:table-cell table:style-name="ce8"/>
          <table:table-cell table:style-name="ce47" table:formula="of:=[.B88]+[.D88]" office:value-type="float" office:value="473" calcext:value-type="float">
            <text:p>473</text:p>
          </table:table-cell>
          <table:table-cell table:style-name="ce47" table:formula="of:=&quot;0x&quot; &amp; DEC2HEX([.B89])" office:value-type="string" office:string-value="0x1D9" calcext:value-type="string">
            <text:p>0x1D9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Type</text:p>
          </table:table-cell>
          <table:table-cell table:style-name="ce8"/>
          <table:table-cell table:style-name="ce52"/>
          <table:table-cell table:style-name="ce8"/>
          <table:table-cell/>
          <table:table-cell table:style-name="ce8" office:value-type="string" calcext:value-type="string">
            <text:p>Aircraft</text:p>
          </table:table-cell>
          <table:table-cell table:style-name="ce8"/>
          <table:table-cell table:number-columns-repeated="16"/>
        </table:table-row>
        <table:table-row table:style-name="ro1">
          <table:table-cell table:style-name="ce8"/>
          <table:table-cell table:style-name="ce47" table:formula="of:=[.B89]+[.D89]" office:value-type="float" office:value="474" calcext:value-type="float">
            <text:p>474</text:p>
          </table:table-cell>
          <table:table-cell table:style-name="ce47" table:formula="of:=&quot;0x&quot; &amp; DEC2HEX([.B90])" office:value-type="string" office:string-value="0x1DA" calcext:value-type="string">
            <text:p>0x1DA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Airborne Velocity</text:p>
          </table:table-cell>
          <table:table-cell table:style-name="ce8" office:value-type="string" calcext:value-type="string">
            <text:p>0 to 2000</text:p>
          </table:table-cell>
          <table:table-cell table:style-name="ce52" office:value-type="string" calcext:value-type="string">
            <text:p>0.1 knots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 office:value-type="string" calcext:value-type="string">
            <text:p>Aircraft</text:p>
          </table:table-cell>
          <table:table-cell table:style-name="ce8"/>
          <table:table-cell table:number-columns-repeated="16"/>
        </table:table-row>
        <table:table-row table:style-name="ro1">
          <table:table-cell table:style-name="ce8"/>
          <table:table-cell table:style-name="ce47" table:formula="of:=[.B90]+[.D90]" office:value-type="float" office:value="475" calcext:value-type="float">
            <text:p>475</text:p>
          </table:table-cell>
          <table:table-cell table:style-name="ce47" table:formula="of:=&quot;0x&quot; &amp; DEC2HEX([.B91])" office:value-type="string" office:string-value="0x1DB" calcext:value-type="string">
            <text:p>0x1DB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Airborne Bearing</text:p>
          </table:table-cell>
          <table:table-cell table:style-name="ce8" office:value-type="string" calcext:value-type="string">
            <text:p>0 to 359.9</text:p>
          </table:table-cell>
          <table:table-cell table:style-name="ce52" office:value-type="string" calcext:value-type="string">
            <text:p>0.1°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 office:value-type="string" calcext:value-type="string">
            <text:p>Aircraft</text:p>
          </table:table-cell>
          <table:table-cell table:number-columns-repeated="17"/>
        </table:table-row>
        <table:table-row table:style-name="ro1">
          <table:table-cell table:style-name="ce8"/>
          <table:table-cell table:style-name="ce47" table:formula="of:=[.B91]+[.D91]" office:value-type="float" office:value="476" calcext:value-type="float">
            <text:p>476</text:p>
          </table:table-cell>
          <table:table-cell table:style-name="ce47" table:formula="of:=&quot;0x&quot; &amp; DEC2HEX([.B92])" office:value-type="string" office:string-value="0x1DC" calcext:value-type="string">
            <text:p>0x1DC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Airborne Rate of Climb</text:p>
          </table:table-cell>
          <table:table-cell office:value-type="string" calcext:value-type="string">
            <text:p>-30,000 to 30,000</text:p>
          </table:table-cell>
          <table:table-cell table:style-name="ce52" office:value-type="string" calcext:value-type="string">
            <text:p>ft/min</text:p>
          </table:table-cell>
          <table:table-cell table:style-name="ce8"/>
          <table:table-cell office:value-type="string" calcext:value-type="string">
            <text:p>INT</text:p>
          </table:table-cell>
          <table:table-cell table:style-name="ce8" office:value-type="string" calcext:value-type="string">
            <text:p>Aircraft</text:p>
          </table:table-cell>
          <table:table-cell table:number-columns-repeated="17"/>
        </table:table-row>
        <table:table-row table:style-name="ro1">
          <table:table-cell table:style-name="ce8"/>
          <table:table-cell table:style-name="ce47" table:formula="of:=[.B92]+[.D92]" office:value-type="float" office:value="477" calcext:value-type="float">
            <text:p>477</text:p>
          </table:table-cell>
          <table:table-cell table:style-name="ce47" table:formula="of:=&quot;0x&quot; &amp; DEC2HEX([.B93])" office:value-type="string" office:string-value="0x1DD" calcext:value-type="string">
            <text:p>0x1DD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Emergency Priority Status</text:p>
          </table:table-cell>
          <table:table-cell table:style-name="ce8"/>
          <table:table-cell table:style-name="ce52"/>
          <table:table-cell table:style-name="ce8"/>
          <table:table-cell/>
          <table:table-cell table:style-name="ce8" office:value-type="string" calcext:value-type="string">
            <text:p>Aircraft</text:p>
          </table:table-cell>
          <table:table-cell table:style-name="ce8" office:value-type="string" calcext:value-type="string">
            <text:p>Event Driven Information</text:p>
          </table:table-cell>
          <table:table-cell table:number-columns-repeated="16"/>
        </table:table-row>
        <table:table-row table:style-name="ro1">
          <table:table-cell table:style-name="ce8"/>
          <table:table-cell table:style-name="ce47" table:formula="of:=[.B93]+[.D93]" office:value-type="float" office:value="478" calcext:value-type="float">
            <text:p>478</text:p>
          </table:table-cell>
          <table:table-cell table:style-name="ce47" table:formula="of:=&quot;0x&quot; &amp; DEC2HEX([.B94])" office:value-type="string" office:string-value="0x1DE" calcext:value-type="string">
            <text:p>0x1DE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Current Trajectory Change Point</text:p>
          </table:table-cell>
          <table:table-cell table:style-name="ce8"/>
          <table:table-cell table:style-name="ce52"/>
          <table:table-cell table:style-name="ce8"/>
          <table:table-cell/>
          <table:table-cell table:style-name="ce8" office:value-type="string" calcext:value-type="string">
            <text:p>Aircraft</text:p>
          </table:table-cell>
          <table:table-cell table:style-name="ce8" office:value-type="string" calcext:value-type="string">
            <text:p>Event Driven Information</text:p>
          </table:table-cell>
          <table:table-cell table:number-columns-repeated="16"/>
        </table:table-row>
        <table:table-row table:style-name="ro1">
          <table:table-cell table:style-name="ce8"/>
          <table:table-cell table:style-name="ce47" table:formula="of:=[.B94]+[.D94]" office:value-type="float" office:value="479" calcext:value-type="float">
            <text:p>479</text:p>
          </table:table-cell>
          <table:table-cell table:style-name="ce47" table:formula="of:=&quot;0x&quot; &amp; DEC2HEX([.B95])" office:value-type="string" office:string-value="0x1DF" calcext:value-type="string">
            <text:p>0x1DF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Next Trajectory Change Point</text:p>
          </table:table-cell>
          <table:table-cell table:style-name="ce8"/>
          <table:table-cell table:style-name="ce52"/>
          <table:table-cell table:style-name="ce8"/>
          <table:table-cell/>
          <table:table-cell table:style-name="ce8" office:value-type="string" calcext:value-type="string">
            <text:p>Aircraft</text:p>
          </table:table-cell>
          <table:table-cell table:style-name="ce8" office:value-type="string" calcext:value-type="string">
            <text:p>Event Driven Information</text:p>
          </table:table-cell>
          <table:table-cell table:number-columns-repeated="16"/>
        </table:table-row>
        <table:table-row table:style-name="ro1">
          <table:table-cell table:style-name="ce8"/>
          <table:table-cell table:style-name="ce47" table:formula="of:=[.B95]+[.D95]" office:value-type="float" office:value="480" calcext:value-type="float">
            <text:p>480</text:p>
          </table:table-cell>
          <table:table-cell table:style-name="ce47" table:formula="of:=&quot;0x&quot; &amp; DEC2HEX([.B96])" office:value-type="string" office:string-value="0x1E0" calcext:value-type="string">
            <text:p>0x1E0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Operation Coord. Message</text:p>
          </table:table-cell>
          <table:table-cell table:style-name="ce8"/>
          <table:table-cell table:style-name="ce52"/>
          <table:table-cell table:style-name="ce8"/>
          <table:table-cell/>
          <table:table-cell table:style-name="ce8" office:value-type="string" calcext:value-type="string">
            <text:p>Aircraft</text:p>
          </table:table-cell>
          <table:table-cell table:style-name="ce8" office:value-type="string" calcext:value-type="string">
            <text:p>Event Driven Information</text:p>
          </table:table-cell>
          <table:table-cell table:number-columns-repeated="16"/>
        </table:table-row>
        <table:table-row table:style-name="ro1">
          <table:table-cell table:style-name="ce8"/>
          <table:table-cell table:style-name="ce47" table:formula="of:=[.B96]+[.D96]" office:value-type="float" office:value="481" calcext:value-type="float">
            <text:p>481</text:p>
          </table:table-cell>
          <table:table-cell table:style-name="ce47" table:formula="of:=&quot;0x&quot; &amp; DEC2HEX([.B97])" office:value-type="string" office:string-value="0x1E1" calcext:value-type="string">
            <text:p>0x1E1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DS-B ES Operational Status</text:p>
          </table:table-cell>
          <table:table-cell table:style-name="ce8"/>
          <table:table-cell table:style-name="ce52"/>
          <table:table-cell table:style-name="ce8"/>
          <table:table-cell/>
          <table:table-cell table:style-name="ce8" office:value-type="string" calcext:value-type="string">
            <text:p>Aircraft</text:p>
          </table:table-cell>
          <table:table-cell table:style-name="ce8" office:value-type="string" calcext:value-type="string">
            <text:p>Event Driven Information</text:p>
          </table:table-cell>
          <table:table-cell table:number-columns-repeated="16"/>
        </table:table-row>
        <table:table-row table:style-name="ro1">
          <table:table-cell table:style-name="ce8"/>
          <table:table-cell table:style-name="ce47" table:number-columns-repeated="3"/>
          <table:table-cell table:style-name="ce8" table:number-columns-repeated="2"/>
          <table:table-cell table:style-name="ce52"/>
          <table:table-cell table:style-name="ce8" table:number-columns-repeated="4"/>
          <table:table-cell table:number-columns-repeated="16"/>
        </table:table-row>
        <table:table-row table:style-name="ro1">
          <table:table-cell table:style-name="ce8" table:formula="of:=[Groups.A8]" office:value-type="string" office:string-value="High Priority Engine / Aircraft System Data" calcext:value-type="string">
            <text:p>High Priority Engine / Aircraft System Data</text:p>
          </table:table-cell>
          <table:table-cell table:style-name="ce47" table:number-columns-repeated="3"/>
          <table:table-cell table:style-name="ce8" table:number-columns-repeated="2"/>
          <table:table-cell table:style-name="ce52"/>
          <table:table-cell table:style-name="ce8" table:number-columns-repeated="4"/>
          <table:table-cell table:number-columns-repeated="16"/>
        </table:table-row>
        <table:table-row table:style-name="ro1">
          <table:table-cell table:style-name="ce8"/>
          <table:table-cell table:style-name="ce47" table:formula="of:=[Groups.D8]" office:value-type="float" office:value="512" calcext:value-type="float">
            <text:p>512</text:p>
          </table:table-cell>
          <table:table-cell table:style-name="ce47" table:formula="of:=&quot;0x&quot; &amp; DEC2HEX([.B100])" office:value-type="string" office:string-value="0x200" calcext:value-type="string">
            <text:p>0x200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N1 or Engine RPM</text:p>
          </table:table-cell>
          <table:table-cell table:style-name="ce8"/>
          <table:table-cell table:style-name="ce52" office:value-type="string" calcext:value-type="string">
            <text:p>RPM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/>
          <table:table-cell table:style-name="ce8" office:value-type="string" calcext:value-type="string">
            <text:p>N1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TACH,N1</text:p>
          </table:table-cell>
        </table:table-row>
        <table:table-row table:style-name="ro1">
          <table:table-cell table:style-name="ce8"/>
          <table:table-cell table:style-name="ce47" table:formula="of:=[.B100]+[.D100]" office:value-type="float" office:value="514" calcext:value-type="float">
            <text:p>514</text:p>
          </table:table-cell>
          <table:table-cell table:style-name="ce47" table:formula="of:=&quot;0x&quot; &amp; DEC2HEX([.B101])" office:value-type="string" office:string-value="0x202" calcext:value-type="string">
            <text:p>0x202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N2, Prop RPM or Rotor RPM</text:p>
          </table:table-cell>
          <table:table-cell table:style-name="ce8"/>
          <table:table-cell table:style-name="ce52" office:value-type="string" calcext:value-type="string">
            <text:p>RPM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/>
          <table:table-cell table:style-name="ce8" office:value-type="string" calcext:value-type="string">
            <text:p>N2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PROP,N2</text:p>
          </table:table-cell>
        </table:table-row>
        <table:table-row table:style-name="ro1">
          <table:table-cell table:style-name="ce8"/>
          <table:table-cell table:style-name="ce47" table:formula="of:=[.B101]+[.D101]" office:value-type="float" office:value="516" calcext:value-type="float">
            <text:p>516</text:p>
          </table:table-cell>
          <table:table-cell table:style-name="ce47" table:formula="of:=&quot;0x&quot; &amp; DEC2HEX([.B102])" office:value-type="string" office:string-value="0x204" calcext:value-type="string">
            <text:p>0x204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Torque</text:p>
          </table:table-cell>
          <table:table-cell table:style-name="ce8"/>
          <table:table-cell table:style-name="ce52"/>
          <table:table-cell table:style-name="ce8"/>
          <table:table-cell table:style-name="ce8" office:value-type="string" calcext:value-type="string">
            <text:p>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TORQUE</text:p>
          </table:table-cell>
        </table:table-row>
        <table:table-row table:style-name="ro1">
          <table:table-cell table:style-name="ce8"/>
          <table:table-cell table:style-name="ce47" table:formula="of:=[.B102]+[.D102]" office:value-type="float" office:value="518" calcext:value-type="float">
            <text:p>518</text:p>
          </table:table-cell>
          <table:table-cell table:style-name="ce47" table:formula="of:=&quot;0x&quot; &amp; DEC2HEX([.B103])" office:value-type="string" office:string-value="0x206" calcext:value-type="string">
            <text:p>0x206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Turbine Inlet Temperature</text:p>
          </table:table-cell>
          <table:table-cell table:style-name="ce8"/>
          <table:table-cell table:style-name="ce52" office:value-type="string" calcext:value-type="string">
            <text:p>0.1°C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TIT</text:p>
          </table:table-cell>
        </table:table-row>
        <table:table-row table:style-name="ro1">
          <table:table-cell table:style-name="ce8"/>
          <table:table-cell table:style-name="ce47" table:formula="of:=[.B103]+[.D103]" office:value-type="float" office:value="520" calcext:value-type="float">
            <text:p>520</text:p>
          </table:table-cell>
          <table:table-cell table:style-name="ce47" table:formula="of:=&quot;0x&quot; &amp; DEC2HEX([.B104])" office:value-type="string" office:string-value="0x208" calcext:value-type="string">
            <text:p>0x208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Inter-turbine Temperature</text:p>
          </table:table-cell>
          <table:table-cell table:style-name="ce8"/>
          <table:table-cell table:style-name="ce52" office:value-type="string" calcext:value-type="string">
            <text:p>0.1°C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ITT</text:p>
          </table:table-cell>
        </table:table-row>
        <table:table-row table:style-name="ro1">
          <table:table-cell table:style-name="ce8"/>
          <table:table-cell table:style-name="ce47" table:formula="of:=[.B104]+[.D104]" office:value-type="float" office:value="522" calcext:value-type="float">
            <text:p>522</text:p>
          </table:table-cell>
          <table:table-cell table:style-name="ce47" table:formula="of:=&quot;0x&quot; &amp; DEC2HEX([.B105])" office:value-type="string" office:string-value="0x20A" calcext:value-type="string">
            <text:p>0x20A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Turbine Outlet Temperature</text:p>
          </table:table-cell>
          <table:table-cell table:style-name="ce8"/>
          <table:table-cell table:style-name="ce52" office:value-type="string" calcext:value-type="string">
            <text:p>0.1°C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TOT</text:p>
          </table:table-cell>
        </table:table-row>
        <table:table-row table:style-name="ro1">
          <table:table-cell table:style-name="ce8"/>
          <table:table-cell table:style-name="ce47" table:formula="of:=[.B105]+[.D105]" office:value-type="float" office:value="524" calcext:value-type="float">
            <text:p>524</text:p>
          </table:table-cell>
          <table:table-cell table:style-name="ce47" table:formula="of:=&quot;0x&quot; &amp; DEC2HEX([.B106])" office:value-type="string" office:string-value="0x20C" calcext:value-type="string">
            <text:p>0x20C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Fuel Pressure Switch</text:p>
          </table:table-cell>
          <table:table-cell/>
          <table:table-cell table:style-name="ce52"/>
          <table:table-cell table:style-name="ce8"/>
          <table:table-cell office:value-type="string" calcext:value-type="string">
            <text:p>SHORT</text:p>
          </table:table-cell>
          <table:table-cell table:style-name="ce8"/>
          <table:table-cell office:value-type="string" calcext:value-type="string">
            <text:p>0 = Normal\l-1 = Low\l1 = High</text:p>
          </table:table-cell>
          <table:table-cell table:number-columns-repeated="15"/>
          <table:table-cell office:value-type="string" calcext:value-type="string">
            <text:p>FUELPS</text:p>
          </table:table-cell>
        </table:table-row>
        <table:table-row table:style-name="ro1">
          <table:table-cell table:style-name="ce8"/>
          <table:table-cell table:style-name="ce47" table:formula="of:=[.B106]+[.D106]" office:value-type="float" office:value="526" calcext:value-type="float">
            <text:p>526</text:p>
          </table:table-cell>
          <table:table-cell table:style-name="ce47" table:formula="of:=&quot;0x&quot; &amp; DEC2HEX([.B107])" office:value-type="string" office:string-value="0x20E" calcext:value-type="string">
            <text:p>0x20E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Oil Pressure Switch</text:p>
          </table:table-cell>
          <table:table-cell/>
          <table:table-cell table:style-name="ce52"/>
          <table:table-cell table:style-name="ce8"/>
          <table:table-cell office:value-type="string" calcext:value-type="string">
            <text:p>SHORT</text:p>
          </table:table-cell>
          <table:table-cell table:style-name="ce8"/>
          <table:table-cell office:value-type="string" calcext:value-type="string">
            <text:p>0 = Normal\l-1 = Low\l1 = High</text:p>
          </table:table-cell>
          <table:table-cell table:number-columns-repeated="15"/>
          <table:table-cell office:value-type="string" calcext:value-type="string">
            <text:p>OILPS</text:p>
          </table:table-cell>
        </table:table-row>
        <table:table-row table:style-name="ro1">
          <table:table-cell table:style-name="ce8"/>
          <table:table-cell table:style-name="ce47" table:formula="of:=[.B107]+[.D107]" office:value-type="float" office:value="528" calcext:value-type="float">
            <text:p>528</text:p>
          </table:table-cell>
          <table:table-cell table:style-name="ce47" table:formula="of:=&quot;0x&quot; &amp; DEC2HEX([.B108])" office:value-type="string" office:string-value="0x210" calcext:value-type="string">
            <text:p>0x210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Oil Temperature Switch</text:p>
          </table:table-cell>
          <table:table-cell/>
          <table:table-cell table:style-name="ce52"/>
          <table:table-cell table:style-name="ce8"/>
          <table:table-cell office:value-type="string" calcext:value-type="string">
            <text:p>SHORT</text:p>
          </table:table-cell>
          <table:table-cell table:style-name="ce8"/>
          <table:table-cell office:value-type="string" calcext:value-type="string">
            <text:p>0 = Normal\l-1 = Low\l1 = High</text:p>
          </table:table-cell>
          <table:table-cell table:number-columns-repeated="15"/>
          <table:table-cell office:value-type="string" calcext:value-type="string">
            <text:p>OILTS</text:p>
          </table:table-cell>
        </table:table-row>
        <table:table-row table:style-name="ro1">
          <table:table-cell table:style-name="ce8"/>
          <table:table-cell table:style-name="ce47" table:formula="of:=[.B108]+[.D108]" office:value-type="float" office:value="530" calcext:value-type="float">
            <text:p>530</text:p>
          </table:table-cell>
          <table:table-cell table:style-name="ce47" table:formula="of:=&quot;0x&quot; &amp; DEC2HEX([.B109])" office:value-type="string" office:string-value="0x212" calcext:value-type="string">
            <text:p>0x212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Coolant Temperature Switch</text:p>
          </table:table-cell>
          <table:table-cell/>
          <table:table-cell table:style-name="ce52"/>
          <table:table-cell table:style-name="ce8"/>
          <table:table-cell office:value-type="string" calcext:value-type="string">
            <text:p>SHORT</text:p>
          </table:table-cell>
          <table:table-cell table:style-name="ce8"/>
          <table:table-cell office:value-type="string" calcext:value-type="string">
            <text:p>0 = Normal\l-1 = Low\l1 = High</text:p>
          </table:table-cell>
          <table:table-cell table:number-columns-repeated="15"/>
          <table:table-cell office:value-type="string" calcext:value-type="string">
            <text:p>H2OTS</text:p>
          </table:table-cell>
        </table:table-row>
        <table:table-row table:style-name="ro1">
          <table:table-cell table:style-name="ce8"/>
          <table:table-cell table:style-name="ce47" table:formula="of:=[.B109]+[.D109]" office:value-type="float" office:value="532" calcext:value-type="float">
            <text:p>532</text:p>
          </table:table-cell>
          <table:table-cell table:style-name="ce47" table:formula="of:=&quot;0x&quot; &amp; DEC2HEX([.B110])" office:value-type="string" office:string-value="0x214" calcext:value-type="string">
            <text:p>0x214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Fuel Quantity Switch</text:p>
          </table:table-cell>
          <table:table-cell/>
          <table:table-cell table:style-name="ce52"/>
          <table:table-cell table:style-name="ce8"/>
          <table:table-cell office:value-type="string" calcext:value-type="string">
            <text:p>SHORT</text:p>
          </table:table-cell>
          <table:table-cell table:style-name="ce8"/>
          <table:table-cell office:value-type="string" calcext:value-type="string">
            <text:p>0 = Normal\l-1 = Low\l1 = High</text:p>
          </table:table-cell>
          <table:table-cell table:number-columns-repeated="15"/>
          <table:table-cell office:value-type="string" calcext:value-type="string">
            <text:p>FUELS</text:p>
          </table:table-cell>
        </table:table-row>
        <table:table-row table:style-name="ro1">
          <table:table-cell table:style-name="ce8"/>
          <table:table-cell table:style-name="ce47" table:formula="of:=[.B110]+[.D110]" office:value-type="float" office:value="534" calcext:value-type="float">
            <text:p>534</text:p>
          </table:table-cell>
          <table:table-cell table:style-name="ce47" table:formula="of:=&quot;0x&quot; &amp; DEC2HEX([.B111])" office:value-type="string" office:string-value="0x216" calcext:value-type="string">
            <text:p>0x216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Oil Quantity Switch</text:p>
          </table:table-cell>
          <table:table-cell/>
          <table:table-cell table:style-name="ce52"/>
          <table:table-cell table:style-name="ce8"/>
          <table:table-cell office:value-type="string" calcext:value-type="string">
            <text:p>SHORT</text:p>
          </table:table-cell>
          <table:table-cell table:style-name="ce8"/>
          <table:table-cell office:value-type="string" calcext:value-type="string">
            <text:p>0 = Normal\l-1 = Low\l1 = High</text:p>
          </table:table-cell>
          <table:table-cell table:number-columns-repeated="15"/>
          <table:table-cell office:value-type="string" calcext:value-type="string">
            <text:p>OILLS</text:p>
          </table:table-cell>
        </table:table-row>
        <table:table-row table:style-name="ro1">
          <table:table-cell table:style-name="ce8"/>
          <table:table-cell table:style-name="ce47" table:formula="of:=[.B111]+[.D111]" office:value-type="float" office:value="536" calcext:value-type="float">
            <text:p>536</text:p>
          </table:table-cell>
          <table:table-cell table:style-name="ce47" table:formula="of:=&quot;0x&quot; &amp; DEC2HEX([.B112])" office:value-type="string" office:string-value="0x218" calcext:value-type="string">
            <text:p>0x218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Coolant Quantity Switch</text:p>
          </table:table-cell>
          <table:table-cell/>
          <table:table-cell table:style-name="ce52"/>
          <table:table-cell table:style-name="ce8"/>
          <table:table-cell office:value-type="string" calcext:value-type="string">
            <text:p>SHORT</text:p>
          </table:table-cell>
          <table:table-cell table:style-name="ce8"/>
          <table:table-cell office:value-type="string" calcext:value-type="string">
            <text:p>0 = Normal\l-1 = Low\l1 = High</text:p>
          </table:table-cell>
          <table:table-cell table:number-columns-repeated="15"/>
          <table:table-cell office:value-type="string" calcext:value-type="string">
            <text:p>H2OLS</text:p>
          </table:table-cell>
        </table:table-row>
        <table:table-row table:style-name="ro1">
          <table:table-cell table:style-name="ce8"/>
          <table:table-cell table:style-name="ce47" table:formula="of:=[.B112]+[.D112]" office:value-type="float" office:value="538" calcext:value-type="float">
            <text:p>538</text:p>
          </table:table-cell>
          <table:table-cell table:style-name="ce47" table:formula="of:=&quot;0x&quot; &amp; DEC2HEX([.B113])" office:value-type="string" office:string-value="0x21A" calcext:value-type="string">
            <text:p>0x21A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Fuel Flow</text:p>
          </table:table-cell>
          <table:table-cell table:style-name="ce8"/>
          <table:table-cell table:style-name="ce52" office:value-type="string" calcext:value-type="string">
            <text:p>0.01 gal/hr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FUELF</text:p>
          </table:table-cell>
        </table:table-row>
        <table:table-row table:style-name="ro1">
          <table:table-cell table:style-name="ce8"/>
          <table:table-cell table:style-name="ce47" table:formula="of:=[.B113]+[.D113]" office:value-type="float" office:value="540" calcext:value-type="float">
            <text:p>540</text:p>
          </table:table-cell>
          <table:table-cell table:style-name="ce47" table:formula="of:=&quot;0x&quot; &amp; DEC2HEX([.B114])" office:value-type="string" office:string-value="0x21C" calcext:value-type="string">
            <text:p>0x21C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Fuel Pressure</text:p>
          </table:table-cell>
          <table:table-cell table:style-name="ce8"/>
          <table:table-cell table:style-name="ce52" office:value-type="string" calcext:value-type="string">
            <text:p>0.01 psi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FUELP</text:p>
          </table:table-cell>
        </table:table-row>
        <table:table-row table:style-name="ro1">
          <table:table-cell table:style-name="ce8"/>
          <table:table-cell table:style-name="ce47" table:formula="of:=[.B114]+[.D114]" office:value-type="float" office:value="542" calcext:value-type="float">
            <text:p>542</text:p>
          </table:table-cell>
          <table:table-cell table:style-name="ce47" table:formula="of:=&quot;0x&quot; &amp; DEC2HEX([.B115])" office:value-type="string" office:string-value="0x21E" calcext:value-type="string">
            <text:p>0x21E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Manifold Pressure</text:p>
          </table:table-cell>
          <table:table-cell table:style-name="ce8"/>
          <table:table-cell table:style-name="ce52" office:value-type="string" calcext:value-type="string">
            <text:p>0.01 inHg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MAP</text:p>
          </table:table-cell>
        </table:table-row>
        <table:table-row table:style-name="ro1">
          <table:table-cell table:style-name="ce8"/>
          <table:table-cell table:style-name="ce47" table:formula="of:=[.B115]+[.D115]" office:value-type="float" office:value="544" calcext:value-type="float">
            <text:p>544</text:p>
          </table:table-cell>
          <table:table-cell table:style-name="ce47" table:formula="of:=&quot;0x&quot; &amp; DEC2HEX([.B116])" office:value-type="string" office:string-value="0x220" calcext:value-type="string">
            <text:p>0x220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Oil Pressure</text:p>
          </table:table-cell>
          <table:table-cell table:style-name="ce8"/>
          <table:table-cell table:style-name="ce52" office:value-type="string" calcext:value-type="string">
            <text:p>0.01 psi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OILP</text:p>
          </table:table-cell>
        </table:table-row>
        <table:table-row table:style-name="ro1">
          <table:table-cell table:style-name="ce8"/>
          <table:table-cell table:style-name="ce47" table:formula="of:=[.B116]+[.D116]" office:value-type="float" office:value="546" calcext:value-type="float">
            <text:p>546</text:p>
          </table:table-cell>
          <table:table-cell table:style-name="ce47" table:formula="of:=&quot;0x&quot; &amp; DEC2HEX([.B117])" office:value-type="string" office:string-value="0x222" calcext:value-type="string">
            <text:p>0x222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Oil Temperature</text:p>
          </table:table-cell>
          <table:table-cell table:style-name="ce8"/>
          <table:table-cell table:style-name="ce52" office:value-type="string" calcext:value-type="string">
            <text:p>0.1°C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OILT</text:p>
          </table:table-cell>
        </table:table-row>
        <table:table-row table:style-name="ro1">
          <table:table-cell table:style-name="ce8"/>
          <table:table-cell table:style-name="ce47" table:formula="of:=[.B117]+[.D117]" office:value-type="float" office:value="548" calcext:value-type="float">
            <text:p>548</text:p>
          </table:table-cell>
          <table:table-cell table:style-name="ce47" table:formula="of:=&quot;0x&quot; &amp; DEC2HEX([.B118])" office:value-type="string" office:string-value="0x224" calcext:value-type="string">
            <text:p>0x224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Coolant Temperature</text:p>
          </table:table-cell>
          <table:table-cell table:style-name="ce8"/>
          <table:table-cell table:style-name="ce52" office:value-type="string" calcext:value-type="string">
            <text:p>0.1°C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H2OT</text:p>
          </table:table-cell>
        </table:table-row>
        <table:table-row table:style-name="ro1">
          <table:table-cell table:style-name="ce8"/>
          <table:table-cell table:style-name="ce47" table:formula="of:=[.B118]+[.D118]" office:value-type="float" office:value="550" calcext:value-type="float">
            <text:p>550</text:p>
          </table:table-cell>
          <table:table-cell table:style-name="ce47" table:formula="of:=&quot;0x&quot; &amp; DEC2HEX([.B119])" office:value-type="string" office:string-value="0x226" calcext:value-type="string">
            <text:p>0x226</text:p>
          </table:table-cell>
          <table:table-cell table:style-name="ce47" office:value-type="float" office:value="4" calcext:value-type="float">
            <text:p>4</text:p>
          </table:table-cell>
          <table:table-cell table:style-name="ce8" office:value-type="string" calcext:value-type="string">
            <text:p>Fuel Quantity</text:p>
          </table:table-cell>
          <table:table-cell table:style-name="ce8"/>
          <table:table-cell table:style-name="ce52" office:value-type="string" calcext:value-type="string">
            <text:p>0.01 gal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office:value-type="string" calcext:value-type="string">
            <text:p>Aux Tank</text:p>
          </table:table-cell>
          <table:table-cell table:style-name="ce8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FUELQ</text:p>
          </table:table-cell>
        </table:table-row>
        <table:table-row table:style-name="ro1">
          <table:table-cell table:style-name="ce8"/>
          <table:table-cell table:style-name="ce47" table:formula="of:=[.B119]+[.D119]" office:value-type="float" office:value="554" calcext:value-type="float">
            <text:p>554</text:p>
          </table:table-cell>
          <table:table-cell table:style-name="ce47" table:formula="of:=&quot;0x&quot; &amp; DEC2HEX([.B120])" office:value-type="string" office:string-value="0x22A" calcext:value-type="string">
            <text:p>0x22A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Fuel Pump Pressure</text:p>
          </table:table-cell>
          <table:table-cell table:style-name="ce8"/>
          <table:table-cell table:style-name="ce52" office:value-type="string" calcext:value-type="string">
            <text:p>0.01 psi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FUELPP</text:p>
          </table:table-cell>
        </table:table-row>
        <table:table-row table:style-name="ro1">
          <table:table-cell table:style-name="ce8"/>
          <table:table-cell table:style-name="ce47" table:formula="of:=[.B120]+[.D120]" office:value-type="float" office:value="556" calcext:value-type="float">
            <text:p>556</text:p>
          </table:table-cell>
          <table:table-cell table:style-name="ce47" table:formula="of:=&quot;0x&quot; &amp; DEC2HEX([.B121])" office:value-type="string" office:string-value="0x22C" calcext:value-type="string">
            <text:p>0x22C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Oil Quantity</text:p>
          </table:table-cell>
          <table:table-cell table:style-name="ce8"/>
          <table:table-cell table:style-name="ce52" office:value-type="string" calcext:value-type="string">
            <text:p>0.01 gal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OILQ</text:p>
          </table:table-cell>
        </table:table-row>
        <table:table-row table:style-name="ro1">
          <table:table-cell table:style-name="ce8"/>
          <table:table-cell table:style-name="ce47" table:formula="of:=[.B121]+[.D121]" office:value-type="float" office:value="558" calcext:value-type="float">
            <text:p>558</text:p>
          </table:table-cell>
          <table:table-cell table:style-name="ce47" table:formula="of:=&quot;0x&quot; &amp; DEC2HEX([.B122])" office:value-type="string" office:string-value="0x22E" calcext:value-type="string">
            <text:p>0x22E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Coolant Quantity</text:p>
          </table:table-cell>
          <table:table-cell table:style-name="ce8"/>
          <table:table-cell table:style-name="ce52" office:value-type="string" calcext:value-type="string">
            <text:p>0.01 gal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H2OQ</text:p>
          </table:table-cell>
        </table:table-row>
        <table:table-row table:style-name="ro1">
          <table:table-cell table:style-name="ce8"/>
          <table:table-cell table:style-name="ce47" table:formula="of:=[.B122]+[.D122]" office:value-type="float" office:value="560" calcext:value-type="float">
            <text:p>560</text:p>
          </table:table-cell>
          <table:table-cell table:style-name="ce47" table:formula="of:=&quot;0x&quot; &amp; DEC2HEX([.B123])" office:value-type="string" office:string-value="0x230" calcext:value-type="string">
            <text:p>0x230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Electric Propulsion Motor Current</text:p>
          </table:table-cell>
          <table:table-cell table:style-name="ce8"/>
          <table:table-cell table:style-name="ce52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MI</text:p>
          </table:table-cell>
        </table:table-row>
        <table:table-row table:style-name="ro1">
          <table:table-cell table:style-name="ce8"/>
          <table:table-cell table:style-name="ce47" table:formula="of:=[.B123]+[.D123]" office:value-type="float" office:value="562" calcext:value-type="float">
            <text:p>562</text:p>
          </table:table-cell>
          <table:table-cell table:style-name="ce47" table:formula="of:=&quot;0x&quot; &amp; DEC2HEX([.B124])" office:value-type="string" office:string-value="0x232" calcext:value-type="string">
            <text:p>0x232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Main Propulsion Bus Voltage</text:p>
          </table:table-cell>
          <table:table-cell/>
          <table:table-cell office:value-type="string" calcext:value-type="string">
            <text:p>0.1 V</text:p>
          </table:table-cell>
          <table:table-cell/>
          <table:table-cell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 table:style-name="ce8"/>
          <table:table-cell table:style-name="ce47" table:formula="of:=[.B124]+[.D124]" office:value-type="float" office:value="564" calcext:value-type="float">
            <text:p>564</text:p>
          </table:table-cell>
          <table:table-cell table:style-name="ce47" table:formula="of:=&quot;0x&quot; &amp; DEC2HEX([.B125])" office:value-type="string" office:string-value="0x234" calcext:value-type="string">
            <text:p>0x234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Main Battery Current</text:p>
          </table:table-cell>
          <table:table-cell table:style-name="ce8"/>
          <table:table-cell table:style-name="ce52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 table:style-name="ce8"/>
          <table:table-cell table:style-name="ce47" table:formula="of:=[.B125]+[.D125]" office:value-type="float" office:value="566" calcext:value-type="float">
            <text:p>566</text:p>
          </table:table-cell>
          <table:table-cell table:style-name="ce47" table:formula="of:=&quot;0x&quot; &amp; DEC2HEX([.B126])" office:value-type="string" office:string-value="0x236" calcext:value-type="string">
            <text:p>0x236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Main Battery Temperature</text:p>
          </table:table-cell>
          <table:table-cell table:style-name="ce8"/>
          <table:table-cell table:style-name="ce52" office:value-type="string" calcext:value-type="string">
            <text:p>0.1°C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 table:style-name="ce8"/>
          <table:table-cell table:style-name="ce47" table:formula="of:=[.B126]+[.D126]" office:value-type="float" office:value="568" calcext:value-type="float">
            <text:p>568</text:p>
          </table:table-cell>
          <table:table-cell table:style-name="ce47" table:formula="of:=&quot;0x&quot; &amp; DEC2HEX([.B127])" office:value-type="string" office:string-value="0x238" calcext:value-type="string">
            <text:p>0x238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Main Battery Charge</text:p>
          </table:table-cell>
          <table:table-cell table:style-name="ce8" office:value-type="string" calcext:value-type="string">
            <text:p>0 to 100</text:p>
          </table:table-cell>
          <table:table-cell table:style-name="ce56" office:value-type="string" calcext:value-type="string">
            <text:p>0.1%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table:number-columns-repeated="11"/>
        </table:table-row>
        <table:table-row table:style-name="ro1">
          <table:table-cell table:style-name="ce8"/>
          <table:table-cell table:style-name="ce47" table:formula="of:=[.B127]+[.D127]" office:value-type="float" office:value="570" calcext:value-type="float">
            <text:p>570</text:p>
          </table:table-cell>
          <table:table-cell table:style-name="ce47" table:formula="of:=&quot;0x&quot; &amp; DEC2HEX([.B128])" office:value-type="string" office:string-value="0x23A" calcext:value-type="string">
            <text:p>0x23A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Hybrid System Status</text:p>
          </table:table-cell>
          <table:table-cell table:style-name="ce8"/>
          <table:table-cell table:style-name="ce52"/>
          <table:table-cell table:style-name="ce8"/>
          <table:table-cell table:style-name="ce8" office:value-type="string" calcext:value-type="string">
            <text:p>WORD</text:p>
          </table:table-cell>
          <table:table-cell table:style-name="ce8" table:number-columns-repeated="2"/>
          <table:table-cell table:number-columns-repeated="16"/>
        </table:table-row>
        <table:table-row table:style-name="ro1">
          <table:table-cell table:style-name="ce8"/>
          <table:table-cell table:style-name="ce47" table:formula="of:=[.B128]+[.D128]" office:value-type="float" office:value="572" calcext:value-type="float">
            <text:p>572</text:p>
          </table:table-cell>
          <table:table-cell table:style-name="ce47" table:formula="of:=&quot;0x&quot; &amp; DEC2HEX([.B129])" office:value-type="string" office:string-value="0x23C" calcext:value-type="string">
            <text:p>0x23C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Upper Deck Pressure</text:p>
          </table:table-cell>
          <table:table-cell table:style-name="ce8"/>
          <table:table-cell table:style-name="ce52" office:value-type="string" calcext:value-type="string">
            <text:p>0.01 inHg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4"/>
        </table:table-row>
        <table:table-row table:style-name="ro1">
          <table:table-cell table:style-name="ce8"/>
          <table:table-cell table:style-name="ce47" table:number-columns-repeated="3"/>
          <table:table-cell table:style-name="ce8" table:number-columns-repeated="2"/>
          <table:table-cell table:style-name="ce52"/>
          <table:table-cell table:style-name="ce8" table:number-columns-repeated="4"/>
          <table:table-cell table:number-columns-repeated="16"/>
        </table:table-row>
        <table:table-row table:style-name="ro1">
          <table:table-cell table:style-name="ce8"/>
          <table:table-cell table:style-name="ce47" table:number-columns-repeated="3"/>
          <table:table-cell/>
          <table:table-cell table:style-name="ce8"/>
          <table:table-cell table:style-name="ce52"/>
          <table:table-cell table:style-name="ce8" table:number-columns-repeated="4"/>
          <table:table-cell table:number-columns-repeated="16"/>
        </table:table-row>
        <table:table-row table:style-name="ro1">
          <table:table-cell table:style-name="ce8" table:formula="of:=[Groups.A9]" office:value-type="string" office:string-value="High Priority Auxiliary Data" calcext:value-type="string">
            <text:p>High Priority Auxiliary Data</text:p>
          </table:table-cell>
          <table:table-cell table:style-name="ce47" table:number-columns-repeated="3"/>
          <table:table-cell table:style-name="ce8" table:number-columns-repeated="2"/>
          <table:table-cell table:style-name="ce52"/>
          <table:table-cell table:style-name="ce8" table:number-columns-repeated="4"/>
          <table:table-cell table:number-columns-repeated="16"/>
        </table:table-row>
        <table:table-row table:style-name="ro1">
          <table:table-cell table:style-name="ce8"/>
          <table:table-cell table:style-name="ce47" table:formula="of:=[Groups.D9]" office:value-type="float" office:value="640" calcext:value-type="float">
            <text:p>640</text:p>
          </table:table-cell>
          <table:table-cell table:style-name="ce47" table:formula="of:=&quot;0x&quot; &amp; DEC2HEX([.B133])" office:value-type="string" office:string-value="0x280" calcext:value-type="string">
            <text:p>0x280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Cabin Pressure</text:p>
          </table:table-cell>
          <table:table-cell table:style-name="ce8" office:value-type="string" calcext:value-type="string">
            <text:p>0 to 35</text:p>
          </table:table-cell>
          <table:table-cell table:style-name="ce52" office:value-type="string" calcext:value-type="string">
            <text:p>0.001 inHg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table:number-columns-repeated="16"/>
        </table:table-row>
        <table:table-row table:style-name="ro1">
          <table:table-cell table:style-name="ce8"/>
          <table:table-cell table:style-name="ce47" table:formula="of:=[.B133]+[.D133]" office:value-type="float" office:value="641" calcext:value-type="float">
            <text:p>641</text:p>
          </table:table-cell>
          <table:table-cell table:style-name="ce47" table:formula="of:=&quot;0x&quot; &amp; DEC2HEX([.B134])" office:value-type="string" office:string-value="0x281" calcext:value-type="string">
            <text:p>0x281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Cabin Altitude</text:p>
          </table:table-cell>
          <table:table-cell office:value-type="string" calcext:value-type="string">
            <text:p>-1,000 to 30,000</text:p>
          </table:table-cell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INT</text:p>
          </table:table-cell>
          <table:table-cell table:style-name="ce8" table:number-columns-repeated="2"/>
          <table:table-cell table:number-columns-repeated="16"/>
        </table:table-row>
        <table:table-row table:style-name="ro1">
          <table:table-cell table:number-columns-repeated="6"/>
          <table:table-cell table:style-name="ce52"/>
          <table:table-cell table:style-name="ce8"/>
          <table:table-cell table:number-columns-repeated="19"/>
        </table:table-row>
        <table:table-row table:style-name="ro1">
          <table:table-cell table:formula="of:=[Groups.A10]" office:value-type="string" office:string-value="Normal Priority Pilot Control Inputs" calcext:value-type="string">
            <text:p>Normal Priority Pilot Control Inputs</text:p>
          </table:table-cell>
          <table:table-cell table:style-name="Default"/>
          <table:table-cell table:number-columns-repeated="4"/>
          <table:table-cell table:style-name="ce52"/>
          <table:table-cell table:style-name="ce8"/>
          <table:table-cell table:number-columns-repeated="19"/>
        </table:table-row>
        <table:table-row table:style-name="ro1">
          <table:table-cell/>
          <table:table-cell table:formula="of:=[Groups.D10]" office:value-type="float" office:value="768" calcext:value-type="float">
            <text:p>768</text:p>
          </table:table-cell>
          <table:table-cell table:style-name="ce47" table:formula="of:=&quot;0x&quot; &amp; DEC2HEX([.B137])" office:value-type="string" office:string-value="0x300" calcext:value-type="string">
            <text:p>0x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oder Input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137]+[.D137]" office:value-type="float" office:value="776" calcext:value-type="float">
            <text:p>776</text:p>
          </table:table-cell>
          <table:table-cell table:style-name="ce47" table:formula="of:=&quot;0x&quot; &amp; DEC2HEX([.B138])" office:value-type="string" office:string-value="0x308" calcext:value-type="string">
            <text:p>0x308</text:p>
          </table:table-cell>
          <table:table-cell table:style-name="ce47" office:value-type="float" office:value="8" calcext:value-type="float">
            <text:p>8</text:p>
          </table:table-cell>
          <table:table-cell office:value-type="string" calcext:value-type="string">
            <text:p>Generic Switches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138]+[.D138]" office:value-type="float" office:value="784" calcext:value-type="float">
            <text:p>784</text:p>
          </table:table-cell>
          <table:table-cell table:style-name="ce47" table:formula="of:=&quot;0x&quot; &amp; DEC2HEX([.B139])" office:value-type="string" office:string-value="0x310" calcext:value-type="string">
            <text:p>0x310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Speedbrake Control Position</text:p>
          </table:table-cell>
          <table:table-cell table:style-name="ce8" office:value-type="string" calcext:value-type="string">
            <text:p>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number-columns-repeated="18"/>
        </table:table-row>
        <table:table-row table:style-name="ro1">
          <table:table-cell/>
          <table:table-cell table:style-name="ce47" table:formula="of:=[.B139]+[.D139]" office:value-type="float" office:value="785" calcext:value-type="float">
            <text:p>785</text:p>
          </table:table-cell>
          <table:table-cell table:style-name="ce47" table:formula="of:=&quot;0x&quot; &amp; DEC2HEX([.B140])" office:value-type="string" office:string-value="0x311" calcext:value-type="string">
            <text:p>0x311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Cowl Flaps Control Position</text:p>
          </table:table-cell>
          <table:table-cell table:style-name="ce8" office:value-type="string" calcext:value-type="string">
            <text:p>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number-columns-repeated="18"/>
        </table:table-row>
        <table:table-row table:style-name="ro1">
          <table:table-cell/>
          <table:table-cell table:style-name="ce47" table:formula="of:=[.B140]+[.D140]" office:value-type="float" office:value="786" calcext:value-type="float">
            <text:p>786</text:p>
          </table:table-cell>
          <table:table-cell table:style-name="ce47" table:formula="of:=&quot;0x&quot; &amp; DEC2HEX([.B141])" office:value-type="string" office:string-value="0x312" calcext:value-type="string">
            <text:p>0x312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Pitch Trim Control Position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number-columns-repeated="18"/>
        </table:table-row>
        <table:table-row table:style-name="ro1">
          <table:table-cell/>
          <table:table-cell table:style-name="ce47" table:formula="of:=[.B141]+[.D141]" office:value-type="float" office:value="787" calcext:value-type="float">
            <text:p>787</text:p>
          </table:table-cell>
          <table:table-cell table:style-name="ce47" table:formula="of:=&quot;0x&quot; &amp; DEC2HEX([.B142])" office:value-type="string" office:string-value="0x313" calcext:value-type="string">
            <text:p>0x313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Roll Trim Control Position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number-columns-repeated="18"/>
        </table:table-row>
        <table:table-row table:style-name="ro1">
          <table:table-cell/>
          <table:table-cell table:style-name="ce47" table:formula="of:=[.B142]+[.D142]" office:value-type="float" office:value="788" calcext:value-type="float">
            <text:p>788</text:p>
          </table:table-cell>
          <table:table-cell table:style-name="ce47" table:formula="of:=&quot;0x&quot; &amp; DEC2HEX([.B143])" office:value-type="string" office:string-value="0x314" calcext:value-type="string">
            <text:p>0x314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Yaw Trim Control Position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number-columns-repeated="18"/>
        </table:table-row>
        <table:table-row table:style-name="ro1">
          <table:table-cell/>
          <table:table-cell table:style-name="ce47" table:formula="of:=[.B143]+[.D143]" office:value-type="float" office:value="789" calcext:value-type="float">
            <text:p>789</text:p>
          </table:table-cell>
          <table:table-cell table:style-name="ce47" table:formula="of:=&quot;0x&quot; &amp; DEC2HEX([.B144])" office:value-type="string" office:string-value="0x315" calcext:value-type="string">
            <text:p>0x315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Collective Trim Control Position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number-columns-repeated="18"/>
        </table:table-row>
        <table:table-row table:style-name="ro1">
          <table:table-cell/>
          <table:table-cell table:style-name="ce47" table:formula="of:=[.B144]+[.D144]" office:value-type="float" office:value="790" calcext:value-type="float">
            <text:p>790</text:p>
          </table:table-cell>
          <table:table-cell table:style-name="ce47" table:formula="of:=&quot;0x&quot; &amp; DEC2HEX([.B145])" office:value-type="string" office:string-value="0x316" calcext:value-type="string">
            <text:p>0x316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nti-Torque Pedals Trim Position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number-columns-repeated="18"/>
        </table:table-row>
        <table:table-row table:style-name="ro1">
          <table:table-cell/>
          <table:table-cell table:style-name="ce47" table:formula="of:=[.B145]+[.D145]" office:value-type="float" office:value="791" calcext:value-type="float">
            <text:p>791</text:p>
          </table:table-cell>
          <table:table-cell table:style-name="ce47" table:formula="of:=&quot;0x&quot; &amp; DEC2HEX([.B146])" office:value-type="string" office:string-value="0x317" calcext:value-type="string">
            <text:p>0x317</text:p>
          </table:table-cell>
          <table:table-cell table:style-name="ce47" office:value-type="float" office:value="8" calcext:value-type="float">
            <text:p>8</text:p>
          </table:table-cell>
          <table:table-cell table:style-name="ce8" office:value-type="string" calcext:value-type="string">
            <text:p>Generic Analog Control</text:p>
          </table:table-cell>
          <table:table-cell table:style-name="ce8" office:value-type="string" calcext:value-type="string">
            <text:p>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52"/>
          <table:table-cell table:style-name="ce8"/>
          <table:table-cell table:number-columns-repeated="19"/>
        </table:table-row>
        <table:table-row table:style-name="ro1">
          <table:table-cell table:formula="of:=[Groups.A11]" office:value-type="string" office:string-value="Normal Priority Measured Positions" calcext:value-type="string">
            <text:p>Normal Priority Measured Positions</text:p>
          </table:table-cell>
          <table:table-cell table:number-columns-repeated="5"/>
          <table:table-cell table:style-name="ce52"/>
          <table:table-cell table:style-name="ce8"/>
          <table:table-cell table:number-columns-repeated="19"/>
        </table:table-row>
        <table:table-row table:style-name="ro1">
          <table:table-cell/>
          <table:table-cell table:formula="of:=[Groups.D11]" office:value-type="float" office:value="896" calcext:value-type="float">
            <text:p>896</text:p>
          </table:table-cell>
          <table:table-cell table:style-name="ce47" table:formula="of:=&quot;0x&quot; &amp; DEC2HEX([.B149])" office:value-type="string" office:string-value="0x380" calcext:value-type="string">
            <text:p>0x380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Speedbrake Position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0.01°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office:value-type="string" calcext:value-type="string">
            <text:p>Less than 0 = Down\lGreater than 0 = Up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149]+[.D149]" office:value-type="float" office:value="897" calcext:value-type="float">
            <text:p>897</text:p>
          </table:table-cell>
          <table:table-cell table:style-name="ce47" table:formula="of:=&quot;0x&quot; &amp; DEC2HEX([.B150])" office:value-type="string" office:string-value="0x381" calcext:value-type="string">
            <text:p>0x381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Cowl Flaps Position</text:p>
          </table:table-cell>
          <table:table-cell table:style-name="ce8" office:value-type="string" calcext:value-type="string">
            <text:p>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/>
          <table:table-cell office:value-type="string" calcext:value-type="string">
            <text:p>100% = Open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150]+[.D150]" office:value-type="float" office:value="898" calcext:value-type="float">
            <text:p>898</text:p>
          </table:table-cell>
          <table:table-cell table:style-name="ce47" table:formula="of:=&quot;0x&quot; &amp; DEC2HEX([.B151])" office:value-type="string" office:string-value="0x382" calcext:value-type="string">
            <text:p>0x382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Pitch Trim Position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0.01°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office:value-type="string" calcext:value-type="string">
            <text:p>Less than 0 = Down\lGreater than 0 = Up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151]+[.D151]" office:value-type="float" office:value="899" calcext:value-type="float">
            <text:p>899</text:p>
          </table:table-cell>
          <table:table-cell table:style-name="ce47" table:formula="of:=&quot;0x&quot; &amp; DEC2HEX([.B152])" office:value-type="string" office:string-value="0x383" calcext:value-type="string">
            <text:p>0x383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Roll Trim Position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0.01°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office:value-type="string" calcext:value-type="string">
            <text:p>Less than 0 = Left\lGreater than 0 = Right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152]+[.D152]" office:value-type="float" office:value="900" calcext:value-type="float">
            <text:p>900</text:p>
          </table:table-cell>
          <table:table-cell table:style-name="ce47" table:formula="of:=&quot;0x&quot; &amp; DEC2HEX([.B153])" office:value-type="string" office:string-value="0x384" calcext:value-type="string">
            <text:p>0x384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Yaw Trim Position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0.01°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office:value-type="string" calcext:value-type="string">
            <text:p>Less than 0 = Left\lGreater than 0 = Right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153]+[.D153]" office:value-type="float" office:value="901" calcext:value-type="float">
            <text:p>901</text:p>
          </table:table-cell>
          <table:table-cell table:style-name="ce47" table:formula="of:=&quot;0x&quot; &amp; DEC2HEX([.B154])" office:value-type="string" office:string-value="0x385" calcext:value-type="string">
            <text:p>0x385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Pitch Trim Motor Speed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office:value-type="string" calcext:value-type="string">
            <text:p>Less than 0 = Down\lGreater than 0 = Up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154]+[.D154]" office:value-type="float" office:value="902" calcext:value-type="float">
            <text:p>902</text:p>
          </table:table-cell>
          <table:table-cell table:style-name="ce47" table:formula="of:=&quot;0x&quot; &amp; DEC2HEX([.B155])" office:value-type="string" office:string-value="0x386" calcext:value-type="string">
            <text:p>0x386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Roll Trim Motor Speed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office:value-type="string" calcext:value-type="string">
            <text:p>Less than 0 = Left\lGreater than 0 = Right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155]+[.D155]" office:value-type="float" office:value="903" calcext:value-type="float">
            <text:p>903</text:p>
          </table:table-cell>
          <table:table-cell table:style-name="ce47" table:formula="of:=&quot;0x&quot; &amp; DEC2HEX([.B156])" office:value-type="string" office:string-value="0x387" calcext:value-type="string">
            <text:p>0x387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Yaw Trim Motor Speed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office:value-type="string" calcext:value-type="string">
            <text:p>Less than 0 = Left\lGreater than 0 = Right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156]+[.D156]" office:value-type="float" office:value="904" calcext:value-type="float">
            <text:p>904</text:p>
          </table:table-cell>
          <table:table-cell table:style-name="ce47" table:formula="of:=&quot;0x&quot; &amp; DEC2HEX([.B157])" office:value-type="string" office:string-value="0x388" calcext:value-type="string">
            <text:p>0x388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Collective Trim Motor Speed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office:value-type="string" calcext:value-type="string">
            <text:p>Less than 0 = Down\lGreater than 0 = Up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157]+[.D157]" office:value-type="float" office:value="905" calcext:value-type="float">
            <text:p>905</text:p>
          </table:table-cell>
          <table:table-cell table:style-name="ce47" table:formula="of:=&quot;0x&quot; &amp; DEC2HEX([.B158])" office:value-type="string" office:string-value="0x389" calcext:value-type="string">
            <text:p>0x389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Anti-Torque Pedals Trim Motor Speed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/>
          <table:table-cell office:value-type="string" calcext:value-type="string">
            <text:p>Less than 0 = Left\lGreater than 0 = Right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158]+[.D158]" office:value-type="float" office:value="906" calcext:value-type="float">
            <text:p>906</text:p>
          </table:table-cell>
          <table:table-cell table:style-name="ce47" table:formula="of:=&quot;0x&quot; &amp; DEC2HEX([.B159])" office:value-type="string" office:string-value="0x38A" calcext:value-type="string">
            <text:p>0x38A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Light Status</text:p>
          </table:table-cell>
          <table:table-cell table:style-name="ce8" office:value-type="string" calcext:value-type="string">
            <text:p>Discrete Bits</text:p>
          </table:table-cell>
          <table:table-cell table:style-name="ce52"/>
          <table:table-cell table:style-name="ce8"/>
          <table:table-cell table:style-name="ce8" office:value-type="string" calcext:value-type="string">
            <text:p>BYTE</text:p>
          </table:table-cell>
          <table:table-cell table:number-columns-repeated="18"/>
        </table:table-row>
        <table:table-row table:style-name="ro1">
          <table:table-cell/>
          <table:table-cell table:style-name="ce47" table:formula="of:=[.B159]+[.D159]" office:value-type="float" office:value="907" calcext:value-type="float">
            <text:p>907</text:p>
          </table:table-cell>
          <table:table-cell table:style-name="ce47" table:formula="of:=&quot;0x&quot; &amp; DEC2HEX([.B160])" office:value-type="string" office:string-value="0x38B" calcext:value-type="string">
            <text:p>0x38B</text:p>
          </table:table-cell>
          <table:table-cell table:style-name="ce47" office:value-type="float" office:value="4" calcext:value-type="float">
            <text:p>4</text:p>
          </table:table-cell>
          <table:table-cell table:style-name="ce8" office:value-type="string" calcext:value-type="string">
            <text:p>Fuel Pump Status</text:p>
          </table:table-cell>
          <table:table-cell table:style-name="ce8" office:value-type="string" calcext:value-type="string">
            <text:p>Discrete Bits</text:p>
          </table:table-cell>
          <table:table-cell table:style-name="ce52"/>
          <table:table-cell table:style-name="ce8"/>
          <table:table-cell table:style-name="ce8" office:value-type="string" calcext:value-type="string">
            <text:p>BYTE</text:p>
          </table:table-cell>
          <table:table-cell table:number-columns-repeated="18"/>
        </table:table-row>
        <table:table-row table:style-name="ro1">
          <table:table-cell/>
          <table:table-cell table:style-name="ce47" table:formula="of:=[.B160]+[.D160]" office:value-type="float" office:value="911" calcext:value-type="float">
            <text:p>911</text:p>
          </table:table-cell>
          <table:table-cell table:style-name="ce47" table:formula="of:=&quot;0x&quot; &amp; DEC2HEX([.B161])" office:value-type="string" office:string-value="0x38F" calcext:value-type="string">
            <text:p>0x38F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Fuel Valve Status</text:p>
          </table:table-cell>
          <table:table-cell table:style-name="ce8" office:value-type="string" calcext:value-type="string">
            <text:p>Discrete Bits</text:p>
          </table:table-cell>
          <table:table-cell table:style-name="ce52"/>
          <table:table-cell table:style-name="ce8"/>
          <table:table-cell table:style-name="ce8" office:value-type="string" calcext:value-type="string">
            <text:p>BYTE</text:p>
          </table:table-cell>
          <table:table-cell table:number-columns-repeated="18"/>
        </table:table-row>
        <table:table-row table:style-name="ro1">
          <table:table-cell/>
          <table:table-cell table:style-name="ce47" table:formula="of:=[.B161]+[.D161]" office:value-type="float" office:value="912" calcext:value-type="float">
            <text:p>912</text:p>
          </table:table-cell>
          <table:table-cell table:style-name="ce47" table:formula="of:=&quot;0x&quot; &amp; DEC2HEX([.B162])" office:value-type="string" office:string-value="0x390" calcext:value-type="string">
            <text:p>0x390</text:p>
          </table:table-cell>
          <table:table-cell table:style-name="ce47" office:value-type="float" office:value="8" calcext:value-type="float">
            <text:p>8</text:p>
          </table:table-cell>
          <table:table-cell office:value-type="string" calcext:value-type="string">
            <text:p>Generic Analog Measurement</text:p>
          </table:table-cell>
          <table:table-cell table:style-name="ce8" office:value-type="string" calcext:value-type="string">
            <text:p>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52"/>
          <table:table-cell table:style-name="ce8"/>
          <table:table-cell table:number-columns-repeated="19"/>
        </table:table-row>
        <table:table-row table:style-name="ro1">
          <table:table-cell table:formula="of:=[Groups.A12]" office:value-type="string" office:string-value="Normal Priority Flight Data" calcext:value-type="string">
            <text:p>Normal Priority Flight Data</text:p>
          </table:table-cell>
          <table:table-cell table:number-columns-repeated="5"/>
          <table:table-cell table:style-name="ce52"/>
          <table:table-cell table:style-name="ce8"/>
          <table:table-cell table:number-columns-repeated="19"/>
        </table:table-row>
        <table:table-row table:style-name="ro1">
          <table:table-cell/>
          <table:table-cell table:formula="of:=[Groups.D12]" office:value-type="float" office:value="1024" calcext:value-type="float">
            <text:p>1024</text:p>
          </table:table-cell>
          <table:table-cell table:style-name="ce47" table:formula="of:=&quot;0x&quot; &amp; DEC2HEX([.B165])" office:value-type="string" office:string-value="0x400" calcext:value-type="string">
            <text:p>0x400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Pitch Rate</text:p>
          </table:table-cell>
          <table:table-cell office:value-type="string" calcext:value-type="string">
            <text:p>-3000 to 3000</text:p>
          </table:table-cell>
          <table:table-cell table:style-name="ce52" office:value-type="string" calcext:value-type="string">
            <text:p>0.1°/sec</text:p>
          </table:table-cell>
          <table:table-cell table:style-name="ce8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Down\lGreater than 0 = Up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165]+[.D165]" office:value-type="float" office:value="1025" calcext:value-type="float">
            <text:p>1025</text:p>
          </table:table-cell>
          <table:table-cell table:style-name="ce47" table:formula="of:=&quot;0x&quot; &amp; DEC2HEX([.B166])" office:value-type="string" office:string-value="0x401" calcext:value-type="string">
            <text:p>0x401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Roll Rate</text:p>
          </table:table-cell>
          <table:table-cell office:value-type="string" calcext:value-type="string">
            <text:p>-3000 to 3000</text:p>
          </table:table-cell>
          <table:table-cell table:style-name="ce52" office:value-type="string" calcext:value-type="string">
            <text:p>0.1°/sec</text:p>
          </table:table-cell>
          <table:table-cell table:style-name="ce8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166]+[.D166]" office:value-type="float" office:value="1026" calcext:value-type="float">
            <text:p>1026</text:p>
          </table:table-cell>
          <table:table-cell table:style-name="ce47" table:formula="of:=&quot;0x&quot; &amp; DEC2HEX([.B167])" office:value-type="string" office:string-value="0x402" calcext:value-type="string">
            <text:p>0x402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Yaw Rate</text:p>
          </table:table-cell>
          <table:table-cell office:value-type="string" calcext:value-type="string">
            <text:p>-3000 to 3000</text:p>
          </table:table-cell>
          <table:table-cell table:style-name="ce52" office:value-type="string" calcext:value-type="string">
            <text:p>0.1°/sec</text:p>
          </table:table-cell>
          <table:table-cell table:style-name="ce8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167]+[.D167]" office:value-type="float" office:value="1027" calcext:value-type="float">
            <text:p>1027</text:p>
          </table:table-cell>
          <table:table-cell table:style-name="ce47" table:formula="of:=&quot;0x&quot; &amp; DEC2HEX([.B168])" office:value-type="string" office:string-value="0x403" calcext:value-type="string">
            <text:p>0x403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Turn Rate</text:p>
          </table:table-cell>
          <table:table-cell office:value-type="string" calcext:value-type="string">
            <text:p>-3000 to 3000</text:p>
          </table:table-cell>
          <table:table-cell table:style-name="ce52" office:value-type="string" calcext:value-type="string">
            <text:p>0.1°/sec</text:p>
          </table:table-cell>
          <table:table-cell table:style-name="ce8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168]+[.D168]" office:value-type="float" office:value="1028" calcext:value-type="float">
            <text:p>1028</text:p>
          </table:table-cell>
          <table:table-cell table:style-name="ce47" table:formula="of:=&quot;0x&quot; &amp; DEC2HEX([.B169])" office:value-type="string" office:string-value="0x404" calcext:value-type="string">
            <text:p>0x404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Static Pressure</text:p>
          </table:table-cell>
          <table:table-cell table:style-name="ce8"/>
          <table:table-cell table:style-name="ce52" office:value-type="string" calcext:value-type="string">
            <text:p>0.001 inHg</text:p>
          </table:table-cell>
          <table:table-cell table:style-name="ce8"/>
          <table:table-cell office:value-type="string" calcext:value-type="string">
            <text:p>UINT</text:p>
          </table:table-cell>
          <table:table-cell table:number-columns-repeated="18"/>
        </table:table-row>
        <table:table-row table:style-name="ro1">
          <table:table-cell/>
          <table:table-cell table:style-name="ce47" table:formula="of:=[.B169]+[.D169]" office:value-type="float" office:value="1029" calcext:value-type="float">
            <text:p>1029</text:p>
          </table:table-cell>
          <table:table-cell table:style-name="ce47" table:formula="of:=&quot;0x&quot; &amp; DEC2HEX([.B170])" office:value-type="string" office:string-value="0x405" calcext:value-type="string">
            <text:p>0x405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Pitot Pressure</text:p>
          </table:table-cell>
          <table:table-cell table:style-name="ce8"/>
          <table:table-cell table:style-name="ce52" office:value-type="string" calcext:value-type="string">
            <text:p>0.001 inHg</text:p>
          </table:table-cell>
          <table:table-cell table:style-name="ce8"/>
          <table:table-cell office:value-type="string" calcext:value-type="string">
            <text:p>UINT</text:p>
          </table:table-cell>
          <table:table-cell table:number-columns-repeated="18"/>
        </table:table-row>
        <table:table-row table:style-name="ro1">
          <table:table-cell/>
          <table:table-cell table:style-name="ce47" table:formula="of:=[.B170]+[.D170]" office:value-type="float" office:value="1030" calcext:value-type="float">
            <text:p>1030</text:p>
          </table:table-cell>
          <table:table-cell table:style-name="ce47" table:formula="of:=&quot;0x&quot; &amp; DEC2HEX([.B171])" office:value-type="string" office:string-value="0x406" calcext:value-type="string">
            <text:p>0x406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Total Air Temperature</text:p>
          </table:table-cell>
          <table:table-cell table:style-name="ce8" office:value-type="string" calcext:value-type="string">
            <text:p>-300 to 300</text:p>
          </table:table-cell>
          <table:table-cell table:style-name="ce52" office:value-type="string" calcext:value-type="string">
            <text:p>0.01°C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 table:number-columns-repeated="2"/>
          <table:table-cell table:number-columns-repeated="15"/>
          <table:table-cell office:value-type="string" calcext:value-type="string">
            <text:p>OAT</text:p>
          </table:table-cell>
        </table:table-row>
        <table:table-row table:style-name="ro1">
          <table:table-cell/>
          <table:table-cell table:style-name="ce47" table:formula="of:=[.B171]+[.D171]" office:value-type="float" office:value="1031" calcext:value-type="float">
            <text:p>1031</text:p>
          </table:table-cell>
          <table:table-cell table:style-name="ce47" table:formula="of:=&quot;0x&quot; &amp; DEC2HEX([.B172])" office:value-type="string" office:string-value="0x407" calcext:value-type="string">
            <text:p>0x407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Static Air Temperature</text:p>
          </table:table-cell>
          <table:table-cell table:style-name="ce8" office:value-type="string" calcext:value-type="string">
            <text:p>-300 to 300</text:p>
          </table:table-cell>
          <table:table-cell table:style-name="ce52" office:value-type="string" calcext:value-type="string">
            <text:p>0.01°C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8" table:number-columns-repeated="2"/>
          <table:table-cell table:number-columns-repeated="16"/>
        </table:table-row>
        <table:table-row table:style-name="ro1">
          <table:table-cell/>
          <table:table-cell table:style-name="ce47" table:formula="of:=[.B172]+[.D172]" office:value-type="float" office:value="1032" calcext:value-type="float">
            <text:p>1032</text:p>
          </table:table-cell>
          <table:table-cell table:style-name="ce47" table:formula="of:=&quot;0x&quot; &amp; DEC2HEX([.B173])" office:value-type="string" office:string-value="0x408" calcext:value-type="string">
            <text:p>0x408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Density Altitude</text:p>
          </table:table-cell>
          <table:table-cell office:value-type="string" calcext:value-type="string">
            <text:p>-1,000 to 60,000</text:p>
          </table:table-cell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DINT</text:p>
          </table:table-cell>
          <table:table-cell table:style-name="ce8" table:number-columns-repeated="2"/>
          <table:table-cell table:number-columns-repeated="15"/>
          <table:table-cell office:value-type="string" calcext:value-type="string">
            <text:p>DALT</text:p>
          </table:table-cell>
        </table:table-row>
        <table:table-row table:style-name="ro1">
          <table:table-cell/>
          <table:table-cell table:style-name="ce47" table:formula="of:=[.B173]+[.D173]" office:value-type="float" office:value="1033" calcext:value-type="float">
            <text:p>1033</text:p>
          </table:table-cell>
          <table:table-cell table:style-name="ce47" table:formula="of:=&quot;0x&quot; &amp; DEC2HEX([.B174])" office:value-type="string" office:string-value="0x409" calcext:value-type="string">
            <text:p>0x409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True Altitude</text:p>
          </table:table-cell>
          <table:table-cell office:value-type="string" calcext:value-type="string">
            <text:p>-1,000 to 60,000</text:p>
          </table:table-cell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DINT</text:p>
          </table:table-cell>
          <table:table-cell table:style-name="ce8" table:number-columns-repeated="2"/>
          <table:table-cell table:number-columns-repeated="15"/>
          <table:table-cell office:value-type="string" calcext:value-type="string">
            <text:p>TALT</text:p>
          </table:table-cell>
        </table:table-row>
        <table:table-row table:style-name="ro1">
          <table:table-cell/>
          <table:table-cell table:style-name="ce47" table:formula="of:=[.B174]+[.D174]" office:value-type="float" office:value="1034" calcext:value-type="float">
            <text:p>1034</text:p>
          </table:table-cell>
          <table:table-cell table:style-name="ce47" table:formula="of:=&quot;0x&quot; &amp; DEC2HEX([.B175])" office:value-type="string" office:string-value="0x40A" calcext:value-type="string">
            <text:p>0x40A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GPS Altitude</text:p>
          </table:table-cell>
          <table:table-cell office:value-type="string" calcext:value-type="string">
            <text:p>-1,000 to 60,000</text:p>
          </table:table-cell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DINT</text:p>
          </table:table-cell>
          <table:table-cell table:style-name="ce8" table:number-columns-repeated="2"/>
          <table:table-cell table:number-columns-repeated="15"/>
          <table:table-cell office:value-type="string" calcext:value-type="string">
            <text:p>GPSALT</text:p>
          </table:table-cell>
        </table:table-row>
        <table:table-row table:style-name="ro1">
          <table:table-cell/>
          <table:table-cell table:style-name="ce47" table:formula="of:=[.B175]+[.D175]" office:value-type="float" office:value="1035" calcext:value-type="float">
            <text:p>1035</text:p>
          </table:table-cell>
          <table:table-cell table:style-name="ce47" table:formula="of:=&quot;0x&quot; &amp; DEC2HEX([.B176])" office:value-type="string" office:string-value="0x40B" calcext:value-type="string">
            <text:p>0x40B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ind Speed</text:p>
          </table:table-cell>
          <table:table-cell table:style-name="ce8" office:value-type="string" calcext:value-type="string">
            <text:p>0 to 2000</text:p>
          </table:table-cell>
          <table:table-cell table:style-name="ce52" office:value-type="string" calcext:value-type="string">
            <text:p>0.1 knots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table:number-columns-repeated="2"/>
          <table:table-cell table:number-columns-repeated="16"/>
        </table:table-row>
        <table:table-row table:style-name="ro1">
          <table:table-cell/>
          <table:table-cell table:style-name="ce47" table:formula="of:=[.B176]+[.D176]" office:value-type="float" office:value="1036" calcext:value-type="float">
            <text:p>1036</text:p>
          </table:table-cell>
          <table:table-cell table:style-name="ce47" table:formula="of:=&quot;0x&quot; &amp; DEC2HEX([.B177])" office:value-type="string" office:string-value="0x40C" calcext:value-type="string">
            <text:p>0x40C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ind Direction</text:p>
          </table:table-cell>
          <table:table-cell table:style-name="ce8" office:value-type="string" calcext:value-type="string">
            <text:p>0 to 360</text:p>
          </table:table-cell>
          <table:table-cell table:style-name="ce52" office:value-type="string" calcext:value-type="string">
            <text:p>0.01°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/>
          <table:table-cell table:style-name="ce8" office:value-type="string" calcext:value-type="string">
            <text:p>Magnetic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52"/>
          <table:table-cell table:style-name="ce8"/>
          <table:table-cell table:number-columns-repeated="19"/>
        </table:table-row>
        <table:table-row table:style-name="ro1">
          <table:table-cell table:formula="of:=[Groups.A13]" office:value-type="string" office:string-value="Normal Priority Navigation Data" calcext:value-type="string">
            <text:p>Normal Priority Navigation Data</text:p>
          </table:table-cell>
          <table:table-cell table:number-columns-repeated="5"/>
          <table:table-cell table:style-name="ce52"/>
          <table:table-cell table:style-name="ce8"/>
          <table:table-cell table:number-columns-repeated="19"/>
        </table:table-row>
        <table:table-row table:style-name="ro1">
          <table:table-cell/>
          <table:table-cell table:formula="of:=[Groups.D13]" office:value-type="float" office:value="1152" calcext:value-type="float">
            <text:p>1152</text:p>
          </table:table-cell>
          <table:table-cell table:style-name="ce47" table:formula="of:=&quot;0x&quot; &amp; DEC2HEX([.B180])" office:value-type="string" office:string-value="0x480" calcext:value-type="string">
            <text:p>0x480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Next Waypoint Identifier</text:p>
          </table:table-cell>
          <table:table-cell table:style-name="ce8"/>
          <table:table-cell table:style-name="ce52"/>
          <table:table-cell table:style-name="ce8"/>
          <table:table-cell table:style-name="ce8" office:value-type="string" calcext:value-type="string">
            <text:p>CHAR[5]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47" table:formula="of:=[.B180]+[.D180]" office:value-type="float" office:value="1153" calcext:value-type="float">
            <text:p>1153</text:p>
          </table:table-cell>
          <table:table-cell table:style-name="ce47" table:formula="of:=&quot;0x&quot; &amp; DEC2HEX([.B181])" office:value-type="string" office:string-value="0x481" calcext:value-type="string">
            <text:p>0x481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Next Waypoint Latitude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°</text:p>
          </table:table-cell>
          <table:table-cell table:style-name="ce8"/>
          <table:table-cell table:style-name="ce8" office:value-type="string" calcext:value-type="string">
            <text:p>FLOAT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47" table:formula="of:=[.B181]+[.D181]" office:value-type="float" office:value="1154" calcext:value-type="float">
            <text:p>1154</text:p>
          </table:table-cell>
          <table:table-cell table:style-name="ce47" table:formula="of:=&quot;0x&quot; &amp; DEC2HEX([.B182])" office:value-type="string" office:string-value="0x482" calcext:value-type="string">
            <text:p>0x482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Next Waypoint Longitude</text:p>
          </table:table-cell>
          <table:table-cell table:style-name="ce8" office:value-type="string" calcext:value-type="string">
            <text:p>-180 to 180</text:p>
          </table:table-cell>
          <table:table-cell table:style-name="ce52" office:value-type="string" calcext:value-type="string">
            <text:p>°</text:p>
          </table:table-cell>
          <table:table-cell table:style-name="ce8"/>
          <table:table-cell table:style-name="ce8" office:value-type="string" calcext:value-type="string">
            <text:p>FLOAT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47" table:formula="of:=[.B182]+[.D182]" office:value-type="float" office:value="1155" calcext:value-type="float">
            <text:p>1155</text:p>
          </table:table-cell>
          <table:table-cell table:style-name="ce47" table:formula="of:=&quot;0x&quot; &amp; DEC2HEX([.B183])" office:value-type="string" office:string-value="0x483" calcext:value-type="string">
            <text:p>0x483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Next Waypoint Altitude</text:p>
          </table:table-cell>
          <table:table-cell office:value-type="string" calcext:value-type="string">
            <text:p>-1000 to 60,000</text:p>
          </table:table-cell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DINT</text:p>
          </table:table-cell>
          <table:table-cell table:style-name="ce8" table:number-columns-repeated="2"/>
          <table:table-cell table:number-columns-repeated="16"/>
        </table:table-row>
        <table:table-row table:style-name="ro1">
          <table:table-cell/>
          <table:table-cell table:style-name="ce47" table:formula="of:=[.B183]+[.D183]" office:value-type="float" office:value="1156" calcext:value-type="float">
            <text:p>1156</text:p>
          </table:table-cell>
          <table:table-cell table:style-name="ce47" table:formula="of:=&quot;0x&quot; &amp; DEC2HEX([.B184])" office:value-type="string" office:string-value="0x484" calcext:value-type="string">
            <text:p>0x484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Next Waypoint ETA</text:p>
          </table:table-cell>
          <table:table-cell table:style-name="ce8" office:value-type="string" calcext:value-type="string">
            <text:p>Hour, Min, Sec</text:p>
          </table:table-cell>
          <table:table-cell table:style-name="ce52" office:value-type="string" calcext:value-type="string">
            <text:p>UTC</text:p>
          </table:table-cell>
          <table:table-cell table:style-name="ce8"/>
          <table:table-cell table:style-name="ce8" office:value-type="string" calcext:value-type="string">
            <text:p>USHORT[3]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47" table:formula="of:=[.B184]+[.D184]" office:value-type="float" office:value="1157" calcext:value-type="float">
            <text:p>1157</text:p>
          </table:table-cell>
          <table:table-cell table:style-name="ce47" table:formula="of:=&quot;0x&quot; &amp; DEC2HEX([.B185])" office:value-type="string" office:string-value="0x485" calcext:value-type="string">
            <text:p>0x485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Next Waypoint ETE</text:p>
          </table:table-cell>
          <table:table-cell table:style-name="ce8" office:value-type="string" calcext:value-type="string">
            <text:p>Hour, Min, Sec</text:p>
          </table:table-cell>
          <table:table-cell table:style-name="ce52"/>
          <table:table-cell table:style-name="ce8"/>
          <table:table-cell table:style-name="ce8" office:value-type="string" calcext:value-type="string">
            <text:p>USHORT[3]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47" table:formula="of:=[.B185]+[.D185]" office:value-type="float" office:value="1158" calcext:value-type="float">
            <text:p>1158</text:p>
          </table:table-cell>
          <table:table-cell table:style-name="ce47" table:formula="of:=&quot;0x&quot; &amp; DEC2HEX([.B186])" office:value-type="string" office:string-value="0x486" calcext:value-type="string">
            <text:p>0x486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aypoint Identifier</text:p>
          </table:table-cell>
          <table:table-cell table:style-name="ce8"/>
          <table:table-cell table:style-name="ce52"/>
          <table:table-cell table:style-name="ce8"/>
          <table:table-cell table:style-name="ce8" office:value-type="string" calcext:value-type="string">
            <text:p>CHAR[5]</text:p>
          </table:table-cell>
          <table:table-cell table:style-name="ce8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47" table:formula="of:=[.B186]+[.D186]" office:value-type="float" office:value="1159" calcext:value-type="float">
            <text:p>1159</text:p>
          </table:table-cell>
          <table:table-cell table:style-name="ce47" table:formula="of:=&quot;0x&quot; &amp; DEC2HEX([.B187])" office:value-type="string" office:string-value="0x487" calcext:value-type="string">
            <text:p>0x487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aypoint Latitude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°</text:p>
          </table:table-cell>
          <table:table-cell table:style-name="ce8"/>
          <table:table-cell table:style-name="ce8" office:value-type="string" calcext:value-type="string">
            <text:p>FLOAT</text:p>
          </table:table-cell>
          <table:table-cell table:style-name="ce8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47" table:formula="of:=[.B187]+[.D187]" office:value-type="float" office:value="1160" calcext:value-type="float">
            <text:p>1160</text:p>
          </table:table-cell>
          <table:table-cell table:style-name="ce47" table:formula="of:=&quot;0x&quot; &amp; DEC2HEX([.B188])" office:value-type="string" office:string-value="0x488" calcext:value-type="string">
            <text:p>0x488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aypoint Longitude</text:p>
          </table:table-cell>
          <table:table-cell table:style-name="ce8" office:value-type="string" calcext:value-type="string">
            <text:p>-180 to 180</text:p>
          </table:table-cell>
          <table:table-cell table:style-name="ce52" office:value-type="string" calcext:value-type="string">
            <text:p>°</text:p>
          </table:table-cell>
          <table:table-cell table:style-name="ce8"/>
          <table:table-cell table:style-name="ce8" office:value-type="string" calcext:value-type="string">
            <text:p>FLOAT</text:p>
          </table:table-cell>
          <table:table-cell table:style-name="ce8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47" table:formula="of:=[.B188]+[.D188]" office:value-type="float" office:value="1161" calcext:value-type="float">
            <text:p>1161</text:p>
          </table:table-cell>
          <table:table-cell table:style-name="ce47" table:formula="of:=&quot;0x&quot; &amp; DEC2HEX([.B189])" office:value-type="string" office:string-value="0x489" calcext:value-type="string">
            <text:p>0x489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aypoint Altitude</text:p>
          </table:table-cell>
          <table:table-cell office:value-type="string" calcext:value-type="string">
            <text:p>-1000 to 60,000</text:p>
          </table:table-cell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DINT</text:p>
          </table:table-cell>
          <table:table-cell table:style-name="ce8" office:value-type="string" calcext:value-type="string">
            <text:p>Waypoint</text:p>
          </table:table-cell>
          <table:table-cell table:style-name="ce8"/>
          <table:table-cell table:number-columns-repeated="16"/>
        </table:table-row>
        <table:table-row table:style-name="ro1">
          <table:table-cell/>
          <table:table-cell table:style-name="ce47" table:formula="of:=[.B189]+[.D189]" office:value-type="float" office:value="1162" calcext:value-type="float">
            <text:p>1162</text:p>
          </table:table-cell>
          <table:table-cell table:style-name="ce47" table:formula="of:=&quot;0x&quot; &amp; DEC2HEX([.B190])" office:value-type="string" office:string-value="0x48A" calcext:value-type="string">
            <text:p>0x48A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aypoint ETA</text:p>
          </table:table-cell>
          <table:table-cell table:style-name="ce8" office:value-type="string" calcext:value-type="string">
            <text:p>Hour, Min, Sec</text:p>
          </table:table-cell>
          <table:table-cell table:style-name="ce52" office:value-type="string" calcext:value-type="string">
            <text:p>UTC</text:p>
          </table:table-cell>
          <table:table-cell table:style-name="ce8"/>
          <table:table-cell table:style-name="ce8" office:value-type="string" calcext:value-type="string">
            <text:p>USHORT[3]</text:p>
          </table:table-cell>
          <table:table-cell table:style-name="ce8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47" table:formula="of:=[.B190]+[.D190]" office:value-type="float" office:value="1163" calcext:value-type="float">
            <text:p>1163</text:p>
          </table:table-cell>
          <table:table-cell table:style-name="ce47" table:formula="of:=&quot;0x&quot; &amp; DEC2HEX([.B191])" office:value-type="string" office:string-value="0x48B" calcext:value-type="string">
            <text:p>0x48B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aypoint ETE</text:p>
          </table:table-cell>
          <table:table-cell table:style-name="ce8" office:value-type="string" calcext:value-type="string">
            <text:p>Hour, Min, Sec</text:p>
          </table:table-cell>
          <table:table-cell table:style-name="ce52"/>
          <table:table-cell table:style-name="ce8"/>
          <table:table-cell table:style-name="ce8" office:value-type="string" calcext:value-type="string">
            <text:p>USHORT[3]</text:p>
          </table:table-cell>
          <table:table-cell table:style-name="ce8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47" table:formula="of:=[.B191]+[.D191]" office:value-type="float" office:value="1164" calcext:value-type="float">
            <text:p>1164</text:p>
          </table:table-cell>
          <table:table-cell table:style-name="ce47" table:formula="of:=&quot;0x&quot; &amp; DEC2HEX([.B192])" office:value-type="string" office:string-value="0x48C" calcext:value-type="string">
            <text:p>0x48C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aypoint, Distance To</text:p>
          </table:table-cell>
          <table:table-cell table:style-name="ce8"/>
          <table:table-cell table:style-name="ce52" office:value-type="string" calcext:value-type="string">
            <text:p>nm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47" table:formula="of:=[.B192]+[.D192]" office:value-type="float" office:value="1165" calcext:value-type="float">
            <text:p>1165</text:p>
          </table:table-cell>
          <table:table-cell table:style-name="ce47" table:formula="of:=&quot;0x&quot; &amp; DEC2HEX([.B193])" office:value-type="string" office:string-value="0x48D" calcext:value-type="string">
            <text:p>0x48D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aypoint Minimum Altitude</text:p>
          </table:table-cell>
          <table:table-cell office:value-type="string" calcext:value-type="string">
            <text:p>-1000 to 60,000</text:p>
          </table:table-cell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DINT</text:p>
          </table:table-cell>
          <table:table-cell table:style-name="ce8" office:value-type="string" calcext:value-type="string">
            <text:p>Waypoint</text:p>
          </table:table-cell>
          <table:table-cell table:style-name="ce8"/>
          <table:table-cell table:number-columns-repeated="16"/>
        </table:table-row>
        <table:table-row table:style-name="ro1">
          <table:table-cell/>
          <table:table-cell table:style-name="ce47" table:formula="of:=[.B193]+[.D193]" office:value-type="float" office:value="1166" calcext:value-type="float">
            <text:p>1166</text:p>
          </table:table-cell>
          <table:table-cell table:style-name="ce47" table:formula="of:=&quot;0x&quot; &amp; DEC2HEX([.B194])" office:value-type="string" office:string-value="0x48E" calcext:value-type="string">
            <text:p>0x48E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aypoint Minimum Flight Level</text:p>
          </table:table-cell>
          <table:table-cell table:style-name="ce8"/>
          <table:table-cell table:style-name="ce52"/>
          <table:table-cell table:style-name="ce8"/>
          <table:table-cell table:style-name="ce8" office:value-type="string" calcext:value-type="string">
            <text:p>UINT</text:p>
          </table:table-cell>
          <table:table-cell table:style-name="ce8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47" table:formula="of:=[.B194]+[.D194]" office:value-type="float" office:value="1167" calcext:value-type="float">
            <text:p>1167</text:p>
          </table:table-cell>
          <table:table-cell table:style-name="ce47" table:formula="of:=&quot;0x&quot; &amp; DEC2HEX([.B195])" office:value-type="string" office:string-value="0x48F" calcext:value-type="string">
            <text:p>0x48F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aypoint Minimum Radar Level</text:p>
          </table:table-cell>
          <table:table-cell table:style-name="ce8"/>
          <table:table-cell table:style-name="ce52"/>
          <table:table-cell table:style-name="ce8"/>
          <table:table-cell table:style-name="ce8" office:value-type="string" calcext:value-type="string">
            <text:p>UINT</text:p>
          </table:table-cell>
          <table:table-cell table:style-name="ce8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47" table:formula="of:=[.B195]+[.D195]" office:value-type="float" office:value="1168" calcext:value-type="float">
            <text:p>1168</text:p>
          </table:table-cell>
          <table:table-cell table:style-name="ce47" table:formula="of:=&quot;0x&quot; &amp; DEC2HEX([.B196])" office:value-type="string" office:string-value="0x490" calcext:value-type="string">
            <text:p>0x490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aypoint Maximum Altitude</text:p>
          </table:table-cell>
          <table:table-cell office:value-type="string" calcext:value-type="string">
            <text:p>-1000 to 60,000</text:p>
          </table:table-cell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DINT</text:p>
          </table:table-cell>
          <table:table-cell table:style-name="ce8" office:value-type="string" calcext:value-type="string">
            <text:p>Waypoint</text:p>
          </table:table-cell>
          <table:table-cell table:style-name="ce8"/>
          <table:table-cell table:number-columns-repeated="16"/>
        </table:table-row>
        <table:table-row table:style-name="ro1">
          <table:table-cell/>
          <table:table-cell table:style-name="ce47" table:formula="of:=[.B196]+[.D196]" office:value-type="float" office:value="1169" calcext:value-type="float">
            <text:p>1169</text:p>
          </table:table-cell>
          <table:table-cell table:style-name="ce47" table:formula="of:=&quot;0x&quot; &amp; DEC2HEX([.B197])" office:value-type="string" office:string-value="0x491" calcext:value-type="string">
            <text:p>0x491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aypoint Maximum Flight Level</text:p>
          </table:table-cell>
          <table:table-cell table:style-name="ce8"/>
          <table:table-cell table:style-name="ce52"/>
          <table:table-cell table:style-name="ce8"/>
          <table:table-cell table:style-name="ce8" office:value-type="string" calcext:value-type="string">
            <text:p>UINT</text:p>
          </table:table-cell>
          <table:table-cell table:style-name="ce8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47" table:formula="of:=[.B197]+[.D197]" office:value-type="float" office:value="1170" calcext:value-type="float">
            <text:p>1170</text:p>
          </table:table-cell>
          <table:table-cell table:style-name="ce47" table:formula="of:=&quot;0x&quot; &amp; DEC2HEX([.B198])" office:value-type="string" office:string-value="0x492" calcext:value-type="string">
            <text:p>0x492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aypoint Maximum Radar Level</text:p>
          </table:table-cell>
          <table:table-cell table:style-name="ce8"/>
          <table:table-cell table:style-name="ce52"/>
          <table:table-cell table:style-name="ce8"/>
          <table:table-cell table:style-name="ce8" office:value-type="string" calcext:value-type="string">
            <text:p>UINT</text:p>
          </table:table-cell>
          <table:table-cell table:style-name="ce8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47" table:formula="of:=[.B198]+[.D198]" office:value-type="float" office:value="1171" calcext:value-type="float">
            <text:p>1171</text:p>
          </table:table-cell>
          <table:table-cell table:style-name="ce47" table:formula="of:=&quot;0x&quot; &amp; DEC2HEX([.B199])" office:value-type="string" office:string-value="0x493" calcext:value-type="string">
            <text:p>0x493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aypoint Planned Altitude</text:p>
          </table:table-cell>
          <table:table-cell office:value-type="string" calcext:value-type="string">
            <text:p>-1000 to 60,000</text:p>
          </table:table-cell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DINT</text:p>
          </table:table-cell>
          <table:table-cell table:style-name="ce8" office:value-type="string" calcext:value-type="string">
            <text:p>Waypoint</text:p>
          </table:table-cell>
          <table:table-cell table:style-name="ce8"/>
          <table:table-cell table:number-columns-repeated="16"/>
        </table:table-row>
        <table:table-row table:style-name="ro1">
          <table:table-cell/>
          <table:table-cell table:style-name="ce47" table:formula="of:=[.B199]+[.D199]" office:value-type="float" office:value="1172" calcext:value-type="float">
            <text:p>1172</text:p>
          </table:table-cell>
          <table:table-cell table:style-name="ce47" table:formula="of:=&quot;0x&quot; &amp; DEC2HEX([.B200])" office:value-type="string" office:string-value="0x494" calcext:value-type="string">
            <text:p>0x494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Waypoint Reserved</text:p>
          </table:table-cell>
          <table:table-cell table:style-name="ce8"/>
          <table:table-cell table:style-name="ce52"/>
          <table:table-cell table:style-name="ce8" table:number-columns-repeated="2"/>
          <table:table-cell table:style-name="ce8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47" table:formula="of:=[.B200]+[.D200]" office:value-type="float" office:value="1173" calcext:value-type="float">
            <text:p>1173</text:p>
          </table:table-cell>
          <table:table-cell table:style-name="ce47" table:formula="of:=&quot;0x&quot; &amp; DEC2HEX([.B201])" office:value-type="string" office:string-value="0x495" calcext:value-type="string">
            <text:p>0x495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Destination Identifier</text:p>
          </table:table-cell>
          <table:table-cell table:style-name="ce8"/>
          <table:table-cell table:style-name="ce52"/>
          <table:table-cell table:style-name="ce8"/>
          <table:table-cell table:style-name="ce8" office:value-type="string" calcext:value-type="string">
            <text:p>CHAR[5]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47" table:formula="of:=[.B201]+[.D201]" office:value-type="float" office:value="1174" calcext:value-type="float">
            <text:p>1174</text:p>
          </table:table-cell>
          <table:table-cell table:style-name="ce47" table:formula="of:=&quot;0x&quot; &amp; DEC2HEX([.B202])" office:value-type="string" office:string-value="0x496" calcext:value-type="string">
            <text:p>0x496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Destination Latitude</text:p>
          </table:table-cell>
          <table:table-cell table:style-name="ce8" office:value-type="string" calcext:value-type="string">
            <text:p>-90 to 90</text:p>
          </table:table-cell>
          <table:table-cell table:style-name="ce52" office:value-type="string" calcext:value-type="string">
            <text:p>°</text:p>
          </table:table-cell>
          <table:table-cell table:style-name="ce8"/>
          <table:table-cell table:style-name="ce8" office:value-type="string" calcext:value-type="string">
            <text:p>FLOAT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47" table:formula="of:=[.B202]+[.D202]" office:value-type="float" office:value="1175" calcext:value-type="float">
            <text:p>1175</text:p>
          </table:table-cell>
          <table:table-cell table:style-name="ce47" table:formula="of:=&quot;0x&quot; &amp; DEC2HEX([.B203])" office:value-type="string" office:string-value="0x497" calcext:value-type="string">
            <text:p>0x497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Destination Longitude</text:p>
          </table:table-cell>
          <table:table-cell table:style-name="ce8" office:value-type="string" calcext:value-type="string">
            <text:p>-180 to 180</text:p>
          </table:table-cell>
          <table:table-cell table:style-name="ce52" office:value-type="string" calcext:value-type="string">
            <text:p>°</text:p>
          </table:table-cell>
          <table:table-cell table:style-name="ce8"/>
          <table:table-cell table:style-name="ce8" office:value-type="string" calcext:value-type="string">
            <text:p>FLOAT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47" table:formula="of:=[.B203]+[.D203]" office:value-type="float" office:value="1176" calcext:value-type="float">
            <text:p>1176</text:p>
          </table:table-cell>
          <table:table-cell table:style-name="ce47" table:formula="of:=&quot;0x&quot; &amp; DEC2HEX([.B204])" office:value-type="string" office:string-value="0x498" calcext:value-type="string">
            <text:p>0x498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Destination Altitude</text:p>
          </table:table-cell>
          <table:table-cell office:value-type="string" calcext:value-type="string">
            <text:p>-1000 to 60,000</text:p>
          </table:table-cell>
          <table:table-cell table:style-name="ce52" office:value-type="string" calcext:value-type="string">
            <text:p>ft</text:p>
          </table:table-cell>
          <table:table-cell table:style-name="ce8"/>
          <table:table-cell office:value-type="string" calcext:value-type="string">
            <text:p>DINT</text:p>
          </table:table-cell>
          <table:table-cell table:style-name="ce8" table:number-columns-repeated="2"/>
          <table:table-cell table:number-columns-repeated="16"/>
        </table:table-row>
        <table:table-row table:style-name="ro1">
          <table:table-cell/>
          <table:table-cell table:style-name="ce47" table:formula="of:=[.B204]+[.D204]" office:value-type="float" office:value="1177" calcext:value-type="float">
            <text:p>1177</text:p>
          </table:table-cell>
          <table:table-cell table:style-name="ce47" table:formula="of:=&quot;0x&quot; &amp; DEC2HEX([.B205])" office:value-type="string" office:string-value="0x499" calcext:value-type="string">
            <text:p>0x499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Destination ETA</text:p>
          </table:table-cell>
          <table:table-cell table:style-name="ce8" office:value-type="string" calcext:value-type="string">
            <text:p>Hour, Min, Sec</text:p>
          </table:table-cell>
          <table:table-cell table:style-name="ce52" office:value-type="string" calcext:value-type="string">
            <text:p>UTC</text:p>
          </table:table-cell>
          <table:table-cell table:style-name="ce8"/>
          <table:table-cell table:style-name="ce8" office:value-type="string" calcext:value-type="string">
            <text:p>USHORT[3]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47" table:formula="of:=[.B205]+[.D205]" office:value-type="float" office:value="1178" calcext:value-type="float">
            <text:p>1178</text:p>
          </table:table-cell>
          <table:table-cell table:style-name="ce47" table:formula="of:=&quot;0x&quot; &amp; DEC2HEX([.B206])" office:value-type="string" office:string-value="0x49A" calcext:value-type="string">
            <text:p>0x49A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Destination ETE</text:p>
          </table:table-cell>
          <table:table-cell table:style-name="ce8" office:value-type="string" calcext:value-type="string">
            <text:p>Hour, Min, Sec</text:p>
          </table:table-cell>
          <table:table-cell table:style-name="ce52"/>
          <table:table-cell table:style-name="ce8"/>
          <table:table-cell table:style-name="ce8" office:value-type="string" calcext:value-type="string">
            <text:p>USHORT[3]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47" table:formula="of:=[.B206]+[.D206]" office:value-type="float" office:value="1179" calcext:value-type="float">
            <text:p>1179</text:p>
          </table:table-cell>
          <table:table-cell table:style-name="ce47" table:formula="of:=&quot;0x&quot; &amp; DEC2HEX([.B207])" office:value-type="string" office:string-value="0x49B" calcext:value-type="string">
            <text:p>0x49B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Track Error Angle</text:p>
          </table:table-cell>
          <table:table-cell table:style-name="ce8"/>
          <table:table-cell table:style-name="ce52" office:value-type="string" calcext:value-type="string">
            <text:p>°</text:p>
          </table:table-cell>
          <table:table-cell table:style-name="ce8" table:number-columns-repeated="2"/>
          <table:table-cell table:number-columns-repeated="18"/>
        </table:table-row>
        <table:table-row table:style-name="ro1">
          <table:table-cell/>
          <table:table-cell table:style-name="ce47" table:formula="of:=[.B207]+[.D207]" office:value-type="float" office:value="1180" calcext:value-type="float">
            <text:p>1180</text:p>
          </table:table-cell>
          <table:table-cell table:style-name="ce47" table:formula="of:=&quot;0x&quot; &amp; DEC2HEX([.B208])" office:value-type="string" office:string-value="0x49C" calcext:value-type="string">
            <text:p>0x49C</text:p>
          </table:table-cell>
          <table:table-cell table:style-name="ce47" office:value-type="float" office:value="36" calcext:value-type="float">
            <text:p>36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style-name="ce52"/>
          <table:table-cell table:style-name="ce8" table:number-columns-repeated="3"/>
          <table:table-cell table:number-columns-repeated="17"/>
        </table:table-row>
        <table:table-row table:style-name="ro1">
          <table:table-cell/>
          <table:table-cell table:style-name="ce47" table:formula="of:=[.B208]+[.D208]" office:value-type="float" office:value="1216" calcext:value-type="float">
            <text:p>1216</text:p>
          </table:table-cell>
          <table:table-cell table:style-name="ce47" table:formula="of:=&quot;0x&quot; &amp; DEC2HEX([.B209])" office:value-type="string" office:string-value="0x4C0" calcext:value-type="string">
            <text:p>0x4C0</text:p>
          </table:table-cell>
          <table:table-cell table:style-name="ce47" office:value-type="float" office:value="4" calcext:value-type="float">
            <text:p>4</text:p>
          </table:table-cell>
          <table:table-cell table:style-name="ce8" office:value-type="string" calcext:value-type="string">
            <text:p>VHF Com Frequency</text:p>
          </table:table-cell>
          <table:table-cell table:style-name="ce8"/>
          <table:table-cell table:style-name="ce52" office:value-type="string" calcext:value-type="string">
            <text:p>0.01 MHz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office:value-type="string" calcext:value-type="string">
            <text:p>0=Current, 1=Standby, &gt;1 = Memory Locations</text:p>
          </table:table-cell>
          <table:table-cell table:number-columns-repeated="17"/>
        </table:table-row>
        <table:table-row table:style-name="ro1">
          <table:table-cell/>
          <table:table-cell table:style-name="ce47" table:formula="of:=[.B209]+[.D209]" office:value-type="float" office:value="1220" calcext:value-type="float">
            <text:p>1220</text:p>
          </table:table-cell>
          <table:table-cell table:style-name="ce47" table:formula="of:=&quot;0x&quot; &amp; DEC2HEX([.B210])" office:value-type="string" office:string-value="0x4C4" calcext:value-type="string">
            <text:p>0x4C4</text:p>
          </table:table-cell>
          <table:table-cell table:style-name="ce47" office:value-type="float" office:value="4" calcext:value-type="float">
            <text:p>4</text:p>
          </table:table-cell>
          <table:table-cell table:style-name="ce8" office:value-type="string" calcext:value-type="string">
            <text:p>VOR/ILS Frequency</text:p>
          </table:table-cell>
          <table:table-cell table:style-name="ce8" office:value-type="string" calcext:value-type="string">
            <text:p>0 to 359</text:p>
          </table:table-cell>
          <table:table-cell table:style-name="ce52" office:value-type="string" calcext:value-type="string">
            <text:p>°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 office:value-type="string" calcext:value-type="string">
            <text:p>0=Current, 1=Standby, &gt;1 = Memory Locations</text:p>
          </table:table-cell>
          <table:table-cell table:number-columns-repeated="17"/>
        </table:table-row>
        <table:table-row table:style-name="ro1">
          <table:table-cell/>
          <table:table-cell table:style-name="ce47" table:formula="of:=[.B210]+[.D209]" office:value-type="float" office:value="1224" calcext:value-type="float">
            <text:p>1224</text:p>
          </table:table-cell>
          <table:table-cell table:style-name="ce47" table:formula="of:=&quot;0x&quot; &amp; DEC2HEX([.B211])" office:value-type="string" office:string-value="0x4C8" calcext:value-type="string">
            <text:p>0x4C8</text:p>
          </table:table-cell>
          <table:table-cell table:style-name="ce47" office:value-type="float" office:value="4" calcext:value-type="float">
            <text:p>4</text:p>
          </table:table-cell>
          <table:table-cell office:value-type="string" calcext:value-type="string">
            <text:p>VOR/ILS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47" table:formula="of:=[.B211]+[.D211]" office:value-type="float" office:value="1228" calcext:value-type="float">
            <text:p>1228</text:p>
          </table:table-cell>
          <table:table-cell table:style-name="ce47" table:formula="of:=&quot;0x&quot; &amp; DEC2HEX([.B212])" office:value-type="string" office:string-value="0x4CC" calcext:value-type="string">
            <text:p>0x4CC</text:p>
          </table:table-cell>
          <table:table-cell table:style-name="ce47" office:value-type="float" office:value="4" calcext:value-type="float">
            <text:p>4</text:p>
          </table:table-cell>
          <table:table-cell table:style-name="ce8" office:value-type="string" calcext:value-type="string">
            <text:p>Actual VOR Radial</text:p>
          </table:table-cell>
          <table:table-cell table:style-name="ce8" office:value-type="string" calcext:value-type="string">
            <text:p>0 to 359.9</text:p>
          </table:table-cell>
          <table:table-cell table:style-name="ce52" office:value-type="string" calcext:value-type="string">
            <text:p>0.1°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47" table:formula="of:=[.B212]+[.D210]" office:value-type="float" office:value="1232" calcext:value-type="float">
            <text:p>1232</text:p>
          </table:table-cell>
          <table:table-cell table:style-name="ce47" table:formula="of:=&quot;0x&quot; &amp; DEC2HEX([.B213])" office:value-type="string" office:string-value="0x4D0" calcext:value-type="string">
            <text:p>0x4D0</text:p>
          </table:table-cell>
          <table:table-cell table:style-name="ce47" office:value-type="float" office:value="4" calcext:value-type="float">
            <text:p>4</text:p>
          </table:table-cell>
          <table:table-cell table:style-name="ce8" office:value-type="string" calcext:value-type="string">
            <text:p>Selected VOR Radial</text:p>
          </table:table-cell>
          <table:table-cell table:style-name="ce8" office:value-type="string" calcext:value-type="string">
            <text:p>0 to 359.9</text:p>
          </table:table-cell>
          <table:table-cell table:style-name="ce52" office:value-type="string" calcext:value-type="string">
            <text:p>0.1°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47" table:formula="of:=[.B213]+[.D211]" office:value-type="float" office:value="1236" calcext:value-type="float">
            <text:p>1236</text:p>
          </table:table-cell>
          <table:table-cell table:style-name="ce47" table:formula="of:=&quot;0x&quot; &amp; DEC2HEX([.B214])" office:value-type="string" office:string-value="0x4D4" calcext:value-type="string">
            <text:p>0x4D4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Transponder Code</text:p>
          </table:table-cell>
          <table:table-cell table:style-name="ce8"/>
          <table:table-cell table:style-name="ce52"/>
          <table:table-cell table:style-name="ce8"/>
          <table:table-cell table:style-name="ce8" office:value-type="string" calcext:value-type="string">
            <text:p>USHORT[4]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47" table:formula="of:=[.B214]+[.D212]" office:value-type="float" office:value="1240" calcext:value-type="float">
            <text:p>1240</text:p>
          </table:table-cell>
          <table:table-cell table:style-name="ce47" table:formula="of:=&quot;0x&quot; &amp; DEC2HEX([.B215])" office:value-type="string" office:string-value="0x4D8" calcext:value-type="string">
            <text:p>0x4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 Pilot / FD Mode</text:p>
          </table:table-cell>
          <table:table-cell/>
          <table:table-cell table:style-name="Default"/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0=AP Mode, 1=Horizontal Mode, 2=Vertical Mode, 255=Status</text:p>
          </table:table-cell>
          <table:table-cell table:number-columns-repeated="17"/>
        </table:table-row>
        <table:table-row table:style-name="ro1">
          <table:table-cell/>
          <table:table-cell table:style-name="ce47" table:number-columns-repeated="2"/>
          <table:table-cell table:style-name="Default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2"/>
          <table:table-cell table:style-name="ce52"/>
          <table:table-cell table:style-name="ce8"/>
          <table:table-cell table:number-columns-repeated="19"/>
        </table:table-row>
        <table:table-row table:style-name="ro1">
          <table:table-cell table:number-columns-repeated="6"/>
          <table:table-cell table:style-name="ce52"/>
          <table:table-cell table:style-name="ce8"/>
          <table:table-cell table:number-columns-repeated="19"/>
        </table:table-row>
        <table:table-row table:style-name="ro1">
          <table:table-cell table:formula="of:=[Groups.A14]" office:value-type="string" office:string-value="Normal Priority Engine / Aircraft System Data" calcext:value-type="string">
            <text:p>Normal Priority Engine / Aircraft System Data</text:p>
          </table:table-cell>
          <table:table-cell table:number-columns-repeated="5"/>
          <table:table-cell table:style-name="ce52"/>
          <table:table-cell table:style-name="ce8"/>
          <table:table-cell table:number-columns-repeated="19"/>
        </table:table-row>
        <table:table-row table:style-name="ro1">
          <table:table-cell/>
          <table:table-cell table:formula="of:=[Groups.D14]" office:value-type="float" office:value="1280" calcext:value-type="float">
            <text:p>1280</text:p>
          </table:table-cell>
          <table:table-cell table:style-name="ce47" table:formula="of:=&quot;0x&quot; &amp; DEC2HEX([.B220])" office:value-type="string" office:string-value="0x500" calcext:value-type="string">
            <text:p>0x500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Cylinder Head Temperature</text:p>
          </table:table-cell>
          <table:table-cell table:style-name="ce8"/>
          <table:table-cell table:style-name="ce52" office:value-type="string" calcext:value-type="string">
            <text:p>0.1°C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</text:p>
          </table:table-cell>
        </table:table-row>
        <table:table-row table:style-name="ro1">
          <table:table-cell/>
          <table:table-cell table:style-name="ce47" table:formula="of:=[.B220]+[.D220]" office:value-type="float" office:value="1282" calcext:value-type="float">
            <text:p>1282</text:p>
          </table:table-cell>
          <table:table-cell table:style-name="ce47" table:formula="of:=&quot;0x&quot; &amp; DEC2HEX([.B221])" office:value-type="string" office:string-value="0x502" calcext:value-type="string">
            <text:p>0x502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Exhaust Gas Temperature</text:p>
          </table:table-cell>
          <table:table-cell table:style-name="ce8"/>
          <table:table-cell table:style-name="ce52" office:value-type="string" calcext:value-type="string">
            <text:p>0.1°C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</text:p>
          </table:table-cell>
        </table:table-row>
        <table:table-row table:style-name="ro1">
          <table:table-cell/>
          <table:table-cell table:style-name="ce47" table:formula="of:=[.B221]+[.D221]" office:value-type="float" office:value="1284" calcext:value-type="float">
            <text:p>1284</text:p>
          </table:table-cell>
          <table:table-cell table:style-name="ce47" table:formula="of:=&quot;0x&quot; &amp; DEC2HEX([.B222])" office:value-type="string" office:string-value="0x504" calcext:value-type="string">
            <text:p>0x504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Cylinder Head Temp. Rate of Change</text:p>
          </table:table-cell>
          <table:table-cell table:style-name="ce8"/>
          <table:table-cell table:style-name="ce52" office:value-type="string" calcext:value-type="string">
            <text:p>0.1°C/Min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ROC</text:p>
          </table:table-cell>
        </table:table-row>
        <table:table-row table:style-name="ro1">
          <table:table-cell/>
          <table:table-cell table:style-name="ce47" table:formula="of:=[.B222]+[.D222]" office:value-type="float" office:value="1286" calcext:value-type="float">
            <text:p>1286</text:p>
          </table:table-cell>
          <table:table-cell table:style-name="ce47" table:formula="of:=&quot;0x&quot; &amp; DEC2HEX([.B223])" office:value-type="string" office:string-value="0x506" calcext:value-type="string">
            <text:p>0x506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Cylinder Head Temp. Deviation</text:p>
          </table:table-cell>
          <table:table-cell table:style-name="ce8"/>
          <table:table-cell table:style-name="ce52" office:value-type="string" calcext:value-type="string">
            <text:p>0.1°C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DT</text:p>
          </table:table-cell>
        </table:table-row>
        <table:table-row table:style-name="ro1">
          <table:table-cell/>
          <table:table-cell table:style-name="ce47" table:formula="of:=[.B223]+[.D223]" office:value-type="float" office:value="1288" calcext:value-type="float">
            <text:p>1288</text:p>
          </table:table-cell>
          <table:table-cell table:style-name="ce47" table:formula="of:=&quot;0x&quot; &amp; DEC2HEX([.B224])" office:value-type="string" office:string-value="0x508" calcext:value-type="string">
            <text:p>0x508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Exhaust Gas Temp. <text:s/>Rate of Change</text:p>
          </table:table-cell>
          <table:table-cell table:style-name="ce8"/>
          <table:table-cell table:style-name="ce52" office:value-type="string" calcext:value-type="string">
            <text:p>0.1°C/Min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ROC</text:p>
          </table:table-cell>
        </table:table-row>
        <table:table-row table:style-name="ro1">
          <table:table-cell/>
          <table:table-cell table:style-name="ce47" table:formula="of:=[.B224]+[.D224]" office:value-type="float" office:value="1290" calcext:value-type="float">
            <text:p>1290</text:p>
          </table:table-cell>
          <table:table-cell table:style-name="ce47" table:formula="of:=&quot;0x&quot; &amp; DEC2HEX([.B225])" office:value-type="string" office:string-value="0x50A" calcext:value-type="string">
            <text:p>0x50A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Exhaust Gas Temp. Deviation</text:p>
          </table:table-cell>
          <table:table-cell table:style-name="ce8"/>
          <table:table-cell table:style-name="ce52" office:value-type="string" calcext:value-type="string">
            <text:p>0.1°C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DT</text:p>
          </table:table-cell>
        </table:table-row>
        <table:table-row table:style-name="ro1">
          <table:table-cell/>
          <table:table-cell table:style-name="ce47" table:formula="of:=[.B225]+[.D225]" office:value-type="float" office:value="1292" calcext:value-type="float">
            <text:p>1292</text:p>
          </table:table-cell>
          <table:table-cell table:style-name="ce47" table:formula="of:=&quot;0x&quot; &amp; DEC2HEX([.B226])" office:value-type="string" office:string-value="0x50C" calcext:value-type="string">
            <text:p>0x50C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Carburetor Temperature</text:p>
          </table:table-cell>
          <table:table-cell table:style-name="ce8"/>
          <table:table-cell table:style-name="ce52" office:value-type="string" calcext:value-type="string">
            <text:p>0.1°C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ARBT</text:p>
          </table:table-cell>
        </table:table-row>
        <table:table-row table:style-name="ro1">
          <table:table-cell/>
          <table:table-cell table:style-name="ce47" table:formula="of:=[.B226]+[.D226]" office:value-type="float" office:value="1294" calcext:value-type="float">
            <text:p>1294</text:p>
          </table:table-cell>
          <table:table-cell table:style-name="ce47" table:formula="of:=&quot;0x&quot; &amp; DEC2HEX([.B227])" office:value-type="string" office:string-value="0x50E" calcext:value-type="string">
            <text:p>0x50E</text:p>
          </table:table-cell>
          <table:table-cell table:style-name="ce47" office:value-type="float" office:value="4" calcext:value-type="float">
            <text:p>4</text:p>
          </table:table-cell>
          <table:table-cell table:style-name="ce8" office:value-type="string" calcext:value-type="string">
            <text:p>Electrical Bus Voltage</text:p>
          </table:table-cell>
          <table:table-cell table:style-name="ce8"/>
          <table:table-cell table:style-name="ce52" office:value-type="string" calcext:value-type="string">
            <text:p>0.1 V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VOLT</text:p>
          </table:table-cell>
        </table:table-row>
        <table:table-row table:style-name="ro1">
          <table:table-cell/>
          <table:table-cell table:style-name="ce47" table:formula="of:=[.B227]+[.D227]" office:value-type="float" office:value="1298" calcext:value-type="float">
            <text:p>1298</text:p>
          </table:table-cell>
          <table:table-cell table:style-name="ce47" table:formula="of:=&quot;0x&quot; &amp; DEC2HEX([.B228])" office:value-type="string" office:string-value="0x512" calcext:value-type="string">
            <text:p>0x512</text:p>
          </table:table-cell>
          <table:table-cell table:style-name="ce47" office:value-type="float" office:value="4" calcext:value-type="float">
            <text:p>4</text:p>
          </table:table-cell>
          <table:table-cell table:style-name="ce8" office:value-type="string" calcext:value-type="string">
            <text:p>Electrical Bus Current</text:p>
          </table:table-cell>
          <table:table-cell table:style-name="ce8"/>
          <table:table-cell table:style-name="ce52" office:value-type="string" calcext:value-type="string">
            <text:p>0.1 A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URRNT</text:p>
          </table:table-cell>
        </table:table-row>
        <table:table-row table:style-name="ro1">
          <table:table-cell/>
          <table:table-cell table:style-name="ce47" table:formula="of:=[.B228]+[.D228]" office:value-type="float" office:value="1302" calcext:value-type="float">
            <text:p>1302</text:p>
          </table:table-cell>
          <table:table-cell table:style-name="ce47" table:formula="of:=&quot;0x&quot; &amp; DEC2HEX([.B229])" office:value-type="string" office:string-value="0x516" calcext:value-type="string">
            <text:p>0x516</text:p>
          </table:table-cell>
          <table:table-cell table:style-name="ce47" office:value-type="float" office:value="4" calcext:value-type="float">
            <text:p>4</text:p>
          </table:table-cell>
          <table:table-cell table:style-name="ce8" office:value-type="string" calcext:value-type="string">
            <text:p>Generator / Alternator Voltage</text:p>
          </table:table-cell>
          <table:table-cell table:style-name="ce8"/>
          <table:table-cell table:style-name="ce52" office:value-type="string" calcext:value-type="string">
            <text:p>0.1 V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VOLT</text:p>
          </table:table-cell>
        </table:table-row>
        <table:table-row table:style-name="ro1">
          <table:table-cell/>
          <table:table-cell table:style-name="ce47" table:formula="of:=[.B229]+[.D229]" office:value-type="float" office:value="1306" calcext:value-type="float">
            <text:p>1306</text:p>
          </table:table-cell>
          <table:table-cell table:style-name="ce47" table:formula="of:=&quot;0x&quot; &amp; DEC2HEX([.B230])" office:value-type="string" office:string-value="0x51A" calcext:value-type="string">
            <text:p>0x51A</text:p>
          </table:table-cell>
          <table:table-cell table:style-name="ce47" office:value-type="float" office:value="4" calcext:value-type="float">
            <text:p>4</text:p>
          </table:table-cell>
          <table:table-cell table:style-name="ce8" office:value-type="string" calcext:value-type="string">
            <text:p>Generator / Alternator Current</text:p>
          </table:table-cell>
          <table:table-cell table:style-name="ce8"/>
          <table:table-cell table:style-name="ce52" office:value-type="string" calcext:value-type="string">
            <text:p>0.1 A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CUR</text:p>
          </table:table-cell>
        </table:table-row>
        <table:table-row table:style-name="ro1">
          <table:table-cell/>
          <table:table-cell table:style-name="ce47" table:formula="of:=[.B230]+[.D230]" office:value-type="float" office:value="1310" calcext:value-type="float">
            <text:p>1310</text:p>
          </table:table-cell>
          <table:table-cell table:style-name="ce47" table:formula="of:=&quot;0x&quot; &amp; DEC2HEX([.B231])" office:value-type="string" office:string-value="0x51E" calcext:value-type="string">
            <text:p>0x51E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Engine Power</text:p>
          </table:table-cell>
          <table:table-cell table:style-name="ce8"/>
          <table:table-cell table:style-name="ce52" office:value-type="string" calcext:value-type="string">
            <text:p>0.1%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/>
          <table:table-cell table:number-columns-repeated="16"/>
          <table:table-cell office:value-type="string" calcext:value-type="string">
            <text:p>POWER</text:p>
          </table:table-cell>
        </table:table-row>
        <table:table-row table:style-name="ro1">
          <table:table-cell/>
          <table:table-cell table:style-name="ce47" table:formula="of:=[.B231]+[.D231]" office:value-type="float" office:value="1312" calcext:value-type="float">
            <text:p>1312</text:p>
          </table:table-cell>
          <table:table-cell table:style-name="ce47" table:formula="of:=&quot;0x&quot; &amp; DEC2HEX([.B232])" office:value-type="string" office:string-value="0x520" calcext:value-type="string">
            <text:p>0x520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Total Engine Time</text:p>
          </table:table-cell>
          <table:table-cell/>
          <table:table-cell table:style-name="ce52" office:value-type="string" calcext:value-type="string">
            <text:p>0.1 Hours</text:p>
          </table:table-cell>
          <table:table-cell table:style-name="ce8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number-columns-repeated="15"/>
          <table:table-cell office:value-type="string" calcext:value-type="string">
            <text:p>HOBBS</text:p>
          </table:table-cell>
        </table:table-row>
        <table:table-row table:style-name="ro1">
          <table:table-cell/>
          <table:table-cell table:style-name="ce47" table:formula="of:=[.B232]+[.D232]" office:value-type="float" office:value="1314" calcext:value-type="float">
            <text:p>1314</text:p>
          </table:table-cell>
          <table:table-cell table:style-name="ce47" table:formula="of:=&quot;0x&quot; &amp; DEC2HEX([.B233])" office:value-type="string" office:string-value="0x522" calcext:value-type="string">
            <text:p>0x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Engine Time (Tach)</text:p>
          </table:table-cell>
          <table:table-cell/>
          <table:table-cell table:style-name="ce52" office:value-type="string" calcext:value-type="string">
            <text:p>0.1 Hours</text:p>
          </table:table-cell>
          <table:table-cell table:style-name="ce8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number-columns-repeated="15"/>
          <table:table-cell office:value-type="string" calcext:value-type="string">
            <text:p>TACHTM</text:p>
          </table:table-cell>
        </table:table-row>
        <table:table-row table:style-name="ro1">
          <table:table-cell/>
          <table:table-cell table:style-name="ce47" table:formula="of:=[.B233]+[.D233]" office:value-type="float" office:value="1316" calcext:value-type="float">
            <text:p>1316</text:p>
          </table:table-cell>
          <table:table-cell table:style-name="ce47" table:formula="of:=&quot;0x&quot; &amp; DEC2HEX([.B234])" office:value-type="string" office:string-value="0x524" calcext:value-type="string">
            <text:p>0x524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Gearbox Speed</text:p>
          </table:table-cell>
          <table:table-cell table:style-name="ce8"/>
          <table:table-cell table:style-name="ce52" office:value-type="string" calcext:value-type="string">
            <text:p>RPM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47" table:formula="of:=[.B234]+[.D234]" office:value-type="float" office:value="1318" calcext:value-type="float">
            <text:p>1318</text:p>
          </table:table-cell>
          <table:table-cell table:style-name="ce47" table:formula="of:=&quot;0x&quot; &amp; DEC2HEX([.B235])" office:value-type="string" office:string-value="0x526" calcext:value-type="string">
            <text:p>0x526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Gearbox Oil Pressure Switch</text:p>
          </table:table-cell>
          <table:table-cell/>
          <table:table-cell table:style-name="ce52"/>
          <table:table-cell table:style-name="ce8"/>
          <table:table-cell office:value-type="string" calcext:value-type="string">
            <text:p>BYTE</text:p>
          </table:table-cell>
          <table:table-cell table:style-name="ce8"/>
          <table:table-cell office:value-type="string" calcext:value-type="string">
            <text:p>0 = Normal\l-1 = Low\l1 = High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235]+[.D235]" office:value-type="float" office:value="1320" calcext:value-type="float">
            <text:p>1320</text:p>
          </table:table-cell>
          <table:table-cell table:style-name="ce47" table:formula="of:=&quot;0x&quot; &amp; DEC2HEX([.B236])" office:value-type="string" office:string-value="0x528" calcext:value-type="string">
            <text:p>0x528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Gearbox Oil Temperature Switch</text:p>
          </table:table-cell>
          <table:table-cell/>
          <table:table-cell table:style-name="ce52"/>
          <table:table-cell table:style-name="ce8"/>
          <table:table-cell office:value-type="string" calcext:value-type="string">
            <text:p>BYTE</text:p>
          </table:table-cell>
          <table:table-cell table:style-name="ce8"/>
          <table:table-cell office:value-type="string" calcext:value-type="string">
            <text:p>0 = Normal\l-1 = Low\l1 = High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236]+[.D236]" office:value-type="float" office:value="1322" calcext:value-type="float">
            <text:p>1322</text:p>
          </table:table-cell>
          <table:table-cell table:style-name="ce47" table:formula="of:=&quot;0x&quot; &amp; DEC2HEX([.B237])" office:value-type="string" office:string-value="0x52A" calcext:value-type="string">
            <text:p>0x52A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Gearbox Oil Quantity Switch</text:p>
          </table:table-cell>
          <table:table-cell/>
          <table:table-cell table:style-name="ce52"/>
          <table:table-cell table:style-name="ce8"/>
          <table:table-cell office:value-type="string" calcext:value-type="string">
            <text:p>BYTE</text:p>
          </table:table-cell>
          <table:table-cell table:style-name="ce8"/>
          <table:table-cell office:value-type="string" calcext:value-type="string">
            <text:p>0 = Normal\l-1 = Low\l1 = High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237]+[.D237]" office:value-type="float" office:value="1324" calcext:value-type="float">
            <text:p>1324</text:p>
          </table:table-cell>
          <table:table-cell table:style-name="ce47" table:formula="of:=&quot;0x&quot; &amp; DEC2HEX([.B238])" office:value-type="string" office:string-value="0x52C" calcext:value-type="string">
            <text:p>0x52C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Hydraulic Pressure Switch</text:p>
          </table:table-cell>
          <table:table-cell/>
          <table:table-cell table:style-name="ce52"/>
          <table:table-cell table:style-name="ce8"/>
          <table:table-cell office:value-type="string" calcext:value-type="string">
            <text:p>BYTE</text:p>
          </table:table-cell>
          <table:table-cell table:style-name="ce8"/>
          <table:table-cell office:value-type="string" calcext:value-type="string">
            <text:p>0 = Normal\l-1 = Low\l1 = High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238]+[.D238]" office:value-type="float" office:value="1326" calcext:value-type="float">
            <text:p>1326</text:p>
          </table:table-cell>
          <table:table-cell table:style-name="ce47" table:formula="of:=&quot;0x&quot; &amp; DEC2HEX([.B239])" office:value-type="string" office:string-value="0x52E" calcext:value-type="string">
            <text:p>0x52E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Hydraulic Temperature Switch</text:p>
          </table:table-cell>
          <table:table-cell/>
          <table:table-cell table:style-name="ce52"/>
          <table:table-cell table:style-name="ce8"/>
          <table:table-cell office:value-type="string" calcext:value-type="string">
            <text:p>BYTE</text:p>
          </table:table-cell>
          <table:table-cell table:style-name="ce8"/>
          <table:table-cell office:value-type="string" calcext:value-type="string">
            <text:p>0 = Normal\l-1 = Low\l1 = High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239]+[.D239]" office:value-type="float" office:value="1328" calcext:value-type="float">
            <text:p>1328</text:p>
          </table:table-cell>
          <table:table-cell table:style-name="ce47" table:formula="of:=&quot;0x&quot; &amp; DEC2HEX([.B240])" office:value-type="string" office:string-value="0x530" calcext:value-type="string">
            <text:p>0x530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Hydraulic Fluid Quantity Switch</text:p>
          </table:table-cell>
          <table:table-cell/>
          <table:table-cell table:style-name="ce52"/>
          <table:table-cell table:style-name="ce8"/>
          <table:table-cell office:value-type="string" calcext:value-type="string">
            <text:p>BYTE</text:p>
          </table:table-cell>
          <table:table-cell table:style-name="ce8"/>
          <table:table-cell office:value-type="string" calcext:value-type="string">
            <text:p>0 = Normal\l-1 = Low\l1 = High</text:p>
          </table:table-cell>
          <table:table-cell table:number-columns-repeated="16"/>
        </table:table-row>
        <table:table-row table:style-name="ro1">
          <table:table-cell/>
          <table:table-cell table:style-name="ce47" table:formula="of:=[.B240]+[.D240]" office:value-type="float" office:value="1330" calcext:value-type="float">
            <text:p>1330</text:p>
          </table:table-cell>
          <table:table-cell table:style-name="ce47" table:formula="of:=&quot;0x&quot; &amp; DEC2HEX([.B241])" office:value-type="string" office:string-value="0x532" calcext:value-type="string">
            <text:p>0x532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Gearbox Oil Pressure</text:p>
          </table:table-cell>
          <table:table-cell table:style-name="ce8"/>
          <table:table-cell table:style-name="ce52" office:value-type="string" calcext:value-type="string">
            <text:p>0.01 psi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47" table:formula="of:=[.B241]+[.D241]" office:value-type="float" office:value="1332" calcext:value-type="float">
            <text:p>1332</text:p>
          </table:table-cell>
          <table:table-cell table:style-name="ce47" table:formula="of:=&quot;0x&quot; &amp; DEC2HEX([.B242])" office:value-type="string" office:string-value="0x534" calcext:value-type="string">
            <text:p>0x534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Gearbox Oil Temperature</text:p>
          </table:table-cell>
          <table:table-cell table:style-name="ce8"/>
          <table:table-cell table:style-name="ce52" office:value-type="string" calcext:value-type="string">
            <text:p>0.1°C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47" table:formula="of:=[.B242]+[.D242]" office:value-type="float" office:value="1334" calcext:value-type="float">
            <text:p>1334</text:p>
          </table:table-cell>
          <table:table-cell table:style-name="ce47" table:formula="of:=&quot;0x&quot; &amp; DEC2HEX([.B243])" office:value-type="string" office:string-value="0x536" calcext:value-type="string">
            <text:p>0x536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Gearbox Oil Quantity</text:p>
          </table:table-cell>
          <table:table-cell table:style-name="ce8" office:value-type="string" calcext:value-type="string">
            <text:p>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47" table:formula="of:=[.B243]+[.D243]" office:value-type="float" office:value="1336" calcext:value-type="float">
            <text:p>1336</text:p>
          </table:table-cell>
          <table:table-cell table:style-name="ce47" table:formula="of:=&quot;0x&quot; &amp; DEC2HEX([.B244])" office:value-type="string" office:string-value="0x538" calcext:value-type="string">
            <text:p>0x538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Hydraulic Pressure</text:p>
          </table:table-cell>
          <table:table-cell table:style-name="ce8"/>
          <table:table-cell table:style-name="ce52" office:value-type="string" calcext:value-type="string">
            <text:p>0.01 psi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47" table:formula="of:=[.B244]+[.D244]" office:value-type="float" office:value="1338" calcext:value-type="float">
            <text:p>1338</text:p>
          </table:table-cell>
          <table:table-cell table:style-name="ce47" table:formula="of:=&quot;0x&quot; &amp; DEC2HEX([.B245])" office:value-type="string" office:string-value="0x53A" calcext:value-type="string">
            <text:p>0x53A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Hydraulic Temperature</text:p>
          </table:table-cell>
          <table:table-cell table:style-name="ce8"/>
          <table:table-cell table:style-name="ce52" office:value-type="string" calcext:value-type="string">
            <text:p>0.1°C</text:p>
          </table:table-cell>
          <table:table-cell table:style-name="ce8"/>
          <table:table-cell office:value-type="string" calcext:value-type="string">
            <text:p>UINT</text:p>
          </table:table-cell>
          <table:table-cell table:style-name="ce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47" table:formula="of:=[.B245]+[.D245]" office:value-type="float" office:value="1340" calcext:value-type="float">
            <text:p>1340</text:p>
          </table:table-cell>
          <table:table-cell table:style-name="ce47" table:formula="of:=&quot;0x&quot; &amp; DEC2HEX([.B246])" office:value-type="string" office:string-value="0x53C" calcext:value-type="string">
            <text:p>0x53C</text:p>
          </table:table-cell>
          <table:table-cell table:style-name="ce47" office:value-type="float" office:value="2" calcext:value-type="float">
            <text:p>2</text:p>
          </table:table-cell>
          <table:table-cell table:style-name="ce8" office:value-type="string" calcext:value-type="string">
            <text:p>Hydraulic Fluid Quantity</text:p>
          </table:table-cell>
          <table:table-cell table:style-name="ce8" office:value-type="string" calcext:value-type="string">
            <text:p>0 to 100</text:p>
          </table:table-cell>
          <table:table-cell table:style-name="ce52" office:value-type="string" calcext:value-type="string">
            <text:p>0.01%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47" table:formula="of:=[.B246]+[.D246]" office:value-type="float" office:value="1342" calcext:value-type="float">
            <text:p>1342</text:p>
          </table:table-cell>
          <table:table-cell table:style-name="ce47" table:formula="of:=&quot;0x&quot; &amp; DEC2HEX([.B247])" office:value-type="string" office:string-value="0x53E" calcext:value-type="string">
            <text:p>0x53E</text:p>
          </table:table-cell>
          <table:table-cell table:style-name="ce47" office:value-type="float" office:value="4" calcext:value-type="float">
            <text:p>4</text:p>
          </table:table-cell>
          <table:table-cell table:style-name="ce8" office:value-type="string" calcext:value-type="string">
            <text:p>Tire Pressure</text:p>
          </table:table-cell>
          <table:table-cell table:style-name="ce8"/>
          <table:table-cell table:style-name="ce52" office:value-type="string" calcext:value-type="string">
            <text:p>0.01 psi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47" table:formula="of:=[.B247]+[.D247]" office:value-type="float" office:value="1346" calcext:value-type="float">
            <text:p>1346</text:p>
          </table:table-cell>
          <table:table-cell table:style-name="ce47" table:formula="of:=&quot;0x&quot; &amp; DEC2HEX([.B248])" office:value-type="string" office:string-value="0x542" calcext:value-type="string">
            <text:p>0x542</text:p>
          </table:table-cell>
          <table:table-cell table:style-name="ce47" office:value-type="float" office:value="4" calcext:value-type="float">
            <text:p>4</text:p>
          </table:table-cell>
          <table:table-cell table:style-name="ce8" office:value-type="string" calcext:value-type="string">
            <text:p>Strut Pressure</text:p>
          </table:table-cell>
          <table:table-cell table:style-name="ce8"/>
          <table:table-cell table:style-name="ce52" office:value-type="string" calcext:value-type="string">
            <text:p>0.01 psi</text:p>
          </table:table-cell>
          <table:table-cell table:style-name="ce8"/>
          <table:table-cell table:style-name="ce8" office:value-type="string" calcext:value-type="string">
            <text:p>UINT</text:p>
          </table:table-cell>
          <table:table-cell table:style-name="ce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47" table:formula="of:=[.B248]+[.D248]" office:value-type="float" office:value="1350" calcext:value-type="float">
            <text:p>1350</text:p>
          </table:table-cell>
          <table:table-cell table:style-name="ce47" table:formula="of:=&quot;0x&quot; &amp; DEC2HEX([.B249])" office:value-type="string" office:string-value="0x546" calcext:value-type="string">
            <text:p>0x546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Flight Time</text:p>
          </table:table-cell>
          <table:table-cell/>
          <table:table-cell table:style-name="ce52" office:value-type="string" calcext:value-type="string">
            <text:p>0.1 Hours</text:p>
          </table:table-cell>
          <table:table-cell table:style-name="ce8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last flight, reverse chronological order from there</text:p>
          </table:table-cell>
          <table:table-cell table:number-columns-repeated="15"/>
          <table:table-cell office:value-type="string" calcext:value-type="string">
            <text:p>FTIME</text:p>
          </table:table-cell>
        </table:table-row>
        <table:table-row table:style-name="ro1">
          <table:table-cell table:number-columns-repeated="6"/>
          <table:table-cell table:style-name="ce52"/>
          <table:table-cell table:style-name="ce8"/>
          <table:table-cell table:number-columns-repeated="19"/>
        </table:table-row>
        <table:table-row table:style-name="ro1">
          <table:table-cell table:formula="of:=[Groups.A15]" office:value-type="string" office:string-value="Normal Priority Auxiliary Data" calcext:value-type="string">
            <text:p>Normal Priority Auxiliary Data</text:p>
          </table:table-cell>
          <table:table-cell table:number-columns-repeated="5"/>
          <table:table-cell table:style-name="ce52"/>
          <table:table-cell table:style-name="ce8"/>
          <table:table-cell table:number-columns-repeated="19"/>
        </table:table-row>
        <table:table-row table:style-name="ro1">
          <table:table-cell/>
          <table:table-cell table:formula="of:=[Groups.D15]" office:value-type="float" office:value="1408" calcext:value-type="float">
            <text:p>1408</text:p>
          </table:table-cell>
          <table:table-cell table:style-name="ce47" table:formula="of:=&quot;0x&quot; &amp; DEC2HEX([.B252])" office:value-type="string" office:string-value="0x580" calcext:value-type="string">
            <text:p>0x580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Hour, Min, Sec, mSec</text:p>
          </table:table-cell>
          <table:table-cell table:style-name="ce52" office:value-type="string" calcext:value-type="string">
            <text:p>UTC</text:p>
          </table:table-cell>
          <table:table-cell table:style-name="ce8"/>
          <table:table-cell table:style-name="ce8" office:value-type="string" calcext:value-type="string">
            <text:p>USHORT[3],UINT</text:p>
          </table:table-cell>
          <table:table-cell table:number-columns-repeated="17"/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ce47" table:formula="of:=[.B252]+[.D252]" office:value-type="float" office:value="1409" calcext:value-type="float">
            <text:p>1409</text:p>
          </table:table-cell>
          <table:table-cell table:style-name="ce47" table:formula="of:=&quot;0x&quot; &amp; DEC2HEX([.B253])" office:value-type="string" office:string-value="0x581" calcext:value-type="string">
            <text:p>0x581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Year, Month, Day</text:p>
          </table:table-cell>
          <table:table-cell table:style-name="ce52"/>
          <table:table-cell table:style-name="ce8"/>
          <table:table-cell office:value-type="string" calcext:value-type="string">
            <text:p>UINT, USHORT[2]</text:p>
          </table:table-cell>
          <table:table-cell table:number-columns-repeated="17"/>
          <table:table-cell office:value-type="string" calcext:value-type="string">
            <text:p>DATE</text:p>
          </table:table-cell>
        </table:table-row>
        <table:table-row table:style-name="ro1">
          <table:table-cell/>
          <table:table-cell table:style-name="ce47" table:formula="of:=[.B253]+[.D253]" office:value-type="float" office:value="1410" calcext:value-type="float">
            <text:p>1410</text:p>
          </table:table-cell>
          <table:table-cell table:style-name="ce47" table:formula="of:=&quot;0x&quot; &amp; DEC2HEX([.B254])" office:value-type="string" office:string-value="0x582" calcext:value-type="string">
            <text:p>0x582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-12 to 12</text:p>
          </table:table-cell>
          <table:table-cell office:value-type="string" calcext:value-type="string">
            <text:p>0.1 Hours</text:p>
          </table:table-cell>
          <table:table-cell/>
          <table:table-cell office:value-type="string" calcext:value-type="string">
            <text:p>SHORT</text:p>
          </table:table-cell>
          <table:table-cell table:number-columns-repeated="17"/>
          <table:table-cell office:value-type="string" calcext:value-type="string">
            <text:p>TZONE</text:p>
          </table:table-cell>
        </table:table-row>
        <table:table-row table:style-name="ro1">
          <table:table-cell/>
          <table:table-cell table:style-name="ce47" table:formula="of:=[.B254]+[.D254]" office:value-type="float" office:value="1411" calcext:value-type="float">
            <text:p>1411</text:p>
          </table:table-cell>
          <table:table-cell table:style-name="ce47" table:formula="of:=&quot;0x&quot; &amp; DEC2HEX([.B255])" office:value-type="string" office:string-value="0x583" calcext:value-type="string">
            <text:p>0x583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Cabin Temperature</text:p>
          </table:table-cell>
          <table:table-cell table:style-name="ce8"/>
          <table:table-cell table:style-name="ce52" office:value-type="string" calcext:value-type="string">
            <text:p>0.1°C</text:p>
          </table:table-cell>
          <table:table-cell table:style-name="ce8"/>
          <table:table-cell office:value-type="string" calcext:value-type="string">
            <text:p>UINT</text:p>
          </table:table-cell>
          <table:table-cell table:number-columns-repeated="18"/>
        </table:table-row>
        <table:table-row table:style-name="ro1">
          <table:table-cell/>
          <table:table-cell table:style-name="ce47" table:formula="of:=[.B255]+[.D255]" office:value-type="float" office:value="1412" calcext:value-type="float">
            <text:p>1412</text:p>
          </table:table-cell>
          <table:table-cell table:style-name="ce47" table:formula="of:=&quot;0x&quot; &amp; DEC2HEX([.B256])" office:value-type="string" office:string-value="0x584" calcext:value-type="string">
            <text:p>0x584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Panel Dimmer Level</text:p>
          </table:table-cell>
          <table:table-cell office:value-type="string" calcext:value-type="string">
            <text:p>0 to 100</text:p>
          </table:table-cell>
          <table:table-cell table:style-name="ce52" office:value-type="string" calcext:value-type="string">
            <text:p>%</text:p>
          </table:table-cell>
          <table:table-cell table:style-name="ce8"/>
          <table:table-cell office:value-type="string" calcext:value-type="string">
            <text:p>USHORT</text:p>
          </table:table-cell>
          <table:table-cell table:number-columns-repeated="17"/>
          <table:table-cell office:value-type="string" calcext:value-type="string">
            <text:p>DIM</text:p>
          </table:table-cell>
        </table:table-row>
        <table:table-row table:style-name="ro1">
          <table:table-cell/>
          <table:table-cell table:style-name="ce47" table:formula="of:=[.B256]+[.D256]" office:value-type="float" office:value="1413" calcext:value-type="float">
            <text:p>1413</text:p>
          </table:table-cell>
          <table:table-cell table:style-name="ce47" table:formula="of:=&quot;0x&quot; &amp; DEC2HEX([.B257])" office:value-type="string" office:string-value="0x585" calcext:value-type="string">
            <text:p>0x585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Longitudinal Center of Gravity</text:p>
          </table:table-cell>
          <table:table-cell office:value-type="string" calcext:value-type="string">
            <text:p>0 to 100</text:p>
          </table:table-cell>
          <table:table-cell table:style-name="ce52" office:value-type="string" calcext:value-type="string">
            <text:p>0.1% MAC</text:p>
          </table:table-cell>
          <table:table-cell table:style-name="ce8"/>
          <table:table-cell office:value-type="string" calcext:value-type="string">
            <text:p>U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47" table:formula="of:=[.B257]+[.D257]" office:value-type="float" office:value="1414" calcext:value-type="float">
            <text:p>1414</text:p>
          </table:table-cell>
          <table:table-cell table:style-name="ce47" table:formula="of:=&quot;0x&quot; &amp; DEC2HEX([.B258])" office:value-type="string" office:string-value="0x586" calcext:value-type="string">
            <text:p>0x586</text:p>
          </table:table-cell>
          <table:table-cell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Lateral Center of Gravity</text:p>
          </table:table-cell>
          <table:table-cell table:style-name="ce8" office:value-type="string" calcext:value-type="string">
            <text:p>-100 to 100</text:p>
          </table:table-cell>
          <table:table-cell table:style-name="ce52" office:value-type="string" calcext:value-type="string">
            <text:p>0.1%</text:p>
          </table:table-cell>
          <table:table-cell table:style-name="ce58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47" table:formula="of:=[.B258]+[.D258]" office:value-type="float" office:value="1415" calcext:value-type="float">
            <text:p>1415</text:p>
          </table:table-cell>
          <table:table-cell table:style-name="ce47" table:formula="of:=&quot;0x&quot; &amp; DEC2HEX([.B259])" office:value-type="string" office:string-value="0x587" calcext:value-type="string">
            <text:p>0x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17"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table:style-name="ce47" table:formula="of:=[.B259]+[.D259]" office:value-type="float" office:value="1416" calcext:value-type="float">
            <text:p>1416</text:p>
          </table:table-cell>
          <table:table-cell table:style-name="ce47" table:formula="of:=&quot;0x&quot; &amp; DEC2HEX([.B260])" office:value-type="string" office:string-value="0x588" calcext:value-type="string">
            <text:p>0x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Type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18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4"/>
        </table:table-row>
        <table:table-row table:style-name="ro1" table:number-rows-repeated="1048311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Channels" table:style-name="ta1" table:print="false">
        <table:table-column table:style-name="co22" table:default-cell-style-name="Default"/>
        <table:table-column table:style-name="co23" table:default-cell-style-name="ce8"/>
        <table:table-column table:style-name="co24" table:default-cell-style-name="ce8"/>
        <table:table-column table:style-name="co22" table:default-cell-style-name="Default"/>
        <table:table-column table:style-name="co22" table:default-cell-style-name="ce10"/>
        <table:table-column table:style-name="co22" table:default-cell-style-name="Default"/>
        <table:table-column table:style-name="co22" table:default-cell-style-name="ce10"/>
        <table:table-row table:style-name="ro1">
          <table:table-cell office:value-type="string" calcext:value-type="string">
            <text:p>Channel</text:p>
          </table:table-cell>
          <table:table-cell table:style-name="Default" office:value-type="string" calcext:value-type="string">
            <text:p>Request ID</text:p>
          </table:table-cell>
          <table:table-cell table:style-name="Default" office:value-type="string" calcext:value-type="string">
            <text:p>Response ID</text:p>
          </table:table-cell>
          <table:table-cell office:value-type="string" calcext:value-type="string">
            <text:p>Request ID</text:p>
          </table:table-cell>
          <table:table-cell table:style-name="Default"/>
          <table:table-cell office:value-type="string" calcext:value-type="string">
            <text:p>Response ID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&amp;&quot; (0x&quot;&amp;[.E2]&amp;&quot;)&quot;" office:value-type="string" office:string-value="2016 (0x7E0)" calcext:value-type="string">
            <text:p>2016 (0x7E0)</text:p>
          </table:table-cell>
          <table:table-cell table:formula="of:=[.F2]&amp;&quot; (0x&quot;&amp;[.G2]&amp;&quot;)&quot;" office:value-type="string" office:string-value="2017 (0x7E1)" calcext:value-type="string">
            <text:p>2017 (0x7E1)</text:p>
          </table:table-cell>
          <table:table-cell table:formula="of:=[Groups.D18]" office:value-type="float" office:value="2016" calcext:value-type="float">
            <text:p>2016</text:p>
          </table:table-cell>
          <table:table-cell table:formula="of:=DEC2HEX([.D2])" office:value-type="string" office:string-value="7E0" calcext:value-type="string">
            <text:p>7E0</text:p>
          </table:table-cell>
          <table:table-cell table:formula="of:=[.D2]+1" office:value-type="float" office:value="2017" calcext:value-type="float">
            <text:p>2017</text:p>
          </table:table-cell>
          <table:table-cell table:formula="of:=DEC2HEX([.F2])" office:value-type="string" office:string-value="7E1" calcext:value-type="string">
            <text:p>7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&amp;&quot; (0x&quot;&amp;[.E3]&amp;&quot;)&quot;" office:value-type="string" office:string-value="2018 (0x7E2)" calcext:value-type="string">
            <text:p>2018 (0x7E2)</text:p>
          </table:table-cell>
          <table:table-cell table:formula="of:=[.F3]&amp;&quot; (0x&quot;&amp;[.G3]&amp;&quot;)&quot;" office:value-type="string" office:string-value="2019 (0x7E3)" calcext:value-type="string">
            <text:p>2019 (0x7E3)</text:p>
          </table:table-cell>
          <table:table-cell table:formula="of:=[.D2]+2" office:value-type="float" office:value="2018" calcext:value-type="float">
            <text:p>2018</text:p>
          </table:table-cell>
          <table:table-cell table:formula="of:=DEC2HEX([.D3])" office:value-type="string" office:string-value="7E2" calcext:value-type="string">
            <text:p>7E2</text:p>
          </table:table-cell>
          <table:table-cell table:formula="of:=[.F2]+2" office:value-type="float" office:value="2019" calcext:value-type="float">
            <text:p>2019</text:p>
          </table:table-cell>
          <table:table-cell table:formula="of:=DEC2HEX([.F3])" office:value-type="string" office:string-value="7E3" calcext:value-type="string">
            <text:p>7E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&amp;&quot; (0x&quot;&amp;[.E4]&amp;&quot;)&quot;" office:value-type="string" office:string-value="2020 (0x7E4)" calcext:value-type="string">
            <text:p>2020 (0x7E4)</text:p>
          </table:table-cell>
          <table:table-cell table:formula="of:=[.F4]&amp;&quot; (0x&quot;&amp;[.G4]&amp;&quot;)&quot;" office:value-type="string" office:string-value="2021 (0x7E5)" calcext:value-type="string">
            <text:p>2021 (0x7E5)</text:p>
          </table:table-cell>
          <table:table-cell table:formula="of:=[.D3]+2" office:value-type="float" office:value="2020" calcext:value-type="float">
            <text:p>2020</text:p>
          </table:table-cell>
          <table:table-cell table:formula="of:=DEC2HEX([.D4])" office:value-type="string" office:string-value="7E4" calcext:value-type="string">
            <text:p>7E4</text:p>
          </table:table-cell>
          <table:table-cell table:formula="of:=[.F3]+2" office:value-type="float" office:value="2021" calcext:value-type="float">
            <text:p>2021</text:p>
          </table:table-cell>
          <table:table-cell table:formula="of:=DEC2HEX([.F4])" office:value-type="string" office:string-value="7E5" calcext:value-type="string">
            <text:p>7E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&amp;&quot; (0x&quot;&amp;[.E5]&amp;&quot;)&quot;" office:value-type="string" office:string-value="2022 (0x7E6)" calcext:value-type="string">
            <text:p>2022 (0x7E6)</text:p>
          </table:table-cell>
          <table:table-cell table:formula="of:=[.F5]&amp;&quot; (0x&quot;&amp;[.G5]&amp;&quot;)&quot;" office:value-type="string" office:string-value="2023 (0x7E7)" calcext:value-type="string">
            <text:p>2023 (0x7E7)</text:p>
          </table:table-cell>
          <table:table-cell table:formula="of:=[.D4]+2" office:value-type="float" office:value="2022" calcext:value-type="float">
            <text:p>2022</text:p>
          </table:table-cell>
          <table:table-cell table:formula="of:=DEC2HEX([.D5])" office:value-type="string" office:string-value="7E6" calcext:value-type="string">
            <text:p>7E6</text:p>
          </table:table-cell>
          <table:table-cell table:formula="of:=[.F4]+2" office:value-type="float" office:value="2023" calcext:value-type="float">
            <text:p>2023</text:p>
          </table:table-cell>
          <table:table-cell table:formula="of:=DEC2HEX([.F5])" office:value-type="string" office:string-value="7E7" calcext:value-type="string">
            <text:p>7E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&amp;&quot; (0x&quot;&amp;[.E6]&amp;&quot;)&quot;" office:value-type="string" office:string-value="2024 (0x7E8)" calcext:value-type="string">
            <text:p>2024 (0x7E8)</text:p>
          </table:table-cell>
          <table:table-cell table:formula="of:=[.F6]&amp;&quot; (0x&quot;&amp;[.G6]&amp;&quot;)&quot;" office:value-type="string" office:string-value="2025 (0x7E9)" calcext:value-type="string">
            <text:p>2025 (0x7E9)</text:p>
          </table:table-cell>
          <table:table-cell table:formula="of:=[.D5]+2" office:value-type="float" office:value="2024" calcext:value-type="float">
            <text:p>2024</text:p>
          </table:table-cell>
          <table:table-cell table:formula="of:=DEC2HEX([.D6])" office:value-type="string" office:string-value="7E8" calcext:value-type="string">
            <text:p>7E8</text:p>
          </table:table-cell>
          <table:table-cell table:formula="of:=[.F5]+2" office:value-type="float" office:value="2025" calcext:value-type="float">
            <text:p>2025</text:p>
          </table:table-cell>
          <table:table-cell table:formula="of:=DEC2HEX([.F6])" office:value-type="string" office:string-value="7E9" calcext:value-type="string">
            <text:p>7E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&amp;&quot; (0x&quot;&amp;[.E7]&amp;&quot;)&quot;" office:value-type="string" office:string-value="2026 (0x7EA)" calcext:value-type="string">
            <text:p>2026 (0x7EA)</text:p>
          </table:table-cell>
          <table:table-cell table:formula="of:=[.F7]&amp;&quot; (0x&quot;&amp;[.G7]&amp;&quot;)&quot;" office:value-type="string" office:string-value="2027 (0x7EB)" calcext:value-type="string">
            <text:p>2027 (0x7EB)</text:p>
          </table:table-cell>
          <table:table-cell table:formula="of:=[.D6]+2" office:value-type="float" office:value="2026" calcext:value-type="float">
            <text:p>2026</text:p>
          </table:table-cell>
          <table:table-cell table:formula="of:=DEC2HEX([.D7])" office:value-type="string" office:string-value="7EA" calcext:value-type="string">
            <text:p>7EA</text:p>
          </table:table-cell>
          <table:table-cell table:formula="of:=[.F6]+2" office:value-type="float" office:value="2027" calcext:value-type="float">
            <text:p>2027</text:p>
          </table:table-cell>
          <table:table-cell table:formula="of:=DEC2HEX([.F7])" office:value-type="string" office:string-value="7EB" calcext:value-type="string">
            <text:p>7E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&amp;&quot; (0x&quot;&amp;[.E8]&amp;&quot;)&quot;" office:value-type="string" office:string-value="2028 (0x7EC)" calcext:value-type="string">
            <text:p>2028 (0x7EC)</text:p>
          </table:table-cell>
          <table:table-cell table:formula="of:=[.F8]&amp;&quot; (0x&quot;&amp;[.G8]&amp;&quot;)&quot;" office:value-type="string" office:string-value="2029 (0x7ED)" calcext:value-type="string">
            <text:p>2029 (0x7ED)</text:p>
          </table:table-cell>
          <table:table-cell table:formula="of:=[.D7]+2" office:value-type="float" office:value="2028" calcext:value-type="float">
            <text:p>2028</text:p>
          </table:table-cell>
          <table:table-cell table:formula="of:=DEC2HEX([.D8])" office:value-type="string" office:string-value="7EC" calcext:value-type="string">
            <text:p>7EC</text:p>
          </table:table-cell>
          <table:table-cell table:formula="of:=[.F7]+2" office:value-type="float" office:value="2029" calcext:value-type="float">
            <text:p>2029</text:p>
          </table:table-cell>
          <table:table-cell table:formula="of:=DEC2HEX([.F8])" office:value-type="string" office:string-value="7ED" calcext:value-type="string">
            <text:p>7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9]&amp;&quot; (0x&quot;&amp;[.E9]&amp;&quot;)&quot;" office:value-type="string" office:string-value="2030 (0x7EE)" calcext:value-type="string">
            <text:p>2030 (0x7EE)</text:p>
          </table:table-cell>
          <table:table-cell table:formula="of:=[.F9]&amp;&quot; (0x&quot;&amp;[.G9]&amp;&quot;)&quot;" office:value-type="string" office:string-value="2031 (0x7EF)" calcext:value-type="string">
            <text:p>2031 (0x7EF)</text:p>
          </table:table-cell>
          <table:table-cell table:formula="of:=[.D8]+2" office:value-type="float" office:value="2030" calcext:value-type="float">
            <text:p>2030</text:p>
          </table:table-cell>
          <table:table-cell table:formula="of:=DEC2HEX([.D9])" office:value-type="string" office:string-value="7EE" calcext:value-type="string">
            <text:p>7EE</text:p>
          </table:table-cell>
          <table:table-cell table:formula="of:=[.F8]+2" office:value-type="float" office:value="2031" calcext:value-type="float">
            <text:p>2031</text:p>
          </table:table-cell>
          <table:table-cell table:formula="of:=DEC2HEX([.F9])" office:value-type="string" office:string-value="7EF" calcext:value-type="string">
            <text:p>7E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&amp;&quot; (0x&quot;&amp;[.E10]&amp;&quot;)&quot;" office:value-type="string" office:string-value="2032 (0x7F0)" calcext:value-type="string">
            <text:p>2032 (0x7F0)</text:p>
          </table:table-cell>
          <table:table-cell table:formula="of:=[.F10]&amp;&quot; (0x&quot;&amp;[.G10]&amp;&quot;)&quot;" office:value-type="string" office:string-value="2033 (0x7F1)" calcext:value-type="string">
            <text:p>2033 (0x7F1)</text:p>
          </table:table-cell>
          <table:table-cell table:formula="of:=[.D9]+2" office:value-type="float" office:value="2032" calcext:value-type="float">
            <text:p>2032</text:p>
          </table:table-cell>
          <table:table-cell table:formula="of:=DEC2HEX([.D10])" office:value-type="string" office:string-value="7F0" calcext:value-type="string">
            <text:p>7F0</text:p>
          </table:table-cell>
          <table:table-cell table:formula="of:=[.F9]+2" office:value-type="float" office:value="2033" calcext:value-type="float">
            <text:p>2033</text:p>
          </table:table-cell>
          <table:table-cell table:formula="of:=DEC2HEX([.F10])" office:value-type="string" office:string-value="7F1" calcext:value-type="string">
            <text:p>7F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1]&amp;&quot; (0x&quot;&amp;[.E11]&amp;&quot;)&quot;" office:value-type="string" office:string-value="2034 (0x7F2)" calcext:value-type="string">
            <text:p>2034 (0x7F2)</text:p>
          </table:table-cell>
          <table:table-cell table:formula="of:=[.F11]&amp;&quot; (0x&quot;&amp;[.G11]&amp;&quot;)&quot;" office:value-type="string" office:string-value="2035 (0x7F3)" calcext:value-type="string">
            <text:p>2035 (0x7F3)</text:p>
          </table:table-cell>
          <table:table-cell table:formula="of:=[.D10]+2" office:value-type="float" office:value="2034" calcext:value-type="float">
            <text:p>2034</text:p>
          </table:table-cell>
          <table:table-cell table:formula="of:=DEC2HEX([.D11])" office:value-type="string" office:string-value="7F2" calcext:value-type="string">
            <text:p>7F2</text:p>
          </table:table-cell>
          <table:table-cell table:formula="of:=[.F10]+2" office:value-type="float" office:value="2035" calcext:value-type="float">
            <text:p>2035</text:p>
          </table:table-cell>
          <table:table-cell table:formula="of:=DEC2HEX([.F11])" office:value-type="string" office:string-value="7F3" calcext:value-type="string">
            <text:p>7F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2]&amp;&quot; (0x&quot;&amp;[.E12]&amp;&quot;)&quot;" office:value-type="string" office:string-value="2036 (0x7F4)" calcext:value-type="string">
            <text:p>2036 (0x7F4)</text:p>
          </table:table-cell>
          <table:table-cell table:formula="of:=[.F12]&amp;&quot; (0x&quot;&amp;[.G12]&amp;&quot;)&quot;" office:value-type="string" office:string-value="2037 (0x7F5)" calcext:value-type="string">
            <text:p>2037 (0x7F5)</text:p>
          </table:table-cell>
          <table:table-cell table:formula="of:=[.D11]+2" office:value-type="float" office:value="2036" calcext:value-type="float">
            <text:p>2036</text:p>
          </table:table-cell>
          <table:table-cell table:formula="of:=DEC2HEX([.D12])" office:value-type="string" office:string-value="7F4" calcext:value-type="string">
            <text:p>7F4</text:p>
          </table:table-cell>
          <table:table-cell table:formula="of:=[.F11]+2" office:value-type="float" office:value="2037" calcext:value-type="float">
            <text:p>2037</text:p>
          </table:table-cell>
          <table:table-cell table:formula="of:=DEC2HEX([.F12])" office:value-type="string" office:string-value="7F5" calcext:value-type="string">
            <text:p>7F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3]&amp;&quot; (0x&quot;&amp;[.E13]&amp;&quot;)&quot;" office:value-type="string" office:string-value="2038 (0x7F6)" calcext:value-type="string">
            <text:p>2038 (0x7F6)</text:p>
          </table:table-cell>
          <table:table-cell table:formula="of:=[.F13]&amp;&quot; (0x&quot;&amp;[.G13]&amp;&quot;)&quot;" office:value-type="string" office:string-value="2039 (0x7F7)" calcext:value-type="string">
            <text:p>2039 (0x7F7)</text:p>
          </table:table-cell>
          <table:table-cell table:formula="of:=[.D12]+2" office:value-type="float" office:value="2038" calcext:value-type="float">
            <text:p>2038</text:p>
          </table:table-cell>
          <table:table-cell table:formula="of:=DEC2HEX([.D13])" office:value-type="string" office:string-value="7F6" calcext:value-type="string">
            <text:p>7F6</text:p>
          </table:table-cell>
          <table:table-cell table:formula="of:=[.F12]+2" office:value-type="float" office:value="2039" calcext:value-type="float">
            <text:p>2039</text:p>
          </table:table-cell>
          <table:table-cell table:formula="of:=DEC2HEX([.F13])" office:value-type="string" office:string-value="7F7" calcext:value-type="string">
            <text:p>7F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4]&amp;&quot; (0x&quot;&amp;[.E14]&amp;&quot;)&quot;" office:value-type="string" office:string-value="2040 (0x7F8)" calcext:value-type="string">
            <text:p>2040 (0x7F8)</text:p>
          </table:table-cell>
          <table:table-cell table:formula="of:=[.F14]&amp;&quot; (0x&quot;&amp;[.G14]&amp;&quot;)&quot;" office:value-type="string" office:string-value="2041 (0x7F9)" calcext:value-type="string">
            <text:p>2041 (0x7F9)</text:p>
          </table:table-cell>
          <table:table-cell table:formula="of:=[.D13]+2" office:value-type="float" office:value="2040" calcext:value-type="float">
            <text:p>2040</text:p>
          </table:table-cell>
          <table:table-cell table:formula="of:=DEC2HEX([.D14])" office:value-type="string" office:string-value="7F8" calcext:value-type="string">
            <text:p>7F8</text:p>
          </table:table-cell>
          <table:table-cell table:formula="of:=[.F13]+2" office:value-type="float" office:value="2041" calcext:value-type="float">
            <text:p>2041</text:p>
          </table:table-cell>
          <table:table-cell table:formula="of:=DEC2HEX([.F14])" office:value-type="string" office:string-value="7F9" calcext:value-type="string">
            <text:p>7F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5]&amp;&quot; (0x&quot;&amp;[.E15]&amp;&quot;)&quot;" office:value-type="string" office:string-value="2042 (0x7FA)" calcext:value-type="string">
            <text:p>2042 (0x7FA)</text:p>
          </table:table-cell>
          <table:table-cell table:formula="of:=[.F15]&amp;&quot; (0x&quot;&amp;[.G15]&amp;&quot;)&quot;" office:value-type="string" office:string-value="2043 (0x7FB)" calcext:value-type="string">
            <text:p>2043 (0x7FB)</text:p>
          </table:table-cell>
          <table:table-cell table:formula="of:=[.D14]+2" office:value-type="float" office:value="2042" calcext:value-type="float">
            <text:p>2042</text:p>
          </table:table-cell>
          <table:table-cell table:formula="of:=DEC2HEX([.D15])" office:value-type="string" office:string-value="7FA" calcext:value-type="string">
            <text:p>7FA</text:p>
          </table:table-cell>
          <table:table-cell table:formula="of:=[.F14]+2" office:value-type="float" office:value="2043" calcext:value-type="float">
            <text:p>2043</text:p>
          </table:table-cell>
          <table:table-cell table:formula="of:=DEC2HEX([.F15])" office:value-type="string" office:string-value="7FB" calcext:value-type="string">
            <text:p>7F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6]&amp;&quot; (0x&quot;&amp;[.E16]&amp;&quot;)&quot;" office:value-type="string" office:string-value="2044 (0x7FC)" calcext:value-type="string">
            <text:p>2044 (0x7FC)</text:p>
          </table:table-cell>
          <table:table-cell table:formula="of:=[.F16]&amp;&quot; (0x&quot;&amp;[.G16]&amp;&quot;)&quot;" office:value-type="string" office:string-value="2045 (0x7FD)" calcext:value-type="string">
            <text:p>2045 (0x7FD)</text:p>
          </table:table-cell>
          <table:table-cell table:formula="of:=[.D15]+2" office:value-type="float" office:value="2044" calcext:value-type="float">
            <text:p>2044</text:p>
          </table:table-cell>
          <table:table-cell table:formula="of:=DEC2HEX([.D16])" office:value-type="string" office:string-value="7FC" calcext:value-type="string">
            <text:p>7FC</text:p>
          </table:table-cell>
          <table:table-cell table:formula="of:=[.F15]+2" office:value-type="float" office:value="2045" calcext:value-type="float">
            <text:p>2045</text:p>
          </table:table-cell>
          <table:table-cell table:formula="of:=DEC2HEX([.F16])" office:value-type="string" office:string-value="7FD" calcext:value-type="string">
            <text:p>7F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7]&amp;&quot; (0x&quot;&amp;[.E17]&amp;&quot;)&quot;" office:value-type="string" office:string-value="2046 (0x7FE)" calcext:value-type="string">
            <text:p>2046 (0x7FE)</text:p>
          </table:table-cell>
          <table:table-cell table:formula="of:=[.F17]&amp;&quot; (0x&quot;&amp;[.G17]&amp;&quot;)&quot;" office:value-type="string" office:string-value="2047 (0x7FF)" calcext:value-type="string">
            <text:p>2047 (0x7FF)</text:p>
          </table:table-cell>
          <table:table-cell table:formula="of:=[.D16]+2" office:value-type="float" office:value="2046" calcext:value-type="float">
            <text:p>2046</text:p>
          </table:table-cell>
          <table:table-cell table:formula="of:=DEC2HEX([.D17])" office:value-type="string" office:string-value="7FE" calcext:value-type="string">
            <text:p>7FE</text:p>
          </table:table-cell>
          <table:table-cell table:formula="of:=[.F16]+2" office:value-type="float" office:value="2047" calcext:value-type="float">
            <text:p>2047</text:p>
          </table:table-cell>
          <table:table-cell table:formula="of:=DEC2HEX([.F17])" office:value-type="string" office:string-value="7FF" calcext:value-type="string">
            <text:p>7FF</text:p>
          </table:table-cell>
        </table:table-row>
      </table:table>
      <table:table table:name="DeviceTypes" table:style-name="ta1">
        <table:table-column table:style-name="co25" table:number-columns-repeated="2" table:default-cell-style-name="ce27"/>
        <table:table-column table:style-name="co26" table:default-cell-style-name="Default"/>
        <table:table-column table:style-name="co25" table:number-columns-repeated="2" table:default-cell-style-name="Default"/>
        <table:table-column table:style-name="co25" table:default-cell-style-name="ce10"/>
        <table:table-column table:style-name="co27" table:default-cell-style-name="ce27"/>
        <table:table-column table:style-name="co28" table:default-cell-style-name="Default"/>
        <table:table-row table:style-name="ro1">
          <table:table-cell table:style-name="ce28" office:value-type="string" calcext:value-type="string">
            <text:p>Groups</text:p>
          </table:table-cell>
          <table:table-cell/>
          <table:table-cell table:style-name="ce27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&quot; &amp; DEC2HEX([.A2])" office:value-type="string" office:string-value="0x0" calcext:value-type="string">
            <text:p>0x0</text:p>
          </table:table-cell>
          <table:table-cell table:style-name="ce27" office:value-type="string" calcext:value-type="string">
            <text:p>Flight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0x&quot; &amp; DEC2HEX([.A3])" office:value-type="string" office:string-value="0x10" calcext:value-type="string">
            <text:p>0x10</text:p>
          </table:table-cell>
          <table:table-cell table:style-name="ce27" office:value-type="string" calcext:value-type="string">
            <text:p>Engine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0x&quot; &amp; DEC2HEX([.A4])" office:value-type="string" office:string-value="0x20" calcext:value-type="string">
            <text:p>0x20</text:p>
          </table:table-cell>
          <table:table-cell table:style-name="ce27" office:value-type="string" calcext:value-type="string">
            <text:p>System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0x&quot; &amp; DEC2HEX([.A5])" office:value-type="string" office:string-value="0x30" calcext:value-type="string">
            <text:p>0x30</text:p>
          </table:table-cell>
          <table:table-cell table:style-name="ce27" office:value-type="string" calcext:value-type="string">
            <text:p>Flight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0x&quot; &amp; DEC2HEX([.A6])" office:value-type="string" office:string-value="0x40" calcext:value-type="string">
            <text:p>0x40</text:p>
          </table:table-cell>
          <table:table-cell table:style-name="ce27" office:value-type="string" calcext:value-type="string">
            <text:p>Engine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0x&quot; &amp; DEC2HEX([.A7])" office:value-type="string" office:string-value="0x60" calcext:value-type="string">
            <text:p>0x60</text:p>
          </table:table-cell>
          <table:table-cell table:style-name="ce27" office:value-type="string" calcext:value-type="string">
            <text:p>Flight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&quot;0x&quot; &amp; DEC2HEX([.A8])" office:value-type="string" office:string-value="0x80" calcext:value-type="string">
            <text:p>0x80</text:p>
          </table:table-cell>
          <table:table-cell table:style-name="ce27" office:value-type="string" calcext:value-type="string">
            <text:p>Engine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&quot;0x&quot; &amp; DEC2HEX([.A9])" office:value-type="string" office:string-value="0x90" calcext:value-type="string">
            <text:p>0x90</text:p>
          </table:table-cell>
          <table:table-cell table:style-name="ce27" office:value-type="string" calcext:value-type="string">
            <text:p>Display Equipm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&quot;0x&quot; &amp; DEC2HEX([.A10])" office:value-type="string" office:string-value="0xA0" calcext:value-type="string">
            <text:p>0xA0</text:p>
          </table:table-cell>
          <table:table-cell table:style-name="ce27" office:value-type="string" calcext:value-type="string">
            <text:p>Device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&quot;0x&quot; &amp; DEC2HEX([.A11])" office:value-type="string" office:string-value="0xB0" calcext:value-type="string">
            <text:p>0xB0</text:p>
          </table:table-cell>
          <table:table-cell table:style-name="ce27" office:value-type="string" calcext:value-type="string">
            <text:p>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&quot;0x&quot; &amp; DEC2HEX([.A12])" office:value-type="string" office:string-value="0xC0" calcext:value-type="string">
            <text:p>0xC0</text:p>
          </table:table-cell>
          <table:table-cell table:style-name="ce27" office:value-type="string" calcext:value-type="string">
            <text:p>Navigati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&quot;0x&quot; &amp; DEC2HEX([.A13])" office:value-type="string" office:string-value="0xD0" calcext:value-type="string">
            <text:p>0xD0</text:p>
          </table:table-cell>
          <table:table-cell table:style-name="ce27" office:value-type="string" calcext:value-type="string">
            <text:p>Mis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$C$2]" office:value-type="string" office:string-value="Flight Control Inputs" calcext:value-type="string">
            <text:p>Flight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&quot;0x&quot; &amp; DEC2HEX([.A18];2)" office:value-type="string" office:string-value="0x00" calcext:value-type="string">
            <text:p>0x0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table:formula="of:=&quot;0x&quot; &amp; DEC2HEX([.A19];2)" office:value-type="string" office:string-value="0x01" calcext:value-type="string">
            <text:p>0x01</text:p>
          </table:table-cell>
          <table:table-cell office:value-type="string" calcext:value-type="string">
            <text:p>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formula="of:=&quot;0x&quot; &amp; DEC2HEX([.A20];2)" office:value-type="string" office:string-value="0x02" calcext:value-type="string">
            <text:p>0x02</text:p>
          </table:table-cell>
          <table:table-cell office:value-type="string" calcext:value-type="string">
            <text:p>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&quot;0x&quot; &amp; DEC2HEX([.A21];2)" office:value-type="string" office:string-value="0x03" calcext:value-type="string">
            <text:p>0x03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formula="of:=&quot;0x&quot; &amp; DEC2HEX([.A22];2)" office:value-type="string" office:string-value="0x04" calcext:value-type="string">
            <text:p>0x0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formula="of:=&quot;0x&quot; &amp; DEC2HEX([.A23];2)" office:value-type="string" office:string-value="0x05" calcext:value-type="string">
            <text:p>0x0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formula="of:=&quot;0x&quot; &amp; DEC2HEX([.A24];2)" office:value-type="string" office:string-value="0x06" calcext:value-type="string">
            <text:p>0x06</text:p>
          </table:table-cell>
          <table:table-cell office:value-type="string" calcext:value-type="string">
            <text:p>Flap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table:formula="of:=&quot;0x&quot; &amp; DEC2HEX([.A25];2)" office:value-type="string" office:string-value="0x07" calcext:value-type="string">
            <text:p>0x07</text:p>
          </table:table-cell>
          <table:table-cell office:value-type="string" calcext:value-type="string">
            <text:p>Speed Brake / Spoi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formula="of:=&quot;0x&quot; &amp; DEC2HEX([.A26];2)" office:value-type="string" office:string-value="0x08" calcext:value-type="string">
            <text:p>0x08</text:p>
          </table:table-cell>
          <table:table-cell office:value-type="string" calcext:value-type="string">
            <text:p>Combination Pitch / 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3]" office:value-type="string" office:string-value="Engine Control Inputs" calcext:value-type="string">
            <text:p>Engine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3]" office:value-type="float" office:value="16" calcext:value-type="float">
            <text:p>16</text:p>
          </table:table-cell>
          <table:table-cell table:formula="of:=&quot;0x&quot; &amp; DEC2HEX([.A29])" office:value-type="string" office:string-value="0x10" calcext:value-type="string">
            <text:p>0x1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9]+1" office:value-type="float" office:value="17" calcext:value-type="float">
            <text:p>17</text:p>
          </table:table-cell>
          <table:table-cell table:formula="of:=&quot;0x&quot; &amp; DEC2HEX([.A30])" office:value-type="string" office:string-value="0x11" calcext:value-type="string">
            <text:p>0x11</text:p>
          </table:table-cell>
          <table:table-cell office:value-type="string" calcext:value-type="string">
            <text:p>Throttl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0]+1" office:value-type="float" office:value="18" calcext:value-type="float">
            <text:p>18</text:p>
          </table:table-cell>
          <table:table-cell table:formula="of:=&quot;0x&quot; &amp; DEC2HEX([.A31])" office:value-type="string" office:string-value="0x12" calcext:value-type="string">
            <text:p>0x12</text:p>
          </table:table-cell>
          <table:table-cell office:value-type="string" calcext:value-type="string">
            <text:p>Propeller Pitch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&quot;0x&quot; &amp; DEC2HEX([.A32])" office:value-type="string" office:string-value="0x13" calcext:value-type="string">
            <text:p>0x13</text:p>
          </table:table-cell>
          <table:table-cell office:value-type="string" calcext:value-type="string">
            <text:p>Mixtur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4]" office:value-type="string" office:string-value="System Control Inputs" calcext:value-type="string">
            <text:p>System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4]" office:value-type="float" office:value="32" calcext:value-type="float">
            <text:p>32</text:p>
          </table:table-cell>
          <table:table-cell table:formula="of:=&quot;0x&quot; &amp; DEC2HEX([.A35])" office:value-type="string" office:string-value="0x20" calcext:value-type="string">
            <text:p>0x2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&quot;0x&quot; &amp; DEC2HEX([.A36])" office:value-type="string" office:string-value="0x21" calcext:value-type="string">
            <text:p>0x21</text:p>
          </table:table-cell>
          <table:table-cell office:value-type="string" calcext:value-type="string">
            <text:p>Keyboar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&quot;0x&quot; &amp; DEC2HEX([.A37])" office:value-type="string" office:string-value="0x22" calcext:value-type="string">
            <text:p>0x22</text:p>
          </table:table-cell>
          <table:table-cell office:value-type="string" calcext:value-type="string">
            <text:p>Numeric Keypa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&quot;0x&quot; &amp; DEC2HEX([.A38])" office:value-type="string" office:string-value="0x23" calcext:value-type="string">
            <text:p>0x23</text:p>
          </table:table-cell>
          <table:table-cell office:value-type="string" calcext:value-type="string">
            <text:p>Button / Switch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5]" office:value-type="string" office:string-value="Flight Data" calcext:value-type="string">
            <text:p>Flight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5]" office:value-type="float" office:value="48" calcext:value-type="float">
            <text:p>48</text:p>
          </table:table-cell>
          <table:table-cell table:formula="of:=&quot;0x&quot; &amp; DEC2HEX([.A41])" office:value-type="string" office:string-value="0x30" calcext:value-type="string">
            <text:p>0x3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1]+1" office:value-type="float" office:value="49" calcext:value-type="float">
            <text:p>49</text:p>
          </table:table-cell>
          <table:table-cell table:formula="of:=&quot;0x&quot; &amp; DEC2HEX([.A42])" office:value-type="string" office:string-value="0x31" calcext:value-type="string">
            <text:p>0x31</text:p>
          </table:table-cell>
          <table:table-cell office:value-type="string" calcext:value-type="string">
            <text:p>AHR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2]+1" office:value-type="float" office:value="50" calcext:value-type="float">
            <text:p>50</text:p>
          </table:table-cell>
          <table:table-cell table:formula="of:=&quot;0x&quot; &amp; DEC2HEX([.A43])" office:value-type="string" office:string-value="0x32" calcext:value-type="string">
            <text:p>0x32</text:p>
          </table:table-cell>
          <table:table-cell office:value-type="string" calcext:value-type="string">
            <text:p>Air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3]+1" office:value-type="float" office:value="51" calcext:value-type="float">
            <text:p>51</text:p>
          </table:table-cell>
          <table:table-cell table:formula="of:=&quot;0x&quot; &amp; DEC2HEX([.A44])" office:value-type="string" office:string-value="0x33" calcext:value-type="string">
            <text:p>0x33</text:p>
          </table:table-cell>
          <table:table-cell office:value-type="string" calcext:value-type="string">
            <text:p>Pitot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4]+1" office:value-type="float" office:value="52" calcext:value-type="float">
            <text:p>52</text:p>
          </table:table-cell>
          <table:table-cell table:formula="of:=&quot;0x&quot; &amp; DEC2HEX([.A45])" office:value-type="string" office:string-value="0x34" calcext:value-type="string">
            <text:p>0x34</text:p>
          </table:table-cell>
          <table:table-cell office:value-type="string" calcext:value-type="string">
            <text:p>Static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5]+1" office:value-type="float" office:value="53" calcext:value-type="float">
            <text:p>53</text:p>
          </table:table-cell>
          <table:table-cell table:formula="of:=&quot;0x&quot; &amp; DEC2HEX([.A46])" office:value-type="string" office:string-value="0x35" calcext:value-type="string">
            <text:p>0x35</text:p>
          </table:table-cell>
          <table:table-cell office:value-type="string" calcext:value-type="string">
            <text:p>AO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6]+1" office:value-type="float" office:value="54" calcext:value-type="float">
            <text:p>54</text:p>
          </table:table-cell>
          <table:table-cell table:formula="of:=&quot;0x&quot; &amp; DEC2HEX([.A47])" office:value-type="string" office:string-value="0x36" calcext:value-type="string">
            <text:p>0x36</text:p>
          </table:table-cell>
          <table:table-cell office:value-type="string" calcext:value-type="string">
            <text:p>Magneto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7]+1" office:value-type="float" office:value="55" calcext:value-type="float">
            <text:p>55</text:p>
          </table:table-cell>
          <table:table-cell table:formula="of:=&quot;0x&quot; &amp; DEC2HEX([.A48])" office:value-type="string" office:string-value="0x37" calcext:value-type="string">
            <text:p>0x37</text:p>
          </table:table-cell>
          <table:table-cell office:value-type="string" calcext:value-type="string">
            <text:p>OA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8]+1" office:value-type="float" office:value="56" calcext:value-type="float">
            <text:p>56</text:p>
          </table:table-cell>
          <table:table-cell table:formula="of:=&quot;0x&quot; &amp; DEC2HEX([.A49])" office:value-type="string" office:string-value="0x38" calcext:value-type="string">
            <text:p>0x38</text:p>
          </table:table-cell>
          <table:table-cell office:value-type="string" calcext:value-type="string">
            <text:p>Radar Alti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6]" office:value-type="string" office:string-value="Engine Data" calcext:value-type="string">
            <text:p>Engine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&quot;0x&quot; &amp; DEC2HEX([.A52])" office:value-type="string" office:string-value="0x40" calcext:value-type="string">
            <text:p>0x4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2]+1" office:value-type="float" office:value="65" calcext:value-type="float">
            <text:p>65</text:p>
          </table:table-cell>
          <table:table-cell table:formula="of:=&quot;0x&quot; &amp; DEC2HEX([.A53])" office:value-type="string" office:string-value="0x41" calcext:value-type="string">
            <text:p>0x41</text:p>
          </table:table-cell>
          <table:table-cell office:value-type="string" calcext:value-type="string">
            <text:p>Thermocoupl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3]+1" office:value-type="float" office:value="66" calcext:value-type="float">
            <text:p>66</text:p>
          </table:table-cell>
          <table:table-cell table:formula="of:=&quot;0x&quot; &amp; DEC2HEX([.A54])" office:value-type="string" office:string-value="0x42" calcext:value-type="string">
            <text:p>0x42</text:p>
          </table:table-cell>
          <table:table-cell office:value-type="string" calcext:value-type="string">
            <text:p>Fuel Flo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4]+1" office:value-type="float" office:value="67" calcext:value-type="float">
            <text:p>67</text:p>
          </table:table-cell>
          <table:table-cell table:formula="of:=&quot;0x&quot; &amp; DEC2HEX([.A55])" office:value-type="string" office:string-value="0x43" calcext:value-type="string">
            <text:p>0x43</text:p>
          </table:table-cell>
          <table:table-cell office:value-type="string" calcext:value-type="string">
            <text:p>Fuel Leve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68" calcext:value-type="float">
            <text:p>68</text:p>
          </table:table-cell>
          <table:table-cell table:formula="of:=&quot;0x&quot; &amp; DEC2HEX([.A56])" office:value-type="string" office:string-value="0x44" calcext:value-type="string">
            <text:p>0x44</text:p>
          </table:table-cell>
          <table:table-cell office:value-type="string" calcext:value-type="string">
            <text:p>Fuel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69" calcext:value-type="float">
            <text:p>69</text:p>
          </table:table-cell>
          <table:table-cell table:formula="of:=&quot;0x&quot; &amp; DEC2HEX([.A57])" office:value-type="string" office:string-value="0x45" calcext:value-type="string">
            <text:p>0x45</text:p>
          </table:table-cell>
          <table:table-cell office:value-type="string" calcext:value-type="string">
            <text:p>EG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70" calcext:value-type="float">
            <text:p>70</text:p>
          </table:table-cell>
          <table:table-cell table:formula="of:=&quot;0x&quot; &amp; DEC2HEX([.A58])" office:value-type="string" office:string-value="0x46" calcext:value-type="string">
            <text:p>0x46</text:p>
          </table:table-cell>
          <table:table-cell office:value-type="string" calcext:value-type="string">
            <text:p>CH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71" calcext:value-type="float">
            <text:p>71</text:p>
          </table:table-cell>
          <table:table-cell table:formula="of:=&quot;0x&quot; &amp; DEC2HEX([.A59])" office:value-type="string" office:string-value="0x47" calcext:value-type="string">
            <text:p>0x47</text:p>
          </table:table-cell>
          <table:table-cell office:value-type="string" calcext:value-type="string">
            <text:p>Inlet Air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9]+1" office:value-type="float" office:value="72" calcext:value-type="float">
            <text:p>72</text:p>
          </table:table-cell>
          <table:table-cell table:formula="of:=&quot;0x&quot; &amp; DEC2HEX([.A60])" office:value-type="string" office:string-value="0x48" calcext:value-type="string">
            <text:p>0x48</text:p>
          </table:table-cell>
          <table:table-cell office:value-type="string" calcext:value-type="string">
            <text:p>Oi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0]+1" office:value-type="float" office:value="73" calcext:value-type="float">
            <text:p>73</text:p>
          </table:table-cell>
          <table:table-cell table:formula="of:=&quot;0x&quot; &amp; DEC2HEX([.A61])" office:value-type="string" office:string-value="0x49" calcext:value-type="string">
            <text:p>0x49</text:p>
          </table:table-cell>
          <table:table-cell office:value-type="string" calcext:value-type="string">
            <text:p>Oil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1]+1" office:value-type="float" office:value="74" calcext:value-type="float">
            <text:p>74</text:p>
          </table:table-cell>
          <table:table-cell table:formula="of:=&quot;0x&quot; &amp; DEC2HEX([.A62])" office:value-type="string" office:string-value="0x4A" calcext:value-type="string">
            <text:p>0x4A</text:p>
          </table:table-cell>
          <table:table-cell office:value-type="string" calcext:value-type="string">
            <text:p>Fue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2]+1" office:value-type="float" office:value="75" calcext:value-type="float">
            <text:p>75</text:p>
          </table:table-cell>
          <table:table-cell table:formula="of:=&quot;0x&quot; &amp; DEC2HEX([.A63])" office:value-type="string" office:string-value="0x4B" calcext:value-type="string">
            <text:p>0x4B</text:p>
          </table:table-cell>
          <table:table-cell office:value-type="string" calcext:value-type="string">
            <text:p>Resistive Therma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3]+1" office:value-type="float" office:value="76" calcext:value-type="float">
            <text:p>76</text:p>
          </table:table-cell>
          <table:table-cell table:formula="of:=&quot;0x&quot; &amp; DEC2HEX([.A64])" office:value-type="string" office:string-value="0x4C" calcext:value-type="string">
            <text:p>0x4C</text:p>
          </table:table-cell>
          <table:table-cell office:value-type="string" calcext:value-type="string">
            <text:p>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7]" office:value-type="string" office:string-value="Flight Controls" calcext:value-type="string">
            <text:p>Flight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7]" office:value-type="float" office:value="96" calcext:value-type="float">
            <text:p>96</text:p>
          </table:table-cell>
          <table:table-cell table:formula="of:=&quot;0x&quot; &amp; DEC2HEX([.A67])" office:value-type="string" office:string-value="0x60" calcext:value-type="string">
            <text:p>0x6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7]+1" office:value-type="float" office:value="97" calcext:value-type="float">
            <text:p>97</text:p>
          </table:table-cell>
          <table:table-cell table:formula="of:=&quot;0x&quot; &amp; DEC2HEX([.A68])" office:value-type="string" office:string-value="0x61" calcext:value-type="string">
            <text:p>0x61</text:p>
          </table:table-cell>
          <table:table-cell office:value-type="string" calcext:value-type="string">
            <text:p>Pitch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8]+1" office:value-type="float" office:value="98" calcext:value-type="float">
            <text:p>98</text:p>
          </table:table-cell>
          <table:table-cell table:formula="of:=&quot;0x&quot; &amp; DEC2HEX([.A69])" office:value-type="string" office:string-value="0x62" calcext:value-type="string">
            <text:p>0x62</text:p>
          </table:table-cell>
          <table:table-cell office:value-type="string" calcext:value-type="string">
            <text:p>Roll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9]+1" office:value-type="float" office:value="99" calcext:value-type="float">
            <text:p>99</text:p>
          </table:table-cell>
          <table:table-cell table:formula="of:=&quot;0x&quot; &amp; DEC2HEX([.A70])" office:value-type="string" office:string-value="0x63" calcext:value-type="string">
            <text:p>0x63</text:p>
          </table:table-cell>
          <table:table-cell office:value-type="string" calcext:value-type="string">
            <text:p>Yaw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0]+1" office:value-type="float" office:value="100" calcext:value-type="float">
            <text:p>100</text:p>
          </table:table-cell>
          <table:table-cell table:formula="of:=&quot;0x&quot; &amp; DEC2HEX([.A71])" office:value-type="string" office:string-value="0x64" calcext:value-type="string">
            <text:p>0x6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1]+1" office:value-type="float" office:value="101" calcext:value-type="float">
            <text:p>101</text:p>
          </table:table-cell>
          <table:table-cell table:formula="of:=&quot;0x&quot; &amp; DEC2HEX([.A72])" office:value-type="string" office:string-value="0x65" calcext:value-type="string">
            <text:p>0x6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2]+1" office:value-type="float" office:value="102" calcext:value-type="float">
            <text:p>102</text:p>
          </table:table-cell>
          <table:table-cell table:formula="of:=&quot;0x&quot; &amp; DEC2HEX([.A73])" office:value-type="string" office:string-value="0x66" calcext:value-type="string">
            <text:p>0x66</text:p>
          </table:table-cell>
          <table:table-cell office:value-type="string" calcext:value-type="string">
            <text:p>Pitch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3]+1" office:value-type="float" office:value="103" calcext:value-type="float">
            <text:p>103</text:p>
          </table:table-cell>
          <table:table-cell table:formula="of:=&quot;0x&quot; &amp; DEC2HEX([.A74])" office:value-type="string" office:string-value="0x67" calcext:value-type="string">
            <text:p>0x67</text:p>
          </table:table-cell>
          <table:table-cell office:value-type="string" calcext:value-type="string">
            <text:p>Roll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4]+1" office:value-type="float" office:value="104" calcext:value-type="float">
            <text:p>104</text:p>
          </table:table-cell>
          <table:table-cell table:formula="of:=&quot;0x&quot; &amp; DEC2HEX([.A75])" office:value-type="string" office:string-value="0x68" calcext:value-type="string">
            <text:p>0x68</text:p>
          </table:table-cell>
          <table:table-cell office:value-type="string" calcext:value-type="string">
            <text:p>Yaw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5]+1" office:value-type="float" office:value="105" calcext:value-type="float">
            <text:p>105</text:p>
          </table:table-cell>
          <table:table-cell table:formula="of:=&quot;0x&quot; &amp; DEC2HEX([.A76])" office:value-type="string" office:string-value="0x69" calcext:value-type="string">
            <text:p>0x69</text:p>
          </table:table-cell>
          <table:table-cell office:value-type="string" calcext:value-type="string">
            <text:p>Cyclic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6]+1" office:value-type="float" office:value="106" calcext:value-type="float">
            <text:p>106</text:p>
          </table:table-cell>
          <table:table-cell table:formula="of:=&quot;0x&quot; &amp; DEC2HEX([.A77])" office:value-type="string" office:string-value="0x6A" calcext:value-type="string">
            <text:p>0x6A</text:p>
          </table:table-cell>
          <table:table-cell office:value-type="string" calcext:value-type="string">
            <text:p>Collective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7]+1" office:value-type="float" office:value="107" calcext:value-type="float">
            <text:p>107</text:p>
          </table:table-cell>
          <table:table-cell table:formula="of:=&quot;0x&quot; &amp; DEC2HEX([.A78])" office:value-type="string" office:string-value="0x6B" calcext:value-type="string">
            <text:p>0x6B</text:p>
          </table:table-cell>
          <table:table-cell office:value-type="string" calcext:value-type="string">
            <text:p>Combination Autopilo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8]+1" office:value-type="float" office:value="108" calcext:value-type="float">
            <text:p>108</text:p>
          </table:table-cell>
          <table:table-cell table:formula="of:=&quot;0x&quot; &amp; DEC2HEX([.A79])" office:value-type="string" office:string-value="0x6C" calcext:value-type="string">
            <text:p>0x6C</text:p>
          </table:table-cell>
          <table:table-cell office:value-type="string" calcext:value-type="string">
            <text:p>Pitch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9]+1" office:value-type="float" office:value="109" calcext:value-type="float">
            <text:p>109</text:p>
          </table:table-cell>
          <table:table-cell table:formula="of:=&quot;0x&quot; &amp; DEC2HEX([.A80])" office:value-type="string" office:string-value="0x6D" calcext:value-type="string">
            <text:p>0x6D</text:p>
          </table:table-cell>
          <table:table-cell office:value-type="string" calcext:value-type="string">
            <text:p>Roll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0]+1" office:value-type="float" office:value="110" calcext:value-type="float">
            <text:p>110</text:p>
          </table:table-cell>
          <table:table-cell table:formula="of:=&quot;0x&quot; &amp; DEC2HEX([.A81])" office:value-type="string" office:string-value="0x6E" calcext:value-type="string">
            <text:p>0x6E</text:p>
          </table:table-cell>
          <table:table-cell office:value-type="string" calcext:value-type="string">
            <text:p>Yaw Trim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1]+1" office:value-type="float" office:value="111" calcext:value-type="float">
            <text:p>111</text:p>
          </table:table-cell>
          <table:table-cell table:formula="of:=&quot;0x&quot; &amp; DEC2HEX([.A82])" office:value-type="string" office:string-value="0x6F" calcext:value-type="string">
            <text:p>0x6F</text:p>
          </table:table-cell>
          <table:table-cell office:value-type="string" calcext:value-type="string">
            <text:p>Flap 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8]" office:value-type="string" office:string-value="Engine Controls" calcext:value-type="string">
            <text:p>Engine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8]" office:value-type="float" office:value="128" calcext:value-type="float">
            <text:p>128</text:p>
          </table:table-cell>
          <table:table-cell table:formula="of:=&quot;0x&quot; &amp; DEC2HEX([.A85])" office:value-type="string" office:string-value="0x80" calcext:value-type="string">
            <text:p>0x8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5]+1" office:value-type="float" office:value="129" calcext:value-type="float">
            <text:p>129</text:p>
          </table:table-cell>
          <table:table-cell table:formula="of:=&quot;0x&quot; &amp; DEC2HEX([.A86])" office:value-type="string" office:string-value="0x81" calcext:value-type="string">
            <text:p>0x81</text:p>
          </table:table-cell>
          <table:table-cell office:value-type="string" calcext:value-type="string">
            <text:p>Fuel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6]+1" office:value-type="float" office:value="130" calcext:value-type="float">
            <text:p>130</text:p>
          </table:table-cell>
          <table:table-cell table:formula="of:=&quot;0x&quot; &amp; DEC2HEX([.A87])" office:value-type="string" office:string-value="0x82" calcext:value-type="string">
            <text:p>0x82</text:p>
          </table:table-cell>
          <table:table-cell office:value-type="string" calcext:value-type="string">
            <text:p>Propeller 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7]+1" office:value-type="float" office:value="131" calcext:value-type="float">
            <text:p>131</text:p>
          </table:table-cell>
          <table:table-cell table:formula="of:=&quot;0x&quot; &amp; DEC2HEX([.A88])" office:value-type="string" office:string-value="0x83" calcext:value-type="string">
            <text:p>0x83</text:p>
          </table:table-cell>
          <table:table-cell office:value-type="string" calcext:value-type="string">
            <text:p>Engine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8]+1" office:value-type="float" office:value="132" calcext:value-type="float">
            <text:p>132</text:p>
          </table:table-cell>
          <table:table-cell table:formula="of:=&quot;0x&quot; &amp; DEC2HEX([.A89])" office:value-type="string" office:string-value="0x84" calcext:value-type="string">
            <text:p>0x84</text:p>
          </table:table-cell>
          <table:table-cell office:value-type="string" calcext:value-type="string">
            <text:p>Ignition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9]" office:value-type="string" office:string-value="Display Equipment" calcext:value-type="string">
            <text:p>Display Equipmen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9]" office:value-type="float" office:value="144" calcext:value-type="float">
            <text:p>144</text:p>
          </table:table-cell>
          <table:table-cell table:formula="of:=&quot;0x&quot; &amp; DEC2HEX([.A92])" office:value-type="string" office:string-value="0x90" calcext:value-type="string">
            <text:p>0x9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2]+1" office:value-type="float" office:value="145" calcext:value-type="float">
            <text:p>145</text:p>
          </table:table-cell>
          <table:table-cell table:formula="of:=&quot;0x&quot; &amp; DEC2HEX([.A93])" office:value-type="string" office:string-value="0x91" calcext:value-type="string">
            <text:p>0x91</text:p>
          </table:table-cell>
          <table:table-cell office:value-type="string" calcext:value-type="string">
            <text:p>Prim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3]+1" office:value-type="float" office:value="146" calcext:value-type="float">
            <text:p>146</text:p>
          </table:table-cell>
          <table:table-cell table:formula="of:=&quot;0x&quot; &amp; DEC2HEX([.A94])" office:value-type="string" office:string-value="0x92" calcext:value-type="string">
            <text:p>0x92</text:p>
          </table:table-cell>
          <table:table-cell office:value-type="string" calcext:value-type="string">
            <text:p>Second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4]+1" office:value-type="float" office:value="147" calcext:value-type="float">
            <text:p>147</text:p>
          </table:table-cell>
          <table:table-cell table:formula="of:=&quot;0x&quot; &amp; DEC2HEX([.A95])" office:value-type="string" office:string-value="0x93" calcext:value-type="string">
            <text:p>0x93</text:p>
          </table:table-cell>
          <table:table-cell office:value-type="string" calcext:value-type="string">
            <text:p>Annuncia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5]+1" office:value-type="float" office:value="148" calcext:value-type="float">
            <text:p>148</text:p>
          </table:table-cell>
          <table:table-cell table:formula="of:=&quot;0x&quot; &amp; DEC2HEX([.A96])" office:value-type="string" office:string-value="0x94" calcext:value-type="string">
            <text:p>0x94</text:p>
          </table:table-cell>
          <table:table-cell office:value-type="string" calcext:value-type="string">
            <text:p>Generic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0]" office:value-type="string" office:string-value="Device Interface" calcext:value-type="string">
            <text:p>Device Interfac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0]" office:value-type="float" office:value="160" calcext:value-type="float">
            <text:p>160</text:p>
          </table:table-cell>
          <table:table-cell table:formula="of:=&quot;0x&quot; &amp; DEC2HEX([.A99])" office:value-type="string" office:string-value="0xA0" calcext:value-type="string">
            <text:p>0xA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9]+1" office:value-type="float" office:value="161" calcext:value-type="float">
            <text:p>161</text:p>
          </table:table-cell>
          <table:table-cell table:formula="of:=&quot;0x&quot; &amp; DEC2HEX([.A100])" office:value-type="string" office:string-value="0xA1" calcext:value-type="string">
            <text:p>0xA1</text:p>
          </table:table-cell>
          <table:table-cell office:value-type="string" calcext:value-type="string">
            <text:p>Navigation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0]+1" office:value-type="float" office:value="162" calcext:value-type="float">
            <text:p>162</text:p>
          </table:table-cell>
          <table:table-cell table:formula="of:=&quot;0x&quot; &amp; DEC2HEX([.A101])" office:value-type="string" office:string-value="0xA2" calcext:value-type="string">
            <text:p>0xA2</text:p>
          </table:table-cell>
          <table:table-cell office:value-type="string" calcext:value-type="string">
            <text:p>Comm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1]+1" office:value-type="float" office:value="163" calcext:value-type="float">
            <text:p>163</text:p>
          </table:table-cell>
          <table:table-cell table:formula="of:=&quot;0x&quot; &amp; DEC2HEX([.A102])" office:value-type="string" office:string-value="0xA3" calcext:value-type="string">
            <text:p>0xA3</text:p>
          </table:table-cell>
          <table:table-cell office:value-type="string" calcext:value-type="string">
            <text:p>Transponder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2]+1" office:value-type="float" office:value="164" calcext:value-type="float">
            <text:p>164</text:p>
          </table:table-cell>
          <table:table-cell table:formula="of:=&quot;0x&quot; &amp; DEC2HEX([.A103])" office:value-type="string" office:string-value="0xA4" calcext:value-type="string">
            <text:p>0xA4</text:p>
          </table:table-cell>
          <table:table-cell office:value-type="string" calcext:value-type="string">
            <text:p>EM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3]+1" office:value-type="float" office:value="165" calcext:value-type="float">
            <text:p>165</text:p>
          </table:table-cell>
          <table:table-cell table:formula="of:=&quot;0x&quot; &amp; DEC2HEX([.A104])" office:value-type="string" office:string-value="0xA5" calcext:value-type="string">
            <text:p>0xA5</text:p>
          </table:table-cell>
          <table:table-cell office:value-type="string" calcext:value-type="string">
            <text:p>EFI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&quot;0x&quot; &amp; DEC2HEX([.A105])" office:value-type="string" office:string-value="0xA6" calcext:value-type="string">
            <text:p>0xA6</text:p>
          </table:table-cell>
          <table:table-cell office:value-type="string" calcext:value-type="string">
            <text:p>FIX Gatew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1]" office:value-type="string" office:string-value="Protocol Converter" calcext:value-type="string">
            <text:p>Protocol Convert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1]" office:value-type="float" office:value="176" calcext:value-type="float">
            <text:p>176</text:p>
          </table:table-cell>
          <table:table-cell table:formula="of:=&quot;0x&quot; &amp; DEC2HEX([.A108])" office:value-type="string" office:string-value="0xB0" calcext:value-type="string">
            <text:p>0xB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77" calcext:value-type="float">
            <text:p>177</text:p>
          </table:table-cell>
          <table:table-cell table:formula="of:=&quot;0x&quot; &amp; DEC2HEX([.A109])" office:value-type="string" office:string-value="0xB1" calcext:value-type="string">
            <text:p>0xB1</text:p>
          </table:table-cell>
          <table:table-cell office:value-type="string" calcext:value-type="string">
            <text:p>Serial NMEA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78" calcext:value-type="float">
            <text:p>178</text:p>
          </table:table-cell>
          <table:table-cell table:formula="of:=&quot;0x&quot; &amp; DEC2HEX([.A110])" office:value-type="string" office:string-value="0xB2" calcext:value-type="string">
            <text:p>0xB2</text:p>
          </table:table-cell>
          <table:table-cell office:value-type="string" calcext:value-type="string">
            <text:p>FIX Serial Port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79" calcext:value-type="float">
            <text:p>179</text:p>
          </table:table-cell>
          <table:table-cell table:formula="of:=&quot;0x&quot; &amp; DEC2HEX([.A111])" office:value-type="string" office:string-value="0xB3" calcext:value-type="string">
            <text:p>0xB3</text:p>
          </table:table-cell>
          <table:table-cell office:value-type="string" calcext:value-type="string">
            <text:p>Generic Serial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1]+1" office:value-type="float" office:value="180" calcext:value-type="float">
            <text:p>180</text:p>
          </table:table-cell>
          <table:table-cell table:formula="of:=&quot;0x&quot; &amp; DEC2HEX([.A112])" office:value-type="string" office:string-value="0xB4" calcext:value-type="string">
            <text:p>0xB4</text:p>
          </table:table-cell>
          <table:table-cell office:value-type="string" calcext:value-type="string">
            <text:p>Generic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81" calcext:value-type="float">
            <text:p>181</text:p>
          </table:table-cell>
          <table:table-cell table:formula="of:=&quot;0x&quot; &amp; DEC2HEX([.A113])" office:value-type="string" office:string-value="0xB5" calcext:value-type="string">
            <text:p>0xB5</text:p>
          </table:table-cell>
          <table:table-cell office:value-type="string" calcext:value-type="string">
            <text:p>USB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82" calcext:value-type="float">
            <text:p>182</text:p>
          </table:table-cell>
          <table:table-cell table:formula="of:=&quot;0x&quot; &amp; DEC2HEX([.A114])" office:value-type="string" office:string-value="0xB6" calcext:value-type="string">
            <text:p>0xB6</text:p>
          </table:table-cell>
          <table:table-cell office:value-type="string" calcext:value-type="string">
            <text:p>CAN-FIX Ro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2]" office:value-type="string" office:string-value="Navigation" calcext:value-type="string">
            <text:p>Navigation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2]" office:value-type="float" office:value="192" calcext:value-type="float">
            <text:p>192</text:p>
          </table:table-cell>
          <table:table-cell table:formula="of:=&quot;0x&quot; &amp; DEC2HEX([.A117])" office:value-type="string" office:string-value="0xC0" calcext:value-type="string">
            <text:p>0xC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93" calcext:value-type="float">
            <text:p>193</text:p>
          </table:table-cell>
          <table:table-cell table:formula="of:=&quot;0x&quot; &amp; DEC2HEX([.A118])" office:value-type="string" office:string-value="0xC1" calcext:value-type="string">
            <text:p>0xC1</text:p>
          </table:table-cell>
          <table:table-cell office:value-type="string" calcext:value-type="string">
            <text:p>GP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94" calcext:value-type="float">
            <text:p>194</text:p>
          </table:table-cell>
          <table:table-cell table:formula="of:=&quot;0x&quot; &amp; DEC2HEX([.A119])" office:value-type="string" office:string-value="0xC2" calcext:value-type="string">
            <text:p>0xC2</text:p>
          </table:table-cell>
          <table:table-cell office:value-type="string" calcext:value-type="string">
            <text:p>NAV/ILS/GS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9]+1" office:value-type="float" office:value="195" calcext:value-type="float">
            <text:p>195</text:p>
          </table:table-cell>
          <table:table-cell table:formula="of:=&quot;0x&quot; &amp; DEC2HEX([.A120])" office:value-type="string" office:string-value="0xC3" calcext:value-type="string">
            <text:p>0xC3</text:p>
          </table:table-cell>
          <table:table-cell office:value-type="string" calcext:value-type="string">
            <text:p>Navigation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96" calcext:value-type="float">
            <text:p>196</text:p>
          </table:table-cell>
          <table:table-cell table:formula="of:=&quot;0x&quot; &amp; DEC2HEX([.A121])" office:value-type="string" office:string-value="0xC4" calcext:value-type="string">
            <text:p>0xC4</text:p>
          </table:table-cell>
          <table:table-cell office:value-type="string" calcext:value-type="string">
            <text:p>ADS-B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3]" office:value-type="string" office:string-value="Misc" calcext:value-type="string">
            <text:p>Misc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3]" office:value-type="float" office:value="208" calcext:value-type="float">
            <text:p>208</text:p>
          </table:table-cell>
          <table:table-cell table:formula="of:=&quot;0x&quot; &amp; DEC2HEX([.A124])" office:value-type="string" office:string-value="0xD0" calcext:value-type="string">
            <text:p>0xD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209" calcext:value-type="float">
            <text:p>209</text:p>
          </table:table-cell>
          <table:table-cell table:formula="of:=&quot;0x&quot; &amp; DEC2HEX([.A125])" office:value-type="string" office:string-value="0xD1" calcext:value-type="string">
            <text:p>0xD1</text:p>
          </table:table-cell>
          <table:table-cell office:value-type="string" calcext:value-type="string">
            <text:p>Posi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210" calcext:value-type="float">
            <text:p>210</text:p>
          </table:table-cell>
          <table:table-cell table:formula="of:=&quot;0x&quot; &amp; DEC2HEX([.A126])" office:value-type="string" office:string-value="0xD2" calcext:value-type="string">
            <text:p>0xD2</text:p>
          </table:table-cell>
          <table:table-cell office:value-type="string" calcext:value-type="string">
            <text:p>Strobe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6]+1" office:value-type="float" office:value="211" calcext:value-type="float">
            <text:p>211</text:p>
          </table:table-cell>
          <table:table-cell table:formula="of:=&quot;0x&quot; &amp; DEC2HEX([.A127])" office:value-type="string" office:string-value="0xD3" calcext:value-type="string">
            <text:p>0xD3</text:p>
          </table:table-cell>
          <table:table-cell office:value-type="string" calcext:value-type="string">
            <text:p>Panel Light Dimmer /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7]+1" office:value-type="float" office:value="212" calcext:value-type="float">
            <text:p>212</text:p>
          </table:table-cell>
          <table:table-cell table:formula="of:=&quot;0x&quot; &amp; DEC2HEX([.A128])" office:value-type="string" office:string-value="0xD4" calcext:value-type="string">
            <text:p>0xD4</text:p>
          </table:table-cell>
          <table:table-cell office:value-type="string" calcext:value-type="string">
            <text:p>Cabi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213" calcext:value-type="float">
            <text:p>213</text:p>
          </table:table-cell>
          <table:table-cell table:formula="of:=&quot;0x&quot; &amp; DEC2HEX([.A129])" office:value-type="string" office:string-value="0xD5" calcext:value-type="string">
            <text:p>0xD5</text:p>
          </table:table-cell>
          <table:table-cell office:value-type="string" calcext:value-type="string">
            <text:p>Combina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9]+1" office:value-type="float" office:value="214" calcext:value-type="float">
            <text:p>214</text:p>
          </table:table-cell>
          <table:table-cell table:formula="of:=&quot;0x&quot; &amp; DEC2HEX([.A130])" office:value-type="string" office:string-value="0xD6" calcext:value-type="string">
            <text:p>0xD6</text:p>
          </table:table-cell>
          <table:table-cell office:value-type="string" calcext:value-type="string">
            <text:p>Generic Discret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0]+1" office:value-type="float" office:value="215" calcext:value-type="float">
            <text:p>215</text:p>
          </table:table-cell>
          <table:table-cell table:formula="of:=&quot;0x&quot; &amp; DEC2HEX([.A131])" office:value-type="string" office:string-value="0xD7" calcext:value-type="string">
            <text:p>0xD7</text:p>
          </table:table-cell>
          <table:table-cell office:value-type="string" calcext:value-type="string">
            <text:p>Generic Discrete Out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1]+1" office:value-type="float" office:value="216" calcext:value-type="float">
            <text:p>216</text:p>
          </table:table-cell>
          <table:table-cell table:formula="of:=&quot;0x&quot; &amp; DEC2HEX([.A132])" office:value-type="string" office:string-value="0xD8" calcext:value-type="string">
            <text:p>0xD8</text:p>
          </table:table-cell>
          <table:table-cell office:value-type="string" calcext:value-type="string">
            <text:p>Generic Analog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4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10484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atus" table:style-name="ta1">
        <table:table-column table:style-name="co29" table:default-cell-style-name="ce12"/>
        <table:table-column table:style-name="co30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Data Typ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de Status</text:p>
          </table:table-cell>
          <table:table-cell/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rnal Temperature</text:p>
          </table:table-cell>
          <table:table-cell office:value-type="string" calcext:value-type="string">
            <text:p>0.1 ºC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ly Voltage</text:p>
          </table:table-cell>
          <table:table-cell office:value-type="string" calcext:value-type="string">
            <text:p>0.1 V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 Transmit Frame Counter</text:p>
          </table:table-cell>
          <table:table-cell/>
          <table:table-cell office:value-type="string" calcext:value-type="string">
            <text:p>UDI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 Receive Frame Counter</text:p>
          </table:table-cell>
          <table:table-cell/>
          <table:table-cell office:value-type="string" calcext:value-type="string">
            <text:p>UDI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 Transmit Error Counter</text:p>
          </table:table-cell>
          <table:table-cell/>
          <table:table-cell office:value-type="string" calcext:value-type="string">
            <text:p>UDI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 Receive Error Counter</text:p>
          </table:table-cell>
          <table:table-cell/>
          <table:table-cell office:value-type="string" calcext:value-type="string">
            <text:p>UDI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 Receive Overrun Counter</text:p>
          </table:table-cell>
          <table:table-cell/>
          <table:table-cell office:value-type="string" calcext:value-type="string">
            <text:p>UDI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rial Number</text:p>
          </table:table-cell>
          <table:table-cell/>
          <table:table-cell office:value-type="string" calcext:value-type="string">
            <text:p>UDI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orum</text:p>
          </table:table-cell>
          <table:table-cell/>
          <table:table-cell office:value-type="string" calcext:value-type="string">
            <text:p>UINT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Groups.A1:Groups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SCII" svg:font-family="ASCII" style:font-adornments="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SimSun" style:font-family-asian="SimSun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scale-to-X="1" style:scale-to-Y="100" style:writing-mode="lr-tb" style:print="charts drawing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 Birkelbach</meta:initial-creator>
    <meta:creation-date>2011-04-05T14:02:29</meta:creation-date>
    <meta:generator>LibreOffice/24.2.5.2$Linux_X86_64 LibreOffice_project/420$Build-2</meta:generator>
    <dc:date>2024-09-07T11:03:02.002263926</dc:date>
    <meta:editing-duration>P78DT9H13M27S</meta:editing-duration>
    <meta:editing-cycles>177</meta:editing-cycles>
    <meta:printed-by>Phil Birkelbach</meta:printed-by>
    <meta:print-date>2011-04-11T14:29:11</meta:print-date>
    <meta:document-statistic meta:table-count="5" meta:cell-count="2639" meta:object-count="0"/>
  </office:meta>
</office:document-meta>
</file>